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P89B0</text:p>
          </table:table-cell>
          <table:table-cell office:value-type="float" office:value="40">
            <text:p>40</text:p>
          </table:table-cell>
          <table:table-cell office:value-type="float" office:value="13760001">
            <text:p>1376000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IF([.C1]=[.C2];0;1)" office:value-type="float" office:value="1">
            <text:p>1</text:p>
          </table:table-cell>
          <table:table-cell/>
          <table:table-cell table:formula="of:=SUM([.F1:.F2275])" office:value-type="float" office:value="1531">
            <text:p>1531</text:p>
          </table:table-cell>
          <table:table-cell/>
        </table:table-row>
        <table:table-row table:style-name="ro1">
          <table:table-cell office:value-type="string">
            <text:p>P89B0</text:p>
          </table:table-cell>
          <table:table-cell office:value-type="float" office:value="225">
            <text:p>225</text:p>
          </table:table-cell>
          <table:table-cell office:value-type="float" office:value="13760002">
            <text:p>1376000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IF([.C2]=[.C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">
            <text:p>283</text:p>
          </table:table-cell>
          <table:table-cell office:value-type="float" office:value="13760003">
            <text:p>137600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IF([.C3]=[.C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5">
            <text:p>285</text:p>
          </table:table-cell>
          <table:table-cell office:value-type="float" office:value="13760004">
            <text:p>1376000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[.C4]=[.C5];0;1)" office:value-type="float" office:value="1">
            <text:p>1</text:p>
          </table:table-cell>
          <table:table-cell table:number-columns-repeated="2"/>
          <table:table-cell table:formula="of:=150*20" office:value-type="float" office:value="3000">
            <text:p>3000</text:p>
          </table:table-cell>
        </table:table-row>
        <table:table-row table:style-name="ro1">
          <table:table-cell office:value-type="string">
            <text:p>P89B0</text:p>
          </table:table-cell>
          <table:table-cell office:value-type="float" office:value="289">
            <text:p>289</text:p>
          </table:table-cell>
          <table:table-cell office:value-type="float" office:value="13760005">
            <text:p>13760005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formula="of:=IF([.C5]=[.C6];0;1)" office:value-type="float" office:value="1">
            <text:p>1</text:p>
          </table:table-cell>
          <table:table-cell table:number-columns-repeated="2"/>
          <table:table-cell table:formula="of:=[.H1]/[.I4]" office:value-type="float" office:value="0.510333333333333">
            <text:p>0.5103333333</text:p>
          </table:table-cell>
        </table:table-row>
        <table:table-row table:style-name="ro1">
          <table:table-cell office:value-type="string">
            <text:p>P89B0</text:p>
          </table:table-cell>
          <table:table-cell office:value-type="float" office:value="1721">
            <text:p>1721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table:formula="of:=IF([.C6]=[.C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94">
            <text:p>3294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table:formula="of:=IF([.C7]=[.C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0">
            <text:p>3590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table:formula="of:=IF([.C8]=[.C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6">
            <text:p>4426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table:formula="of:=IF([.C9]=[.C1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0">
            <text:p>5140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table:formula="of:=IF([.C10]=[.C1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53">
            <text:p>5253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table:formula="of:=IF([.C11]=[.C1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5">
            <text:p>2175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table:formula="of:=IF([.C12]=[.C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6">
            <text:p>446</text:p>
          </table:table-cell>
          <table:table-cell office:value-type="float" office:value="13760009">
            <text:p>13760009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IF([.C13]=[.C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5">
            <text:p>3015</text:p>
          </table:table-cell>
          <table:table-cell office:value-type="float" office:value="13760009">
            <text:p>13760009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table:formula="of:=IF([.C14]=[.C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29">
            <text:p>1529</text:p>
          </table:table-cell>
          <table:table-cell office:value-type="float" office:value="13760009">
            <text:p>13760009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formula="of:=IF([.C15]=[.C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03">
            <text:p>1903</text:p>
          </table:table-cell>
          <table:table-cell office:value-type="float" office:value="13760009">
            <text:p>1376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IF([.C16]=[.C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5">
            <text:p>2445</text:p>
          </table:table-cell>
          <table:table-cell office:value-type="float" office:value="13760010">
            <text:p>13760010</text:p>
          </table:table-cell>
          <table:table-cell office:value-type="float" office:value="487">
            <text:p>487</text:p>
          </table:table-cell>
          <table:table-cell office:value-type="float" office:value="4">
            <text:p>4</text:p>
          </table:table-cell>
          <table:table-cell table:formula="of:=IF([.C17]=[.C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20">
            <text:p>2520</text:p>
          </table:table-cell>
          <table:table-cell office:value-type="float" office:value="13760010">
            <text:p>13760010</text:p>
          </table:table-cell>
          <table:table-cell office:value-type="float" office:value="487">
            <text:p>487</text:p>
          </table:table-cell>
          <table:table-cell office:value-type="float" office:value="3">
            <text:p>3</text:p>
          </table:table-cell>
          <table:table-cell table:formula="of:=IF([.C18]=[.C1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33">
            <text:p>1833</text:p>
          </table:table-cell>
          <table:table-cell office:value-type="float" office:value="13760010">
            <text:p>13760010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table:formula="of:=IF([.C19]=[.C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82">
            <text:p>2682</text:p>
          </table:table-cell>
          <table:table-cell office:value-type="float" office:value="13760010">
            <text:p>13760010</text:p>
          </table:table-cell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table:formula="of:=IF([.C20]=[.C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43">
            <text:p>1843</text:p>
          </table:table-cell>
          <table:table-cell office:value-type="float" office:value="13760011">
            <text:p>1376001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IF([.C21]=[.C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992">
            <text:p>2992</text:p>
          </table:table-cell>
          <table:table-cell office:value-type="float" office:value="13760011">
            <text:p>13760011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table:formula="of:=IF([.C22]=[.C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14">
            <text:p>3014</text:p>
          </table:table-cell>
          <table:table-cell office:value-type="float" office:value="13760012">
            <text:p>13760012</text:p>
          </table:table-cell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table:formula="of:=IF([.C23]=[.C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57">
            <text:p>1857</text:p>
          </table:table-cell>
          <table:table-cell office:value-type="float" office:value="13760013">
            <text:p>13760013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table:formula="of:=IF([.C24]=[.C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78">
            <text:p>1878</text:p>
          </table:table-cell>
          <table:table-cell office:value-type="float" office:value="13760014">
            <text:p>13760014</text:p>
          </table:table-cell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table:formula="of:=IF([.C25]=[.C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77">
            <text:p>1777</text:p>
          </table:table-cell>
          <table:table-cell office:value-type="float" office:value="13760015">
            <text:p>13760015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table:formula="of:=IF([.C26]=[.C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32">
            <text:p>1632</text:p>
          </table:table-cell>
          <table:table-cell office:value-type="float" office:value="13760017">
            <text:p>13760017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table:formula="of:=IF([.C27]=[.C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43">
            <text:p>1643</text:p>
          </table:table-cell>
          <table:table-cell office:value-type="float" office:value="13760018">
            <text:p>1376001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table:formula="of:=IF([.C28]=[.C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62">
            <text:p>1662</text:p>
          </table:table-cell>
          <table:table-cell office:value-type="float" office:value="13760020">
            <text:p>13760020</text:p>
          </table:table-cell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table:formula="of:=IF([.C29]=[.C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64">
            <text:p>1664</text:p>
          </table:table-cell>
          <table:table-cell office:value-type="float" office:value="13760021">
            <text:p>13760021</text:p>
          </table:table-cell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table:formula="of:=IF([.C30]=[.C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66">
            <text:p>1666</text:p>
          </table:table-cell>
          <table:table-cell office:value-type="float" office:value="13760022">
            <text:p>13760022</text:p>
          </table:table-cell>
          <table:table-cell office:value-type="float" office:value="1033">
            <text:p>1033</text:p>
          </table:table-cell>
          <table:table-cell office:value-type="float" office:value="1">
            <text:p>1</text:p>
          </table:table-cell>
          <table:table-cell table:formula="of:=IF([.C31]=[.C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68">
            <text:p>1668</text:p>
          </table:table-cell>
          <table:table-cell office:value-type="float" office:value="13760023">
            <text:p>13760023</text:p>
          </table:table-cell>
          <table:table-cell office:value-type="float" office:value="1063">
            <text:p>1063</text:p>
          </table:table-cell>
          <table:table-cell office:value-type="float" office:value="1">
            <text:p>1</text:p>
          </table:table-cell>
          <table:table-cell table:formula="of:=IF([.C32]=[.C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54">
            <text:p>1954</text:p>
          </table:table-cell>
          <table:table-cell office:value-type="float" office:value="13760025">
            <text:p>13760025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formula="of:=IF([.C33]=[.C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08">
            <text:p>2608</text:p>
          </table:table-cell>
          <table:table-cell office:value-type="float" office:value="13760025">
            <text:p>13760025</text:p>
          </table:table-cell>
          <table:table-cell office:value-type="float" office:value="1125">
            <text:p>1125</text:p>
          </table:table-cell>
          <table:table-cell office:value-type="float" office:value="2">
            <text:p>2</text:p>
          </table:table-cell>
          <table:table-cell table:formula="of:=IF([.C34]=[.C3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09">
            <text:p>2609</text:p>
          </table:table-cell>
          <table:table-cell office:value-type="float" office:value="13760025">
            <text:p>13760025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table:formula="of:=IF([.C35]=[.C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61">
            <text:p>1961</text:p>
          </table:table-cell>
          <table:table-cell office:value-type="float" office:value="13760026">
            <text:p>13760026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table:formula="of:=IF([.C36]=[.C3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23">
            <text:p>2523</text:p>
          </table:table-cell>
          <table:table-cell office:value-type="float" office:value="13760026">
            <text:p>13760026</text:p>
          </table:table-cell>
          <table:table-cell office:value-type="float" office:value="1156">
            <text:p>1156</text:p>
          </table:table-cell>
          <table:table-cell office:value-type="float" office:value="2">
            <text:p>2</text:p>
          </table:table-cell>
          <table:table-cell table:formula="of:=IF([.C37]=[.C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29">
            <text:p>1829</text:p>
          </table:table-cell>
          <table:table-cell office:value-type="float" office:value="13760027">
            <text:p>13760027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table:formula="of:=IF([.C38]=[.C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79">
            <text:p>1879</text:p>
          </table:table-cell>
          <table:table-cell office:value-type="float" office:value="13760029">
            <text:p>13760029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table:formula="of:=IF([.C39]=[.C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13">
            <text:p>1913</text:p>
          </table:table-cell>
          <table:table-cell office:value-type="float" office:value="13760030">
            <text:p>13760030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table:formula="of:=IF([.C40]=[.C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15">
            <text:p>1915</text:p>
          </table:table-cell>
          <table:table-cell office:value-type="float" office:value="13760031">
            <text:p>13760031</text:p>
          </table:table-cell>
          <table:table-cell office:value-type="float" office:value="1491">
            <text:p>1491</text:p>
          </table:table-cell>
          <table:table-cell office:value-type="float" office:value="1">
            <text:p>1</text:p>
          </table:table-cell>
          <table:table-cell table:formula="of:=IF([.C41]=[.C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21">
            <text:p>1921</text:p>
          </table:table-cell>
          <table:table-cell office:value-type="float" office:value="13760032">
            <text:p>13760032</text:p>
          </table:table-cell>
          <table:table-cell office:value-type="float" office:value="1521">
            <text:p>1521</text:p>
          </table:table-cell>
          <table:table-cell office:value-type="float" office:value="1">
            <text:p>1</text:p>
          </table:table-cell>
          <table:table-cell table:formula="of:=IF([.C42]=[.C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24">
            <text:p>1924</text:p>
          </table:table-cell>
          <table:table-cell office:value-type="float" office:value="13760033">
            <text:p>1376003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table:formula="of:=IF([.C43]=[.C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26">
            <text:p>1926</text:p>
          </table:table-cell>
          <table:table-cell office:value-type="float" office:value="13760034">
            <text:p>13760034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table:formula="of:=IF([.C44]=[.C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28">
            <text:p>1928</text:p>
          </table:table-cell>
          <table:table-cell office:value-type="float" office:value="13760035">
            <text:p>13760035</text:p>
          </table:table-cell>
          <table:table-cell office:value-type="float" office:value="1612">
            <text:p>1612</text:p>
          </table:table-cell>
          <table:table-cell office:value-type="float" office:value="1">
            <text:p>1</text:p>
          </table:table-cell>
          <table:table-cell table:formula="of:=IF([.C45]=[.C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30">
            <text:p>1930</text:p>
          </table:table-cell>
          <table:table-cell office:value-type="float" office:value="13760036">
            <text:p>13760036</text:p>
          </table:table-cell>
          <table:table-cell office:value-type="float" office:value="1643">
            <text:p>1643</text:p>
          </table:table-cell>
          <table:table-cell office:value-type="float" office:value="1">
            <text:p>1</text:p>
          </table:table-cell>
          <table:table-cell table:formula="of:=IF([.C46]=[.C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33">
            <text:p>1933</text:p>
          </table:table-cell>
          <table:table-cell office:value-type="float" office:value="13760037">
            <text:p>13760037</text:p>
          </table:table-cell>
          <table:table-cell office:value-type="float" office:value="1675">
            <text:p>1675</text:p>
          </table:table-cell>
          <table:table-cell office:value-type="float" office:value="1">
            <text:p>1</text:p>
          </table:table-cell>
          <table:table-cell table:formula="of:=IF([.C47]=[.C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55">
            <text:p>1955</text:p>
          </table:table-cell>
          <table:table-cell office:value-type="float" office:value="13760039">
            <text:p>13760039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formula="of:=IF([.C48]=[.C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66">
            <text:p>2066</text:p>
          </table:table-cell>
          <table:table-cell office:value-type="float" office:value="13760040">
            <text:p>13760040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table:formula="of:=IF([.C49]=[.C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70">
            <text:p>2070</text:p>
          </table:table-cell>
          <table:table-cell office:value-type="float" office:value="13760041">
            <text:p>13760041</text:p>
          </table:table-cell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table:formula="of:=IF([.C50]=[.C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61">
            <text:p>4661</text:p>
          </table:table-cell>
          <table:table-cell office:value-type="float" office:value="13760041">
            <text:p>13760041</text:p>
          </table:table-cell>
          <table:table-cell office:value-type="float" office:value="1979">
            <text:p>1979</text:p>
          </table:table-cell>
          <table:table-cell office:value-type="float" office:value="4">
            <text:p>4</text:p>
          </table:table-cell>
          <table:table-cell table:formula="of:=IF([.C51]=[.C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74">
            <text:p>2074</text:p>
          </table:table-cell>
          <table:table-cell office:value-type="float" office:value="13760043">
            <text:p>13760043</text:p>
          </table:table-cell>
          <table:table-cell office:value-type="float" office:value="2040">
            <text:p>2040</text:p>
          </table:table-cell>
          <table:table-cell office:value-type="float" office:value="1">
            <text:p>1</text:p>
          </table:table-cell>
          <table:table-cell table:formula="of:=IF([.C52]=[.C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56">
            <text:p>2356</text:p>
          </table:table-cell>
          <table:table-cell office:value-type="float" office:value="13760045">
            <text:p>13760045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table:formula="of:=IF([.C53]=[.C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66">
            <text:p>2766</text:p>
          </table:table-cell>
          <table:table-cell office:value-type="float" office:value="13760045">
            <text:p>13760045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table:formula="of:=IF([.C54]=[.C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06">
            <text:p>2406</text:p>
          </table:table-cell>
          <table:table-cell office:value-type="float" office:value="13760046">
            <text:p>13760046</text:p>
          </table:table-cell>
          <table:table-cell office:value-type="float" office:value="2130">
            <text:p>2130</text:p>
          </table:table-cell>
          <table:table-cell office:value-type="float" office:value="1">
            <text:p>1</text:p>
          </table:table-cell>
          <table:table-cell table:formula="of:=IF([.C55]=[.C5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68">
            <text:p>2768</text:p>
          </table:table-cell>
          <table:table-cell office:value-type="float" office:value="13760046">
            <text:p>13760046</text:p>
          </table:table-cell>
          <table:table-cell office:value-type="float" office:value="2130">
            <text:p>2130</text:p>
          </table:table-cell>
          <table:table-cell office:value-type="float" office:value="2">
            <text:p>2</text:p>
          </table:table-cell>
          <table:table-cell table:formula="of:=IF([.C56]=[.C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04">
            <text:p>2304</text:p>
          </table:table-cell>
          <table:table-cell office:value-type="float" office:value="13760047">
            <text:p>13760047</text:p>
          </table:table-cell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table:formula="of:=IF([.C57]=[.C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46">
            <text:p>2746</text:p>
          </table:table-cell>
          <table:table-cell office:value-type="float" office:value="13760047">
            <text:p>13760047</text:p>
          </table:table-cell>
          <table:table-cell office:value-type="float" office:value="2161">
            <text:p>2161</text:p>
          </table:table-cell>
          <table:table-cell office:value-type="float" office:value="2">
            <text:p>2</text:p>
          </table:table-cell>
          <table:table-cell table:formula="of:=IF([.C58]=[.C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32">
            <text:p>2332</text:p>
          </table:table-cell>
          <table:table-cell office:value-type="float" office:value="13760048">
            <text:p>13760048</text:p>
          </table:table-cell>
          <table:table-cell office:value-type="float" office:value="2192">
            <text:p>2192</text:p>
          </table:table-cell>
          <table:table-cell office:value-type="float" office:value="1">
            <text:p>1</text:p>
          </table:table-cell>
          <table:table-cell table:formula="of:=IF([.C59]=[.C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64">
            <text:p>2764</text:p>
          </table:table-cell>
          <table:table-cell office:value-type="float" office:value="13760048">
            <text:p>13760048</text:p>
          </table:table-cell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 table:formula="of:=IF([.C60]=[.C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78">
            <text:p>2778</text:p>
          </table:table-cell>
          <table:table-cell office:value-type="float" office:value="13760049">
            <text:p>13760049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  <table:table-cell table:formula="of:=IF([.C61]=[.C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86">
            <text:p>2486</text:p>
          </table:table-cell>
          <table:table-cell office:value-type="float" office:value="13760051">
            <text:p>13760051</text:p>
          </table:table-cell>
          <table:table-cell office:value-type="float" office:value="2465">
            <text:p>2465</text:p>
          </table:table-cell>
          <table:table-cell office:value-type="float" office:value="1">
            <text:p>1</text:p>
          </table:table-cell>
          <table:table-cell table:formula="of:=IF([.C62]=[.C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41">
            <text:p>2541</text:p>
          </table:table-cell>
          <table:table-cell office:value-type="float" office:value="13760052">
            <text:p>1376005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table:formula="of:=IF([.C63]=[.C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43">
            <text:p>2543</text:p>
          </table:table-cell>
          <table:table-cell office:value-type="float" office:value="13760053">
            <text:p>13760053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table:formula="of:=IF([.C64]=[.C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20">
            <text:p>2620</text:p>
          </table:table-cell>
          <table:table-cell office:value-type="float" office:value="13760055">
            <text:p>13760055</text:p>
          </table:table-cell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  <table:table-cell table:formula="of:=IF([.C65]=[.C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23">
            <text:p>2623</text:p>
          </table:table-cell>
          <table:table-cell office:value-type="float" office:value="13760056">
            <text:p>13760056</text:p>
          </table:table-cell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  <table:table-cell table:formula="of:=IF([.C66]=[.C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53">
            <text:p>2653</text:p>
          </table:table-cell>
          <table:table-cell office:value-type="float" office:value="13760057">
            <text:p>13760057</text:p>
          </table:table-cell>
          <table:table-cell office:value-type="float" office:value="2646">
            <text:p>2646</text:p>
          </table:table-cell>
          <table:table-cell office:value-type="float" office:value="1">
            <text:p>1</text:p>
          </table:table-cell>
          <table:table-cell table:formula="of:=IF([.C67]=[.C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67">
            <text:p>2867</text:p>
          </table:table-cell>
          <table:table-cell office:value-type="float" office:value="13760058">
            <text:p>13760058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table:formula="of:=IF([.C68]=[.C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80">
            <text:p>4380</text:p>
          </table:table-cell>
          <table:table-cell office:value-type="float" office:value="13760058">
            <text:p>13760058</text:p>
          </table:table-cell>
          <table:table-cell office:value-type="float" office:value="2676">
            <text:p>2676</text:p>
          </table:table-cell>
          <table:table-cell office:value-type="float" office:value="2">
            <text:p>2</text:p>
          </table:table-cell>
          <table:table-cell table:formula="of:=IF([.C69]=[.C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82">
            <text:p>4782</text:p>
          </table:table-cell>
          <table:table-cell office:value-type="float" office:value="13760058">
            <text:p>13760058</text:p>
          </table:table-cell>
          <table:table-cell office:value-type="float" office:value="2676">
            <text:p>2676</text:p>
          </table:table-cell>
          <table:table-cell office:value-type="float" office:value="3">
            <text:p>3</text:p>
          </table:table-cell>
          <table:table-cell table:formula="of:=IF([.C70]=[.C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57">
            <text:p>2857</text:p>
          </table:table-cell>
          <table:table-cell office:value-type="float" office:value="13760059">
            <text:p>13760059</text:p>
          </table:table-cell>
          <table:table-cell office:value-type="float" office:value="2706">
            <text:p>2706</text:p>
          </table:table-cell>
          <table:table-cell office:value-type="float" office:value="1">
            <text:p>1</text:p>
          </table:table-cell>
          <table:table-cell table:formula="of:=IF([.C71]=[.C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31">
            <text:p>3031</text:p>
          </table:table-cell>
          <table:table-cell office:value-type="float" office:value="13760060">
            <text:p>13760060</text:p>
          </table:table-cell>
          <table:table-cell office:value-type="float" office:value="2919">
            <text:p>2919</text:p>
          </table:table-cell>
          <table:table-cell office:value-type="float" office:value="1">
            <text:p>1</text:p>
          </table:table-cell>
          <table:table-cell table:formula="of:=IF([.C72]=[.C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29">
            <text:p>3029</text:p>
          </table:table-cell>
          <table:table-cell office:value-type="float" office:value="13760061">
            <text:p>13760061</text:p>
          </table:table-cell>
          <table:table-cell office:value-type="float" office:value="2949">
            <text:p>2949</text:p>
          </table:table-cell>
          <table:table-cell office:value-type="float" office:value="1">
            <text:p>1</text:p>
          </table:table-cell>
          <table:table-cell table:formula="of:=IF([.C73]=[.C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30">
            <text:p>3030</text:p>
          </table:table-cell>
          <table:table-cell office:value-type="float" office:value="13760062">
            <text:p>13760062</text:p>
          </table:table-cell>
          <table:table-cell office:value-type="float" office:value="2979">
            <text:p>2979</text:p>
          </table:table-cell>
          <table:table-cell office:value-type="float" office:value="1">
            <text:p>1</text:p>
          </table:table-cell>
          <table:table-cell table:formula="of:=IF([.C74]=[.C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31">
            <text:p>3031</text:p>
          </table:table-cell>
          <table:table-cell office:value-type="float" office:value="13760063">
            <text:p>13760063</text:p>
          </table:table-cell>
          <table:table-cell office:value-type="float" office:value="3009">
            <text:p>3009</text:p>
          </table:table-cell>
          <table:table-cell office:value-type="float" office:value="1">
            <text:p>1</text:p>
          </table:table-cell>
          <table:table-cell table:formula="of:=IF([.C75]=[.C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67">
            <text:p>3267</text:p>
          </table:table-cell>
          <table:table-cell office:value-type="float" office:value="13760064">
            <text:p>13760064</text:p>
          </table:table-cell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table:formula="of:=IF([.C76]=[.C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68">
            <text:p>3268</text:p>
          </table:table-cell>
          <table:table-cell office:value-type="float" office:value="13760065">
            <text:p>13760065</text:p>
          </table:table-cell>
          <table:table-cell office:value-type="float" office:value="3069">
            <text:p>3069</text:p>
          </table:table-cell>
          <table:table-cell office:value-type="float" office:value="1">
            <text:p>1</text:p>
          </table:table-cell>
          <table:table-cell table:formula="of:=IF([.C77]=[.C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73">
            <text:p>3273</text:p>
          </table:table-cell>
          <table:table-cell office:value-type="float" office:value="13760068">
            <text:p>13760068</text:p>
          </table:table-cell>
          <table:table-cell office:value-type="float" office:value="3161">
            <text:p>3161</text:p>
          </table:table-cell>
          <table:table-cell office:value-type="float" office:value="1">
            <text:p>1</text:p>
          </table:table-cell>
          <table:table-cell table:formula="of:=IF([.C78]=[.C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74">
            <text:p>3274</text:p>
          </table:table-cell>
          <table:table-cell office:value-type="float" office:value="13760069">
            <text:p>13760069</text:p>
          </table:table-cell>
          <table:table-cell office:value-type="float" office:value="3193">
            <text:p>3193</text:p>
          </table:table-cell>
          <table:table-cell office:value-type="float" office:value="1">
            <text:p>1</text:p>
          </table:table-cell>
          <table:table-cell table:formula="of:=IF([.C79]=[.C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3">
            <text:p>3583</text:p>
          </table:table-cell>
          <table:table-cell office:value-type="float" office:value="13760070">
            <text:p>13760070</text:p>
          </table:table-cell>
          <table:table-cell office:value-type="float" office:value="3404">
            <text:p>3404</text:p>
          </table:table-cell>
          <table:table-cell office:value-type="float" office:value="1">
            <text:p>1</text:p>
          </table:table-cell>
          <table:table-cell table:formula="of:=IF([.C80]=[.C8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4">
            <text:p>4564</text:p>
          </table:table-cell>
          <table:table-cell office:value-type="float" office:value="13760070">
            <text:p>13760070</text:p>
          </table:table-cell>
          <table:table-cell office:value-type="float" office:value="3404">
            <text:p>3404</text:p>
          </table:table-cell>
          <table:table-cell office:value-type="float" office:value="2">
            <text:p>2</text:p>
          </table:table-cell>
          <table:table-cell table:formula="of:=IF([.C81]=[.C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7">
            <text:p>3587</text:p>
          </table:table-cell>
          <table:table-cell office:value-type="float" office:value="13760071">
            <text:p>13760071</text:p>
          </table:table-cell>
          <table:table-cell office:value-type="float" office:value="3435">
            <text:p>3435</text:p>
          </table:table-cell>
          <table:table-cell office:value-type="float" office:value="1">
            <text:p>1</text:p>
          </table:table-cell>
          <table:table-cell table:formula="of:=IF([.C82]=[.C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8">
            <text:p>3598</text:p>
          </table:table-cell>
          <table:table-cell office:value-type="float" office:value="13760072">
            <text:p>13760072</text:p>
          </table:table-cell>
          <table:table-cell office:value-type="float" office:value="3465">
            <text:p>3465</text:p>
          </table:table-cell>
          <table:table-cell office:value-type="float" office:value="1">
            <text:p>1</text:p>
          </table:table-cell>
          <table:table-cell table:formula="of:=IF([.C83]=[.C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77">
            <text:p>4577</text:p>
          </table:table-cell>
          <table:table-cell office:value-type="float" office:value="13760072">
            <text:p>13760072</text:p>
          </table:table-cell>
          <table:table-cell office:value-type="float" office:value="3465">
            <text:p>3465</text:p>
          </table:table-cell>
          <table:table-cell office:value-type="float" office:value="2">
            <text:p>2</text:p>
          </table:table-cell>
          <table:table-cell table:formula="of:=IF([.C84]=[.C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70">
            <text:p>3570</text:p>
          </table:table-cell>
          <table:table-cell office:value-type="float" office:value="13760073">
            <text:p>13760073</text:p>
          </table:table-cell>
          <table:table-cell office:value-type="float" office:value="3496">
            <text:p>3496</text:p>
          </table:table-cell>
          <table:table-cell office:value-type="float" office:value="1">
            <text:p>1</text:p>
          </table:table-cell>
          <table:table-cell table:formula="of:=IF([.C85]=[.C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71">
            <text:p>3671</text:p>
          </table:table-cell>
          <table:table-cell office:value-type="float" office:value="13760074">
            <text:p>13760074</text:p>
          </table:table-cell>
          <table:table-cell office:value-type="float" office:value="3527">
            <text:p>3527</text:p>
          </table:table-cell>
          <table:table-cell office:value-type="float" office:value="1">
            <text:p>1</text:p>
          </table:table-cell>
          <table:table-cell table:formula="of:=IF([.C86]=[.C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01">
            <text:p>4601</text:p>
          </table:table-cell>
          <table:table-cell office:value-type="float" office:value="13760074">
            <text:p>13760074</text:p>
          </table:table-cell>
          <table:table-cell office:value-type="float" office:value="3527">
            <text:p>3527</text:p>
          </table:table-cell>
          <table:table-cell office:value-type="float" office:value="2">
            <text:p>2</text:p>
          </table:table-cell>
          <table:table-cell table:formula="of:=IF([.C87]=[.C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76">
            <text:p>3676</text:p>
          </table:table-cell>
          <table:table-cell office:value-type="float" office:value="13760075">
            <text:p>13760075</text:p>
          </table:table-cell>
          <table:table-cell office:value-type="float" office:value="3557">
            <text:p>3557</text:p>
          </table:table-cell>
          <table:table-cell office:value-type="float" office:value="1">
            <text:p>1</text:p>
          </table:table-cell>
          <table:table-cell table:formula="of:=IF([.C88]=[.C8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25">
            <text:p>4125</text:p>
          </table:table-cell>
          <table:table-cell office:value-type="float" office:value="13760075">
            <text:p>13760075</text:p>
          </table:table-cell>
          <table:table-cell office:value-type="float" office:value="3557">
            <text:p>3557</text:p>
          </table:table-cell>
          <table:table-cell office:value-type="float" office:value="2">
            <text:p>2</text:p>
          </table:table-cell>
          <table:table-cell table:formula="of:=IF([.C89]=[.C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74">
            <text:p>3674</text:p>
          </table:table-cell>
          <table:table-cell office:value-type="float" office:value="13760076">
            <text:p>13760076</text:p>
          </table:table-cell>
          <table:table-cell office:value-type="float" office:value="3587">
            <text:p>3587</text:p>
          </table:table-cell>
          <table:table-cell office:value-type="float" office:value="1">
            <text:p>1</text:p>
          </table:table-cell>
          <table:table-cell table:formula="of:=IF([.C90]=[.C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81">
            <text:p>3681</text:p>
          </table:table-cell>
          <table:table-cell office:value-type="float" office:value="13760077">
            <text:p>13760077</text:p>
          </table:table-cell>
          <table:table-cell office:value-type="float" office:value="3617">
            <text:p>3617</text:p>
          </table:table-cell>
          <table:table-cell office:value-type="float" office:value="1">
            <text:p>1</text:p>
          </table:table-cell>
          <table:table-cell table:formula="of:=IF([.C91]=[.C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02">
            <text:p>3802</text:p>
          </table:table-cell>
          <table:table-cell office:value-type="float" office:value="13760078">
            <text:p>13760078</text:p>
          </table:table-cell>
          <table:table-cell office:value-type="float" office:value="3647">
            <text:p>3647</text:p>
          </table:table-cell>
          <table:table-cell office:value-type="float" office:value="1">
            <text:p>1</text:p>
          </table:table-cell>
          <table:table-cell table:formula="of:=IF([.C92]=[.C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1">
            <text:p>5141</text:p>
          </table:table-cell>
          <table:table-cell office:value-type="float" office:value="13760078">
            <text:p>13760078</text:p>
          </table:table-cell>
          <table:table-cell office:value-type="float" office:value="3647">
            <text:p>3647</text:p>
          </table:table-cell>
          <table:table-cell office:value-type="float" office:value="3">
            <text:p>3</text:p>
          </table:table-cell>
          <table:table-cell table:formula="of:=IF([.C93]=[.C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55">
            <text:p>5255</text:p>
          </table:table-cell>
          <table:table-cell office:value-type="float" office:value="13760078">
            <text:p>13760078</text:p>
          </table:table-cell>
          <table:table-cell office:value-type="float" office:value="3647">
            <text:p>3647</text:p>
          </table:table-cell>
          <table:table-cell office:value-type="float" office:value="3">
            <text:p>3</text:p>
          </table:table-cell>
          <table:table-cell table:formula="of:=IF([.C94]=[.C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99">
            <text:p>3799</text:p>
          </table:table-cell>
          <table:table-cell office:value-type="float" office:value="13760079">
            <text:p>13760079</text:p>
          </table:table-cell>
          <table:table-cell office:value-type="float" office:value="3677">
            <text:p>3677</text:p>
          </table:table-cell>
          <table:table-cell office:value-type="float" office:value="1">
            <text:p>1</text:p>
          </table:table-cell>
          <table:table-cell table:formula="of:=IF([.C95]=[.C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01">
            <text:p>3901</text:p>
          </table:table-cell>
          <table:table-cell office:value-type="float" office:value="13760080">
            <text:p>13760080</text:p>
          </table:table-cell>
          <table:table-cell office:value-type="float" office:value="3888">
            <text:p>3888</text:p>
          </table:table-cell>
          <table:table-cell office:value-type="float" office:value="1">
            <text:p>1</text:p>
          </table:table-cell>
          <table:table-cell table:formula="of:=IF([.C96]=[.C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26">
            <text:p>3926</text:p>
          </table:table-cell>
          <table:table-cell office:value-type="float" office:value="13760081">
            <text:p>13760081</text:p>
          </table:table-cell>
          <table:table-cell office:value-type="float" office:value="3918">
            <text:p>3918</text:p>
          </table:table-cell>
          <table:table-cell office:value-type="float" office:value="1">
            <text:p>1</text:p>
          </table:table-cell>
          <table:table-cell table:formula="of:=IF([.C97]=[.C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12">
            <text:p>4112</text:p>
          </table:table-cell>
          <table:table-cell office:value-type="float" office:value="13760084">
            <text:p>13760084</text:p>
          </table:table-cell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table:formula="of:=IF([.C98]=[.C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30">
            <text:p>4130</text:p>
          </table:table-cell>
          <table:table-cell office:value-type="float" office:value="13760085">
            <text:p>13760085</text:p>
          </table:table-cell>
          <table:table-cell office:value-type="float" office:value="4039">
            <text:p>4039</text:p>
          </table:table-cell>
          <table:table-cell office:value-type="float" office:value="1">
            <text:p>1</text:p>
          </table:table-cell>
          <table:table-cell table:formula="of:=IF([.C99]=[.C1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28">
            <text:p>4128</text:p>
          </table:table-cell>
          <table:table-cell office:value-type="float" office:value="13760086">
            <text:p>13760086</text:p>
          </table:table-cell>
          <table:table-cell office:value-type="float" office:value="4069">
            <text:p>4069</text:p>
          </table:table-cell>
          <table:table-cell office:value-type="float" office:value="1">
            <text:p>1</text:p>
          </table:table-cell>
          <table:table-cell table:formula="of:=IF([.C100]=[.C1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31">
            <text:p>4131</text:p>
          </table:table-cell>
          <table:table-cell office:value-type="float" office:value="13760087">
            <text:p>13760087</text:p>
          </table:table-cell>
          <table:table-cell office:value-type="float" office:value="4099">
            <text:p>4099</text:p>
          </table:table-cell>
          <table:table-cell office:value-type="float" office:value="1">
            <text:p>1</text:p>
          </table:table-cell>
          <table:table-cell table:formula="of:=IF([.C101]=[.C1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38">
            <text:p>4138</text:p>
          </table:table-cell>
          <table:table-cell office:value-type="float" office:value="13760088">
            <text:p>13760088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table:formula="of:=IF([.C102]=[.C1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67">
            <text:p>4167</text:p>
          </table:table-cell>
          <table:table-cell office:value-type="float" office:value="13760089">
            <text:p>13760089</text:p>
          </table:table-cell>
          <table:table-cell office:value-type="float" office:value="4159">
            <text:p>4159</text:p>
          </table:table-cell>
          <table:table-cell office:value-type="float" office:value="1">
            <text:p>1</text:p>
          </table:table-cell>
          <table:table-cell table:formula="of:=IF([.C103]=[.C1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84">
            <text:p>4884</text:p>
          </table:table-cell>
          <table:table-cell office:value-type="float" office:value="13760090">
            <text:p>13760090</text:p>
          </table:table-cell>
          <table:table-cell office:value-type="float" office:value="4370">
            <text:p>4370</text:p>
          </table:table-cell>
          <table:table-cell office:value-type="float" office:value="2">
            <text:p>2</text:p>
          </table:table-cell>
          <table:table-cell table:formula="of:=IF([.C104]=[.C1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95">
            <text:p>4895</text:p>
          </table:table-cell>
          <table:table-cell office:value-type="float" office:value="13760090">
            <text:p>13760090</text:p>
          </table:table-cell>
          <table:table-cell office:value-type="float" office:value="4370">
            <text:p>4370</text:p>
          </table:table-cell>
          <table:table-cell office:value-type="float" office:value="2">
            <text:p>2</text:p>
          </table:table-cell>
          <table:table-cell table:formula="of:=IF([.C105]=[.C1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3">
            <text:p>4803</text:p>
          </table:table-cell>
          <table:table-cell office:value-type="float" office:value="13760091">
            <text:p>13760091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table:formula="of:=IF([.C106]=[.C1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20">
            <text:p>4820</text:p>
          </table:table-cell>
          <table:table-cell office:value-type="float" office:value="13760092">
            <text:p>13760092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IF([.C107]=[.C1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23">
            <text:p>4823</text:p>
          </table:table-cell>
          <table:table-cell office:value-type="float" office:value="13760093">
            <text:p>13760093</text:p>
          </table:table-cell>
          <table:table-cell office:value-type="float" office:value="4461">
            <text:p>4461</text:p>
          </table:table-cell>
          <table:table-cell office:value-type="float" office:value="1">
            <text:p>1</text:p>
          </table:table-cell>
          <table:table-cell table:formula="of:=IF([.C108]=[.C1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0">
            <text:p>4840</text:p>
          </table:table-cell>
          <table:table-cell office:value-type="float" office:value="13760093">
            <text:p>13760093</text:p>
          </table:table-cell>
          <table:table-cell office:value-type="float" office:value="4461">
            <text:p>4461</text:p>
          </table:table-cell>
          <table:table-cell office:value-type="float" office:value="2">
            <text:p>2</text:p>
          </table:table-cell>
          <table:table-cell table:formula="of:=IF([.C109]=[.C1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24">
            <text:p>4824</text:p>
          </table:table-cell>
          <table:table-cell office:value-type="float" office:value="13760094">
            <text:p>13760094</text:p>
          </table:table-cell>
          <table:table-cell office:value-type="float" office:value="4491">
            <text:p>4491</text:p>
          </table:table-cell>
          <table:table-cell office:value-type="float" office:value="1">
            <text:p>1</text:p>
          </table:table-cell>
          <table:table-cell table:formula="of:=IF([.C110]=[.C1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36">
            <text:p>4836</text:p>
          </table:table-cell>
          <table:table-cell office:value-type="float" office:value="13760095">
            <text:p>13760095</text:p>
          </table:table-cell>
          <table:table-cell office:value-type="float" office:value="4522">
            <text:p>4522</text:p>
          </table:table-cell>
          <table:table-cell office:value-type="float" office:value="1">
            <text:p>1</text:p>
          </table:table-cell>
          <table:table-cell table:formula="of:=IF([.C111]=[.C1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6">
            <text:p>4806</text:p>
          </table:table-cell>
          <table:table-cell office:value-type="float" office:value="13760096">
            <text:p>13760096</text:p>
          </table:table-cell>
          <table:table-cell office:value-type="float" office:value="4552">
            <text:p>4552</text:p>
          </table:table-cell>
          <table:table-cell office:value-type="float" office:value="1">
            <text:p>1</text:p>
          </table:table-cell>
          <table:table-cell table:formula="of:=IF([.C112]=[.C1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27">
            <text:p>4827</text:p>
          </table:table-cell>
          <table:table-cell office:value-type="float" office:value="13760097">
            <text:p>13760097</text:p>
          </table:table-cell>
          <table:table-cell office:value-type="float" office:value="4583">
            <text:p>4583</text:p>
          </table:table-cell>
          <table:table-cell office:value-type="float" office:value="1">
            <text:p>1</text:p>
          </table:table-cell>
          <table:table-cell table:formula="of:=IF([.C113]=[.C1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29">
            <text:p>4829</text:p>
          </table:table-cell>
          <table:table-cell office:value-type="float" office:value="13760098">
            <text:p>13760098</text:p>
          </table:table-cell>
          <table:table-cell office:value-type="float" office:value="4613">
            <text:p>4613</text:p>
          </table:table-cell>
          <table:table-cell office:value-type="float" office:value="1">
            <text:p>1</text:p>
          </table:table-cell>
          <table:table-cell table:formula="of:=IF([.C114]=[.C1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35">
            <text:p>4835</text:p>
          </table:table-cell>
          <table:table-cell office:value-type="float" office:value="13760099">
            <text:p>13760099</text:p>
          </table:table-cell>
          <table:table-cell office:value-type="float" office:value="4643">
            <text:p>4643</text:p>
          </table:table-cell>
          <table:table-cell office:value-type="float" office:value="1">
            <text:p>1</text:p>
          </table:table-cell>
          <table:table-cell table:formula="of:=IF([.C115]=[.C1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8">
            <text:p>78</text:p>
          </table:table-cell>
          <table:table-cell office:value-type="float" office:value="92680001">
            <text:p>9268000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IF([.C116]=[.C1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96">
            <text:p>3696</text:p>
          </table:table-cell>
          <table:table-cell office:value-type="float" office:value="92680001">
            <text:p>9268000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IF([.C117]=[.C1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6">
            <text:p>4256</text:p>
          </table:table-cell>
          <table:table-cell office:value-type="float" office:value="92680001">
            <text:p>9268000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IF([.C118]=[.C11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56">
            <text:p>1956</text:p>
          </table:table-cell>
          <table:table-cell office:value-type="float" office:value="92680001">
            <text:p>9268000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IF([.C119]=[.C1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6">
            <text:p>4886</text:p>
          </table:table-cell>
          <table:table-cell office:value-type="float" office:value="92680001">
            <text:p>926800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formula="of:=IF([.C120]=[.C1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8">
            <text:p>528</text:p>
          </table:table-cell>
          <table:table-cell office:value-type="float" office:value="92680002">
            <text:p>9268000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formula="of:=IF([.C121]=[.C1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03">
            <text:p>2503</text:p>
          </table:table-cell>
          <table:table-cell office:value-type="float" office:value="92680002">
            <text:p>9268000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IF([.C122]=[.C1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4">
            <text:p>4624</text:p>
          </table:table-cell>
          <table:table-cell office:value-type="float" office:value="92680002">
            <text:p>9268000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formula="of:=IF([.C123]=[.C1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692">
            <text:p>1692</text:p>
          </table:table-cell>
          <table:table-cell office:value-type="float" office:value="92680003">
            <text:p>9268000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formula="of:=IF([.C124]=[.C1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86">
            <text:p>2986</text:p>
          </table:table-cell>
          <table:table-cell office:value-type="float" office:value="92680003">
            <text:p>92680003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table:formula="of:=IF([.C125]=[.C1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26">
            <text:p>4226</text:p>
          </table:table-cell>
          <table:table-cell office:value-type="float" office:value="92680003">
            <text:p>92680003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table:formula="of:=IF([.C126]=[.C1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1">
            <text:p>1891</text:p>
          </table:table-cell>
          <table:table-cell office:value-type="float" office:value="92680003">
            <text:p>92680003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table:formula="of:=IF([.C127]=[.C12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40">
            <text:p>3440</text:p>
          </table:table-cell>
          <table:table-cell office:value-type="float" office:value="92680003">
            <text:p>92680003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table:formula="of:=IF([.C128]=[.C1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32">
            <text:p>2632</text:p>
          </table:table-cell>
          <table:table-cell office:value-type="float" office:value="92680005">
            <text:p>92680005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formula="of:=IF([.C129]=[.C1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05">
            <text:p>4105</text:p>
          </table:table-cell>
          <table:table-cell office:value-type="float" office:value="92680006">
            <text:p>92680006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table:formula="of:=IF([.C130]=[.C13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85">
            <text:p>1185</text:p>
          </table:table-cell>
          <table:table-cell office:value-type="float" office:value="92680006">
            <text:p>92680006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table:formula="of:=IF([.C131]=[.C1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75">
            <text:p>2375</text:p>
          </table:table-cell>
          <table:table-cell office:value-type="float" office:value="92680007">
            <text:p>92680007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table:formula="of:=IF([.C132]=[.C1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29">
            <text:p>1429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table:formula="of:=IF([.C133]=[.C1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9">
            <text:p>2329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table:formula="of:=IF([.C134]=[.C13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3">
            <text:p>4303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table:formula="of:=IF([.C135]=[.C1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59">
            <text:p>5159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table:formula="of:=IF([.C136]=[.C13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09">
            <text:p>3409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table:formula="of:=IF([.C137]=[.C1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1">
            <text:p>2351</text:p>
          </table:table-cell>
          <table:table-cell office:value-type="string">
            <text:p>1376000B</text:p>
          </table:table-cell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table:formula="of:=IF([.C138]=[.C1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85">
            <text:p>2485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table:formula="of:=IF([.C139]=[.C1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30">
            <text:p>3630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table:formula="of:=IF([.C140]=[.C1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43">
            <text:p>3743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4">
            <text:p>4</text:p>
          </table:table-cell>
          <table:table-cell table:formula="of:=IF([.C141]=[.C14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05">
            <text:p>1605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table:formula="of:=IF([.C142]=[.C1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77">
            <text:p>2277</text:p>
          </table:table-cell>
          <table:table-cell office:value-type="string">
            <text:p>1376000D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table:formula="of:=IF([.C143]=[.C1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80">
            <text:p>2380</text:p>
          </table:table-cell>
          <table:table-cell office:value-type="string">
            <text:p>1376000E</text:p>
          </table:table-cell>
          <table:table-cell office:value-type="float" office:value="426">
            <text:p>426</text:p>
          </table:table-cell>
          <table:table-cell office:value-type="float" office:value="2">
            <text:p>2</text:p>
          </table:table-cell>
          <table:table-cell table:formula="of:=IF([.C144]=[.C1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83">
            <text:p>1983</text:p>
          </table:table-cell>
          <table:table-cell office:value-type="string">
            <text:p>1376000E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table:formula="of:=IF([.C145]=[.C1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28">
            <text:p>1828</text:p>
          </table:table-cell>
          <table:table-cell office:value-type="string">
            <text:p>1376000F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table:formula="of:=IF([.C146]=[.C1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53">
            <text:p>1653</text:p>
          </table:table-cell>
          <table:table-cell office:value-type="string">
            <text:p>1376001A</text:p>
          </table:table-cell>
          <table:table-cell office:value-type="float" office:value="790">
            <text:p>790</text:p>
          </table:table-cell>
          <table:table-cell office:value-type="float" office:value="1">
            <text:p>1</text:p>
          </table:table-cell>
          <table:table-cell table:formula="of:=IF([.C147]=[.C1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56">
            <text:p>1656</text:p>
          </table:table-cell>
          <table:table-cell office:value-type="string">
            <text:p>1376001B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table:formula="of:=IF([.C148]=[.C1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56">
            <text:p>1656</text:p>
          </table:table-cell>
          <table:table-cell office:value-type="string">
            <text:p>1376001C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table:formula="of:=IF([.C149]=[.C1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58">
            <text:p>1658</text:p>
          </table:table-cell>
          <table:table-cell office:value-type="string">
            <text:p>1376001D</text:p>
          </table:table-cell>
          <table:table-cell office:value-type="float" office:value="883">
            <text:p>883</text:p>
          </table:table-cell>
          <table:table-cell office:value-type="float" office:value="1">
            <text:p>1</text:p>
          </table:table-cell>
          <table:table-cell table:formula="of:=IF([.C150]=[.C1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59">
            <text:p>1659</text:p>
          </table:table-cell>
          <table:table-cell office:value-type="string">
            <text:p>1376001E</text:p>
          </table:table-cell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  <table:table-cell table:formula="of:=IF([.C151]=[.C1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61">
            <text:p>1661</text:p>
          </table:table-cell>
          <table:table-cell office:value-type="string">
            <text:p>1376001F</text:p>
          </table:table-cell>
          <table:table-cell office:value-type="float" office:value="943">
            <text:p>943</text:p>
          </table:table-cell>
          <table:table-cell office:value-type="float" office:value="1">
            <text:p>1</text:p>
          </table:table-cell>
          <table:table-cell table:formula="of:=IF([.C152]=[.C1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87">
            <text:p>1987</text:p>
          </table:table-cell>
          <table:table-cell office:value-type="string">
            <text:p>1376002A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table:formula="of:=IF([.C153]=[.C1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3">
            <text:p>1893</text:p>
          </table:table-cell>
          <table:table-cell office:value-type="string">
            <text:p>1376002B</text:p>
          </table:table-cell>
          <table:table-cell office:value-type="float" office:value="1309">
            <text:p>1309</text:p>
          </table:table-cell>
          <table:table-cell office:value-type="float" office:value="1">
            <text:p>1</text:p>
          </table:table-cell>
          <table:table-cell table:formula="of:=IF([.C154]=[.C1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7">
            <text:p>1897</text:p>
          </table:table-cell>
          <table:table-cell office:value-type="string">
            <text:p>1376002C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table:formula="of:=IF([.C155]=[.C1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8">
            <text:p>1898</text:p>
          </table:table-cell>
          <table:table-cell office:value-type="string">
            <text:p>1376002D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table:formula="of:=IF([.C156]=[.C1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00">
            <text:p>1900</text:p>
          </table:table-cell>
          <table:table-cell office:value-type="string">
            <text:p>1376002E</text:p>
          </table:table-cell>
          <table:table-cell office:value-type="float" office:value="1399">
            <text:p>1399</text:p>
          </table:table-cell>
          <table:table-cell office:value-type="float" office:value="1">
            <text:p>1</text:p>
          </table:table-cell>
          <table:table-cell table:formula="of:=IF([.C157]=[.C1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12">
            <text:p>1912</text:p>
          </table:table-cell>
          <table:table-cell office:value-type="string">
            <text:p>1376002F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table:formula="of:=IF([.C158]=[.C1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58">
            <text:p>1958</text:p>
          </table:table-cell>
          <table:table-cell office:value-type="string">
            <text:p>1376003A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formula="of:=IF([.C159]=[.C1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78">
            <text:p>1978</text:p>
          </table:table-cell>
          <table:table-cell office:value-type="string">
            <text:p>1376003B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formula="of:=IF([.C160]=[.C1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85">
            <text:p>1985</text:p>
          </table:table-cell>
          <table:table-cell office:value-type="string">
            <text:p>1376003C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table:formula="of:=IF([.C161]=[.C1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85">
            <text:p>1985</text:p>
          </table:table-cell>
          <table:table-cell office:value-type="string">
            <text:p>1376003D</text:p>
          </table:table-cell>
          <table:table-cell office:value-type="float" office:value="1858">
            <text:p>1858</text:p>
          </table:table-cell>
          <table:table-cell office:value-type="float" office:value="1">
            <text:p>1</text:p>
          </table:table-cell>
          <table:table-cell table:formula="of:=IF([.C162]=[.C1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91">
            <text:p>1991</text:p>
          </table:table-cell>
          <table:table-cell office:value-type="string">
            <text:p>1376003E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table:formula="of:=IF([.C163]=[.C1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63">
            <text:p>2063</text:p>
          </table:table-cell>
          <table:table-cell office:value-type="string">
            <text:p>1376003F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table:formula="of:=IF([.C164]=[.C1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04">
            <text:p>2304</text:p>
          </table:table-cell>
          <table:table-cell office:value-type="string">
            <text:p>1376004A</text:p>
          </table:table-cell>
          <table:table-cell office:value-type="float" office:value="2252">
            <text:p>2252</text:p>
          </table:table-cell>
          <table:table-cell office:value-type="float" office:value="1">
            <text:p>1</text:p>
          </table:table-cell>
          <table:table-cell table:formula="of:=IF([.C165]=[.C1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03">
            <text:p>2403</text:p>
          </table:table-cell>
          <table:table-cell office:value-type="string">
            <text:p>1376004B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table:formula="of:=IF([.C166]=[.C1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17">
            <text:p>2417</text:p>
          </table:table-cell>
          <table:table-cell office:value-type="string">
            <text:p>1376004C</text:p>
          </table:table-cell>
          <table:table-cell office:value-type="float" office:value="2313">
            <text:p>2313</text:p>
          </table:table-cell>
          <table:table-cell office:value-type="float" office:value="1">
            <text:p>1</text:p>
          </table:table-cell>
          <table:table-cell table:formula="of:=IF([.C167]=[.C1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23">
            <text:p>2423</text:p>
          </table:table-cell>
          <table:table-cell office:value-type="string">
            <text:p>1376004D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table:formula="of:=IF([.C168]=[.C1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25">
            <text:p>2425</text:p>
          </table:table-cell>
          <table:table-cell office:value-type="string">
            <text:p>1376004E</text:p>
          </table:table-cell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table:formula="of:=IF([.C169]=[.C1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28">
            <text:p>2428</text:p>
          </table:table-cell>
          <table:table-cell office:value-type="string">
            <text:p>1376004F</text:p>
          </table:table-cell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table:formula="of:=IF([.C170]=[.C1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58">
            <text:p>2858</text:p>
          </table:table-cell>
          <table:table-cell office:value-type="string">
            <text:p>1376005A</text:p>
          </table:table-cell>
          <table:table-cell office:value-type="float" office:value="2738">
            <text:p>2738</text:p>
          </table:table-cell>
          <table:table-cell office:value-type="float" office:value="1">
            <text:p>1</text:p>
          </table:table-cell>
          <table:table-cell table:formula="of:=IF([.C171]=[.C1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70">
            <text:p>2870</text:p>
          </table:table-cell>
          <table:table-cell office:value-type="string">
            <text:p>1376005B</text:p>
          </table:table-cell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  <table:table-cell table:formula="of:=IF([.C172]=[.C1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72">
            <text:p>2872</text:p>
          </table:table-cell>
          <table:table-cell office:value-type="string">
            <text:p>1376005C</text:p>
          </table:table-cell>
          <table:table-cell office:value-type="float" office:value="2799">
            <text:p>2799</text:p>
          </table:table-cell>
          <table:table-cell office:value-type="float" office:value="1">
            <text:p>1</text:p>
          </table:table-cell>
          <table:table-cell table:formula="of:=IF([.C173]=[.C1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73">
            <text:p>2873</text:p>
          </table:table-cell>
          <table:table-cell office:value-type="string">
            <text:p>1376005D</text:p>
          </table:table-cell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  <table:table-cell table:formula="of:=IF([.C174]=[.C1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76">
            <text:p>2876</text:p>
          </table:table-cell>
          <table:table-cell office:value-type="string">
            <text:p>1376005E</text:p>
          </table:table-cell>
          <table:table-cell office:value-type="float" office:value="2859">
            <text:p>2859</text:p>
          </table:table-cell>
          <table:table-cell office:value-type="float" office:value="1">
            <text:p>1</text:p>
          </table:table-cell>
          <table:table-cell table:formula="of:=IF([.C175]=[.C1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85">
            <text:p>2985</text:p>
          </table:table-cell>
          <table:table-cell office:value-type="string">
            <text:p>1376005F</text:p>
          </table:table-cell>
          <table:table-cell office:value-type="float" office:value="2889">
            <text:p>2889</text:p>
          </table:table-cell>
          <table:table-cell office:value-type="float" office:value="1">
            <text:p>1</text:p>
          </table:table-cell>
          <table:table-cell table:formula="of:=IF([.C176]=[.C1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76">
            <text:p>3276</text:p>
          </table:table-cell>
          <table:table-cell office:value-type="string">
            <text:p>1376006A</text:p>
          </table:table-cell>
          <table:table-cell office:value-type="float" office:value="3223">
            <text:p>3223</text:p>
          </table:table-cell>
          <table:table-cell office:value-type="float" office:value="1">
            <text:p>1</text:p>
          </table:table-cell>
          <table:table-cell table:formula="of:=IF([.C177]=[.C1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78">
            <text:p>3278</text:p>
          </table:table-cell>
          <table:table-cell office:value-type="string">
            <text:p>1376006B</text:p>
          </table:table-cell>
          <table:table-cell office:value-type="float" office:value="3253">
            <text:p>3253</text:p>
          </table:table-cell>
          <table:table-cell office:value-type="float" office:value="1">
            <text:p>1</text:p>
          </table:table-cell>
          <table:table-cell table:formula="of:=IF([.C178]=[.C1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94">
            <text:p>3294</text:p>
          </table:table-cell>
          <table:table-cell office:value-type="string">
            <text:p>1376006C</text:p>
          </table:table-cell>
          <table:table-cell office:value-type="float" office:value="3283">
            <text:p>3283</text:p>
          </table:table-cell>
          <table:table-cell office:value-type="float" office:value="1">
            <text:p>1</text:p>
          </table:table-cell>
          <table:table-cell table:formula="of:=IF([.C179]=[.C1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322">
            <text:p>3322</text:p>
          </table:table-cell>
          <table:table-cell office:value-type="string">
            <text:p>1376006D</text:p>
          </table:table-cell>
          <table:table-cell office:value-type="float" office:value="3313">
            <text:p>3313</text:p>
          </table:table-cell>
          <table:table-cell office:value-type="float" office:value="1">
            <text:p>1</text:p>
          </table:table-cell>
          <table:table-cell table:formula="of:=IF([.C180]=[.C1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2">
            <text:p>3582</text:p>
          </table:table-cell>
          <table:table-cell office:value-type="string">
            <text:p>1376006F</text:p>
          </table:table-cell>
          <table:table-cell office:value-type="float" office:value="3373">
            <text:p>3373</text:p>
          </table:table-cell>
          <table:table-cell office:value-type="float" office:value="1">
            <text:p>1</text:p>
          </table:table-cell>
          <table:table-cell table:formula="of:=IF([.C181]=[.C1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01">
            <text:p>3801</text:p>
          </table:table-cell>
          <table:table-cell office:value-type="string">
            <text:p>1376007A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table:formula="of:=IF([.C182]=[.C1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05">
            <text:p>3805</text:p>
          </table:table-cell>
          <table:table-cell office:value-type="string">
            <text:p>1376007B</text:p>
          </table:table-cell>
          <table:table-cell office:value-type="float" office:value="3737">
            <text:p>3737</text:p>
          </table:table-cell>
          <table:table-cell office:value-type="float" office:value="1">
            <text:p>1</text:p>
          </table:table-cell>
          <table:table-cell table:formula="of:=IF([.C183]=[.C1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12">
            <text:p>3812</text:p>
          </table:table-cell>
          <table:table-cell office:value-type="string">
            <text:p>1376007C</text:p>
          </table:table-cell>
          <table:table-cell office:value-type="float" office:value="3767">
            <text:p>3767</text:p>
          </table:table-cell>
          <table:table-cell office:value-type="float" office:value="1">
            <text:p>1</text:p>
          </table:table-cell>
          <table:table-cell table:formula="of:=IF([.C184]=[.C1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14">
            <text:p>3814</text:p>
          </table:table-cell>
          <table:table-cell office:value-type="string">
            <text:p>1376007D</text:p>
          </table:table-cell>
          <table:table-cell office:value-type="float" office:value="3798">
            <text:p>3798</text:p>
          </table:table-cell>
          <table:table-cell office:value-type="float" office:value="1">
            <text:p>1</text:p>
          </table:table-cell>
          <table:table-cell table:formula="of:=IF([.C185]=[.C1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46">
            <text:p>3846</text:p>
          </table:table-cell>
          <table:table-cell office:value-type="string">
            <text:p>1376007E</text:p>
          </table:table-cell>
          <table:table-cell office:value-type="float" office:value="3828">
            <text:p>3828</text:p>
          </table:table-cell>
          <table:table-cell office:value-type="float" office:value="1">
            <text:p>1</text:p>
          </table:table-cell>
          <table:table-cell table:formula="of:=IF([.C186]=[.C1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97">
            <text:p>3897</text:p>
          </table:table-cell>
          <table:table-cell office:value-type="string">
            <text:p>1376007F</text:p>
          </table:table-cell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table:formula="of:=IF([.C187]=[.C1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22">
            <text:p>4322</text:p>
          </table:table-cell>
          <table:table-cell office:value-type="string">
            <text:p>1376008A</text:p>
          </table:table-cell>
          <table:table-cell office:value-type="float" office:value="4189">
            <text:p>4189</text:p>
          </table:table-cell>
          <table:table-cell office:value-type="float" office:value="1">
            <text:p>1</text:p>
          </table:table-cell>
          <table:table-cell table:formula="of:=IF([.C188]=[.C1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24">
            <text:p>4324</text:p>
          </table:table-cell>
          <table:table-cell office:value-type="string">
            <text:p>1376008B</text:p>
          </table:table-cell>
          <table:table-cell office:value-type="float" office:value="4220">
            <text:p>4220</text:p>
          </table:table-cell>
          <table:table-cell office:value-type="float" office:value="1">
            <text:p>1</text:p>
          </table:table-cell>
          <table:table-cell table:formula="of:=IF([.C189]=[.C1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25">
            <text:p>4325</text:p>
          </table:table-cell>
          <table:table-cell office:value-type="string">
            <text:p>1376008C</text:p>
          </table:table-cell>
          <table:table-cell office:value-type="float" office:value="4250">
            <text:p>4250</text:p>
          </table:table-cell>
          <table:table-cell office:value-type="float" office:value="1">
            <text:p>1</text:p>
          </table:table-cell>
          <table:table-cell table:formula="of:=IF([.C190]=[.C1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28">
            <text:p>4328</text:p>
          </table:table-cell>
          <table:table-cell office:value-type="string">
            <text:p>1376008D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table:formula="of:=IF([.C191]=[.C1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29">
            <text:p>4329</text:p>
          </table:table-cell>
          <table:table-cell office:value-type="string">
            <text:p>1376008E</text:p>
          </table:table-cell>
          <table:table-cell office:value-type="float" office:value="4310">
            <text:p>4310</text:p>
          </table:table-cell>
          <table:table-cell office:value-type="float" office:value="1">
            <text:p>1</text:p>
          </table:table-cell>
          <table:table-cell table:formula="of:=IF([.C192]=[.C1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71">
            <text:p>4871</text:p>
          </table:table-cell>
          <table:table-cell office:value-type="string">
            <text:p>1376008F</text:p>
          </table:table-cell>
          <table:table-cell office:value-type="float" office:value="4340">
            <text:p>4340</text:p>
          </table:table-cell>
          <table:table-cell office:value-type="float" office:value="1">
            <text:p>1</text:p>
          </table:table-cell>
          <table:table-cell table:formula="of:=IF([.C193]=[.C1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2">
            <text:p>4842</text:p>
          </table:table-cell>
          <table:table-cell office:value-type="string">
            <text:p>1376009A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table:formula="of:=IF([.C194]=[.C1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5">
            <text:p>4845</text:p>
          </table:table-cell>
          <table:table-cell office:value-type="string">
            <text:p>1376009B</text:p>
          </table:table-cell>
          <table:table-cell office:value-type="float" office:value="4704">
            <text:p>4704</text:p>
          </table:table-cell>
          <table:table-cell office:value-type="float" office:value="1">
            <text:p>1</text:p>
          </table:table-cell>
          <table:table-cell table:formula="of:=IF([.C195]=[.C1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86">
            <text:p>4886</text:p>
          </table:table-cell>
          <table:table-cell office:value-type="string">
            <text:p>1376009C</text:p>
          </table:table-cell>
          <table:table-cell office:value-type="float" office:value="4734">
            <text:p>4734</text:p>
          </table:table-cell>
          <table:table-cell office:value-type="float" office:value="2">
            <text:p>2</text:p>
          </table:table-cell>
          <table:table-cell table:formula="of:=IF([.C196]=[.C1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52">
            <text:p>4852</text:p>
          </table:table-cell>
          <table:table-cell office:value-type="string">
            <text:p>1376009D</text:p>
          </table:table-cell>
          <table:table-cell office:value-type="float" office:value="4764">
            <text:p>4764</text:p>
          </table:table-cell>
          <table:table-cell office:value-type="float" office:value="1">
            <text:p>1</text:p>
          </table:table-cell>
          <table:table-cell table:formula="of:=IF([.C197]=[.C1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56">
            <text:p>4856</text:p>
          </table:table-cell>
          <table:table-cell office:value-type="string">
            <text:p>1376009E</text:p>
          </table:table-cell>
          <table:table-cell office:value-type="float" office:value="4795">
            <text:p>4795</text:p>
          </table:table-cell>
          <table:table-cell office:value-type="float" office:value="1">
            <text:p>1</text:p>
          </table:table-cell>
          <table:table-cell table:formula="of:=IF([.C198]=[.C1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70">
            <text:p>4870</text:p>
          </table:table-cell>
          <table:table-cell office:value-type="string">
            <text:p>1376009F</text:p>
          </table:table-cell>
          <table:table-cell office:value-type="float" office:value="4826">
            <text:p>4826</text:p>
          </table:table-cell>
          <table:table-cell office:value-type="float" office:value="1">
            <text:p>1</text:p>
          </table:table-cell>
          <table:table-cell table:formula="of:=IF([.C199]=[.C2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03">
            <text:p>4903</text:p>
          </table:table-cell>
          <table:table-cell office:value-type="string">
            <text:p>137600A0</text:p>
          </table:table-cell>
          <table:table-cell office:value-type="float" office:value="4856">
            <text:p>4856</text:p>
          </table:table-cell>
          <table:table-cell office:value-type="float" office:value="2">
            <text:p>2</text:p>
          </table:table-cell>
          <table:table-cell table:formula="of:=IF([.C200]=[.C2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7">
            <text:p>5057</text:p>
          </table:table-cell>
          <table:table-cell office:value-type="string">
            <text:p>137600A1</text:p>
          </table:table-cell>
          <table:table-cell office:value-type="float" office:value="4886">
            <text:p>4886</text:p>
          </table:table-cell>
          <table:table-cell office:value-type="float" office:value="2">
            <text:p>2</text:p>
          </table:table-cell>
          <table:table-cell table:formula="of:=IF([.C201]=[.C2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01">
            <text:p>5101</text:p>
          </table:table-cell>
          <table:table-cell office:value-type="string">
            <text:p>137600A1</text:p>
          </table:table-cell>
          <table:table-cell office:value-type="float" office:value="4886">
            <text:p>4886</text:p>
          </table:table-cell>
          <table:table-cell office:value-type="float" office:value="1">
            <text:p>1</text:p>
          </table:table-cell>
          <table:table-cell table:formula="of:=IF([.C202]=[.C2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2">
            <text:p>5052</text:p>
          </table:table-cell>
          <table:table-cell office:value-type="string">
            <text:p>137600A2</text:p>
          </table:table-cell>
          <table:table-cell office:value-type="float" office:value="4917">
            <text:p>4917</text:p>
          </table:table-cell>
          <table:table-cell office:value-type="float" office:value="2">
            <text:p>2</text:p>
          </table:table-cell>
          <table:table-cell table:formula="of:=IF([.C203]=[.C2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44">
            <text:p>5244</text:p>
          </table:table-cell>
          <table:table-cell office:value-type="string">
            <text:p>137600A2</text:p>
          </table:table-cell>
          <table:table-cell office:value-type="float" office:value="4917">
            <text:p>4917</text:p>
          </table:table-cell>
          <table:table-cell office:value-type="float" office:value="1">
            <text:p>1</text:p>
          </table:table-cell>
          <table:table-cell table:formula="of:=IF([.C204]=[.C2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5">
            <text:p>5035</text:p>
          </table:table-cell>
          <table:table-cell office:value-type="string">
            <text:p>137600A3</text:p>
          </table:table-cell>
          <table:table-cell office:value-type="float" office:value="4947">
            <text:p>4947</text:p>
          </table:table-cell>
          <table:table-cell office:value-type="float" office:value="1">
            <text:p>1</text:p>
          </table:table-cell>
          <table:table-cell table:formula="of:=IF([.C205]=[.C2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33">
            <text:p>5133</text:p>
          </table:table-cell>
          <table:table-cell office:value-type="string">
            <text:p>137600A4</text:p>
          </table:table-cell>
          <table:table-cell office:value-type="float" office:value="4978">
            <text:p>4978</text:p>
          </table:table-cell>
          <table:table-cell office:value-type="float" office:value="1">
            <text:p>1</text:p>
          </table:table-cell>
          <table:table-cell table:formula="of:=IF([.C206]=[.C2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36">
            <text:p>5236</text:p>
          </table:table-cell>
          <table:table-cell office:value-type="string">
            <text:p>137600A5</text:p>
          </table:table-cell>
          <table:table-cell office:value-type="float" office:value="5009">
            <text:p>5009</text:p>
          </table:table-cell>
          <table:table-cell office:value-type="float" office:value="1">
            <text:p>1</text:p>
          </table:table-cell>
          <table:table-cell table:formula="of:=IF([.C207]=[.C2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40">
            <text:p>5240</text:p>
          </table:table-cell>
          <table:table-cell office:value-type="string">
            <text:p>137600A6</text:p>
          </table:table-cell>
          <table:table-cell office:value-type="float" office:value="5039">
            <text:p>5039</text:p>
          </table:table-cell>
          <table:table-cell office:value-type="float" office:value="1">
            <text:p>1</text:p>
          </table:table-cell>
          <table:table-cell table:formula="of:=IF([.C208]=[.C2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45">
            <text:p>5245</text:p>
          </table:table-cell>
          <table:table-cell office:value-type="string">
            <text:p>137600A7</text:p>
          </table:table-cell>
          <table:table-cell office:value-type="float" office:value="5069">
            <text:p>5069</text:p>
          </table:table-cell>
          <table:table-cell office:value-type="float" office:value="1">
            <text:p>1</text:p>
          </table:table-cell>
          <table:table-cell table:formula="of:=IF([.C209]=[.C2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47">
            <text:p>5247</text:p>
          </table:table-cell>
          <table:table-cell office:value-type="string">
            <text:p>137600A8</text:p>
          </table:table-cell>
          <table:table-cell office:value-type="float" office:value="5099">
            <text:p>5099</text:p>
          </table:table-cell>
          <table:table-cell office:value-type="float" office:value="1">
            <text:p>1</text:p>
          </table:table-cell>
          <table:table-cell table:formula="of:=IF([.C210]=[.C2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50">
            <text:p>5250</text:p>
          </table:table-cell>
          <table:table-cell office:value-type="string">
            <text:p>137600A9</text:p>
          </table:table-cell>
          <table:table-cell office:value-type="float" office:value="5129">
            <text:p>5129</text:p>
          </table:table-cell>
          <table:table-cell office:value-type="float" office:value="1">
            <text:p>1</text:p>
          </table:table-cell>
          <table:table-cell table:formula="of:=IF([.C211]=[.C2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57">
            <text:p>5257</text:p>
          </table:table-cell>
          <table:table-cell office:value-type="string">
            <text:p>137600AA</text:p>
          </table:table-cell>
          <table:table-cell office:value-type="float" office:value="5160">
            <text:p>5160</text:p>
          </table:table-cell>
          <table:table-cell office:value-type="float" office:value="1">
            <text:p>1</text:p>
          </table:table-cell>
          <table:table-cell table:formula="of:=IF([.C212]=[.C2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62">
            <text:p>5262</text:p>
          </table:table-cell>
          <table:table-cell office:value-type="string">
            <text:p>137600AB</text:p>
          </table:table-cell>
          <table:table-cell office:value-type="float" office:value="5191">
            <text:p>5191</text:p>
          </table:table-cell>
          <table:table-cell office:value-type="float" office:value="1">
            <text:p>1</text:p>
          </table:table-cell>
          <table:table-cell table:formula="of:=IF([.C213]=[.C2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63">
            <text:p>5263</text:p>
          </table:table-cell>
          <table:table-cell office:value-type="string">
            <text:p>137600AC</text:p>
          </table:table-cell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 table:formula="of:=IF([.C214]=[.C2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65">
            <text:p>5265</text:p>
          </table:table-cell>
          <table:table-cell office:value-type="string">
            <text:p>137600AD</text:p>
          </table:table-cell>
          <table:table-cell office:value-type="float" office:value="5251">
            <text:p>5251</text:p>
          </table:table-cell>
          <table:table-cell office:value-type="float" office:value="1">
            <text:p>1</text:p>
          </table:table-cell>
          <table:table-cell table:formula="of:=IF([.C215]=[.C2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89">
            <text:p>5289</text:p>
          </table:table-cell>
          <table:table-cell office:value-type="string">
            <text:p>137600AE</text:p>
          </table:table-cell>
          <table:table-cell office:value-type="float" office:value="5282">
            <text:p>5282</text:p>
          </table:table-cell>
          <table:table-cell office:value-type="float" office:value="1">
            <text:p>1</text:p>
          </table:table-cell>
          <table:table-cell table:formula="of:=IF([.C216]=[.C2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21">
            <text:p>5321</text:p>
          </table:table-cell>
          <table:table-cell office:value-type="string">
            <text:p>137600AF</text:p>
          </table:table-cell>
          <table:table-cell office:value-type="float" office:value="5313">
            <text:p>5313</text:p>
          </table:table-cell>
          <table:table-cell office:value-type="float" office:value="1">
            <text:p>1</text:p>
          </table:table-cell>
          <table:table-cell table:formula="of:=IF([.C217]=[.C2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51">
            <text:p>5351</text:p>
          </table:table-cell>
          <table:table-cell office:value-type="string">
            <text:p>137600B0</text:p>
          </table:table-cell>
          <table:table-cell office:value-type="float" office:value="5343">
            <text:p>5343</text:p>
          </table:table-cell>
          <table:table-cell office:value-type="float" office:value="1">
            <text:p>1</text:p>
          </table:table-cell>
          <table:table-cell table:formula="of:=IF([.C218]=[.C2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80">
            <text:p>5380</text:p>
          </table:table-cell>
          <table:table-cell office:value-type="string">
            <text:p>137600B1</text:p>
          </table:table-cell>
          <table:table-cell office:value-type="float" office:value="5373">
            <text:p>5373</text:p>
          </table:table-cell>
          <table:table-cell office:value-type="float" office:value="1">
            <text:p>1</text:p>
          </table:table-cell>
          <table:table-cell table:formula="of:=IF([.C219]=[.C2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7">
            <text:p>287</text:p>
          </table:table-cell>
          <table:table-cell office:value-type="string">
            <text:p>1ADF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220]=[.C2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2">
            <text:p>112</text:p>
          </table:table-cell>
          <table:table-cell office:value-type="string">
            <text:p>1ADF000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IF([.C221]=[.C2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1">
            <text:p>111</text:p>
          </table:table-cell>
          <table:table-cell office:value-type="string">
            <text:p>1ADF000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IF([.C222]=[.C2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2">
            <text:p>282</text:p>
          </table:table-cell>
          <table:table-cell office:value-type="string">
            <text:p>1ADF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IF([.C223]=[.C2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0">
            <text:p>280</text:p>
          </table:table-cell>
          <table:table-cell office:value-type="string">
            <text:p>1ADF000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IF([.C224]=[.C2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1">
            <text:p>281</text:p>
          </table:table-cell>
          <table:table-cell office:value-type="string">
            <text:p>1ADF0005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formula="of:=IF([.C225]=[.C2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0">
            <text:p>2300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table:formula="of:=IF([.C226]=[.C2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76">
            <text:p>3376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table:formula="of:=IF([.C227]=[.C22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94">
            <text:p>794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table:formula="of:=IF([.C228]=[.C22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8">
            <text:p>3078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table:formula="of:=IF([.C229]=[.C2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75">
            <text:p>3675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table:formula="of:=IF([.C230]=[.C2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">
            <text:p>445</text:p>
          </table:table-cell>
          <table:table-cell office:value-type="string">
            <text:p>1ADF0007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table:formula="of:=IF([.C231]=[.C2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8">
            <text:p>448</text:p>
          </table:table-cell>
          <table:table-cell office:value-type="string">
            <text:p>1ADF000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table:formula="of:=IF([.C232]=[.C2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24">
            <text:p>4024</text:p>
          </table:table-cell>
          <table:table-cell office:value-type="string">
            <text:p>1ADF0008</text:p>
          </table:table-cell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table:formula="of:=IF([.C233]=[.C2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30">
            <text:p>1630</text:p>
          </table:table-cell>
          <table:table-cell office:value-type="string">
            <text:p>1ADF0008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table:formula="of:=IF([.C234]=[.C23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1">
            <text:p>2551</text:p>
          </table:table-cell>
          <table:table-cell office:value-type="string">
            <text:p>1ADF0008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table:formula="of:=IF([.C235]=[.C2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307">
            <text:p>4307</text:p>
          </table:table-cell>
          <table:table-cell office:value-type="string">
            <text:p>1ADF0008</text:p>
          </table:table-cell>
          <table:table-cell office:value-type="float" office:value="244">
            <text:p>244</text:p>
          </table:table-cell>
          <table:table-cell office:value-type="float" office:value="5">
            <text:p>5</text:p>
          </table:table-cell>
          <table:table-cell table:formula="of:=IF([.C236]=[.C2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36">
            <text:p>436</text:p>
          </table:table-cell>
          <table:table-cell office:value-type="string">
            <text:p>1ADF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IF([.C237]=[.C2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09">
            <text:p>709</text:p>
          </table:table-cell>
          <table:table-cell office:value-type="string">
            <text:p>1ADF000A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table:formula="of:=IF([.C238]=[.C23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82">
            <text:p>4582</text:p>
          </table:table-cell>
          <table:table-cell office:value-type="string">
            <text:p>1ADF000A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table:formula="of:=IF([.C239]=[.C2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27">
            <text:p>3527</text:p>
          </table:table-cell>
          <table:table-cell office:value-type="string">
            <text:p>1ADF000A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IF([.C240]=[.C2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16">
            <text:p>716</text:p>
          </table:table-cell>
          <table:table-cell office:value-type="string">
            <text:p>1ADF000B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IF([.C241]=[.C24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78">
            <text:p>2278</text:p>
          </table:table-cell>
          <table:table-cell office:value-type="string">
            <text:p>1ADF000B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table:formula="of:=IF([.C242]=[.C2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678">
            <text:p>678</text:p>
          </table:table-cell>
          <table:table-cell office:value-type="string">
            <text:p>1ADF000C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table:formula="of:=IF([.C243]=[.C2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681">
            <text:p>681</text:p>
          </table:table-cell>
          <table:table-cell office:value-type="string">
            <text:p>1ADF000D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table:formula="of:=IF([.C244]=[.C2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15">
            <text:p>715</text:p>
          </table:table-cell>
          <table:table-cell office:value-type="string">
            <text:p>1ADF000F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table:formula="of:=IF([.C245]=[.C2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22">
            <text:p>722</text:p>
          </table:table-cell>
          <table:table-cell office:value-type="string">
            <text:p>1ADF0010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table:formula="of:=IF([.C246]=[.C2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25">
            <text:p>725</text:p>
          </table:table-cell>
          <table:table-cell office:value-type="string">
            <text:p>1ADF0011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formula="of:=IF([.C247]=[.C2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28">
            <text:p>728</text:p>
          </table:table-cell>
          <table:table-cell office:value-type="string">
            <text:p>1ADF001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table:formula="of:=IF([.C248]=[.C2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43">
            <text:p>743</text:p>
          </table:table-cell>
          <table:table-cell office:value-type="string">
            <text:p>1ADF001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formula="of:=IF([.C249]=[.C2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84">
            <text:p>784</text:p>
          </table:table-cell>
          <table:table-cell office:value-type="string">
            <text:p>1ADF0015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table:formula="of:=IF([.C250]=[.C2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86">
            <text:p>786</text:p>
          </table:table-cell>
          <table:table-cell office:value-type="string">
            <text:p>1ADF0016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table:formula="of:=IF([.C251]=[.C2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17">
            <text:p>817</text:p>
          </table:table-cell>
          <table:table-cell office:value-type="string">
            <text:p>1ADF0018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table:formula="of:=IF([.C252]=[.C2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18">
            <text:p>818</text:p>
          </table:table-cell>
          <table:table-cell office:value-type="string">
            <text:p>1ADF0019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table:formula="of:=IF([.C253]=[.C2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22">
            <text:p>822</text:p>
          </table:table-cell>
          <table:table-cell office:value-type="string">
            <text:p>1ADF001A</text:p>
          </table:table-cell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 table:formula="of:=IF([.C254]=[.C2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35">
            <text:p>835</text:p>
          </table:table-cell>
          <table:table-cell office:value-type="string">
            <text:p>1ADF001B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table:formula="of:=IF([.C255]=[.C2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68">
            <text:p>868</text:p>
          </table:table-cell>
          <table:table-cell office:value-type="string">
            <text:p>1ADF001C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table:formula="of:=IF([.C256]=[.C2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84">
            <text:p>1584</text:p>
          </table:table-cell>
          <table:table-cell office:value-type="string">
            <text:p>1ADF001D</text:p>
          </table:table-cell>
          <table:table-cell office:value-type="float" office:value="888">
            <text:p>888</text:p>
          </table:table-cell>
          <table:table-cell office:value-type="float" office:value="2">
            <text:p>2</text:p>
          </table:table-cell>
          <table:table-cell table:formula="of:=IF([.C257]=[.C2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18">
            <text:p>4118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5">
            <text:p>5</text:p>
          </table:table-cell>
          <table:table-cell table:formula="of:=IF([.C258]=[.C25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06">
            <text:p>4606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 table:formula="of:=IF([.C259]=[.C2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4">
            <text:p>5144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6">
            <text:p>6</text:p>
          </table:table-cell>
          <table:table-cell table:formula="of:=IF([.C260]=[.C26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08">
            <text:p>1208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table:formula="of:=IF([.C261]=[.C2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49">
            <text:p>2749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4">
            <text:p>4</text:p>
          </table:table-cell>
          <table:table-cell table:formula="of:=IF([.C262]=[.C2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17">
            <text:p>4617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6">
            <text:p>6</text:p>
          </table:table-cell>
          <table:table-cell table:formula="of:=IF([.C263]=[.C2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83">
            <text:p>1183</text:p>
          </table:table-cell>
          <table:table-cell office:value-type="string">
            <text:p>1ADF001F</text:p>
          </table:table-cell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table:formula="of:=IF([.C264]=[.C2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34">
            <text:p>2134</text:p>
          </table:table-cell>
          <table:table-cell office:value-type="string">
            <text:p>1ADF001F</text:p>
          </table:table-cell>
          <table:table-cell office:value-type="float" office:value="949">
            <text:p>949</text:p>
          </table:table-cell>
          <table:table-cell office:value-type="float" office:value="2">
            <text:p>2</text:p>
          </table:table-cell>
          <table:table-cell table:formula="of:=IF([.C265]=[.C2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95">
            <text:p>1195</text:p>
          </table:table-cell>
          <table:table-cell office:value-type="string">
            <text:p>1ADF0020</text:p>
          </table:table-cell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 table:formula="of:=IF([.C266]=[.C2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97">
            <text:p>1197</text:p>
          </table:table-cell>
          <table:table-cell office:value-type="string">
            <text:p>1ADF0021</text:p>
          </table:table-cell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 table:formula="of:=IF([.C267]=[.C2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98">
            <text:p>1198</text:p>
          </table:table-cell>
          <table:table-cell office:value-type="string">
            <text:p>1ADF0022</text:p>
          </table:table-cell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table:formula="of:=IF([.C268]=[.C2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00">
            <text:p>1200</text:p>
          </table:table-cell>
          <table:table-cell office:value-type="string">
            <text:p>1ADF0023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table:formula="of:=IF([.C269]=[.C2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02">
            <text:p>1202</text:p>
          </table:table-cell>
          <table:table-cell office:value-type="string">
            <text:p>1ADF0024</text:p>
          </table:table-cell>
          <table:table-cell office:value-type="float" office:value="1104">
            <text:p>1104</text:p>
          </table:table-cell>
          <table:table-cell office:value-type="float" office:value="1">
            <text:p>1</text:p>
          </table:table-cell>
          <table:table-cell table:formula="of:=IF([.C270]=[.C2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12">
            <text:p>1212</text:p>
          </table:table-cell>
          <table:table-cell office:value-type="string">
            <text:p>1ADF0026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table:formula="of:=IF([.C271]=[.C2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13">
            <text:p>1213</text:p>
          </table:table-cell>
          <table:table-cell office:value-type="string">
            <text:p>1ADF0027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table:formula="of:=IF([.C272]=[.C2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36">
            <text:p>1236</text:p>
          </table:table-cell>
          <table:table-cell office:value-type="string">
            <text:p>1ADF0028</text:p>
          </table:table-cell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table:formula="of:=IF([.C273]=[.C2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67">
            <text:p>1267</text:p>
          </table:table-cell>
          <table:table-cell office:value-type="string">
            <text:p>1ADF0029</text:p>
          </table:table-cell>
          <table:table-cell office:value-type="float" office:value="1258">
            <text:p>1258</text:p>
          </table:table-cell>
          <table:table-cell office:value-type="float" office:value="1">
            <text:p>1</text:p>
          </table:table-cell>
          <table:table-cell table:formula="of:=IF([.C274]=[.C2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308">
            <text:p>1308</text:p>
          </table:table-cell>
          <table:table-cell office:value-type="string">
            <text:p>1ADF002A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table:formula="of:=IF([.C275]=[.C2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329">
            <text:p>1329</text:p>
          </table:table-cell>
          <table:table-cell office:value-type="string">
            <text:p>1ADF002B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table:formula="of:=IF([.C276]=[.C2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358">
            <text:p>1358</text:p>
          </table:table-cell>
          <table:table-cell office:value-type="string">
            <text:p>1ADF002C</text:p>
          </table:table-cell>
          <table:table-cell office:value-type="float" office:value="1349">
            <text:p>1349</text:p>
          </table:table-cell>
          <table:table-cell office:value-type="float" office:value="1">
            <text:p>1</text:p>
          </table:table-cell>
          <table:table-cell table:formula="of:=IF([.C277]=[.C2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388">
            <text:p>1388</text:p>
          </table:table-cell>
          <table:table-cell office:value-type="string">
            <text:p>1ADF002D</text:p>
          </table:table-cell>
          <table:table-cell office:value-type="float" office:value="1379">
            <text:p>1379</text:p>
          </table:table-cell>
          <table:table-cell office:value-type="float" office:value="1">
            <text:p>1</text:p>
          </table:table-cell>
          <table:table-cell table:formula="of:=IF([.C278]=[.C2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48">
            <text:p>1448</text:p>
          </table:table-cell>
          <table:table-cell office:value-type="string">
            <text:p>1ADF002E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table:formula="of:=IF([.C279]=[.C2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10">
            <text:p>1910</text:p>
          </table:table-cell>
          <table:table-cell office:value-type="string">
            <text:p>1ADF002E</text:p>
          </table:table-cell>
          <table:table-cell office:value-type="float" office:value="1410">
            <text:p>1410</text:p>
          </table:table-cell>
          <table:table-cell office:value-type="float" office:value="2">
            <text:p>2</text:p>
          </table:table-cell>
          <table:table-cell table:formula="of:=IF([.C280]=[.C2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07">
            <text:p>1507</text:p>
          </table:table-cell>
          <table:table-cell office:value-type="string">
            <text:p>1ADF0030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table:formula="of:=IF([.C281]=[.C2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14">
            <text:p>1514</text:p>
          </table:table-cell>
          <table:table-cell office:value-type="string">
            <text:p>1ADF0031</text:p>
          </table:table-cell>
          <table:table-cell office:value-type="float" office:value="1501">
            <text:p>1501</text:p>
          </table:table-cell>
          <table:table-cell office:value-type="float" office:value="1">
            <text:p>1</text:p>
          </table:table-cell>
          <table:table-cell table:formula="of:=IF([.C282]=[.C2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69">
            <text:p>1569</text:p>
          </table:table-cell>
          <table:table-cell office:value-type="string">
            <text:p>1ADF0032</text:p>
          </table:table-cell>
          <table:table-cell office:value-type="float" office:value="1531">
            <text:p>1531</text:p>
          </table:table-cell>
          <table:table-cell office:value-type="float" office:value="1">
            <text:p>1</text:p>
          </table:table-cell>
          <table:table-cell table:formula="of:=IF([.C283]=[.C2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71">
            <text:p>1571</text:p>
          </table:table-cell>
          <table:table-cell office:value-type="string">
            <text:p>1ADF0033</text:p>
          </table:table-cell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table:formula="of:=IF([.C284]=[.C2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610">
            <text:p>1610</text:p>
          </table:table-cell>
          <table:table-cell office:value-type="string">
            <text:p>1ADF0034</text:p>
          </table:table-cell>
          <table:table-cell office:value-type="float" office:value="1591">
            <text:p>1591</text:p>
          </table:table-cell>
          <table:table-cell office:value-type="float" office:value="1">
            <text:p>1</text:p>
          </table:table-cell>
          <table:table-cell table:formula="of:=IF([.C285]=[.C2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631">
            <text:p>1631</text:p>
          </table:table-cell>
          <table:table-cell office:value-type="string">
            <text:p>1ADF0035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table:formula="of:=IF([.C286]=[.C2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3">
            <text:p>2443</text:p>
          </table:table-cell>
          <table:table-cell office:value-type="string">
            <text:p>1ADF0037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table:formula="of:=IF([.C287]=[.C2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20">
            <text:p>2020</text:p>
          </table:table-cell>
          <table:table-cell office:value-type="string">
            <text:p>1ADF0038</text:p>
          </table:table-cell>
          <table:table-cell office:value-type="float" office:value="1713">
            <text:p>1713</text:p>
          </table:table-cell>
          <table:table-cell office:value-type="float" office:value="1">
            <text:p>1</text:p>
          </table:table-cell>
          <table:table-cell table:formula="of:=IF([.C288]=[.C2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22">
            <text:p>2022</text:p>
          </table:table-cell>
          <table:table-cell office:value-type="string">
            <text:p>1ADF0039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 table:formula="of:=IF([.C289]=[.C2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61">
            <text:p>2461</text:p>
          </table:table-cell>
          <table:table-cell office:value-type="string">
            <text:p>1ADF003A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formula="of:=IF([.C290]=[.C2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25">
            <text:p>2525</text:p>
          </table:table-cell>
          <table:table-cell office:value-type="string">
            <text:p>1ADF003A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table:formula="of:=IF([.C291]=[.C2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6">
            <text:p>2476</text:p>
          </table:table-cell>
          <table:table-cell office:value-type="string">
            <text:p>1ADF003B</text:p>
          </table:table-cell>
          <table:table-cell office:value-type="float" office:value="1805">
            <text:p>1805</text:p>
          </table:table-cell>
          <table:table-cell office:value-type="float" office:value="1">
            <text:p>1</text:p>
          </table:table-cell>
          <table:table-cell table:formula="of:=IF([.C292]=[.C2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02">
            <text:p>4102</text:p>
          </table:table-cell>
          <table:table-cell office:value-type="string">
            <text:p>1ADF003B</text:p>
          </table:table-cell>
          <table:table-cell office:value-type="float" office:value="1805">
            <text:p>1805</text:p>
          </table:table-cell>
          <table:table-cell office:value-type="float" office:value="2">
            <text:p>2</text:p>
          </table:table-cell>
          <table:table-cell table:formula="of:=IF([.C293]=[.C2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8">
            <text:p>2478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1">
            <text:p>1</text:p>
          </table:table-cell>
          <table:table-cell table:formula="of:=IF([.C294]=[.C2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51">
            <text:p>2551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2">
            <text:p>2</text:p>
          </table:table-cell>
          <table:table-cell table:formula="of:=IF([.C295]=[.C2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56">
            <text:p>3756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table:formula="of:=IF([.C296]=[.C2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14">
            <text:p>4114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2">
            <text:p>2</text:p>
          </table:table-cell>
          <table:table-cell table:formula="of:=IF([.C297]=[.C29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582">
            <text:p>4582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table:formula="of:=IF([.C298]=[.C2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93">
            <text:p>2493</text:p>
          </table:table-cell>
          <table:table-cell office:value-type="string">
            <text:p>1ADF003D</text:p>
          </table:table-cell>
          <table:table-cell office:value-type="float" office:value="1865">
            <text:p>1865</text:p>
          </table:table-cell>
          <table:table-cell office:value-type="float" office:value="1">
            <text:p>1</text:p>
          </table:table-cell>
          <table:table-cell table:formula="of:=IF([.C299]=[.C3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25">
            <text:p>2825</text:p>
          </table:table-cell>
          <table:table-cell office:value-type="string">
            <text:p>1ADF003D</text:p>
          </table:table-cell>
          <table:table-cell office:value-type="float" office:value="1865">
            <text:p>1865</text:p>
          </table:table-cell>
          <table:table-cell office:value-type="float" office:value="2">
            <text:p>2</text:p>
          </table:table-cell>
          <table:table-cell table:formula="of:=IF([.C300]=[.C3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67">
            <text:p>2567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2">
            <text:p>2</text:p>
          </table:table-cell>
          <table:table-cell table:formula="of:=IF([.C301]=[.C3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04">
            <text:p>2904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table:formula="of:=IF([.C302]=[.C3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22">
            <text:p>3622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3">
            <text:p>3</text:p>
          </table:table-cell>
          <table:table-cell table:formula="of:=IF([.C303]=[.C3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40">
            <text:p>3740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4">
            <text:p>4</text:p>
          </table:table-cell>
          <table:table-cell table:formula="of:=IF([.C304]=[.C3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08">
            <text:p>2508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table:formula="of:=IF([.C305]=[.C30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40">
            <text:p>3640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3">
            <text:p>3</text:p>
          </table:table-cell>
          <table:table-cell table:formula="of:=IF([.C306]=[.C3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2">
            <text:p>4162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3">
            <text:p>3</text:p>
          </table:table-cell>
          <table:table-cell table:formula="of:=IF([.C307]=[.C30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15">
            <text:p>4415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5">
            <text:p>5</text:p>
          </table:table-cell>
          <table:table-cell table:formula="of:=IF([.C308]=[.C3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76">
            <text:p>2576</text:p>
          </table:table-cell>
          <table:table-cell office:value-type="string">
            <text:p>1ADF0040</text:p>
          </table:table-cell>
          <table:table-cell office:value-type="float" office:value="1956">
            <text:p>1956</text:p>
          </table:table-cell>
          <table:table-cell office:value-type="float" office:value="2">
            <text:p>2</text:p>
          </table:table-cell>
          <table:table-cell table:formula="of:=IF([.C309]=[.C31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80">
            <text:p>4080</text:p>
          </table:table-cell>
          <table:table-cell office:value-type="string">
            <text:p>1ADF0040</text:p>
          </table:table-cell>
          <table:table-cell office:value-type="float" office:value="1956">
            <text:p>1956</text:p>
          </table:table-cell>
          <table:table-cell office:value-type="float" office:value="2">
            <text:p>2</text:p>
          </table:table-cell>
          <table:table-cell table:formula="of:=IF([.C310]=[.C3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7">
            <text:p>2587</text:p>
          </table:table-cell>
          <table:table-cell office:value-type="string">
            <text:p>1ADF0041</text:p>
          </table:table-cell>
          <table:table-cell office:value-type="float" office:value="1986">
            <text:p>1986</text:p>
          </table:table-cell>
          <table:table-cell office:value-type="float" office:value="2">
            <text:p>2</text:p>
          </table:table-cell>
          <table:table-cell table:formula="of:=IF([.C311]=[.C3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55">
            <text:p>2455</text:p>
          </table:table-cell>
          <table:table-cell office:value-type="string">
            <text:p>1ADF0042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table:formula="of:=IF([.C312]=[.C3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81">
            <text:p>2481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table:formula="of:=IF([.C313]=[.C3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44">
            <text:p>2944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table:formula="of:=IF([.C314]=[.C3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93">
            <text:p>3793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table:formula="of:=IF([.C315]=[.C3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87">
            <text:p>3287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table:formula="of:=IF([.C316]=[.C3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03">
            <text:p>2803</text:p>
          </table:table-cell>
          <table:table-cell office:value-type="string">
            <text:p>1ADF0044</text:p>
          </table:table-cell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table:formula="of:=IF([.C317]=[.C3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60">
            <text:p>4460</text:p>
          </table:table-cell>
          <table:table-cell office:value-type="string">
            <text:p>1ADF0045</text:p>
          </table:table-cell>
          <table:table-cell office:value-type="float" office:value="2109">
            <text:p>2109</text:p>
          </table:table-cell>
          <table:table-cell office:value-type="float" office:value="2">
            <text:p>2</text:p>
          </table:table-cell>
          <table:table-cell table:formula="of:=IF([.C318]=[.C31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07">
            <text:p>2807</text:p>
          </table:table-cell>
          <table:table-cell office:value-type="string">
            <text:p>1ADF0045</text:p>
          </table:table-cell>
          <table:table-cell office:value-type="float" office:value="2109">
            <text:p>2109</text:p>
          </table:table-cell>
          <table:table-cell office:value-type="float" office:value="2">
            <text:p>2</text:p>
          </table:table-cell>
          <table:table-cell table:formula="of:=IF([.C319]=[.C3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63">
            <text:p>2463</text:p>
          </table:table-cell>
          <table:table-cell office:value-type="string">
            <text:p>1ADF0046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table:formula="of:=IF([.C320]=[.C3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96">
            <text:p>2496</text:p>
          </table:table-cell>
          <table:table-cell office:value-type="string">
            <text:p>1ADF0047</text:p>
          </table:table-cell>
          <table:table-cell office:value-type="float" office:value="2170">
            <text:p>2170</text:p>
          </table:table-cell>
          <table:table-cell office:value-type="float" office:value="1">
            <text:p>1</text:p>
          </table:table-cell>
          <table:table-cell table:formula="of:=IF([.C321]=[.C3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15">
            <text:p>2915</text:p>
          </table:table-cell>
          <table:table-cell office:value-type="string">
            <text:p>1ADF0048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table:formula="of:=IF([.C322]=[.C3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08">
            <text:p>2808</text:p>
          </table:table-cell>
          <table:table-cell office:value-type="string">
            <text:p>1ADF0049</text:p>
          </table:table-cell>
          <table:table-cell office:value-type="float" office:value="2230">
            <text:p>2230</text:p>
          </table:table-cell>
          <table:table-cell office:value-type="float" office:value="1">
            <text:p>1</text:p>
          </table:table-cell>
          <table:table-cell table:formula="of:=IF([.C323]=[.C3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14">
            <text:p>2814</text:p>
          </table:table-cell>
          <table:table-cell office:value-type="string">
            <text:p>1ADF004A</text:p>
          </table:table-cell>
          <table:table-cell office:value-type="float" office:value="2260">
            <text:p>2260</text:p>
          </table:table-cell>
          <table:table-cell office:value-type="float" office:value="1">
            <text:p>1</text:p>
          </table:table-cell>
          <table:table-cell table:formula="of:=IF([.C324]=[.C3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04">
            <text:p>3104</text:p>
          </table:table-cell>
          <table:table-cell office:value-type="string">
            <text:p>1ADF004B</text:p>
          </table:table-cell>
          <table:table-cell office:value-type="float" office:value="2291">
            <text:p>2291</text:p>
          </table:table-cell>
          <table:table-cell office:value-type="float" office:value="1">
            <text:p>1</text:p>
          </table:table-cell>
          <table:table-cell table:formula="of:=IF([.C325]=[.C3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0">
            <text:p>2830</text:p>
          </table:table-cell>
          <table:table-cell office:value-type="string">
            <text:p>1ADF004C</text:p>
          </table:table-cell>
          <table:table-cell office:value-type="float" office:value="2321">
            <text:p>2321</text:p>
          </table:table-cell>
          <table:table-cell office:value-type="float" office:value="1">
            <text:p>1</text:p>
          </table:table-cell>
          <table:table-cell table:formula="of:=IF([.C326]=[.C3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4">
            <text:p>2834</text:p>
          </table:table-cell>
          <table:table-cell office:value-type="string">
            <text:p>1ADF004D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table:formula="of:=IF([.C327]=[.C3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45">
            <text:p>2845</text:p>
          </table:table-cell>
          <table:table-cell office:value-type="string">
            <text:p>1ADF004E</text:p>
          </table:table-cell>
          <table:table-cell office:value-type="float" office:value="2382">
            <text:p>2382</text:p>
          </table:table-cell>
          <table:table-cell office:value-type="float" office:value="1">
            <text:p>1</text:p>
          </table:table-cell>
          <table:table-cell table:formula="of:=IF([.C328]=[.C3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88">
            <text:p>2888</text:p>
          </table:table-cell>
          <table:table-cell office:value-type="string">
            <text:p>1ADF004F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table:formula="of:=IF([.C329]=[.C3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99">
            <text:p>2899</text:p>
          </table:table-cell>
          <table:table-cell office:value-type="string">
            <text:p>1ADF0050</text:p>
          </table:table-cell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table:formula="of:=IF([.C330]=[.C3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02">
            <text:p>2902</text:p>
          </table:table-cell>
          <table:table-cell office:value-type="string">
            <text:p>1ADF0051</text:p>
          </table:table-cell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  <table:table-cell table:formula="of:=IF([.C331]=[.C3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14">
            <text:p>2914</text:p>
          </table:table-cell>
          <table:table-cell office:value-type="string">
            <text:p>1ADF0052</text:p>
          </table:table-cell>
          <table:table-cell office:value-type="float" office:value="2506">
            <text:p>2506</text:p>
          </table:table-cell>
          <table:table-cell office:value-type="float" office:value="1">
            <text:p>1</text:p>
          </table:table-cell>
          <table:table-cell table:formula="of:=IF([.C332]=[.C3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35">
            <text:p>2935</text:p>
          </table:table-cell>
          <table:table-cell office:value-type="string">
            <text:p>1ADF0053</text:p>
          </table:table-cell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table:formula="of:=IF([.C333]=[.C3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53">
            <text:p>2953</text:p>
          </table:table-cell>
          <table:table-cell office:value-type="string">
            <text:p>1ADF0054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table:formula="of:=IF([.C334]=[.C3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58">
            <text:p>4058</text:p>
          </table:table-cell>
          <table:table-cell office:value-type="string">
            <text:p>1ADF0055</text:p>
          </table:table-cell>
          <table:table-cell office:value-type="float" office:value="2597">
            <text:p>2597</text:p>
          </table:table-cell>
          <table:table-cell office:value-type="float" office:value="2">
            <text:p>2</text:p>
          </table:table-cell>
          <table:table-cell table:formula="of:=IF([.C335]=[.C3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75">
            <text:p>3175</text:p>
          </table:table-cell>
          <table:table-cell office:value-type="string">
            <text:p>1ADF0055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table:formula="of:=IF([.C336]=[.C33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37">
            <text:p>3937</text:p>
          </table:table-cell>
          <table:table-cell office:value-type="string">
            <text:p>1ADF0055</text:p>
          </table:table-cell>
          <table:table-cell office:value-type="float" office:value="2597">
            <text:p>2597</text:p>
          </table:table-cell>
          <table:table-cell office:value-type="float" office:value="3">
            <text:p>3</text:p>
          </table:table-cell>
          <table:table-cell table:formula="of:=IF([.C337]=[.C3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80">
            <text:p>3180</text:p>
          </table:table-cell>
          <table:table-cell office:value-type="string">
            <text:p>1ADF0056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table:formula="of:=IF([.C338]=[.C3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79">
            <text:p>4579</text:p>
          </table:table-cell>
          <table:table-cell office:value-type="string">
            <text:p>1ADF0057</text:p>
          </table:table-cell>
          <table:table-cell office:value-type="float" office:value="2659">
            <text:p>2659</text:p>
          </table:table-cell>
          <table:table-cell office:value-type="float" office:value="2">
            <text:p>2</text:p>
          </table:table-cell>
          <table:table-cell table:formula="of:=IF([.C339]=[.C3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81">
            <text:p>3181</text:p>
          </table:table-cell>
          <table:table-cell office:value-type="string">
            <text:p>1ADF0057</text:p>
          </table:table-cell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 table:formula="of:=IF([.C340]=[.C3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88">
            <text:p>4788</text:p>
          </table:table-cell>
          <table:table-cell office:value-type="string">
            <text:p>1ADF0057</text:p>
          </table:table-cell>
          <table:table-cell office:value-type="float" office:value="2659">
            <text:p>2659</text:p>
          </table:table-cell>
          <table:table-cell office:value-type="float" office:value="3">
            <text:p>3</text:p>
          </table:table-cell>
          <table:table-cell table:formula="of:=IF([.C341]=[.C3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87">
            <text:p>3187</text:p>
          </table:table-cell>
          <table:table-cell office:value-type="string">
            <text:p>1ADF0058</text:p>
          </table:table-cell>
          <table:table-cell office:value-type="float" office:value="2690">
            <text:p>2690</text:p>
          </table:table-cell>
          <table:table-cell office:value-type="float" office:value="1">
            <text:p>1</text:p>
          </table:table-cell>
          <table:table-cell table:formula="of:=IF([.C342]=[.C3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88">
            <text:p>3188</text:p>
          </table:table-cell>
          <table:table-cell office:value-type="string">
            <text:p>1ADF0059</text:p>
          </table:table-cell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 table:formula="of:=IF([.C343]=[.C3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00">
            <text:p>3200</text:p>
          </table:table-cell>
          <table:table-cell office:value-type="string">
            <text:p>1ADF005A</text:p>
          </table:table-cell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 table:formula="of:=IF([.C344]=[.C3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62">
            <text:p>4262</text:p>
          </table:table-cell>
          <table:table-cell office:value-type="string">
            <text:p>1ADF005B</text:p>
          </table:table-cell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 table:formula="of:=IF([.C345]=[.C3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92">
            <text:p>4292</text:p>
          </table:table-cell>
          <table:table-cell office:value-type="string">
            <text:p>1ADF005C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table:formula="of:=IF([.C346]=[.C3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77">
            <text:p>4877</text:p>
          </table:table-cell>
          <table:table-cell office:value-type="string">
            <text:p>1ADF005C</text:p>
          </table:table-cell>
          <table:table-cell office:value-type="float" office:value="2813">
            <text:p>2813</text:p>
          </table:table-cell>
          <table:table-cell office:value-type="float" office:value="4">
            <text:p>4</text:p>
          </table:table-cell>
          <table:table-cell table:formula="of:=IF([.C347]=[.C3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08">
            <text:p>3108</text:p>
          </table:table-cell>
          <table:table-cell office:value-type="string">
            <text:p>1ADF005D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table:formula="of:=IF([.C348]=[.C3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3">
            <text:p>3123</text:p>
          </table:table-cell>
          <table:table-cell office:value-type="string">
            <text:p>1ADF005E</text:p>
          </table:table-cell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 table:formula="of:=IF([.C349]=[.C3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6">
            <text:p>3126</text:p>
          </table:table-cell>
          <table:table-cell office:value-type="string">
            <text:p>1ADF005F</text:p>
          </table:table-cell>
          <table:table-cell office:value-type="float" office:value="2904">
            <text:p>2904</text:p>
          </table:table-cell>
          <table:table-cell office:value-type="float" office:value="1">
            <text:p>1</text:p>
          </table:table-cell>
          <table:table-cell table:formula="of:=IF([.C350]=[.C3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7">
            <text:p>3127</text:p>
          </table:table-cell>
          <table:table-cell office:value-type="string">
            <text:p>1ADF0060</text:p>
          </table:table-cell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 table:formula="of:=IF([.C351]=[.C3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8">
            <text:p>3128</text:p>
          </table:table-cell>
          <table:table-cell office:value-type="string">
            <text:p>1ADF0061</text:p>
          </table:table-cell>
          <table:table-cell office:value-type="float" office:value="2964">
            <text:p>2964</text:p>
          </table:table-cell>
          <table:table-cell office:value-type="float" office:value="1">
            <text:p>1</text:p>
          </table:table-cell>
          <table:table-cell table:formula="of:=IF([.C352]=[.C3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31">
            <text:p>3131</text:p>
          </table:table-cell>
          <table:table-cell office:value-type="string">
            <text:p>1ADF0062</text:p>
          </table:table-cell>
          <table:table-cell office:value-type="float" office:value="2995">
            <text:p>2995</text:p>
          </table:table-cell>
          <table:table-cell office:value-type="float" office:value="1">
            <text:p>1</text:p>
          </table:table-cell>
          <table:table-cell table:formula="of:=IF([.C353]=[.C3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58">
            <text:p>3158</text:p>
          </table:table-cell>
          <table:table-cell office:value-type="string">
            <text:p>1ADF0063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table:formula="of:=IF([.C354]=[.C3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93">
            <text:p>3193</text:p>
          </table:table-cell>
          <table:table-cell office:value-type="string">
            <text:p>1ADF0064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table:formula="of:=IF([.C355]=[.C3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95">
            <text:p>3695</text:p>
          </table:table-cell>
          <table:table-cell office:value-type="string">
            <text:p>1ADF0065</text:p>
          </table:table-cell>
          <table:table-cell office:value-type="float" office:value="3085">
            <text:p>3085</text:p>
          </table:table-cell>
          <table:table-cell office:value-type="float" office:value="2">
            <text:p>2</text:p>
          </table:table-cell>
          <table:table-cell table:formula="of:=IF([.C356]=[.C3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09">
            <text:p>3609</text:p>
          </table:table-cell>
          <table:table-cell office:value-type="string">
            <text:p>1ADF0066</text:p>
          </table:table-cell>
          <table:table-cell office:value-type="float" office:value="3116">
            <text:p>3116</text:p>
          </table:table-cell>
          <table:table-cell office:value-type="float" office:value="1">
            <text:p>1</text:p>
          </table:table-cell>
          <table:table-cell table:formula="of:=IF([.C357]=[.C3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97">
            <text:p>4197</text:p>
          </table:table-cell>
          <table:table-cell office:value-type="string">
            <text:p>1ADF0067</text:p>
          </table:table-cell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table:formula="of:=IF([.C358]=[.C3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99">
            <text:p>4199</text:p>
          </table:table-cell>
          <table:table-cell office:value-type="string">
            <text:p>1ADF0068</text:p>
          </table:table-cell>
          <table:table-cell office:value-type="float" office:value="3176">
            <text:p>3176</text:p>
          </table:table-cell>
          <table:table-cell office:value-type="float" office:value="1">
            <text:p>1</text:p>
          </table:table-cell>
          <table:table-cell table:formula="of:=IF([.C359]=[.C3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76">
            <text:p>4876</text:p>
          </table:table-cell>
          <table:table-cell office:value-type="string">
            <text:p>1ADF0068</text:p>
          </table:table-cell>
          <table:table-cell office:value-type="float" office:value="3176">
            <text:p>3176</text:p>
          </table:table-cell>
          <table:table-cell office:value-type="float" office:value="3">
            <text:p>3</text:p>
          </table:table-cell>
          <table:table-cell table:formula="of:=IF([.C360]=[.C3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1">
            <text:p>5121</text:p>
          </table:table-cell>
          <table:table-cell office:value-type="string">
            <text:p>1ADF006A</text:p>
          </table:table-cell>
          <table:table-cell office:value-type="float" office:value="3236">
            <text:p>3236</text:p>
          </table:table-cell>
          <table:table-cell office:value-type="float" office:value="3">
            <text:p>3</text:p>
          </table:table-cell>
          <table:table-cell table:formula="of:=IF([.C361]=[.C3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7">
            <text:p>3587</text:p>
          </table:table-cell>
          <table:table-cell office:value-type="string">
            <text:p>1ADF006B</text:p>
          </table:table-cell>
          <table:table-cell office:value-type="float" office:value="3266">
            <text:p>3266</text:p>
          </table:table-cell>
          <table:table-cell office:value-type="float" office:value="1">
            <text:p>1</text:p>
          </table:table-cell>
          <table:table-cell table:formula="of:=IF([.C362]=[.C3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9">
            <text:p>3619</text:p>
          </table:table-cell>
          <table:table-cell office:value-type="string">
            <text:p>1ADF006C</text:p>
          </table:table-cell>
          <table:table-cell office:value-type="float" office:value="3296">
            <text:p>3296</text:p>
          </table:table-cell>
          <table:table-cell office:value-type="float" office:value="1">
            <text:p>1</text:p>
          </table:table-cell>
          <table:table-cell table:formula="of:=IF([.C363]=[.C3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46">
            <text:p>3646</text:p>
          </table:table-cell>
          <table:table-cell office:value-type="string">
            <text:p>1ADF006D</text:p>
          </table:table-cell>
          <table:table-cell office:value-type="float" office:value="3327">
            <text:p>3327</text:p>
          </table:table-cell>
          <table:table-cell office:value-type="float" office:value="1">
            <text:p>1</text:p>
          </table:table-cell>
          <table:table-cell table:formula="of:=IF([.C364]=[.C3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9">
            <text:p>4249</text:p>
          </table:table-cell>
          <table:table-cell office:value-type="string">
            <text:p>1ADF006E</text:p>
          </table:table-cell>
          <table:table-cell office:value-type="float" office:value="3358">
            <text:p>3358</text:p>
          </table:table-cell>
          <table:table-cell office:value-type="float" office:value="1">
            <text:p>1</text:p>
          </table:table-cell>
          <table:table-cell table:formula="of:=IF([.C365]=[.C3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6">
            <text:p>5066</text:p>
          </table:table-cell>
          <table:table-cell office:value-type="string">
            <text:p>1ADF006F</text:p>
          </table:table-cell>
          <table:table-cell office:value-type="float" office:value="3388">
            <text:p>3388</text:p>
          </table:table-cell>
          <table:table-cell office:value-type="float" office:value="2">
            <text:p>2</text:p>
          </table:table-cell>
          <table:table-cell table:formula="of:=IF([.C366]=[.C3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82">
            <text:p>4682</text:p>
          </table:table-cell>
          <table:table-cell office:value-type="string">
            <text:p>1ADF006F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table:formula="of:=IF([.C367]=[.C3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2">
            <text:p>4432</text:p>
          </table:table-cell>
          <table:table-cell office:value-type="string">
            <text:p>1ADF0070</text:p>
          </table:table-cell>
          <table:table-cell office:value-type="float" office:value="3418">
            <text:p>3418</text:p>
          </table:table-cell>
          <table:table-cell office:value-type="float" office:value="1">
            <text:p>1</text:p>
          </table:table-cell>
          <table:table-cell table:formula="of:=IF([.C368]=[.C3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45">
            <text:p>4745</text:p>
          </table:table-cell>
          <table:table-cell office:value-type="string">
            <text:p>1ADF0071</text:p>
          </table:table-cell>
          <table:table-cell office:value-type="float" office:value="3448">
            <text:p>3448</text:p>
          </table:table-cell>
          <table:table-cell office:value-type="float" office:value="1">
            <text:p>1</text:p>
          </table:table-cell>
          <table:table-cell table:formula="of:=IF([.C369]=[.C3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66">
            <text:p>5166</text:p>
          </table:table-cell>
          <table:table-cell office:value-type="string">
            <text:p>1ADF0072</text:p>
          </table:table-cell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formula="of:=IF([.C370]=[.C3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58">
            <text:p>4158</text:p>
          </table:table-cell>
          <table:table-cell office:value-type="string">
            <text:p>1ADF0077</text:p>
          </table:table-cell>
          <table:table-cell office:value-type="float" office:value="3628">
            <text:p>3628</text:p>
          </table:table-cell>
          <table:table-cell office:value-type="float" office:value="1">
            <text:p>1</text:p>
          </table:table-cell>
          <table:table-cell table:formula="of:=IF([.C371]=[.C3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93">
            <text:p>4193</text:p>
          </table:table-cell>
          <table:table-cell office:value-type="string">
            <text:p>1ADF0078</text:p>
          </table:table-cell>
          <table:table-cell office:value-type="float" office:value="3658">
            <text:p>3658</text:p>
          </table:table-cell>
          <table:table-cell office:value-type="float" office:value="1">
            <text:p>1</text:p>
          </table:table-cell>
          <table:table-cell table:formula="of:=IF([.C372]=[.C3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13">
            <text:p>5013</text:p>
          </table:table-cell>
          <table:table-cell office:value-type="string">
            <text:p>1ADF007A</text:p>
          </table:table-cell>
          <table:table-cell office:value-type="float" office:value="3719">
            <text:p>3719</text:p>
          </table:table-cell>
          <table:table-cell office:value-type="float" office:value="2">
            <text:p>2</text:p>
          </table:table-cell>
          <table:table-cell table:formula="of:=IF([.C373]=[.C3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593">
            <text:p>4593</text:p>
          </table:table-cell>
          <table:table-cell office:value-type="string">
            <text:p>1ADF007A</text:p>
          </table:table-cell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 table:formula="of:=IF([.C374]=[.C3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2">
            <text:p>4272</text:p>
          </table:table-cell>
          <table:table-cell office:value-type="string">
            <text:p>1ADF007E</text:p>
          </table:table-cell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table:formula="of:=IF([.C375]=[.C3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5">
            <text:p>4275</text:p>
          </table:table-cell>
          <table:table-cell office:value-type="string">
            <text:p>1ADF007F</text:p>
          </table:table-cell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 table:formula="of:=IF([.C376]=[.C3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2">
            <text:p>4282</text:p>
          </table:table-cell>
          <table:table-cell office:value-type="string">
            <text:p>1ADF0080</text:p>
          </table:table-cell>
          <table:table-cell office:value-type="float" office:value="3901">
            <text:p>3901</text:p>
          </table:table-cell>
          <table:table-cell office:value-type="float" office:value="1">
            <text:p>1</text:p>
          </table:table-cell>
          <table:table-cell table:formula="of:=IF([.C377]=[.C3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70">
            <text:p>4670</text:p>
          </table:table-cell>
          <table:table-cell office:value-type="string">
            <text:p>1ADF0081</text:p>
          </table:table-cell>
          <table:table-cell office:value-type="float" office:value="3931">
            <text:p>3931</text:p>
          </table:table-cell>
          <table:table-cell office:value-type="float" office:value="1">
            <text:p>1</text:p>
          </table:table-cell>
          <table:table-cell table:formula="of:=IF([.C378]=[.C3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5">
            <text:p>5065</text:p>
          </table:table-cell>
          <table:table-cell office:value-type="string">
            <text:p>1ADF0082</text:p>
          </table:table-cell>
          <table:table-cell office:value-type="float" office:value="3961">
            <text:p>3961</text:p>
          </table:table-cell>
          <table:table-cell office:value-type="float" office:value="2">
            <text:p>2</text:p>
          </table:table-cell>
          <table:table-cell table:formula="of:=IF([.C379]=[.C3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71">
            <text:p>4671</text:p>
          </table:table-cell>
          <table:table-cell office:value-type="string">
            <text:p>1ADF0082</text:p>
          </table:table-cell>
          <table:table-cell office:value-type="float" office:value="3961">
            <text:p>3961</text:p>
          </table:table-cell>
          <table:table-cell office:value-type="float" office:value="1">
            <text:p>1</text:p>
          </table:table-cell>
          <table:table-cell table:formula="of:=IF([.C380]=[.C3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84">
            <text:p>4684</text:p>
          </table:table-cell>
          <table:table-cell office:value-type="string">
            <text:p>1ADF0083</text:p>
          </table:table-cell>
          <table:table-cell office:value-type="float" office:value="3991">
            <text:p>3991</text:p>
          </table:table-cell>
          <table:table-cell office:value-type="float" office:value="1">
            <text:p>1</text:p>
          </table:table-cell>
          <table:table-cell table:formula="of:=IF([.C381]=[.C3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40">
            <text:p>4740</text:p>
          </table:table-cell>
          <table:table-cell office:value-type="string">
            <text:p>1ADF0084</text:p>
          </table:table-cell>
          <table:table-cell office:value-type="float" office:value="4022">
            <text:p>4022</text:p>
          </table:table-cell>
          <table:table-cell office:value-type="float" office:value="1">
            <text:p>1</text:p>
          </table:table-cell>
          <table:table-cell table:formula="of:=IF([.C382]=[.C3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07">
            <text:p>4607</text:p>
          </table:table-cell>
          <table:table-cell office:value-type="string">
            <text:p>1ADF008A</text:p>
          </table:table-cell>
          <table:table-cell office:value-type="float" office:value="4204">
            <text:p>4204</text:p>
          </table:table-cell>
          <table:table-cell office:value-type="float" office:value="1">
            <text:p>1</text:p>
          </table:table-cell>
          <table:table-cell table:formula="of:=IF([.C383]=[.C3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5">
            <text:p>4625</text:p>
          </table:table-cell>
          <table:table-cell office:value-type="string">
            <text:p>1ADF008B</text:p>
          </table:table-cell>
          <table:table-cell office:value-type="float" office:value="4234">
            <text:p>4234</text:p>
          </table:table-cell>
          <table:table-cell office:value-type="float" office:value="1">
            <text:p>1</text:p>
          </table:table-cell>
          <table:table-cell table:formula="of:=IF([.C384]=[.C3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33">
            <text:p>4633</text:p>
          </table:table-cell>
          <table:table-cell office:value-type="string">
            <text:p>1ADF008C</text:p>
          </table:table-cell>
          <table:table-cell office:value-type="float" office:value="4264">
            <text:p>4264</text:p>
          </table:table-cell>
          <table:table-cell office:value-type="float" office:value="1">
            <text:p>1</text:p>
          </table:table-cell>
          <table:table-cell table:formula="of:=IF([.C385]=[.C3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80">
            <text:p>4680</text:p>
          </table:table-cell>
          <table:table-cell office:value-type="string">
            <text:p>1ADF008E</text:p>
          </table:table-cell>
          <table:table-cell office:value-type="float" office:value="4325">
            <text:p>4325</text:p>
          </table:table-cell>
          <table:table-cell office:value-type="float" office:value="1">
            <text:p>1</text:p>
          </table:table-cell>
          <table:table-cell table:formula="of:=IF([.C386]=[.C3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89">
            <text:p>4689</text:p>
          </table:table-cell>
          <table:table-cell office:value-type="string">
            <text:p>1ADF008F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table:formula="of:=IF([.C387]=[.C3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26">
            <text:p>4726</text:p>
          </table:table-cell>
          <table:table-cell office:value-type="string">
            <text:p>1ADF0090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table:formula="of:=IF([.C388]=[.C3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38">
            <text:p>4738</text:p>
          </table:table-cell>
          <table:table-cell office:value-type="string">
            <text:p>1ADF0091</text:p>
          </table:table-cell>
          <table:table-cell office:value-type="float" office:value="4416">
            <text:p>4416</text:p>
          </table:table-cell>
          <table:table-cell office:value-type="float" office:value="1">
            <text:p>1</text:p>
          </table:table-cell>
          <table:table-cell table:formula="of:=IF([.C389]=[.C3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42">
            <text:p>4742</text:p>
          </table:table-cell>
          <table:table-cell office:value-type="string">
            <text:p>1ADF0092</text:p>
          </table:table-cell>
          <table:table-cell office:value-type="float" office:value="4446">
            <text:p>4446</text:p>
          </table:table-cell>
          <table:table-cell office:value-type="float" office:value="1">
            <text:p>1</text:p>
          </table:table-cell>
          <table:table-cell table:formula="of:=IF([.C390]=[.C3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70">
            <text:p>4770</text:p>
          </table:table-cell>
          <table:table-cell office:value-type="string">
            <text:p>1ADF0093</text:p>
          </table:table-cell>
          <table:table-cell office:value-type="float" office:value="4476">
            <text:p>4476</text:p>
          </table:table-cell>
          <table:table-cell office:value-type="float" office:value="1">
            <text:p>1</text:p>
          </table:table-cell>
          <table:table-cell table:formula="of:=IF([.C391]=[.C3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5">
            <text:p>4805</text:p>
          </table:table-cell>
          <table:table-cell office:value-type="string">
            <text:p>1ADF0094</text:p>
          </table:table-cell>
          <table:table-cell office:value-type="float" office:value="4506">
            <text:p>4506</text:p>
          </table:table-cell>
          <table:table-cell office:value-type="float" office:value="1">
            <text:p>1</text:p>
          </table:table-cell>
          <table:table-cell table:formula="of:=IF([.C392]=[.C3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2">
            <text:p>4842</text:p>
          </table:table-cell>
          <table:table-cell office:value-type="string">
            <text:p>1ADF0096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table:formula="of:=IF([.C393]=[.C3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90">
            <text:p>4890</text:p>
          </table:table-cell>
          <table:table-cell office:value-type="string">
            <text:p>1ADF0097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table:formula="of:=IF([.C394]=[.C3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97">
            <text:p>4897</text:p>
          </table:table-cell>
          <table:table-cell office:value-type="string">
            <text:p>1ADF0097</text:p>
          </table:table-cell>
          <table:table-cell office:value-type="float" office:value="4597">
            <text:p>4597</text:p>
          </table:table-cell>
          <table:table-cell office:value-type="float" office:value="3">
            <text:p>3</text:p>
          </table:table-cell>
          <table:table-cell table:formula="of:=IF([.C395]=[.C3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8">
            <text:p>5128</text:p>
          </table:table-cell>
          <table:table-cell office:value-type="string">
            <text:p>1ADF0097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table:formula="of:=IF([.C396]=[.C3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59">
            <text:p>4859</text:p>
          </table:table-cell>
          <table:table-cell office:value-type="string">
            <text:p>1ADF0098</text:p>
          </table:table-cell>
          <table:table-cell office:value-type="float" office:value="4627">
            <text:p>4627</text:p>
          </table:table-cell>
          <table:table-cell office:value-type="float" office:value="1">
            <text:p>1</text:p>
          </table:table-cell>
          <table:table-cell table:formula="of:=IF([.C397]=[.C3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60">
            <text:p>4860</text:p>
          </table:table-cell>
          <table:table-cell office:value-type="string">
            <text:p>1ADF0099</text:p>
          </table:table-cell>
          <table:table-cell office:value-type="float" office:value="4657">
            <text:p>4657</text:p>
          </table:table-cell>
          <table:table-cell office:value-type="float" office:value="1">
            <text:p>1</text:p>
          </table:table-cell>
          <table:table-cell table:formula="of:=IF([.C398]=[.C3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91">
            <text:p>4891</text:p>
          </table:table-cell>
          <table:table-cell office:value-type="string">
            <text:p>1ADF009A</text:p>
          </table:table-cell>
          <table:table-cell office:value-type="float" office:value="4687">
            <text:p>4687</text:p>
          </table:table-cell>
          <table:table-cell office:value-type="float" office:value="1">
            <text:p>1</text:p>
          </table:table-cell>
          <table:table-cell table:formula="of:=IF([.C399]=[.C4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64">
            <text:p>4864</text:p>
          </table:table-cell>
          <table:table-cell office:value-type="string">
            <text:p>1ADF009B</text:p>
          </table:table-cell>
          <table:table-cell office:value-type="float" office:value="4717">
            <text:p>4717</text:p>
          </table:table-cell>
          <table:table-cell office:value-type="float" office:value="1">
            <text:p>1</text:p>
          </table:table-cell>
          <table:table-cell table:formula="of:=IF([.C400]=[.C4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66">
            <text:p>4866</text:p>
          </table:table-cell>
          <table:table-cell office:value-type="string">
            <text:p>1ADF009C</text:p>
          </table:table-cell>
          <table:table-cell office:value-type="float" office:value="4748">
            <text:p>4748</text:p>
          </table:table-cell>
          <table:table-cell office:value-type="float" office:value="1">
            <text:p>1</text:p>
          </table:table-cell>
          <table:table-cell table:formula="of:=IF([.C401]=[.C4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66">
            <text:p>4866</text:p>
          </table:table-cell>
          <table:table-cell office:value-type="string">
            <text:p>1ADF009D</text:p>
          </table:table-cell>
          <table:table-cell office:value-type="float" office:value="4778">
            <text:p>4778</text:p>
          </table:table-cell>
          <table:table-cell office:value-type="float" office:value="1">
            <text:p>1</text:p>
          </table:table-cell>
          <table:table-cell table:formula="of:=IF([.C402]=[.C4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72">
            <text:p>4872</text:p>
          </table:table-cell>
          <table:table-cell office:value-type="string">
            <text:p>1ADF009E</text:p>
          </table:table-cell>
          <table:table-cell office:value-type="float" office:value="4808">
            <text:p>4808</text:p>
          </table:table-cell>
          <table:table-cell office:value-type="float" office:value="1">
            <text:p>1</text:p>
          </table:table-cell>
          <table:table-cell table:formula="of:=IF([.C403]=[.C4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81">
            <text:p>4881</text:p>
          </table:table-cell>
          <table:table-cell office:value-type="string">
            <text:p>1ADF009F</text:p>
          </table:table-cell>
          <table:table-cell office:value-type="float" office:value="4838">
            <text:p>4838</text:p>
          </table:table-cell>
          <table:table-cell office:value-type="float" office:value="1">
            <text:p>1</text:p>
          </table:table-cell>
          <table:table-cell table:formula="of:=IF([.C404]=[.C4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92">
            <text:p>4892</text:p>
          </table:table-cell>
          <table:table-cell office:value-type="string">
            <text:p>1ADF00A0</text:p>
          </table:table-cell>
          <table:table-cell office:value-type="float" office:value="4868">
            <text:p>4868</text:p>
          </table:table-cell>
          <table:table-cell office:value-type="float" office:value="1">
            <text:p>1</text:p>
          </table:table-cell>
          <table:table-cell table:formula="of:=IF([.C405]=[.C4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26">
            <text:p>5026</text:p>
          </table:table-cell>
          <table:table-cell office:value-type="string">
            <text:p>1ADF00A1</text:p>
          </table:table-cell>
          <table:table-cell office:value-type="float" office:value="4898">
            <text:p>4898</text:p>
          </table:table-cell>
          <table:table-cell office:value-type="float" office:value="1">
            <text:p>1</text:p>
          </table:table-cell>
          <table:table-cell table:formula="of:=IF([.C406]=[.C4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9">
            <text:p>5069</text:p>
          </table:table-cell>
          <table:table-cell office:value-type="string">
            <text:p>1ADF00A1</text:p>
          </table:table-cell>
          <table:table-cell office:value-type="float" office:value="4898">
            <text:p>4898</text:p>
          </table:table-cell>
          <table:table-cell office:value-type="float" office:value="2">
            <text:p>2</text:p>
          </table:table-cell>
          <table:table-cell table:formula="of:=IF([.C407]=[.C4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15">
            <text:p>5015</text:p>
          </table:table-cell>
          <table:table-cell office:value-type="string">
            <text:p>1ADF00A2</text:p>
          </table:table-cell>
          <table:table-cell office:value-type="float" office:value="4929">
            <text:p>4929</text:p>
          </table:table-cell>
          <table:table-cell office:value-type="float" office:value="2">
            <text:p>2</text:p>
          </table:table-cell>
          <table:table-cell table:formula="of:=IF([.C408]=[.C4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5">
            <text:p>5075</text:p>
          </table:table-cell>
          <table:table-cell office:value-type="string">
            <text:p>1ADF00A2</text:p>
          </table:table-cell>
          <table:table-cell office:value-type="float" office:value="4929">
            <text:p>4929</text:p>
          </table:table-cell>
          <table:table-cell office:value-type="float" office:value="1">
            <text:p>1</text:p>
          </table:table-cell>
          <table:table-cell table:formula="of:=IF([.C409]=[.C4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8">
            <text:p>5058</text:p>
          </table:table-cell>
          <table:table-cell office:value-type="string">
            <text:p>1ADF00A3</text:p>
          </table:table-cell>
          <table:table-cell office:value-type="float" office:value="4959">
            <text:p>4959</text:p>
          </table:table-cell>
          <table:table-cell office:value-type="float" office:value="1">
            <text:p>1</text:p>
          </table:table-cell>
          <table:table-cell table:formula="of:=IF([.C410]=[.C4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9">
            <text:p>5119</text:p>
          </table:table-cell>
          <table:table-cell office:value-type="string">
            <text:p>1ADF00A4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table:formula="of:=IF([.C411]=[.C4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53">
            <text:p>2453</text:p>
          </table:table-cell>
          <table:table-cell office:value-type="string">
            <text:p>26F7000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IF([.C412]=[.C41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34">
            <text:p>1834</text:p>
          </table:table-cell>
          <table:table-cell office:value-type="string">
            <text:p>26F7000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IF([.C413]=[.C4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11">
            <text:p>2711</text:p>
          </table:table-cell>
          <table:table-cell office:value-type="string">
            <text:p>26F7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414]=[.C4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1">
            <text:p>2471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formula="of:=IF([.C415]=[.C4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32">
            <text:p>2932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formula="of:=IF([.C416]=[.C4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06">
            <text:p>4706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formula="of:=IF([.C417]=[.C4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36">
            <text:p>1836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formula="of:=IF([.C418]=[.C4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02">
            <text:p>2802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formula="of:=IF([.C419]=[.C4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78">
            <text:p>3878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formula="of:=IF([.C420]=[.C4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7">
            <text:p>4427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IF([.C421]=[.C4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16">
            <text:p>3016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IF([.C422]=[.C4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13">
            <text:p>3713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table:formula="of:=IF([.C423]=[.C4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76">
            <text:p>1076</text:p>
          </table:table-cell>
          <table:table-cell office:value-type="string">
            <text:p>26F7000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formula="of:=IF([.C424]=[.C4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78">
            <text:p>1078</text:p>
          </table:table-cell>
          <table:table-cell office:value-type="string">
            <text:p>26F70009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table:formula="of:=IF([.C425]=[.C4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81">
            <text:p>1081</text:p>
          </table:table-cell>
          <table:table-cell office:value-type="string">
            <text:p>26F7000A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table:formula="of:=IF([.C426]=[.C4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86">
            <text:p>1086</text:p>
          </table:table-cell>
          <table:table-cell office:value-type="string">
            <text:p>26F7000B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table:formula="of:=IF([.C427]=[.C4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95">
            <text:p>1095</text:p>
          </table:table-cell>
          <table:table-cell office:value-type="string">
            <text:p>26F7000C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table:formula="of:=IF([.C428]=[.C4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100">
            <text:p>1100</text:p>
          </table:table-cell>
          <table:table-cell office:value-type="string">
            <text:p>26F7000D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table:formula="of:=IF([.C429]=[.C4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107">
            <text:p>1107</text:p>
          </table:table-cell>
          <table:table-cell office:value-type="string">
            <text:p>26F7000E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table:formula="of:=IF([.C430]=[.C4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115">
            <text:p>1115</text:p>
          </table:table-cell>
          <table:table-cell office:value-type="string">
            <text:p>26F7000F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table:formula="of:=IF([.C431]=[.C4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116">
            <text:p>1116</text:p>
          </table:table-cell>
          <table:table-cell office:value-type="string">
            <text:p>26F70010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table:formula="of:=IF([.C432]=[.C4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1">
            <text:p>3071</text:p>
          </table:table-cell>
          <table:table-cell office:value-type="string">
            <text:p>26F70011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table:formula="of:=IF([.C433]=[.C4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44">
            <text:p>4044</text:p>
          </table:table-cell>
          <table:table-cell office:value-type="string">
            <text:p>26F70012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table:formula="of:=IF([.C434]=[.C43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9">
            <text:p>4449</text:p>
          </table:table-cell>
          <table:table-cell office:value-type="string">
            <text:p>26F70012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table:formula="of:=IF([.C435]=[.C4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9">
            <text:p>3419</text:p>
          </table:table-cell>
          <table:table-cell office:value-type="string">
            <text:p>26F70012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table:formula="of:=IF([.C436]=[.C4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29">
            <text:p>1429</text:p>
          </table:table-cell>
          <table:table-cell office:value-type="string">
            <text:p>26F7001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formula="of:=IF([.C437]=[.C43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2">
            <text:p>4212</text:p>
          </table:table-cell>
          <table:table-cell office:value-type="string">
            <text:p>26F70013</text:p>
          </table:table-cell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table:formula="of:=IF([.C438]=[.C43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81">
            <text:p>2481</text:p>
          </table:table-cell>
          <table:table-cell office:value-type="string">
            <text:p>26F70013</text:p>
          </table:table-cell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  <table:table-cell table:formula="of:=IF([.C439]=[.C4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72">
            <text:p>2372</text:p>
          </table:table-cell>
          <table:table-cell office:value-type="string">
            <text:p>26F70014</text:p>
          </table:table-cell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 table:formula="of:=IF([.C440]=[.C4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80">
            <text:p>1980</text:p>
          </table:table-cell>
          <table:table-cell office:value-type="string">
            <text:p>26F70014</text:p>
          </table:table-cell>
          <table:table-cell office:value-type="float" office:value="612">
            <text:p>612</text:p>
          </table:table-cell>
          <table:table-cell office:value-type="float" office:value="2">
            <text:p>2</text:p>
          </table:table-cell>
          <table:table-cell table:formula="of:=IF([.C441]=[.C4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32">
            <text:p>1832</text:p>
          </table:table-cell>
          <table:table-cell office:value-type="string">
            <text:p>26F70015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table:formula="of:=IF([.C442]=[.C4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00">
            <text:p>3900</text:p>
          </table:table-cell>
          <table:table-cell office:value-type="string">
            <text:p>26F70015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table:formula="of:=IF([.C443]=[.C4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34">
            <text:p>3734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table:formula="of:=IF([.C444]=[.C4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97">
            <text:p>3797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table:formula="of:=IF([.C445]=[.C44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46">
            <text:p>4146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table:formula="of:=IF([.C446]=[.C4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02">
            <text:p>2402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table:formula="of:=IF([.C447]=[.C44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68">
            <text:p>3168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table:formula="of:=IF([.C448]=[.C44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11">
            <text:p>3511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table:formula="of:=IF([.C449]=[.C4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18">
            <text:p>3018</text:p>
          </table:table-cell>
          <table:table-cell office:value-type="string">
            <text:p>26F70017</text:p>
          </table:table-cell>
          <table:table-cell office:value-type="float" office:value="704">
            <text:p>704</text:p>
          </table:table-cell>
          <table:table-cell office:value-type="float" office:value="1">
            <text:p>1</text:p>
          </table:table-cell>
          <table:table-cell table:formula="of:=IF([.C450]=[.C4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0">
            <text:p>2580</text:p>
          </table:table-cell>
          <table:table-cell office:value-type="string">
            <text:p>26F70018</text:p>
          </table:table-cell>
          <table:table-cell office:value-type="float" office:value="734">
            <text:p>734</text:p>
          </table:table-cell>
          <table:table-cell office:value-type="float" office:value="4">
            <text:p>4</text:p>
          </table:table-cell>
          <table:table-cell table:formula="of:=IF([.C451]=[.C4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86">
            <text:p>2786</text:p>
          </table:table-cell>
          <table:table-cell office:value-type="string">
            <text:p>26F70018</text:p>
          </table:table-cell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table:formula="of:=IF([.C452]=[.C45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81">
            <text:p>3481</text:p>
          </table:table-cell>
          <table:table-cell office:value-type="string">
            <text:p>26F70018</text:p>
          </table:table-cell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table:formula="of:=IF([.C453]=[.C4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10">
            <text:p>2310</text:p>
          </table:table-cell>
          <table:table-cell office:value-type="string">
            <text:p>26F70018</text:p>
          </table:table-cell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table:formula="of:=IF([.C454]=[.C4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6">
            <text:p>3026</text:p>
          </table:table-cell>
          <table:table-cell office:value-type="string">
            <text:p>26F700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table:formula="of:=IF([.C455]=[.C4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7">
            <text:p>3027</text:p>
          </table:table-cell>
          <table:table-cell office:value-type="string">
            <text:p>26F70019</text:p>
          </table:table-cell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table:formula="of:=IF([.C456]=[.C4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25">
            <text:p>2825</text:p>
          </table:table-cell>
          <table:table-cell office:value-type="string">
            <text:p>26F7001A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table:formula="of:=IF([.C457]=[.C4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56">
            <text:p>1856</text:p>
          </table:table-cell>
          <table:table-cell office:value-type="string">
            <text:p>26F7001A</text:p>
          </table:table-cell>
          <table:table-cell office:value-type="float" office:value="794">
            <text:p>794</text:p>
          </table:table-cell>
          <table:table-cell office:value-type="float" office:value="2">
            <text:p>2</text:p>
          </table:table-cell>
          <table:table-cell table:formula="of:=IF([.C458]=[.C45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3">
            <text:p>3033</text:p>
          </table:table-cell>
          <table:table-cell office:value-type="string">
            <text:p>26F7001A</text:p>
          </table:table-cell>
          <table:table-cell office:value-type="float" office:value="794">
            <text:p>794</text:p>
          </table:table-cell>
          <table:table-cell office:value-type="float" office:value="1">
            <text:p>1</text:p>
          </table:table-cell>
          <table:table-cell table:formula="of:=IF([.C459]=[.C4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58">
            <text:p>1858</text:p>
          </table:table-cell>
          <table:table-cell office:value-type="string">
            <text:p>26F7001B</text:p>
          </table:table-cell>
          <table:table-cell office:value-type="float" office:value="824">
            <text:p>824</text:p>
          </table:table-cell>
          <table:table-cell office:value-type="float" office:value="2">
            <text:p>2</text:p>
          </table:table-cell>
          <table:table-cell table:formula="of:=IF([.C460]=[.C46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0">
            <text:p>3040</text:p>
          </table:table-cell>
          <table:table-cell office:value-type="string">
            <text:p>26F7001B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table:formula="of:=IF([.C461]=[.C4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7">
            <text:p>2357</text:p>
          </table:table-cell>
          <table:table-cell office:value-type="string">
            <text:p>26F7001C</text:p>
          </table:table-cell>
          <table:table-cell office:value-type="float" office:value="854">
            <text:p>854</text:p>
          </table:table-cell>
          <table:table-cell office:value-type="float" office:value="3">
            <text:p>3</text:p>
          </table:table-cell>
          <table:table-cell table:formula="of:=IF([.C462]=[.C4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3">
            <text:p>4443</text:p>
          </table:table-cell>
          <table:table-cell office:value-type="string">
            <text:p>26F7001C</text:p>
          </table:table-cell>
          <table:table-cell office:value-type="float" office:value="854">
            <text:p>854</text:p>
          </table:table-cell>
          <table:table-cell office:value-type="float" office:value="5">
            <text:p>5</text:p>
          </table:table-cell>
          <table:table-cell table:formula="of:=IF([.C463]=[.C4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7">
            <text:p>2587</text:p>
          </table:table-cell>
          <table:table-cell office:value-type="string">
            <text:p>26F7001C</text:p>
          </table:table-cell>
          <table:table-cell office:value-type="float" office:value="854">
            <text:p>854</text:p>
          </table:table-cell>
          <table:table-cell office:value-type="float" office:value="3">
            <text:p>3</text:p>
          </table:table-cell>
          <table:table-cell table:formula="of:=IF([.C464]=[.C4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4">
            <text:p>3044</text:p>
          </table:table-cell>
          <table:table-cell office:value-type="string">
            <text:p>26F7001C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IF([.C465]=[.C4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30">
            <text:p>1730</text:p>
          </table:table-cell>
          <table:table-cell office:value-type="string">
            <text:p>26F7001D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table:formula="of:=IF([.C466]=[.C4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1">
            <text:p>3051</text:p>
          </table:table-cell>
          <table:table-cell office:value-type="string">
            <text:p>26F7001E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table:formula="of:=IF([.C467]=[.C4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3">
            <text:p>3053</text:p>
          </table:table-cell>
          <table:table-cell office:value-type="string">
            <text:p>26F7001F</text:p>
          </table:table-cell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 table:formula="of:=IF([.C468]=[.C4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8">
            <text:p>3058</text:p>
          </table:table-cell>
          <table:table-cell office:value-type="string">
            <text:p>26F70020</text:p>
          </table:table-cell>
          <table:table-cell office:value-type="float" office:value="978">
            <text:p>978</text:p>
          </table:table-cell>
          <table:table-cell office:value-type="float" office:value="1">
            <text:p>1</text:p>
          </table:table-cell>
          <table:table-cell table:formula="of:=IF([.C469]=[.C4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67">
            <text:p>3067</text:p>
          </table:table-cell>
          <table:table-cell office:value-type="string">
            <text:p>26F70021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table:formula="of:=IF([.C470]=[.C4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77">
            <text:p>3377</text:p>
          </table:table-cell>
          <table:table-cell office:value-type="string">
            <text:p>26F70022</text:p>
          </table:table-cell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 table:formula="of:=IF([.C471]=[.C47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48">
            <text:p>4348</text:p>
          </table:table-cell>
          <table:table-cell office:value-type="string">
            <text:p>26F70022</text:p>
          </table:table-cell>
          <table:table-cell office:value-type="float" office:value="1038">
            <text:p>1038</text:p>
          </table:table-cell>
          <table:table-cell office:value-type="float" office:value="4">
            <text:p>4</text:p>
          </table:table-cell>
          <table:table-cell table:formula="of:=IF([.C472]=[.C4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14">
            <text:p>4614</text:p>
          </table:table-cell>
          <table:table-cell office:value-type="string">
            <text:p>26F70022</text:p>
          </table:table-cell>
          <table:table-cell office:value-type="float" office:value="1038">
            <text:p>1038</text:p>
          </table:table-cell>
          <table:table-cell office:value-type="float" office:value="5">
            <text:p>5</text:p>
          </table:table-cell>
          <table:table-cell table:formula="of:=IF([.C473]=[.C4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74">
            <text:p>2674</text:p>
          </table:table-cell>
          <table:table-cell office:value-type="string">
            <text:p>26F70023</text:p>
          </table:table-cell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table:formula="of:=IF([.C474]=[.C47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46">
            <text:p>3246</text:p>
          </table:table-cell>
          <table:table-cell office:value-type="string">
            <text:p>26F70023</text:p>
          </table:table-cell>
          <table:table-cell office:value-type="float" office:value="1068">
            <text:p>1068</text:p>
          </table:table-cell>
          <table:table-cell office:value-type="float" office:value="4">
            <text:p>4</text:p>
          </table:table-cell>
          <table:table-cell table:formula="of:=IF([.C475]=[.C4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67">
            <text:p>3467</text:p>
          </table:table-cell>
          <table:table-cell office:value-type="string">
            <text:p>26F70023</text:p>
          </table:table-cell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table:formula="of:=IF([.C476]=[.C4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21">
            <text:p>4821</text:p>
          </table:table-cell>
          <table:table-cell office:value-type="string">
            <text:p>26F70023</text:p>
          </table:table-cell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table:formula="of:=IF([.C477]=[.C4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69">
            <text:p>3469</text:p>
          </table:table-cell>
          <table:table-cell office:value-type="string">
            <text:p>26F70024</text:p>
          </table:table-cell>
          <table:table-cell office:value-type="float" office:value="1099">
            <text:p>1099</text:p>
          </table:table-cell>
          <table:table-cell office:value-type="float" office:value="2">
            <text:p>2</text:p>
          </table:table-cell>
          <table:table-cell table:formula="of:=IF([.C478]=[.C4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41">
            <text:p>4341</text:p>
          </table:table-cell>
          <table:table-cell office:value-type="string">
            <text:p>26F70024</text:p>
          </table:table-cell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table:formula="of:=IF([.C479]=[.C4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89">
            <text:p>1889</text:p>
          </table:table-cell>
          <table:table-cell office:value-type="string">
            <text:p>26F70024</text:p>
          </table:table-cell>
          <table:table-cell office:value-type="float" office:value="1099">
            <text:p>1099</text:p>
          </table:table-cell>
          <table:table-cell office:value-type="float" office:value="2">
            <text:p>2</text:p>
          </table:table-cell>
          <table:table-cell table:formula="of:=IF([.C480]=[.C4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35">
            <text:p>1435</text:p>
          </table:table-cell>
          <table:table-cell office:value-type="string">
            <text:p>26F70025</text:p>
          </table:table-cell>
          <table:table-cell office:value-type="float" office:value="1129">
            <text:p>1129</text:p>
          </table:table-cell>
          <table:table-cell office:value-type="float" office:value="1">
            <text:p>1</text:p>
          </table:table-cell>
          <table:table-cell table:formula="of:=IF([.C481]=[.C4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20">
            <text:p>2220</text:p>
          </table:table-cell>
          <table:table-cell office:value-type="string">
            <text:p>26F70026</text:p>
          </table:table-cell>
          <table:table-cell office:value-type="float" office:value="1159">
            <text:p>1159</text:p>
          </table:table-cell>
          <table:table-cell office:value-type="float" office:value="1">
            <text:p>1</text:p>
          </table:table-cell>
          <table:table-cell table:formula="of:=IF([.C482]=[.C4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56">
            <text:p>2956</text:p>
          </table:table-cell>
          <table:table-cell office:value-type="string">
            <text:p>26F70027</text:p>
          </table:table-cell>
          <table:table-cell office:value-type="float" office:value="1189">
            <text:p>1189</text:p>
          </table:table-cell>
          <table:table-cell office:value-type="float" office:value="3">
            <text:p>3</text:p>
          </table:table-cell>
          <table:table-cell table:formula="of:=IF([.C483]=[.C4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61">
            <text:p>3061</text:p>
          </table:table-cell>
          <table:table-cell office:value-type="string">
            <text:p>26F70029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table:formula="of:=IF([.C484]=[.C4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94">
            <text:p>2694</text:p>
          </table:table-cell>
          <table:table-cell office:value-type="string">
            <text:p>26F7002B</text:p>
          </table:table-cell>
          <table:table-cell office:value-type="float" office:value="1310">
            <text:p>1310</text:p>
          </table:table-cell>
          <table:table-cell office:value-type="float" office:value="2">
            <text:p>2</text:p>
          </table:table-cell>
          <table:table-cell table:formula="of:=IF([.C485]=[.C4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83">
            <text:p>3583</text:p>
          </table:table-cell>
          <table:table-cell office:value-type="string">
            <text:p>26F7002B</text:p>
          </table:table-cell>
          <table:table-cell office:value-type="float" office:value="1310">
            <text:p>1310</text:p>
          </table:table-cell>
          <table:table-cell office:value-type="float" office:value="2">
            <text:p>2</text:p>
          </table:table-cell>
          <table:table-cell table:formula="of:=IF([.C486]=[.C4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54">
            <text:p>4654</text:p>
          </table:table-cell>
          <table:table-cell office:value-type="string">
            <text:p>26F7002B</text:p>
          </table:table-cell>
          <table:table-cell office:value-type="float" office:value="1310">
            <text:p>1310</text:p>
          </table:table-cell>
          <table:table-cell office:value-type="float" office:value="3">
            <text:p>3</text:p>
          </table:table-cell>
          <table:table-cell table:formula="of:=IF([.C487]=[.C4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36">
            <text:p>3436</text:p>
          </table:table-cell>
          <table:table-cell office:value-type="string">
            <text:p>26F7002C</text:p>
          </table:table-cell>
          <table:table-cell office:value-type="float" office:value="1341">
            <text:p>1341</text:p>
          </table:table-cell>
          <table:table-cell office:value-type="float" office:value="2">
            <text:p>2</text:p>
          </table:table-cell>
          <table:table-cell table:formula="of:=IF([.C488]=[.C48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7">
            <text:p>5047</text:p>
          </table:table-cell>
          <table:table-cell office:value-type="string">
            <text:p>26F7002C</text:p>
          </table:table-cell>
          <table:table-cell office:value-type="float" office:value="1341">
            <text:p>1341</text:p>
          </table:table-cell>
          <table:table-cell office:value-type="float" office:value="3">
            <text:p>3</text:p>
          </table:table-cell>
          <table:table-cell table:formula="of:=IF([.C489]=[.C4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7">
            <text:p>2737</text:p>
          </table:table-cell>
          <table:table-cell office:value-type="string">
            <text:p>26F7002D</text:p>
          </table:table-cell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table:formula="of:=IF([.C490]=[.C4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7">
            <text:p>3767</text:p>
          </table:table-cell>
          <table:table-cell office:value-type="string">
            <text:p>26F7002D</text:p>
          </table:table-cell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table:formula="of:=IF([.C491]=[.C4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06">
            <text:p>2206</text:p>
          </table:table-cell>
          <table:table-cell office:value-type="string">
            <text:p>26F7002F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table:formula="of:=IF([.C492]=[.C4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12">
            <text:p>2212</text:p>
          </table:table-cell>
          <table:table-cell office:value-type="string">
            <text:p>26F70030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table:formula="of:=IF([.C493]=[.C4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13">
            <text:p>2213</text:p>
          </table:table-cell>
          <table:table-cell office:value-type="string">
            <text:p>26F70031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table:formula="of:=IF([.C494]=[.C4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18">
            <text:p>2218</text:p>
          </table:table-cell>
          <table:table-cell office:value-type="string">
            <text:p>26F70032</text:p>
          </table:table-cell>
          <table:table-cell office:value-type="float" office:value="1525">
            <text:p>1525</text:p>
          </table:table-cell>
          <table:table-cell office:value-type="float" office:value="1">
            <text:p>1</text:p>
          </table:table-cell>
          <table:table-cell table:formula="of:=IF([.C495]=[.C4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73">
            <text:p>2373</text:p>
          </table:table-cell>
          <table:table-cell office:value-type="string">
            <text:p>26F70034</text:p>
          </table:table-cell>
          <table:table-cell office:value-type="float" office:value="1585">
            <text:p>1585</text:p>
          </table:table-cell>
          <table:table-cell office:value-type="float" office:value="1">
            <text:p>1</text:p>
          </table:table-cell>
          <table:table-cell table:formula="of:=IF([.C496]=[.C4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80">
            <text:p>2680</text:p>
          </table:table-cell>
          <table:table-cell office:value-type="string">
            <text:p>26F70035</text:p>
          </table:table-cell>
          <table:table-cell office:value-type="float" office:value="1615">
            <text:p>1615</text:p>
          </table:table-cell>
          <table:table-cell office:value-type="float" office:value="1">
            <text:p>1</text:p>
          </table:table-cell>
          <table:table-cell table:formula="of:=IF([.C497]=[.C4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3">
            <text:p>3023</text:p>
          </table:table-cell>
          <table:table-cell office:value-type="string">
            <text:p>26F70037</text:p>
          </table:table-cell>
          <table:table-cell office:value-type="float" office:value="1675">
            <text:p>1675</text:p>
          </table:table-cell>
          <table:table-cell office:value-type="float" office:value="1">
            <text:p>1</text:p>
          </table:table-cell>
          <table:table-cell table:formula="of:=IF([.C498]=[.C4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2">
            <text:p>3042</text:p>
          </table:table-cell>
          <table:table-cell office:value-type="string">
            <text:p>26F70038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table:formula="of:=IF([.C499]=[.C5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5">
            <text:p>3055</text:p>
          </table:table-cell>
          <table:table-cell office:value-type="string">
            <text:p>26F70039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formula="of:=IF([.C500]=[.C5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8">
            <text:p>3078</text:p>
          </table:table-cell>
          <table:table-cell office:value-type="string">
            <text:p>26F7003A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formula="of:=IF([.C501]=[.C5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77">
            <text:p>3577</text:p>
          </table:table-cell>
          <table:table-cell office:value-type="string">
            <text:p>26F7003B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table:formula="of:=IF([.C502]=[.C5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99">
            <text:p>3399</text:p>
          </table:table-cell>
          <table:table-cell office:value-type="string">
            <text:p>26F7003E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table:formula="of:=IF([.C503]=[.C5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4">
            <text:p>4274</text:p>
          </table:table-cell>
          <table:table-cell office:value-type="string">
            <text:p>26F70040</text:p>
          </table:table-cell>
          <table:table-cell office:value-type="float" office:value="1953">
            <text:p>1953</text:p>
          </table:table-cell>
          <table:table-cell office:value-type="float" office:value="3">
            <text:p>3</text:p>
          </table:table-cell>
          <table:table-cell table:formula="of:=IF([.C504]=[.C5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26">
            <text:p>3426</text:p>
          </table:table-cell>
          <table:table-cell office:value-type="string">
            <text:p>26F70041</text:p>
          </table:table-cell>
          <table:table-cell office:value-type="float" office:value="1983">
            <text:p>1983</text:p>
          </table:table-cell>
          <table:table-cell office:value-type="float" office:value="2">
            <text:p>2</text:p>
          </table:table-cell>
          <table:table-cell table:formula="of:=IF([.C505]=[.C5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46">
            <text:p>3446</text:p>
          </table:table-cell>
          <table:table-cell office:value-type="string">
            <text:p>26F70042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table:formula="of:=IF([.C506]=[.C5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63">
            <text:p>4663</text:p>
          </table:table-cell>
          <table:table-cell office:value-type="string">
            <text:p>26F70042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table:formula="of:=IF([.C507]=[.C5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63">
            <text:p>3463</text:p>
          </table:table-cell>
          <table:table-cell office:value-type="string">
            <text:p>26F70043</text:p>
          </table:table-cell>
          <table:table-cell office:value-type="float" office:value="2044">
            <text:p>2044</text:p>
          </table:table-cell>
          <table:table-cell office:value-type="float" office:value="2">
            <text:p>2</text:p>
          </table:table-cell>
          <table:table-cell table:formula="of:=IF([.C508]=[.C5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86">
            <text:p>3486</text:p>
          </table:table-cell>
          <table:table-cell office:value-type="string">
            <text:p>26F70044</text:p>
          </table:table-cell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table:formula="of:=IF([.C509]=[.C5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4">
            <text:p>4244</text:p>
          </table:table-cell>
          <table:table-cell office:value-type="string">
            <text:p>26F70045</text:p>
          </table:table-cell>
          <table:table-cell office:value-type="float" office:value="2105">
            <text:p>2105</text:p>
          </table:table-cell>
          <table:table-cell office:value-type="float" office:value="2">
            <text:p>2</text:p>
          </table:table-cell>
          <table:table-cell table:formula="of:=IF([.C510]=[.C5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43">
            <text:p>4343</text:p>
          </table:table-cell>
          <table:table-cell office:value-type="string">
            <text:p>26F70048</text:p>
          </table:table-cell>
          <table:table-cell office:value-type="float" office:value="2196">
            <text:p>2196</text:p>
          </table:table-cell>
          <table:table-cell office:value-type="float" office:value="2">
            <text:p>2</text:p>
          </table:table-cell>
          <table:table-cell table:formula="of:=IF([.C511]=[.C5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30">
            <text:p>4630</text:p>
          </table:table-cell>
          <table:table-cell office:value-type="string">
            <text:p>26F70058</text:p>
          </table:table-cell>
          <table:table-cell office:value-type="float" office:value="2683">
            <text:p>2683</text:p>
          </table:table-cell>
          <table:table-cell office:value-type="float" office:value="2">
            <text:p>2</text:p>
          </table:table-cell>
          <table:table-cell table:formula="of:=IF([.C512]=[.C5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13">
            <text:p>4813</text:p>
          </table:table-cell>
          <table:table-cell office:value-type="string">
            <text:p>26F70075</text:p>
          </table:table-cell>
          <table:table-cell office:value-type="float" office:value="3566">
            <text:p>3566</text:p>
          </table:table-cell>
          <table:table-cell office:value-type="float" office:value="2">
            <text:p>2</text:p>
          </table:table-cell>
          <table:table-cell table:formula="of:=IF([.C513]=[.C5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23">
            <text:p>123</text:p>
          </table:table-cell>
          <table:table-cell office:value-type="string">
            <text:p>2B53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514]=[.C5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33">
            <text:p>1833</text:p>
          </table:table-cell>
          <table:table-cell office:value-type="string">
            <text:p>2B5300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IF([.C515]=[.C5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108">
            <text:p>1108</text:p>
          </table:table-cell>
          <table:table-cell office:value-type="string">
            <text:p>2B53000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formula="of:=IF([.C516]=[.C5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66">
            <text:p>1466</text:p>
          </table:table-cell>
          <table:table-cell office:value-type="string">
            <text:p>2B530005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table:formula="of:=IF([.C517]=[.C5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1">
            <text:p>3011</text:p>
          </table:table-cell>
          <table:table-cell office:value-type="string">
            <text:p>2B53000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table:formula="of:=IF([.C518]=[.C5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2">
            <text:p>3592</text:p>
          </table:table-cell>
          <table:table-cell office:value-type="string">
            <text:p>2B530007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table:formula="of:=IF([.C519]=[.C5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75">
            <text:p>2475</text:p>
          </table:table-cell>
          <table:table-cell office:value-type="string">
            <text:p>2B530007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IF([.C520]=[.C5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56">
            <text:p>4956</text:p>
          </table:table-cell>
          <table:table-cell office:value-type="string">
            <text:p>2B530008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IF([.C521]=[.C5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25">
            <text:p>2325</text:p>
          </table:table-cell>
          <table:table-cell office:value-type="string">
            <text:p>2B530008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IF([.C522]=[.C5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00">
            <text:p>2500</text:p>
          </table:table-cell>
          <table:table-cell office:value-type="string">
            <text:p>2B530008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IF([.C523]=[.C52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58">
            <text:p>2858</text:p>
          </table:table-cell>
          <table:table-cell office:value-type="string">
            <text:p>2B530008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formula="of:=IF([.C524]=[.C5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09">
            <text:p>2409</text:p>
          </table:table-cell>
          <table:table-cell office:value-type="string">
            <text:p>2B530009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IF([.C525]=[.C5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03">
            <text:p>2503</text:p>
          </table:table-cell>
          <table:table-cell office:value-type="string">
            <text:p>2B530009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IF([.C526]=[.C5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71">
            <text:p>2771</text:p>
          </table:table-cell>
          <table:table-cell office:value-type="string">
            <text:p>2B53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IF([.C527]=[.C5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27">
            <text:p>1827</text:p>
          </table:table-cell>
          <table:table-cell office:value-type="string">
            <text:p>2B53000A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table:formula="of:=IF([.C528]=[.C5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36">
            <text:p>1836</text:p>
          </table:table-cell>
          <table:table-cell office:value-type="string">
            <text:p>2B53000B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table:formula="of:=IF([.C529]=[.C5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39">
            <text:p>1839</text:p>
          </table:table-cell>
          <table:table-cell office:value-type="string">
            <text:p>2B53000C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table:formula="of:=IF([.C530]=[.C5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40">
            <text:p>1840</text:p>
          </table:table-cell>
          <table:table-cell office:value-type="string">
            <text:p>2B53000D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table:formula="of:=IF([.C531]=[.C5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41">
            <text:p>1841</text:p>
          </table:table-cell>
          <table:table-cell office:value-type="string">
            <text:p>2B53000E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table:formula="of:=IF([.C532]=[.C5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54">
            <text:p>1854</text:p>
          </table:table-cell>
          <table:table-cell office:value-type="string">
            <text:p>2B530010</text:p>
          </table:table-cell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table:formula="of:=IF([.C533]=[.C5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16">
            <text:p>2316</text:p>
          </table:table-cell>
          <table:table-cell office:value-type="string">
            <text:p>2B530010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table:formula="of:=IF([.C534]=[.C5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49">
            <text:p>1849</text:p>
          </table:table-cell>
          <table:table-cell office:value-type="string">
            <text:p>2B53001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IF([.C535]=[.C5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57">
            <text:p>1857</text:p>
          </table:table-cell>
          <table:table-cell office:value-type="string">
            <text:p>2B530012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formula="of:=IF([.C536]=[.C5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58">
            <text:p>1858</text:p>
          </table:table-cell>
          <table:table-cell office:value-type="string">
            <text:p>2B530013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table:formula="of:=IF([.C537]=[.C5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61">
            <text:p>1861</text:p>
          </table:table-cell>
          <table:table-cell office:value-type="string">
            <text:p>2B530014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table:formula="of:=IF([.C538]=[.C5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63">
            <text:p>1863</text:p>
          </table:table-cell>
          <table:table-cell office:value-type="string">
            <text:p>2B530015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table:formula="of:=IF([.C539]=[.C5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65">
            <text:p>1865</text:p>
          </table:table-cell>
          <table:table-cell office:value-type="string">
            <text:p>2B530016</text:p>
          </table:table-cell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table:formula="of:=IF([.C540]=[.C5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69">
            <text:p>1869</text:p>
          </table:table-cell>
          <table:table-cell office:value-type="string">
            <text:p>2B530017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table:formula="of:=IF([.C541]=[.C5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74">
            <text:p>1874</text:p>
          </table:table-cell>
          <table:table-cell office:value-type="string">
            <text:p>2B530018</text:p>
          </table:table-cell>
          <table:table-cell office:value-type="float" office:value="731">
            <text:p>731</text:p>
          </table:table-cell>
          <table:table-cell office:value-type="float" office:value="1">
            <text:p>1</text:p>
          </table:table-cell>
          <table:table-cell table:formula="of:=IF([.C542]=[.C5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77">
            <text:p>1877</text:p>
          </table:table-cell>
          <table:table-cell office:value-type="string">
            <text:p>2B530019</text:p>
          </table:table-cell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table:formula="of:=IF([.C543]=[.C5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81">
            <text:p>1881</text:p>
          </table:table-cell>
          <table:table-cell office:value-type="string">
            <text:p>2B53001A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table:formula="of:=IF([.C544]=[.C5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83">
            <text:p>1883</text:p>
          </table:table-cell>
          <table:table-cell office:value-type="string">
            <text:p>2B53001B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table:formula="of:=IF([.C545]=[.C5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85">
            <text:p>1885</text:p>
          </table:table-cell>
          <table:table-cell office:value-type="string">
            <text:p>2B53001C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table:formula="of:=IF([.C546]=[.C5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87">
            <text:p>1887</text:p>
          </table:table-cell>
          <table:table-cell office:value-type="string">
            <text:p>2B53001D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table:formula="of:=IF([.C547]=[.C5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22">
            <text:p>2322</text:p>
          </table:table-cell>
          <table:table-cell office:value-type="string">
            <text:p>2B53001E</text:p>
          </table:table-cell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table:formula="of:=IF([.C548]=[.C5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94">
            <text:p>1894</text:p>
          </table:table-cell>
          <table:table-cell office:value-type="string">
            <text:p>2B53001F</text:p>
          </table:table-cell>
          <table:table-cell office:value-type="float" office:value="946">
            <text:p>946</text:p>
          </table:table-cell>
          <table:table-cell office:value-type="float" office:value="1">
            <text:p>1</text:p>
          </table:table-cell>
          <table:table-cell table:formula="of:=IF([.C549]=[.C5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2">
            <text:p>2172</text:p>
          </table:table-cell>
          <table:table-cell office:value-type="string">
            <text:p>2B530020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table:formula="of:=IF([.C550]=[.C5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98">
            <text:p>1898</text:p>
          </table:table-cell>
          <table:table-cell office:value-type="string">
            <text:p>2B530021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table:formula="of:=IF([.C551]=[.C5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26">
            <text:p>2326</text:p>
          </table:table-cell>
          <table:table-cell office:value-type="string">
            <text:p>2B53002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table:formula="of:=IF([.C552]=[.C5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04">
            <text:p>1904</text:p>
          </table:table-cell>
          <table:table-cell office:value-type="string">
            <text:p>2B530023</text:p>
          </table:table-cell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formula="of:=IF([.C553]=[.C5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17">
            <text:p>1917</text:p>
          </table:table-cell>
          <table:table-cell office:value-type="string">
            <text:p>2B530025</text:p>
          </table:table-cell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table:formula="of:=IF([.C554]=[.C5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18">
            <text:p>1918</text:p>
          </table:table-cell>
          <table:table-cell office:value-type="string">
            <text:p>2B530026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table:formula="of:=IF([.C555]=[.C5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19">
            <text:p>1919</text:p>
          </table:table-cell>
          <table:table-cell office:value-type="string">
            <text:p>2B530027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table:formula="of:=IF([.C556]=[.C5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27">
            <text:p>1927</text:p>
          </table:table-cell>
          <table:table-cell office:value-type="string">
            <text:p>2B530029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table:formula="of:=IF([.C557]=[.C5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29">
            <text:p>1929</text:p>
          </table:table-cell>
          <table:table-cell office:value-type="string">
            <text:p>2B53002A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table:formula="of:=IF([.C558]=[.C5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34">
            <text:p>1934</text:p>
          </table:table-cell>
          <table:table-cell office:value-type="string">
            <text:p>2B53002B</text:p>
          </table:table-cell>
          <table:table-cell office:value-type="float" office:value="1309">
            <text:p>1309</text:p>
          </table:table-cell>
          <table:table-cell office:value-type="float" office:value="1">
            <text:p>1</text:p>
          </table:table-cell>
          <table:table-cell table:formula="of:=IF([.C559]=[.C5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35">
            <text:p>1935</text:p>
          </table:table-cell>
          <table:table-cell office:value-type="string">
            <text:p>2B53002C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formula="of:=IF([.C560]=[.C5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36">
            <text:p>1936</text:p>
          </table:table-cell>
          <table:table-cell office:value-type="string">
            <text:p>2B53002D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table:formula="of:=IF([.C561]=[.C5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50">
            <text:p>2850</text:p>
          </table:table-cell>
          <table:table-cell office:value-type="string">
            <text:p>2B53002E</text:p>
          </table:table-cell>
          <table:table-cell office:value-type="float" office:value="1401">
            <text:p>1401</text:p>
          </table:table-cell>
          <table:table-cell office:value-type="float" office:value="2">
            <text:p>2</text:p>
          </table:table-cell>
          <table:table-cell table:formula="of:=IF([.C562]=[.C5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96">
            <text:p>2796</text:p>
          </table:table-cell>
          <table:table-cell office:value-type="string">
            <text:p>2B53002E</text:p>
          </table:table-cell>
          <table:table-cell office:value-type="float" office:value="1401">
            <text:p>1401</text:p>
          </table:table-cell>
          <table:table-cell office:value-type="float" office:value="1">
            <text:p>1</text:p>
          </table:table-cell>
          <table:table-cell table:formula="of:=IF([.C563]=[.C5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03">
            <text:p>2503</text:p>
          </table:table-cell>
          <table:table-cell office:value-type="string">
            <text:p>2B53002F</text:p>
          </table:table-cell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formula="of:=IF([.C564]=[.C5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00">
            <text:p>3600</text:p>
          </table:table-cell>
          <table:table-cell office:value-type="string">
            <text:p>2B53002F</text:p>
          </table:table-cell>
          <table:table-cell office:value-type="float" office:value="1432">
            <text:p>1432</text:p>
          </table:table-cell>
          <table:table-cell office:value-type="float" office:value="3">
            <text:p>3</text:p>
          </table:table-cell>
          <table:table-cell table:formula="of:=IF([.C565]=[.C5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42">
            <text:p>2542</text:p>
          </table:table-cell>
          <table:table-cell office:value-type="string">
            <text:p>2B530030</text:p>
          </table:table-cell>
          <table:table-cell office:value-type="float" office:value="1462">
            <text:p>1462</text:p>
          </table:table-cell>
          <table:table-cell office:value-type="float" office:value="2">
            <text:p>2</text:p>
          </table:table-cell>
          <table:table-cell table:formula="of:=IF([.C566]=[.C5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19">
            <text:p>2819</text:p>
          </table:table-cell>
          <table:table-cell office:value-type="string">
            <text:p>2B530030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table:formula="of:=IF([.C567]=[.C56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26">
            <text:p>4826</text:p>
          </table:table-cell>
          <table:table-cell office:value-type="string">
            <text:p>2B530030</text:p>
          </table:table-cell>
          <table:table-cell office:value-type="float" office:value="1462">
            <text:p>1462</text:p>
          </table:table-cell>
          <table:table-cell office:value-type="float" office:value="4">
            <text:p>4</text:p>
          </table:table-cell>
          <table:table-cell table:formula="of:=IF([.C568]=[.C5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80">
            <text:p>2480</text:p>
          </table:table-cell>
          <table:table-cell office:value-type="string">
            <text:p>2B530031</text:p>
          </table:table-cell>
          <table:table-cell office:value-type="float" office:value="1492">
            <text:p>1492</text:p>
          </table:table-cell>
          <table:table-cell office:value-type="float" office:value="2">
            <text:p>2</text:p>
          </table:table-cell>
          <table:table-cell table:formula="of:=IF([.C569]=[.C5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3">
            <text:p>3613</text:p>
          </table:table-cell>
          <table:table-cell office:value-type="string">
            <text:p>2B530031</text:p>
          </table:table-cell>
          <table:table-cell office:value-type="float" office:value="1492">
            <text:p>1492</text:p>
          </table:table-cell>
          <table:table-cell office:value-type="float" office:value="4">
            <text:p>4</text:p>
          </table:table-cell>
          <table:table-cell table:formula="of:=IF([.C570]=[.C5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54">
            <text:p>2554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table:formula="of:=IF([.C571]=[.C57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48">
            <text:p>2948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4">
            <text:p>4</text:p>
          </table:table-cell>
          <table:table-cell table:formula="of:=IF([.C572]=[.C5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93">
            <text:p>3893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5">
            <text:p>5</text:p>
          </table:table-cell>
          <table:table-cell table:formula="of:=IF([.C573]=[.C5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8">
            <text:p>4188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4">
            <text:p>4</text:p>
          </table:table-cell>
          <table:table-cell table:formula="of:=IF([.C574]=[.C5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97">
            <text:p>2497</text:p>
          </table:table-cell>
          <table:table-cell office:value-type="string">
            <text:p>2B530033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table:formula="of:=IF([.C575]=[.C5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61">
            <text:p>2561</text:p>
          </table:table-cell>
          <table:table-cell office:value-type="string">
            <text:p>2B530033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table:formula="of:=IF([.C576]=[.C5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30">
            <text:p>2830</text:p>
          </table:table-cell>
          <table:table-cell office:value-type="string">
            <text:p>2B530033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formula="of:=IF([.C577]=[.C5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69">
            <text:p>2569</text:p>
          </table:table-cell>
          <table:table-cell office:value-type="string">
            <text:p>2B530034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table:formula="of:=IF([.C578]=[.C5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70">
            <text:p>2570</text:p>
          </table:table-cell>
          <table:table-cell office:value-type="string">
            <text:p>2B530035</text:p>
          </table:table-cell>
          <table:table-cell office:value-type="float" office:value="1612">
            <text:p>1612</text:p>
          </table:table-cell>
          <table:table-cell office:value-type="float" office:value="1">
            <text:p>1</text:p>
          </table:table-cell>
          <table:table-cell table:formula="of:=IF([.C579]=[.C5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06">
            <text:p>2906</text:p>
          </table:table-cell>
          <table:table-cell office:value-type="string">
            <text:p>2B530035</text:p>
          </table:table-cell>
          <table:table-cell office:value-type="float" office:value="1612">
            <text:p>1612</text:p>
          </table:table-cell>
          <table:table-cell office:value-type="float" office:value="2">
            <text:p>2</text:p>
          </table:table-cell>
          <table:table-cell table:formula="of:=IF([.C580]=[.C5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06">
            <text:p>2506</text:p>
          </table:table-cell>
          <table:table-cell office:value-type="string">
            <text:p>2B530036</text:p>
          </table:table-cell>
          <table:table-cell office:value-type="float" office:value="1642">
            <text:p>1642</text:p>
          </table:table-cell>
          <table:table-cell office:value-type="float" office:value="2">
            <text:p>2</text:p>
          </table:table-cell>
          <table:table-cell table:formula="of:=IF([.C581]=[.C58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0">
            <text:p>4160</text:p>
          </table:table-cell>
          <table:table-cell office:value-type="string">
            <text:p>2B530036</text:p>
          </table:table-cell>
          <table:table-cell office:value-type="float" office:value="1642">
            <text:p>1642</text:p>
          </table:table-cell>
          <table:table-cell office:value-type="float" office:value="4">
            <text:p>4</text:p>
          </table:table-cell>
          <table:table-cell table:formula="of:=IF([.C582]=[.C5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8">
            <text:p>4888</text:p>
          </table:table-cell>
          <table:table-cell office:value-type="string">
            <text:p>2B530036</text:p>
          </table:table-cell>
          <table:table-cell office:value-type="float" office:value="1642">
            <text:p>1642</text:p>
          </table:table-cell>
          <table:table-cell office:value-type="float" office:value="4">
            <text:p>4</text:p>
          </table:table-cell>
          <table:table-cell table:formula="of:=IF([.C583]=[.C5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8">
            <text:p>2588</text:p>
          </table:table-cell>
          <table:table-cell office:value-type="string">
            <text:p>2B530037</text:p>
          </table:table-cell>
          <table:table-cell office:value-type="float" office:value="1673">
            <text:p>1673</text:p>
          </table:table-cell>
          <table:table-cell office:value-type="float" office:value="1">
            <text:p>1</text:p>
          </table:table-cell>
          <table:table-cell table:formula="of:=IF([.C584]=[.C5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97">
            <text:p>2797</text:p>
          </table:table-cell>
          <table:table-cell office:value-type="string">
            <text:p>2B530037</text:p>
          </table:table-cell>
          <table:table-cell office:value-type="float" office:value="1673">
            <text:p>1673</text:p>
          </table:table-cell>
          <table:table-cell office:value-type="float" office:value="2">
            <text:p>2</text:p>
          </table:table-cell>
          <table:table-cell table:formula="of:=IF([.C585]=[.C5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00">
            <text:p>3700</text:p>
          </table:table-cell>
          <table:table-cell office:value-type="string">
            <text:p>2B530037</text:p>
          </table:table-cell>
          <table:table-cell office:value-type="float" office:value="1673">
            <text:p>1673</text:p>
          </table:table-cell>
          <table:table-cell office:value-type="float" office:value="4">
            <text:p>4</text:p>
          </table:table-cell>
          <table:table-cell table:formula="of:=IF([.C586]=[.C5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9">
            <text:p>4429</text:p>
          </table:table-cell>
          <table:table-cell office:value-type="string">
            <text:p>2B530038</text:p>
          </table:table-cell>
          <table:table-cell office:value-type="float" office:value="1704">
            <text:p>1704</text:p>
          </table:table-cell>
          <table:table-cell office:value-type="float" office:value="2">
            <text:p>2</text:p>
          </table:table-cell>
          <table:table-cell table:formula="of:=IF([.C587]=[.C5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06">
            <text:p>2306</text:p>
          </table:table-cell>
          <table:table-cell office:value-type="string">
            <text:p>2B530038</text:p>
          </table:table-cell>
          <table:table-cell office:value-type="float" office:value="1704">
            <text:p>1704</text:p>
          </table:table-cell>
          <table:table-cell office:value-type="float" office:value="2">
            <text:p>2</text:p>
          </table:table-cell>
          <table:table-cell table:formula="of:=IF([.C588]=[.C58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51">
            <text:p>2751</text:p>
          </table:table-cell>
          <table:table-cell office:value-type="string">
            <text:p>2B530038</text:p>
          </table:table-cell>
          <table:table-cell office:value-type="float" office:value="1704">
            <text:p>1704</text:p>
          </table:table-cell>
          <table:table-cell office:value-type="float" office:value="1">
            <text:p>1</text:p>
          </table:table-cell>
          <table:table-cell table:formula="of:=IF([.C589]=[.C5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03">
            <text:p>3103</text:p>
          </table:table-cell>
          <table:table-cell office:value-type="string">
            <text:p>2B530038</text:p>
          </table:table-cell>
          <table:table-cell office:value-type="float" office:value="1704">
            <text:p>1704</text:p>
          </table:table-cell>
          <table:table-cell office:value-type="float" office:value="3">
            <text:p>3</text:p>
          </table:table-cell>
          <table:table-cell table:formula="of:=IF([.C590]=[.C5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55">
            <text:p>2755</text:p>
          </table:table-cell>
          <table:table-cell office:value-type="string">
            <text:p>2B53003A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formula="of:=IF([.C591]=[.C5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12">
            <text:p>2412</text:p>
          </table:table-cell>
          <table:table-cell office:value-type="string">
            <text:p>2B53003B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formula="of:=IF([.C592]=[.C5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73">
            <text:p>2773</text:p>
          </table:table-cell>
          <table:table-cell office:value-type="string">
            <text:p>2B53003B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formula="of:=IF([.C593]=[.C5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14">
            <text:p>2414</text:p>
          </table:table-cell>
          <table:table-cell office:value-type="string">
            <text:p>2B53003C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table:formula="of:=IF([.C594]=[.C5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75">
            <text:p>2775</text:p>
          </table:table-cell>
          <table:table-cell office:value-type="string">
            <text:p>2B53003C</text:p>
          </table:table-cell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table:formula="of:=IF([.C595]=[.C5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18">
            <text:p>2318</text:p>
          </table:table-cell>
          <table:table-cell office:value-type="string">
            <text:p>2B53003D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table:formula="of:=IF([.C596]=[.C5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321">
            <text:p>2321</text:p>
          </table:table-cell>
          <table:table-cell office:value-type="string">
            <text:p>2B53003E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table:formula="of:=IF([.C597]=[.C5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22">
            <text:p>2422</text:p>
          </table:table-cell>
          <table:table-cell office:value-type="string">
            <text:p>2B53003F</text:p>
          </table:table-cell>
          <table:table-cell office:value-type="float" office:value="1916">
            <text:p>1916</text:p>
          </table:table-cell>
          <table:table-cell office:value-type="float" office:value="2">
            <text:p>2</text:p>
          </table:table-cell>
          <table:table-cell table:formula="of:=IF([.C598]=[.C59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83">
            <text:p>2783</text:p>
          </table:table-cell>
          <table:table-cell office:value-type="string">
            <text:p>2B53003F</text:p>
          </table:table-cell>
          <table:table-cell office:value-type="float" office:value="1916">
            <text:p>1916</text:p>
          </table:table-cell>
          <table:table-cell office:value-type="float" office:value="1">
            <text:p>1</text:p>
          </table:table-cell>
          <table:table-cell table:formula="of:=IF([.C599]=[.C6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44">
            <text:p>2544</text:p>
          </table:table-cell>
          <table:table-cell office:value-type="string">
            <text:p>2B530041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formula="of:=IF([.C600]=[.C6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49">
            <text:p>2549</text:p>
          </table:table-cell>
          <table:table-cell office:value-type="string">
            <text:p>2B53004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table:formula="of:=IF([.C601]=[.C6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23">
            <text:p>2823</text:p>
          </table:table-cell>
          <table:table-cell office:value-type="string">
            <text:p>2B53004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table:formula="of:=IF([.C602]=[.C6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50">
            <text:p>2550</text:p>
          </table:table-cell>
          <table:table-cell office:value-type="string">
            <text:p>2B530043</text:p>
          </table:table-cell>
          <table:table-cell office:value-type="float" office:value="2038">
            <text:p>2038</text:p>
          </table:table-cell>
          <table:table-cell office:value-type="float" office:value="1">
            <text:p>1</text:p>
          </table:table-cell>
          <table:table-cell table:formula="of:=IF([.C603]=[.C6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1">
            <text:p>2581</text:p>
          </table:table-cell>
          <table:table-cell office:value-type="string">
            <text:p>2B530044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table:formula="of:=IF([.C604]=[.C6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85">
            <text:p>2685</text:p>
          </table:table-cell>
          <table:table-cell office:value-type="string">
            <text:p>2B530045</text:p>
          </table:table-cell>
          <table:table-cell office:value-type="float" office:value="2099">
            <text:p>2099</text:p>
          </table:table-cell>
          <table:table-cell office:value-type="float" office:value="1">
            <text:p>1</text:p>
          </table:table-cell>
          <table:table-cell table:formula="of:=IF([.C605]=[.C6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88">
            <text:p>2688</text:p>
          </table:table-cell>
          <table:table-cell office:value-type="string">
            <text:p>2B530046</text:p>
          </table:table-cell>
          <table:table-cell office:value-type="float" office:value="2129">
            <text:p>2129</text:p>
          </table:table-cell>
          <table:table-cell office:value-type="float" office:value="1">
            <text:p>1</text:p>
          </table:table-cell>
          <table:table-cell table:formula="of:=IF([.C606]=[.C6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90">
            <text:p>2690</text:p>
          </table:table-cell>
          <table:table-cell office:value-type="string">
            <text:p>2B530047</text:p>
          </table:table-cell>
          <table:table-cell office:value-type="float" office:value="2159">
            <text:p>2159</text:p>
          </table:table-cell>
          <table:table-cell office:value-type="float" office:value="1">
            <text:p>1</text:p>
          </table:table-cell>
          <table:table-cell table:formula="of:=IF([.C607]=[.C6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95">
            <text:p>2695</text:p>
          </table:table-cell>
          <table:table-cell office:value-type="string">
            <text:p>2B530049</text:p>
          </table:table-cell>
          <table:table-cell office:value-type="float" office:value="2221">
            <text:p>2221</text:p>
          </table:table-cell>
          <table:table-cell office:value-type="float" office:value="1">
            <text:p>1</text:p>
          </table:table-cell>
          <table:table-cell table:formula="of:=IF([.C608]=[.C6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99">
            <text:p>2699</text:p>
          </table:table-cell>
          <table:table-cell office:value-type="string">
            <text:p>2B53004A</text:p>
          </table:table-cell>
          <table:table-cell office:value-type="float" office:value="2251">
            <text:p>2251</text:p>
          </table:table-cell>
          <table:table-cell office:value-type="float" office:value="1">
            <text:p>1</text:p>
          </table:table-cell>
          <table:table-cell table:formula="of:=IF([.C609]=[.C6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60">
            <text:p>2860</text:p>
          </table:table-cell>
          <table:table-cell office:value-type="string">
            <text:p>2B53004B</text:p>
          </table:table-cell>
          <table:table-cell office:value-type="float" office:value="2281">
            <text:p>2281</text:p>
          </table:table-cell>
          <table:table-cell office:value-type="float" office:value="1">
            <text:p>1</text:p>
          </table:table-cell>
          <table:table-cell table:formula="of:=IF([.C610]=[.C6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79">
            <text:p>2779</text:p>
          </table:table-cell>
          <table:table-cell office:value-type="string">
            <text:p>2B53004C</text:p>
          </table:table-cell>
          <table:table-cell office:value-type="float" office:value="2311">
            <text:p>2311</text:p>
          </table:table-cell>
          <table:table-cell office:value-type="float" office:value="1">
            <text:p>1</text:p>
          </table:table-cell>
          <table:table-cell table:formula="of:=IF([.C611]=[.C6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85">
            <text:p>2785</text:p>
          </table:table-cell>
          <table:table-cell office:value-type="string">
            <text:p>2B53004D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  <table:table-cell table:formula="of:=IF([.C612]=[.C6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87">
            <text:p>2787</text:p>
          </table:table-cell>
          <table:table-cell office:value-type="string">
            <text:p>2B53004E</text:p>
          </table:table-cell>
          <table:table-cell office:value-type="float" office:value="2371">
            <text:p>2371</text:p>
          </table:table-cell>
          <table:table-cell office:value-type="float" office:value="1">
            <text:p>1</text:p>
          </table:table-cell>
          <table:table-cell table:formula="of:=IF([.C613]=[.C6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06">
            <text:p>2806</text:p>
          </table:table-cell>
          <table:table-cell office:value-type="string">
            <text:p>2B53004F</text:p>
          </table:table-cell>
          <table:table-cell office:value-type="float" office:value="2401">
            <text:p>2401</text:p>
          </table:table-cell>
          <table:table-cell office:value-type="float" office:value="1">
            <text:p>1</text:p>
          </table:table-cell>
          <table:table-cell table:formula="of:=IF([.C614]=[.C6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14">
            <text:p>2814</text:p>
          </table:table-cell>
          <table:table-cell office:value-type="string">
            <text:p>2B530050</text:p>
          </table:table-cell>
          <table:table-cell office:value-type="float" office:value="2431">
            <text:p>2431</text:p>
          </table:table-cell>
          <table:table-cell office:value-type="float" office:value="1">
            <text:p>1</text:p>
          </table:table-cell>
          <table:table-cell table:formula="of:=IF([.C615]=[.C6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17">
            <text:p>2817</text:p>
          </table:table-cell>
          <table:table-cell office:value-type="string">
            <text:p>2B530051</text:p>
          </table:table-cell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table:formula="of:=IF([.C616]=[.C6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18">
            <text:p>2818</text:p>
          </table:table-cell>
          <table:table-cell office:value-type="string">
            <text:p>2B530052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table:formula="of:=IF([.C617]=[.C6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21">
            <text:p>2821</text:p>
          </table:table-cell>
          <table:table-cell office:value-type="string">
            <text:p>2B530053</text:p>
          </table:table-cell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table:formula="of:=IF([.C618]=[.C6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28">
            <text:p>2828</text:p>
          </table:table-cell>
          <table:table-cell office:value-type="string">
            <text:p>2B530054</text:p>
          </table:table-cell>
          <table:table-cell office:value-type="float" office:value="2554">
            <text:p>2554</text:p>
          </table:table-cell>
          <table:table-cell office:value-type="float" office:value="1">
            <text:p>1</text:p>
          </table:table-cell>
          <table:table-cell table:formula="of:=IF([.C619]=[.C6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32">
            <text:p>2832</text:p>
          </table:table-cell>
          <table:table-cell office:value-type="string">
            <text:p>2B530055</text:p>
          </table:table-cell>
          <table:table-cell office:value-type="float" office:value="2584">
            <text:p>2584</text:p>
          </table:table-cell>
          <table:table-cell office:value-type="float" office:value="1">
            <text:p>1</text:p>
          </table:table-cell>
          <table:table-cell table:formula="of:=IF([.C620]=[.C6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35">
            <text:p>2835</text:p>
          </table:table-cell>
          <table:table-cell office:value-type="string">
            <text:p>2B530056</text:p>
          </table:table-cell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table:formula="of:=IF([.C621]=[.C6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36">
            <text:p>2836</text:p>
          </table:table-cell>
          <table:table-cell office:value-type="string">
            <text:p>2B530057</text:p>
          </table:table-cell>
          <table:table-cell office:value-type="float" office:value="2647">
            <text:p>2647</text:p>
          </table:table-cell>
          <table:table-cell office:value-type="float" office:value="1">
            <text:p>1</text:p>
          </table:table-cell>
          <table:table-cell table:formula="of:=IF([.C622]=[.C6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39">
            <text:p>2839</text:p>
          </table:table-cell>
          <table:table-cell office:value-type="string">
            <text:p>2B530058</text:p>
          </table:table-cell>
          <table:table-cell office:value-type="float" office:value="2679">
            <text:p>2679</text:p>
          </table:table-cell>
          <table:table-cell office:value-type="float" office:value="1">
            <text:p>1</text:p>
          </table:table-cell>
          <table:table-cell table:formula="of:=IF([.C623]=[.C6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41">
            <text:p>2841</text:p>
          </table:table-cell>
          <table:table-cell office:value-type="string">
            <text:p>2B530059</text:p>
          </table:table-cell>
          <table:table-cell office:value-type="float" office:value="2709">
            <text:p>2709</text:p>
          </table:table-cell>
          <table:table-cell office:value-type="float" office:value="1">
            <text:p>1</text:p>
          </table:table-cell>
          <table:table-cell table:formula="of:=IF([.C624]=[.C6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43">
            <text:p>2843</text:p>
          </table:table-cell>
          <table:table-cell office:value-type="string">
            <text:p>2B53005A</text:p>
          </table:table-cell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table:formula="of:=IF([.C625]=[.C6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65">
            <text:p>2865</text:p>
          </table:table-cell>
          <table:table-cell office:value-type="string">
            <text:p>2B53005C</text:p>
          </table:table-cell>
          <table:table-cell office:value-type="float" office:value="2799">
            <text:p>2799</text:p>
          </table:table-cell>
          <table:table-cell office:value-type="float" office:value="1">
            <text:p>1</text:p>
          </table:table-cell>
          <table:table-cell table:formula="of:=IF([.C626]=[.C6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94">
            <text:p>2894</text:p>
          </table:table-cell>
          <table:table-cell office:value-type="string">
            <text:p>2B53005F</text:p>
          </table:table-cell>
          <table:table-cell office:value-type="float" office:value="2891">
            <text:p>2891</text:p>
          </table:table-cell>
          <table:table-cell office:value-type="float" office:value="1">
            <text:p>1</text:p>
          </table:table-cell>
          <table:table-cell table:formula="of:=IF([.C627]=[.C6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970">
            <text:p>2970</text:p>
          </table:table-cell>
          <table:table-cell office:value-type="string">
            <text:p>2B530060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table:formula="of:=IF([.C628]=[.C6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973">
            <text:p>2973</text:p>
          </table:table-cell>
          <table:table-cell office:value-type="string">
            <text:p>2B530061</text:p>
          </table:table-cell>
          <table:table-cell office:value-type="float" office:value="2951">
            <text:p>2951</text:p>
          </table:table-cell>
          <table:table-cell office:value-type="float" office:value="1">
            <text:p>1</text:p>
          </table:table-cell>
          <table:table-cell table:formula="of:=IF([.C629]=[.C6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54">
            <text:p>3454</text:p>
          </table:table-cell>
          <table:table-cell office:value-type="string">
            <text:p>2B530063</text:p>
          </table:table-cell>
          <table:table-cell office:value-type="float" office:value="3013">
            <text:p>3013</text:p>
          </table:table-cell>
          <table:table-cell office:value-type="float" office:value="1">
            <text:p>1</text:p>
          </table:table-cell>
          <table:table-cell table:formula="of:=IF([.C630]=[.C6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2">
            <text:p>4232</text:p>
          </table:table-cell>
          <table:table-cell office:value-type="string">
            <text:p>2B530064</text:p>
          </table:table-cell>
          <table:table-cell office:value-type="float" office:value="3044">
            <text:p>3044</text:p>
          </table:table-cell>
          <table:table-cell office:value-type="float" office:value="3">
            <text:p>3</text:p>
          </table:table-cell>
          <table:table-cell table:formula="of:=IF([.C631]=[.C6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81">
            <text:p>3581</text:p>
          </table:table-cell>
          <table:table-cell office:value-type="string">
            <text:p>2B530064</text:p>
          </table:table-cell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table:formula="of:=IF([.C632]=[.C6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1">
            <text:p>3401</text:p>
          </table:table-cell>
          <table:table-cell office:value-type="string">
            <text:p>2B530065</text:p>
          </table:table-cell>
          <table:table-cell office:value-type="float" office:value="3074">
            <text:p>3074</text:p>
          </table:table-cell>
          <table:table-cell office:value-type="float" office:value="1">
            <text:p>1</text:p>
          </table:table-cell>
          <table:table-cell table:formula="of:=IF([.C633]=[.C6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6">
            <text:p>3406</text:p>
          </table:table-cell>
          <table:table-cell office:value-type="string">
            <text:p>2B530066</text:p>
          </table:table-cell>
          <table:table-cell office:value-type="float" office:value="3105">
            <text:p>3105</text:p>
          </table:table-cell>
          <table:table-cell office:value-type="float" office:value="1">
            <text:p>1</text:p>
          </table:table-cell>
          <table:table-cell table:formula="of:=IF([.C634]=[.C6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8">
            <text:p>3408</text:p>
          </table:table-cell>
          <table:table-cell office:value-type="string">
            <text:p>2B530067</text:p>
          </table:table-cell>
          <table:table-cell office:value-type="float" office:value="3135">
            <text:p>3135</text:p>
          </table:table-cell>
          <table:table-cell office:value-type="float" office:value="1">
            <text:p>1</text:p>
          </table:table-cell>
          <table:table-cell table:formula="of:=IF([.C635]=[.C6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22">
            <text:p>3422</text:p>
          </table:table-cell>
          <table:table-cell office:value-type="string">
            <text:p>2B530068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table:formula="of:=IF([.C636]=[.C6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38">
            <text:p>3438</text:p>
          </table:table-cell>
          <table:table-cell office:value-type="string">
            <text:p>2B53006A</text:p>
          </table:table-cell>
          <table:table-cell office:value-type="float" office:value="3226">
            <text:p>3226</text:p>
          </table:table-cell>
          <table:table-cell office:value-type="float" office:value="1">
            <text:p>1</text:p>
          </table:table-cell>
          <table:table-cell table:formula="of:=IF([.C637]=[.C63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34">
            <text:p>4634</text:p>
          </table:table-cell>
          <table:table-cell office:value-type="string">
            <text:p>2B53006A</text:p>
          </table:table-cell>
          <table:table-cell office:value-type="float" office:value="3226">
            <text:p>3226</text:p>
          </table:table-cell>
          <table:table-cell office:value-type="float" office:value="4">
            <text:p>4</text:p>
          </table:table-cell>
          <table:table-cell table:formula="of:=IF([.C638]=[.C6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41">
            <text:p>3441</text:p>
          </table:table-cell>
          <table:table-cell office:value-type="string">
            <text:p>2B53006C</text:p>
          </table:table-cell>
          <table:table-cell office:value-type="float" office:value="3288">
            <text:p>3288</text:p>
          </table:table-cell>
          <table:table-cell office:value-type="float" office:value="1">
            <text:p>1</text:p>
          </table:table-cell>
          <table:table-cell table:formula="of:=IF([.C639]=[.C6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49">
            <text:p>3449</text:p>
          </table:table-cell>
          <table:table-cell office:value-type="string">
            <text:p>2B53006D</text:p>
          </table:table-cell>
          <table:table-cell office:value-type="float" office:value="3318">
            <text:p>3318</text:p>
          </table:table-cell>
          <table:table-cell office:value-type="float" office:value="1">
            <text:p>1</text:p>
          </table:table-cell>
          <table:table-cell table:formula="of:=IF([.C640]=[.C6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62">
            <text:p>3462</text:p>
          </table:table-cell>
          <table:table-cell office:value-type="string">
            <text:p>2B53006E</text:p>
          </table:table-cell>
          <table:table-cell office:value-type="float" office:value="3349">
            <text:p>3349</text:p>
          </table:table-cell>
          <table:table-cell office:value-type="float" office:value="1">
            <text:p>1</text:p>
          </table:table-cell>
          <table:table-cell table:formula="of:=IF([.C641]=[.C6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92">
            <text:p>3592</text:p>
          </table:table-cell>
          <table:table-cell office:value-type="string">
            <text:p>2B53006F</text:p>
          </table:table-cell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table:formula="of:=IF([.C642]=[.C6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17">
            <text:p>3617</text:p>
          </table:table-cell>
          <table:table-cell office:value-type="string">
            <text:p>2B530070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table:formula="of:=IF([.C643]=[.C6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2">
            <text:p>4812</text:p>
          </table:table-cell>
          <table:table-cell office:value-type="string">
            <text:p>2B530071</text:p>
          </table:table-cell>
          <table:table-cell office:value-type="float" office:value="3442">
            <text:p>3442</text:p>
          </table:table-cell>
          <table:table-cell office:value-type="float" office:value="2">
            <text:p>2</text:p>
          </table:table-cell>
          <table:table-cell table:formula="of:=IF([.C644]=[.C6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5">
            <text:p>5145</text:p>
          </table:table-cell>
          <table:table-cell office:value-type="string">
            <text:p>2B530071</text:p>
          </table:table-cell>
          <table:table-cell office:value-type="float" office:value="3442">
            <text:p>3442</text:p>
          </table:table-cell>
          <table:table-cell office:value-type="float" office:value="2">
            <text:p>2</text:p>
          </table:table-cell>
          <table:table-cell table:formula="of:=IF([.C645]=[.C6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26">
            <text:p>4626</text:p>
          </table:table-cell>
          <table:table-cell office:value-type="string">
            <text:p>2B530072</text:p>
          </table:table-cell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 table:formula="of:=IF([.C646]=[.C6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6">
            <text:p>4246</text:p>
          </table:table-cell>
          <table:table-cell office:value-type="string">
            <text:p>2B530073</text:p>
          </table:table-cell>
          <table:table-cell office:value-type="float" office:value="3503">
            <text:p>3503</text:p>
          </table:table-cell>
          <table:table-cell office:value-type="float" office:value="1">
            <text:p>1</text:p>
          </table:table-cell>
          <table:table-cell table:formula="of:=IF([.C647]=[.C6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52">
            <text:p>3852</text:p>
          </table:table-cell>
          <table:table-cell office:value-type="string">
            <text:p>2B530074</text:p>
          </table:table-cell>
          <table:table-cell office:value-type="float" office:value="3533">
            <text:p>3533</text:p>
          </table:table-cell>
          <table:table-cell office:value-type="float" office:value="1">
            <text:p>1</text:p>
          </table:table-cell>
          <table:table-cell table:formula="of:=IF([.C648]=[.C6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7">
            <text:p>4277</text:p>
          </table:table-cell>
          <table:table-cell office:value-type="string">
            <text:p>2B530075</text:p>
          </table:table-cell>
          <table:table-cell office:value-type="float" office:value="3563">
            <text:p>3563</text:p>
          </table:table-cell>
          <table:table-cell office:value-type="float" office:value="1">
            <text:p>1</text:p>
          </table:table-cell>
          <table:table-cell table:formula="of:=IF([.C649]=[.C6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0">
            <text:p>5060</text:p>
          </table:table-cell>
          <table:table-cell office:value-type="string">
            <text:p>2B530076</text:p>
          </table:table-cell>
          <table:table-cell office:value-type="float" office:value="3593">
            <text:p>3593</text:p>
          </table:table-cell>
          <table:table-cell office:value-type="float" office:value="2">
            <text:p>2</text:p>
          </table:table-cell>
          <table:table-cell table:formula="of:=IF([.C650]=[.C6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08">
            <text:p>4508</text:p>
          </table:table-cell>
          <table:table-cell office:value-type="string">
            <text:p>2B53007B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table:formula="of:=IF([.C651]=[.C6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7">
            <text:p>4237</text:p>
          </table:table-cell>
          <table:table-cell office:value-type="string">
            <text:p>2B53007C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table:formula="of:=IF([.C652]=[.C6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1">
            <text:p>4251</text:p>
          </table:table-cell>
          <table:table-cell office:value-type="string">
            <text:p>2B53007D</text:p>
          </table:table-cell>
          <table:table-cell office:value-type="float" office:value="3805">
            <text:p>3805</text:p>
          </table:table-cell>
          <table:table-cell office:value-type="float" office:value="1">
            <text:p>1</text:p>
          </table:table-cell>
          <table:table-cell table:formula="of:=IF([.C653]=[.C6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6">
            <text:p>5076</text:p>
          </table:table-cell>
          <table:table-cell office:value-type="string">
            <text:p>2B53007E</text:p>
          </table:table-cell>
          <table:table-cell office:value-type="float" office:value="3835">
            <text:p>3835</text:p>
          </table:table-cell>
          <table:table-cell office:value-type="float" office:value="3">
            <text:p>3</text:p>
          </table:table-cell>
          <table:table-cell table:formula="of:=IF([.C654]=[.C6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0">
            <text:p>4270</text:p>
          </table:table-cell>
          <table:table-cell office:value-type="string">
            <text:p>2B53007F</text:p>
          </table:table-cell>
          <table:table-cell office:value-type="float" office:value="3866">
            <text:p>3866</text:p>
          </table:table-cell>
          <table:table-cell office:value-type="float" office:value="1">
            <text:p>1</text:p>
          </table:table-cell>
          <table:table-cell table:formula="of:=IF([.C655]=[.C6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3">
            <text:p>4283</text:p>
          </table:table-cell>
          <table:table-cell office:value-type="string">
            <text:p>2B530080</text:p>
          </table:table-cell>
          <table:table-cell office:value-type="float" office:value="3896">
            <text:p>3896</text:p>
          </table:table-cell>
          <table:table-cell office:value-type="float" office:value="1">
            <text:p>1</text:p>
          </table:table-cell>
          <table:table-cell table:formula="of:=IF([.C656]=[.C6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45">
            <text:p>4845</text:p>
          </table:table-cell>
          <table:table-cell office:value-type="string">
            <text:p>2B530085</text:p>
          </table:table-cell>
          <table:table-cell office:value-type="float" office:value="4048">
            <text:p>4048</text:p>
          </table:table-cell>
          <table:table-cell office:value-type="float" office:value="1">
            <text:p>1</text:p>
          </table:table-cell>
          <table:table-cell table:formula="of:=IF([.C657]=[.C6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25">
            <text:p>4625</text:p>
          </table:table-cell>
          <table:table-cell office:value-type="string">
            <text:p>2B530089</text:p>
          </table:table-cell>
          <table:table-cell office:value-type="float" office:value="4169">
            <text:p>4169</text:p>
          </table:table-cell>
          <table:table-cell office:value-type="float" office:value="1">
            <text:p>1</text:p>
          </table:table-cell>
          <table:table-cell table:formula="of:=IF([.C658]=[.C6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82">
            <text:p>4982</text:p>
          </table:table-cell>
          <table:table-cell office:value-type="string">
            <text:p>2B53008C</text:p>
          </table:table-cell>
          <table:table-cell office:value-type="float" office:value="4260">
            <text:p>4260</text:p>
          </table:table-cell>
          <table:table-cell office:value-type="float" office:value="2">
            <text:p>2</text:p>
          </table:table-cell>
          <table:table-cell table:formula="of:=IF([.C659]=[.C6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3">
            <text:p>5053</text:p>
          </table:table-cell>
          <table:table-cell office:value-type="string">
            <text:p>2B530099</text:p>
          </table:table-cell>
          <table:table-cell office:value-type="float" office:value="4652">
            <text:p>4652</text:p>
          </table:table-cell>
          <table:table-cell office:value-type="float" office:value="2">
            <text:p>2</text:p>
          </table:table-cell>
          <table:table-cell table:formula="of:=IF([.C660]=[.C6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">
            <text:p>235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IF([.C661]=[.C6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97">
            <text:p>1797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IF([.C662]=[.C6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79">
            <text:p>2579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IF([.C663]=[.C6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31">
            <text:p>831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IF([.C664]=[.C6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9">
            <text:p>1899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IF([.C665]=[.C6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0">
            <text:p>2170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IF([.C666]=[.C6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4">
            <text:p>3074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IF([.C667]=[.C66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97">
            <text:p>3697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IF([.C668]=[.C6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8">
            <text:p>398</text:p>
          </table:table-cell>
          <table:table-cell office:value-type="string">
            <text:p>3A28000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IF([.C669]=[.C6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69">
            <text:p>3069</text:p>
          </table:table-cell>
          <table:table-cell office:value-type="string">
            <text:p>3A28000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table:formula="of:=IF([.C670]=[.C6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48">
            <text:p>2748</text:p>
          </table:table-cell>
          <table:table-cell office:value-type="string">
            <text:p>3A28000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table:formula="of:=IF([.C671]=[.C67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00">
            <text:p>3100</text:p>
          </table:table-cell>
          <table:table-cell office:value-type="string">
            <text:p>3A280005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f:=IF([.C672]=[.C6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07">
            <text:p>3507</text:p>
          </table:table-cell>
          <table:table-cell office:value-type="string">
            <text:p>3A280005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formula="of:=IF([.C673]=[.C6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82">
            <text:p>4382</text:p>
          </table:table-cell>
          <table:table-cell office:value-type="string">
            <text:p>3A28000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table:formula="of:=IF([.C674]=[.C6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06">
            <text:p>2406</text:p>
          </table:table-cell>
          <table:table-cell office:value-type="string">
            <text:p>3A28000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formula="of:=IF([.C675]=[.C6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43">
            <text:p>3143</text:p>
          </table:table-cell>
          <table:table-cell office:value-type="string">
            <text:p>3A280006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table:formula="of:=IF([.C676]=[.C6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51">
            <text:p>4051</text:p>
          </table:table-cell>
          <table:table-cell office:value-type="string">
            <text:p>3A280006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table:formula="of:=IF([.C677]=[.C67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33">
            <text:p>1433</text:p>
          </table:table-cell>
          <table:table-cell office:value-type="string">
            <text:p>3A280006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table:formula="of:=IF([.C678]=[.C6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33">
            <text:p>3933</text:p>
          </table:table-cell>
          <table:table-cell office:value-type="string">
            <text:p>3A280006</text:p>
          </table:table-cell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table:formula="of:=IF([.C679]=[.C6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22">
            <text:p>2922</text:p>
          </table:table-cell>
          <table:table-cell office:value-type="string">
            <text:p>3A280007</text:p>
          </table:table-cell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table:formula="of:=IF([.C680]=[.C6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45">
            <text:p>2345</text:p>
          </table:table-cell>
          <table:table-cell office:value-type="string">
            <text:p>3A280008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table:formula="of:=IF([.C681]=[.C68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992">
            <text:p>2992</text:p>
          </table:table-cell>
          <table:table-cell office:value-type="string">
            <text:p>3A28000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formula="of:=IF([.C682]=[.C6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54">
            <text:p>3454</text:p>
          </table:table-cell>
          <table:table-cell office:value-type="string">
            <text:p>3A280008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table:formula="of:=IF([.C683]=[.C6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91">
            <text:p>1491</text:p>
          </table:table-cell>
          <table:table-cell office:value-type="string">
            <text:p>3A280009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table:formula="of:=IF([.C684]=[.C6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2">
            <text:p>3582</text:p>
          </table:table-cell>
          <table:table-cell office:value-type="string">
            <text:p>3A28000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table:formula="of:=IF([.C685]=[.C6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76">
            <text:p>3876</text:p>
          </table:table-cell>
          <table:table-cell office:value-type="string">
            <text:p>3A28000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table:formula="of:=IF([.C686]=[.C6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9">
            <text:p>3029</text:p>
          </table:table-cell>
          <table:table-cell office:value-type="string">
            <text:p>3A280009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table:formula="of:=IF([.C687]=[.C6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900">
            <text:p>4900</text:p>
          </table:table-cell>
          <table:table-cell office:value-type="string">
            <text:p>3A280009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table:formula="of:=IF([.C688]=[.C6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04">
            <text:p>5104</text:p>
          </table:table-cell>
          <table:table-cell office:value-type="string">
            <text:p>3A28000A</text:p>
          </table:table-cell>
          <table:table-cell office:value-type="float" office:value="308">
            <text:p>308</text:p>
          </table:table-cell>
          <table:table-cell office:value-type="float" office:value="5">
            <text:p>5</text:p>
          </table:table-cell>
          <table:table-cell table:formula="of:=IF([.C689]=[.C6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79">
            <text:p>2479</text:p>
          </table:table-cell>
          <table:table-cell office:value-type="string">
            <text:p>3A28000A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table:formula="of:=IF([.C690]=[.C6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15">
            <text:p>1715</text:p>
          </table:table-cell>
          <table:table-cell office:value-type="string">
            <text:p>3A28000C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table:formula="of:=IF([.C691]=[.C6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1">
            <text:p>2591</text:p>
          </table:table-cell>
          <table:table-cell office:value-type="string">
            <text:p>3A28000D</text:p>
          </table:table-cell>
          <table:table-cell office:value-type="float" office:value="401">
            <text:p>401</text:p>
          </table:table-cell>
          <table:table-cell office:value-type="float" office:value="5">
            <text:p>5</text:p>
          </table:table-cell>
          <table:table-cell table:formula="of:=IF([.C692]=[.C6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5">
            <text:p>2595</text:p>
          </table:table-cell>
          <table:table-cell office:value-type="string">
            <text:p>3A28000D</text:p>
          </table:table-cell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table:formula="of:=IF([.C693]=[.C6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0">
            <text:p>3050</text:p>
          </table:table-cell>
          <table:table-cell office:value-type="string">
            <text:p>3A28000E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table:formula="of:=IF([.C694]=[.C6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34">
            <text:p>3134</text:p>
          </table:table-cell>
          <table:table-cell office:value-type="string">
            <text:p>3A28000E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table:formula="of:=IF([.C695]=[.C6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21">
            <text:p>2621</text:p>
          </table:table-cell>
          <table:table-cell office:value-type="string">
            <text:p>3A28000F</text:p>
          </table:table-cell>
          <table:table-cell office:value-type="float" office:value="463">
            <text:p>463</text:p>
          </table:table-cell>
          <table:table-cell office:value-type="float" office:value="2">
            <text:p>2</text:p>
          </table:table-cell>
          <table:table-cell table:formula="of:=IF([.C696]=[.C6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2">
            <text:p>3072</text:p>
          </table:table-cell>
          <table:table-cell office:value-type="string">
            <text:p>3A28000F</text:p>
          </table:table-cell>
          <table:table-cell office:value-type="float" office:value="463">
            <text:p>463</text:p>
          </table:table-cell>
          <table:table-cell office:value-type="float" office:value="3">
            <text:p>3</text:p>
          </table:table-cell>
          <table:table-cell table:formula="of:=IF([.C697]=[.C6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5">
            <text:p>3055</text:p>
          </table:table-cell>
          <table:table-cell office:value-type="string">
            <text:p>3A280010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table:formula="of:=IF([.C698]=[.C6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39">
            <text:p>2639</text:p>
          </table:table-cell>
          <table:table-cell office:value-type="string">
            <text:p>3A280011</text:p>
          </table:table-cell>
          <table:table-cell office:value-type="float" office:value="524">
            <text:p>524</text:p>
          </table:table-cell>
          <table:table-cell office:value-type="float" office:value="2">
            <text:p>2</text:p>
          </table:table-cell>
          <table:table-cell table:formula="of:=IF([.C699]=[.C7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6">
            <text:p>3076</text:p>
          </table:table-cell>
          <table:table-cell office:value-type="string">
            <text:p>3A280011</text:p>
          </table:table-cell>
          <table:table-cell office:value-type="float" office:value="524">
            <text:p>524</text:p>
          </table:table-cell>
          <table:table-cell office:value-type="float" office:value="3">
            <text:p>3</text:p>
          </table:table-cell>
          <table:table-cell table:formula="of:=IF([.C700]=[.C7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45">
            <text:p>3145</text:p>
          </table:table-cell>
          <table:table-cell office:value-type="string">
            <text:p>3A280011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table:formula="of:=IF([.C701]=[.C7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06">
            <text:p>3506</text:p>
          </table:table-cell>
          <table:table-cell office:value-type="string">
            <text:p>3A280011</text:p>
          </table:table-cell>
          <table:table-cell office:value-type="float" office:value="524">
            <text:p>524</text:p>
          </table:table-cell>
          <table:table-cell office:value-type="float" office:value="3">
            <text:p>3</text:p>
          </table:table-cell>
          <table:table-cell table:formula="of:=IF([.C702]=[.C7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1">
            <text:p>4281</text:p>
          </table:table-cell>
          <table:table-cell office:value-type="string">
            <text:p>3A280012</text:p>
          </table:table-cell>
          <table:table-cell office:value-type="float" office:value="554">
            <text:p>554</text:p>
          </table:table-cell>
          <table:table-cell office:value-type="float" office:value="6">
            <text:p>6</text:p>
          </table:table-cell>
          <table:table-cell table:formula="of:=IF([.C703]=[.C7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48">
            <text:p>2648</text:p>
          </table:table-cell>
          <table:table-cell office:value-type="string">
            <text:p>3A280012</text:p>
          </table:table-cell>
          <table:table-cell office:value-type="float" office:value="554">
            <text:p>554</text:p>
          </table:table-cell>
          <table:table-cell office:value-type="float" office:value="3">
            <text:p>3</text:p>
          </table:table-cell>
          <table:table-cell table:formula="of:=IF([.C704]=[.C7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21">
            <text:p>3721</text:p>
          </table:table-cell>
          <table:table-cell office:value-type="string">
            <text:p>3A280012</text:p>
          </table:table-cell>
          <table:table-cell office:value-type="float" office:value="554">
            <text:p>554</text:p>
          </table:table-cell>
          <table:table-cell office:value-type="float" office:value="6">
            <text:p>6</text:p>
          </table:table-cell>
          <table:table-cell table:formula="of:=IF([.C705]=[.C70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579">
            <text:p>4579</text:p>
          </table:table-cell>
          <table:table-cell office:value-type="string">
            <text:p>3A280012</text:p>
          </table:table-cell>
          <table:table-cell office:value-type="float" office:value="554">
            <text:p>554</text:p>
          </table:table-cell>
          <table:table-cell office:value-type="float" office:value="5">
            <text:p>5</text:p>
          </table:table-cell>
          <table:table-cell table:formula="of:=IF([.C706]=[.C7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60">
            <text:p>3060</text:p>
          </table:table-cell>
          <table:table-cell office:value-type="string">
            <text:p>3A28001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table:formula="of:=IF([.C707]=[.C7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63">
            <text:p>3063</text:p>
          </table:table-cell>
          <table:table-cell office:value-type="string">
            <text:p>3A280014</text:p>
          </table:table-cell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 table:formula="of:=IF([.C708]=[.C7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13">
            <text:p>2713</text:p>
          </table:table-cell>
          <table:table-cell office:value-type="string">
            <text:p>3A280015</text:p>
          </table:table-cell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table:formula="of:=IF([.C709]=[.C71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16">
            <text:p>2716</text:p>
          </table:table-cell>
          <table:table-cell office:value-type="string">
            <text:p>3A280015</text:p>
          </table:table-cell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table:formula="of:=IF([.C710]=[.C71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73">
            <text:p>3073</text:p>
          </table:table-cell>
          <table:table-cell office:value-type="string">
            <text:p>3A280015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table:formula="of:=IF([.C711]=[.C71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1">
            <text:p>3611</text:p>
          </table:table-cell>
          <table:table-cell office:value-type="string">
            <text:p>3A280015</text:p>
          </table:table-cell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table:formula="of:=IF([.C712]=[.C7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74">
            <text:p>3074</text:p>
          </table:table-cell>
          <table:table-cell office:value-type="string">
            <text:p>3A280016</text:p>
          </table:table-cell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  <table:table-cell table:formula="of:=IF([.C713]=[.C7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4">
            <text:p>3054</text:p>
          </table:table-cell>
          <table:table-cell office:value-type="string">
            <text:p>3A280018</text:p>
          </table:table-cell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table:formula="of:=IF([.C714]=[.C7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68">
            <text:p>3068</text:p>
          </table:table-cell>
          <table:table-cell office:value-type="string">
            <text:p>3A280019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table:formula="of:=IF([.C715]=[.C7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68">
            <text:p>3068</text:p>
          </table:table-cell>
          <table:table-cell office:value-type="string">
            <text:p>3A28001A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table:formula="of:=IF([.C716]=[.C7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76">
            <text:p>3076</text:p>
          </table:table-cell>
          <table:table-cell office:value-type="string">
            <text:p>3A28001B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table:formula="of:=IF([.C717]=[.C7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80">
            <text:p>3080</text:p>
          </table:table-cell>
          <table:table-cell office:value-type="string">
            <text:p>3A28001C</text:p>
          </table:table-cell>
          <table:table-cell office:value-type="float" office:value="857">
            <text:p>857</text:p>
          </table:table-cell>
          <table:table-cell office:value-type="float" office:value="1">
            <text:p>1</text:p>
          </table:table-cell>
          <table:table-cell table:formula="of:=IF([.C718]=[.C7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86">
            <text:p>3086</text:p>
          </table:table-cell>
          <table:table-cell office:value-type="string">
            <text:p>3A28001E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table:formula="of:=IF([.C719]=[.C7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88">
            <text:p>3088</text:p>
          </table:table-cell>
          <table:table-cell office:value-type="string">
            <text:p>3A28001F</text:p>
          </table:table-cell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 table:formula="of:=IF([.C720]=[.C7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91">
            <text:p>3091</text:p>
          </table:table-cell>
          <table:table-cell office:value-type="string">
            <text:p>3A280020</text:p>
          </table:table-cell>
          <table:table-cell office:value-type="float" office:value="977">
            <text:p>977</text:p>
          </table:table-cell>
          <table:table-cell office:value-type="float" office:value="1">
            <text:p>1</text:p>
          </table:table-cell>
          <table:table-cell table:formula="of:=IF([.C721]=[.C7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93">
            <text:p>3093</text:p>
          </table:table-cell>
          <table:table-cell office:value-type="string">
            <text:p>3A280021</text:p>
          </table:table-cell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 table:formula="of:=IF([.C722]=[.C7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95">
            <text:p>3095</text:p>
          </table:table-cell>
          <table:table-cell office:value-type="string">
            <text:p>3A28002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table:formula="of:=IF([.C723]=[.C7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98">
            <text:p>3098</text:p>
          </table:table-cell>
          <table:table-cell office:value-type="string">
            <text:p>3A280023</text:p>
          </table:table-cell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formula="of:=IF([.C724]=[.C7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02">
            <text:p>3102</text:p>
          </table:table-cell>
          <table:table-cell office:value-type="string">
            <text:p>3A280024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table:formula="of:=IF([.C725]=[.C7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03">
            <text:p>3103</text:p>
          </table:table-cell>
          <table:table-cell office:value-type="string">
            <text:p>3A280025</text:p>
          </table:table-cell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table:formula="of:=IF([.C726]=[.C7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04">
            <text:p>3104</text:p>
          </table:table-cell>
          <table:table-cell office:value-type="string">
            <text:p>3A280026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table:formula="of:=IF([.C727]=[.C7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05">
            <text:p>3105</text:p>
          </table:table-cell>
          <table:table-cell office:value-type="string">
            <text:p>3A280027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table:formula="of:=IF([.C728]=[.C7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07">
            <text:p>3107</text:p>
          </table:table-cell>
          <table:table-cell office:value-type="string">
            <text:p>3A280028</text:p>
          </table:table-cell>
          <table:table-cell office:value-type="float" office:value="1219">
            <text:p>1219</text:p>
          </table:table-cell>
          <table:table-cell office:value-type="float" office:value="1">
            <text:p>1</text:p>
          </table:table-cell>
          <table:table-cell table:formula="of:=IF([.C729]=[.C7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10">
            <text:p>3110</text:p>
          </table:table-cell>
          <table:table-cell office:value-type="string">
            <text:p>3A280029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table:formula="of:=IF([.C730]=[.C7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15">
            <text:p>3115</text:p>
          </table:table-cell>
          <table:table-cell office:value-type="string">
            <text:p>3A28002A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table:formula="of:=IF([.C731]=[.C7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17">
            <text:p>3117</text:p>
          </table:table-cell>
          <table:table-cell office:value-type="string">
            <text:p>3A28002B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table:formula="of:=IF([.C732]=[.C7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20">
            <text:p>3120</text:p>
          </table:table-cell>
          <table:table-cell office:value-type="string">
            <text:p>3A28002D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table:formula="of:=IF([.C733]=[.C7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23">
            <text:p>3123</text:p>
          </table:table-cell>
          <table:table-cell office:value-type="string">
            <text:p>3A28002E</text:p>
          </table:table-cell>
          <table:table-cell office:value-type="float" office:value="1401">
            <text:p>1401</text:p>
          </table:table-cell>
          <table:table-cell office:value-type="float" office:value="1">
            <text:p>1</text:p>
          </table:table-cell>
          <table:table-cell table:formula="of:=IF([.C734]=[.C7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24">
            <text:p>3124</text:p>
          </table:table-cell>
          <table:table-cell office:value-type="string">
            <text:p>3A28002F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table:formula="of:=IF([.C735]=[.C7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27">
            <text:p>3127</text:p>
          </table:table-cell>
          <table:table-cell office:value-type="string">
            <text:p>3A280030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table:formula="of:=IF([.C736]=[.C7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29">
            <text:p>3129</text:p>
          </table:table-cell>
          <table:table-cell office:value-type="string">
            <text:p>3A280031</text:p>
          </table:table-cell>
          <table:table-cell office:value-type="float" office:value="1492">
            <text:p>1492</text:p>
          </table:table-cell>
          <table:table-cell office:value-type="float" office:value="1">
            <text:p>1</text:p>
          </table:table-cell>
          <table:table-cell table:formula="of:=IF([.C737]=[.C7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31">
            <text:p>3131</text:p>
          </table:table-cell>
          <table:table-cell office:value-type="string">
            <text:p>3A280032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table:formula="of:=IF([.C738]=[.C7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34">
            <text:p>3134</text:p>
          </table:table-cell>
          <table:table-cell office:value-type="string">
            <text:p>3A280033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formula="of:=IF([.C739]=[.C7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35">
            <text:p>3135</text:p>
          </table:table-cell>
          <table:table-cell office:value-type="string">
            <text:p>3A280034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table:formula="of:=IF([.C740]=[.C7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36">
            <text:p>3136</text:p>
          </table:table-cell>
          <table:table-cell office:value-type="string">
            <text:p>3A280035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table:formula="of:=IF([.C741]=[.C7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38">
            <text:p>3138</text:p>
          </table:table-cell>
          <table:table-cell office:value-type="string">
            <text:p>3A280036</text:p>
          </table:table-cell>
          <table:table-cell office:value-type="float" office:value="1645">
            <text:p>1645</text:p>
          </table:table-cell>
          <table:table-cell office:value-type="float" office:value="1">
            <text:p>1</text:p>
          </table:table-cell>
          <table:table-cell table:formula="of:=IF([.C742]=[.C7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40">
            <text:p>3140</text:p>
          </table:table-cell>
          <table:table-cell office:value-type="string">
            <text:p>3A280037</text:p>
          </table:table-cell>
          <table:table-cell office:value-type="float" office:value="1676">
            <text:p>1676</text:p>
          </table:table-cell>
          <table:table-cell office:value-type="float" office:value="1">
            <text:p>1</text:p>
          </table:table-cell>
          <table:table-cell table:formula="of:=IF([.C743]=[.C7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43">
            <text:p>3143</text:p>
          </table:table-cell>
          <table:table-cell office:value-type="string">
            <text:p>3A280038</text:p>
          </table:table-cell>
          <table:table-cell office:value-type="float" office:value="1706">
            <text:p>1706</text:p>
          </table:table-cell>
          <table:table-cell office:value-type="float" office:value="1">
            <text:p>1</text:p>
          </table:table-cell>
          <table:table-cell table:formula="of:=IF([.C744]=[.C7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44">
            <text:p>3144</text:p>
          </table:table-cell>
          <table:table-cell office:value-type="string">
            <text:p>3A280039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formula="of:=IF([.C745]=[.C7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45">
            <text:p>3145</text:p>
          </table:table-cell>
          <table:table-cell office:value-type="string">
            <text:p>3A28003A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formula="of:=IF([.C746]=[.C7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49">
            <text:p>3149</text:p>
          </table:table-cell>
          <table:table-cell office:value-type="string">
            <text:p>3A28003B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formula="of:=IF([.C747]=[.C7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50">
            <text:p>3150</text:p>
          </table:table-cell>
          <table:table-cell office:value-type="string">
            <text:p>3A28003C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table:formula="of:=IF([.C748]=[.C7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50">
            <text:p>3150</text:p>
          </table:table-cell>
          <table:table-cell office:value-type="string">
            <text:p>3A28003D</text:p>
          </table:table-cell>
          <table:table-cell office:value-type="float" office:value="1858">
            <text:p>1858</text:p>
          </table:table-cell>
          <table:table-cell office:value-type="float" office:value="1">
            <text:p>1</text:p>
          </table:table-cell>
          <table:table-cell table:formula="of:=IF([.C749]=[.C7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53">
            <text:p>3153</text:p>
          </table:table-cell>
          <table:table-cell office:value-type="string">
            <text:p>3A28003E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table:formula="of:=IF([.C750]=[.C7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56">
            <text:p>3156</text:p>
          </table:table-cell>
          <table:table-cell office:value-type="string">
            <text:p>3A28003F</text:p>
          </table:table-cell>
          <table:table-cell office:value-type="float" office:value="1918">
            <text:p>1918</text:p>
          </table:table-cell>
          <table:table-cell office:value-type="float" office:value="1">
            <text:p>1</text:p>
          </table:table-cell>
          <table:table-cell table:formula="of:=IF([.C751]=[.C7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51">
            <text:p>3451</text:p>
          </table:table-cell>
          <table:table-cell office:value-type="string">
            <text:p>3A280041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formula="of:=IF([.C752]=[.C7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9">
            <text:p>4219</text:p>
          </table:table-cell>
          <table:table-cell office:value-type="string">
            <text:p>3A280042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table:formula="of:=IF([.C753]=[.C7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7">
            <text:p>4257</text:p>
          </table:table-cell>
          <table:table-cell office:value-type="string">
            <text:p>3A280042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table:formula="of:=IF([.C754]=[.C7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5">
            <text:p>3405</text:p>
          </table:table-cell>
          <table:table-cell office:value-type="string">
            <text:p>3A280044</text:p>
          </table:table-cell>
          <table:table-cell office:value-type="float" office:value="2072">
            <text:p>2072</text:p>
          </table:table-cell>
          <table:table-cell office:value-type="float" office:value="2">
            <text:p>2</text:p>
          </table:table-cell>
          <table:table-cell table:formula="of:=IF([.C755]=[.C7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35">
            <text:p>3435</text:p>
          </table:table-cell>
          <table:table-cell office:value-type="string">
            <text:p>3A28004A</text:p>
          </table:table-cell>
          <table:table-cell office:value-type="float" office:value="2255">
            <text:p>2255</text:p>
          </table:table-cell>
          <table:table-cell office:value-type="float" office:value="2">
            <text:p>2</text:p>
          </table:table-cell>
          <table:table-cell table:formula="of:=IF([.C756]=[.C7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84">
            <text:p>4384</text:p>
          </table:table-cell>
          <table:table-cell office:value-type="string">
            <text:p>3A28004E</text:p>
          </table:table-cell>
          <table:table-cell office:value-type="float" office:value="2378">
            <text:p>2378</text:p>
          </table:table-cell>
          <table:table-cell office:value-type="float" office:value="2">
            <text:p>2</text:p>
          </table:table-cell>
          <table:table-cell table:formula="of:=IF([.C757]=[.C7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00">
            <text:p>4000</text:p>
          </table:table-cell>
          <table:table-cell office:value-type="string">
            <text:p>3A280052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table:formula="of:=IF([.C758]=[.C7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50">
            <text:p>4950</text:p>
          </table:table-cell>
          <table:table-cell office:value-type="string">
            <text:p>3A280057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table:formula="of:=IF([.C759]=[.C7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9">
            <text:p>5039</text:p>
          </table:table-cell>
          <table:table-cell office:value-type="string">
            <text:p>3A280058</text:p>
          </table:table-cell>
          <table:table-cell office:value-type="float" office:value="2681">
            <text:p>2681</text:p>
          </table:table-cell>
          <table:table-cell office:value-type="float" office:value="2">
            <text:p>2</text:p>
          </table:table-cell>
          <table:table-cell table:formula="of:=IF([.C760]=[.C7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57">
            <text:p>4957</text:p>
          </table:table-cell>
          <table:table-cell office:value-type="string">
            <text:p>3A280059</text:p>
          </table:table-cell>
          <table:table-cell office:value-type="float" office:value="2712">
            <text:p>2712</text:p>
          </table:table-cell>
          <table:table-cell office:value-type="float" office:value="1">
            <text:p>1</text:p>
          </table:table-cell>
          <table:table-cell table:formula="of:=IF([.C761]=[.C7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85">
            <text:p>2185</text:p>
          </table:table-cell>
          <table:table-cell office:value-type="string">
            <text:p>3AB0000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IF([.C762]=[.C7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98">
            <text:p>3798</text:p>
          </table:table-cell>
          <table:table-cell office:value-type="string">
            <text:p>3AB0000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IF([.C763]=[.C7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0">
            <text:p>3020</text:p>
          </table:table-cell>
          <table:table-cell office:value-type="string">
            <text:p>3AB00001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formula="of:=IF([.C764]=[.C7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42">
            <text:p>1442</text:p>
          </table:table-cell>
          <table:table-cell office:value-type="string">
            <text:p>3AB0000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[.C765]=[.C7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08">
            <text:p>4108</text:p>
          </table:table-cell>
          <table:table-cell office:value-type="string">
            <text:p>3AB00005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formula="of:=IF([.C766]=[.C7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61">
            <text:p>1761</text:p>
          </table:table-cell>
          <table:table-cell office:value-type="string">
            <text:p>3AB00007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IF([.C767]=[.C7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62">
            <text:p>1762</text:p>
          </table:table-cell>
          <table:table-cell office:value-type="string">
            <text:p>3AB0000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table:formula="of:=IF([.C768]=[.C7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64">
            <text:p>1764</text:p>
          </table:table-cell>
          <table:table-cell office:value-type="string">
            <text:p>3AB00009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table:formula="of:=IF([.C769]=[.C7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67">
            <text:p>1767</text:p>
          </table:table-cell>
          <table:table-cell office:value-type="string">
            <text:p>3AB0000A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table:formula="of:=IF([.C770]=[.C7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22">
            <text:p>2222</text:p>
          </table:table-cell>
          <table:table-cell office:value-type="string">
            <text:p>3AB0000F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table:formula="of:=IF([.C771]=[.C7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23">
            <text:p>2223</text:p>
          </table:table-cell>
          <table:table-cell office:value-type="string">
            <text:p>3AB00010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table:formula="of:=IF([.C772]=[.C7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26">
            <text:p>2226</text:p>
          </table:table-cell>
          <table:table-cell office:value-type="string">
            <text:p>3AB00011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formula="of:=IF([.C773]=[.C7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28">
            <text:p>2228</text:p>
          </table:table-cell>
          <table:table-cell office:value-type="string">
            <text:p>3AB0001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table:formula="of:=IF([.C774]=[.C7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29">
            <text:p>2229</text:p>
          </table:table-cell>
          <table:table-cell office:value-type="string">
            <text:p>3AB00013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table:formula="of:=IF([.C775]=[.C7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32">
            <text:p>2232</text:p>
          </table:table-cell>
          <table:table-cell office:value-type="string">
            <text:p>3AB00014</text:p>
          </table:table-cell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table:formula="of:=IF([.C776]=[.C7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34">
            <text:p>2234</text:p>
          </table:table-cell>
          <table:table-cell office:value-type="string">
            <text:p>3AB00015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table:formula="of:=IF([.C777]=[.C7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40">
            <text:p>2240</text:p>
          </table:table-cell>
          <table:table-cell office:value-type="string">
            <text:p>3AB00016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table:formula="of:=IF([.C778]=[.C7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42">
            <text:p>2242</text:p>
          </table:table-cell>
          <table:table-cell office:value-type="string">
            <text:p>3AB00017</text:p>
          </table:table-cell>
          <table:table-cell office:value-type="float" office:value="701">
            <text:p>701</text:p>
          </table:table-cell>
          <table:table-cell office:value-type="float" office:value="1">
            <text:p>1</text:p>
          </table:table-cell>
          <table:table-cell table:formula="of:=IF([.C779]=[.C7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2">
            <text:p>42</text:p>
          </table:table-cell>
          <table:table-cell office:value-type="string">
            <text:p>485B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780]=[.C7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3">
            <text:p>913</text:p>
          </table:table-cell>
          <table:table-cell office:value-type="string">
            <text:p>485B000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IF([.C781]=[.C7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0">
            <text:p>210</text:p>
          </table:table-cell>
          <table:table-cell office:value-type="string">
            <text:p>485B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IF([.C782]=[.C7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6">
            <text:p>916</text:p>
          </table:table-cell>
          <table:table-cell office:value-type="string">
            <text:p>485B0003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IF([.C783]=[.C7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2">
            <text:p>212</text:p>
          </table:table-cell>
          <table:table-cell office:value-type="string">
            <text:p>485B000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[.C784]=[.C7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8">
            <text:p>268</text:p>
          </table:table-cell>
          <table:table-cell office:value-type="string">
            <text:p>485B0006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formula="of:=IF([.C785]=[.C7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6">
            <text:p>266</text:p>
          </table:table-cell>
          <table:table-cell office:value-type="string">
            <text:p>485B0007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table:formula="of:=IF([.C786]=[.C7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">
            <text:p>273</text:p>
          </table:table-cell>
          <table:table-cell office:value-type="string">
            <text:p>485B000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table:formula="of:=IF([.C787]=[.C7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9">
            <text:p>279</text:p>
          </table:table-cell>
          <table:table-cell office:value-type="string">
            <text:p>485B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IF([.C788]=[.C7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70">
            <text:p>770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table:formula="of:=IF([.C789]=[.C7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18">
            <text:p>3518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IF([.C790]=[.C7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82">
            <text:p>4082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IF([.C791]=[.C79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28">
            <text:p>4728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IF([.C792]=[.C7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09">
            <text:p>909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table:formula="of:=IF([.C793]=[.C7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86">
            <text:p>3686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table:formula="of:=IF([.C794]=[.C7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">
            <text:p>430</text:p>
          </table:table-cell>
          <table:table-cell office:value-type="string">
            <text:p>485B000D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table:formula="of:=IF([.C795]=[.C7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39">
            <text:p>2039</text:p>
          </table:table-cell>
          <table:table-cell office:value-type="string">
            <text:p>485B000E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table:formula="of:=IF([.C796]=[.C7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67">
            <text:p>767</text:p>
          </table:table-cell>
          <table:table-cell office:value-type="string">
            <text:p>485B000F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table:formula="of:=IF([.C797]=[.C79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74">
            <text:p>2774</text:p>
          </table:table-cell>
          <table:table-cell office:value-type="string">
            <text:p>485B000F</text:p>
          </table:table-cell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table:formula="of:=IF([.C798]=[.C79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22">
            <text:p>4022</text:p>
          </table:table-cell>
          <table:table-cell office:value-type="string">
            <text:p>485B000F</text:p>
          </table:table-cell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table:formula="of:=IF([.C799]=[.C8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93">
            <text:p>4593</text:p>
          </table:table-cell>
          <table:table-cell office:value-type="string">
            <text:p>485B000F</text:p>
          </table:table-cell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table:formula="of:=IF([.C800]=[.C8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28">
            <text:p>4828</text:p>
          </table:table-cell>
          <table:table-cell office:value-type="string">
            <text:p>485B000F</text:p>
          </table:table-cell>
          <table:table-cell office:value-type="float" office:value="458">
            <text:p>458</text:p>
          </table:table-cell>
          <table:table-cell office:value-type="float" office:value="6">
            <text:p>6</text:p>
          </table:table-cell>
          <table:table-cell table:formula="of:=IF([.C801]=[.C8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30">
            <text:p>3530</text:p>
          </table:table-cell>
          <table:table-cell office:value-type="string">
            <text:p>485B0010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table:formula="of:=IF([.C802]=[.C8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26">
            <text:p>3826</text:p>
          </table:table-cell>
          <table:table-cell office:value-type="string">
            <text:p>485B0010</text:p>
          </table:table-cell>
          <table:table-cell office:value-type="float" office:value="488">
            <text:p>488</text:p>
          </table:table-cell>
          <table:table-cell office:value-type="float" office:value="2">
            <text:p>2</text:p>
          </table:table-cell>
          <table:table-cell table:formula="of:=IF([.C803]=[.C8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3">
            <text:p>5073</text:p>
          </table:table-cell>
          <table:table-cell office:value-type="string">
            <text:p>485B0010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table:formula="of:=IF([.C804]=[.C8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7">
            <text:p>5077</text:p>
          </table:table-cell>
          <table:table-cell office:value-type="string">
            <text:p>485B0010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table:formula="of:=IF([.C805]=[.C8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32">
            <text:p>2032</text:p>
          </table:table-cell>
          <table:table-cell office:value-type="string">
            <text:p>485B0011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table:formula="of:=IF([.C806]=[.C8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90">
            <text:p>2790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table:formula="of:=IF([.C807]=[.C80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11">
            <text:p>4411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table:formula="of:=IF([.C808]=[.C8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37">
            <text:p>1637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table:formula="of:=IF([.C809]=[.C81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993">
            <text:p>2993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table:formula="of:=IF([.C810]=[.C81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95">
            <text:p>3695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table:formula="of:=IF([.C811]=[.C8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51">
            <text:p>1151</text:p>
          </table:table-cell>
          <table:table-cell office:value-type="string">
            <text:p>485B0014</text:p>
          </table:table-cell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table:formula="of:=IF([.C812]=[.C8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50">
            <text:p>750</text:p>
          </table:table-cell>
          <table:table-cell office:value-type="string">
            <text:p>485B0015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table:formula="of:=IF([.C813]=[.C8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839">
            <text:p>839</text:p>
          </table:table-cell>
          <table:table-cell office:value-type="string">
            <text:p>485B0016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table:formula="of:=IF([.C814]=[.C8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89">
            <text:p>2789</text:p>
          </table:table-cell>
          <table:table-cell office:value-type="string">
            <text:p>485B0017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table:formula="of:=IF([.C815]=[.C8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06">
            <text:p>4406</text:p>
          </table:table-cell>
          <table:table-cell office:value-type="string">
            <text:p>485B0017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table:formula="of:=IF([.C816]=[.C8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94">
            <text:p>3694</text:p>
          </table:table-cell>
          <table:table-cell office:value-type="string">
            <text:p>485B0017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table:formula="of:=IF([.C817]=[.C8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755">
            <text:p>1755</text:p>
          </table:table-cell>
          <table:table-cell office:value-type="string">
            <text:p>485B0018</text:p>
          </table:table-cell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table:formula="of:=IF([.C818]=[.C8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71">
            <text:p>1771</text:p>
          </table:table-cell>
          <table:table-cell office:value-type="string">
            <text:p>485B0019</text:p>
          </table:table-cell>
          <table:table-cell office:value-type="float" office:value="761">
            <text:p>761</text:p>
          </table:table-cell>
          <table:table-cell office:value-type="float" office:value="1">
            <text:p>1</text:p>
          </table:table-cell>
          <table:table-cell table:formula="of:=IF([.C819]=[.C8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10">
            <text:p>1810</text:p>
          </table:table-cell>
          <table:table-cell office:value-type="string">
            <text:p>485B001A</text:p>
          </table:table-cell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 table:formula="of:=IF([.C820]=[.C8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0">
            <text:p>2440</text:p>
          </table:table-cell>
          <table:table-cell office:value-type="string">
            <text:p>485B001B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table:formula="of:=IF([.C821]=[.C8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2">
            <text:p>2442</text:p>
          </table:table-cell>
          <table:table-cell office:value-type="string">
            <text:p>485B001C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table:formula="of:=IF([.C822]=[.C8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46">
            <text:p>2546</text:p>
          </table:table-cell>
          <table:table-cell office:value-type="string">
            <text:p>485B001C</text:p>
          </table:table-cell>
          <table:table-cell office:value-type="float" office:value="855">
            <text:p>855</text:p>
          </table:table-cell>
          <table:table-cell office:value-type="float" office:value="2">
            <text:p>2</text:p>
          </table:table-cell>
          <table:table-cell table:formula="of:=IF([.C823]=[.C8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33">
            <text:p>2033</text:p>
          </table:table-cell>
          <table:table-cell office:value-type="string">
            <text:p>485B001E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table:formula="of:=IF([.C824]=[.C8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397">
            <text:p>1397</text:p>
          </table:table-cell>
          <table:table-cell office:value-type="string">
            <text:p>485B001F</text:p>
          </table:table-cell>
          <table:table-cell office:value-type="float" office:value="946">
            <text:p>946</text:p>
          </table:table-cell>
          <table:table-cell office:value-type="float" office:value="1">
            <text:p>1</text:p>
          </table:table-cell>
          <table:table-cell table:formula="of:=IF([.C825]=[.C8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02">
            <text:p>1402</text:p>
          </table:table-cell>
          <table:table-cell office:value-type="string">
            <text:p>485B0021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table:formula="of:=IF([.C826]=[.C8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05">
            <text:p>1405</text:p>
          </table:table-cell>
          <table:table-cell office:value-type="string">
            <text:p>485B0022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table:formula="of:=IF([.C827]=[.C8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21">
            <text:p>1421</text:p>
          </table:table-cell>
          <table:table-cell office:value-type="string">
            <text:p>485B0023</text:p>
          </table:table-cell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formula="of:=IF([.C828]=[.C8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22">
            <text:p>1422</text:p>
          </table:table-cell>
          <table:table-cell office:value-type="string">
            <text:p>485B0024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table:formula="of:=IF([.C829]=[.C8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92">
            <text:p>2492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 table:formula="of:=IF([.C830]=[.C83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49">
            <text:p>2949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 table:formula="of:=IF([.C831]=[.C8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6">
            <text:p>4276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4">
            <text:p>4</text:p>
          </table:table-cell>
          <table:table-cell table:formula="of:=IF([.C832]=[.C8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52">
            <text:p>2852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 table:formula="of:=IF([.C833]=[.C8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6">
            <text:p>3036</text:p>
          </table:table-cell>
          <table:table-cell office:value-type="string">
            <text:p>485B0026</text:p>
          </table:table-cell>
          <table:table-cell office:value-type="float" office:value="1158">
            <text:p>1158</text:p>
          </table:table-cell>
          <table:table-cell office:value-type="float" office:value="2">
            <text:p>2</text:p>
          </table:table-cell>
          <table:table-cell table:formula="of:=IF([.C834]=[.C8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2">
            <text:p>2832</text:p>
          </table:table-cell>
          <table:table-cell office:value-type="string">
            <text:p>485B0027</text:p>
          </table:table-cell>
          <table:table-cell office:value-type="float" office:value="1188">
            <text:p>1188</text:p>
          </table:table-cell>
          <table:table-cell office:value-type="float" office:value="2">
            <text:p>2</text:p>
          </table:table-cell>
          <table:table-cell table:formula="of:=IF([.C835]=[.C8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9">
            <text:p>3059</text:p>
          </table:table-cell>
          <table:table-cell office:value-type="string">
            <text:p>485B0027</text:p>
          </table:table-cell>
          <table:table-cell office:value-type="float" office:value="1188">
            <text:p>1188</text:p>
          </table:table-cell>
          <table:table-cell office:value-type="float" office:value="2">
            <text:p>2</text:p>
          </table:table-cell>
          <table:table-cell table:formula="of:=IF([.C836]=[.C8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25">
            <text:p>2025</text:p>
          </table:table-cell>
          <table:table-cell office:value-type="string">
            <text:p>485B0029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table:formula="of:=IF([.C837]=[.C8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26">
            <text:p>2026</text:p>
          </table:table-cell>
          <table:table-cell office:value-type="string">
            <text:p>485B002A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table:formula="of:=IF([.C838]=[.C8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27">
            <text:p>2027</text:p>
          </table:table-cell>
          <table:table-cell office:value-type="string">
            <text:p>485B002B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table:formula="of:=IF([.C839]=[.C8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31">
            <text:p>2031</text:p>
          </table:table-cell>
          <table:table-cell office:value-type="string">
            <text:p>485B002C</text:p>
          </table:table-cell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  <table:table-cell table:formula="of:=IF([.C840]=[.C8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34">
            <text:p>2034</text:p>
          </table:table-cell>
          <table:table-cell office:value-type="string">
            <text:p>485B002D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table:formula="of:=IF([.C841]=[.C8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49">
            <text:p>4049</text:p>
          </table:table-cell>
          <table:table-cell office:value-type="string">
            <text:p>485B002E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table:formula="of:=IF([.C842]=[.C8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67">
            <text:p>3167</text:p>
          </table:table-cell>
          <table:table-cell office:value-type="string">
            <text:p>485B002E</text:p>
          </table:table-cell>
          <table:table-cell office:value-type="float" office:value="1402">
            <text:p>1402</text:p>
          </table:table-cell>
          <table:table-cell office:value-type="float" office:value="2">
            <text:p>2</text:p>
          </table:table-cell>
          <table:table-cell table:formula="of:=IF([.C843]=[.C8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58">
            <text:p>2458</text:p>
          </table:table-cell>
          <table:table-cell office:value-type="string">
            <text:p>485B002F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table:formula="of:=IF([.C844]=[.C8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23">
            <text:p>3523</text:p>
          </table:table-cell>
          <table:table-cell office:value-type="string">
            <text:p>485B002F</text:p>
          </table:table-cell>
          <table:table-cell office:value-type="float" office:value="1433">
            <text:p>1433</text:p>
          </table:table-cell>
          <table:table-cell office:value-type="float" office:value="3">
            <text:p>3</text:p>
          </table:table-cell>
          <table:table-cell table:formula="of:=IF([.C845]=[.C8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59">
            <text:p>2459</text:p>
          </table:table-cell>
          <table:table-cell office:value-type="string">
            <text:p>485B0030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table:formula="of:=IF([.C846]=[.C8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68">
            <text:p>2468</text:p>
          </table:table-cell>
          <table:table-cell office:value-type="string">
            <text:p>485B0031</text:p>
          </table:table-cell>
          <table:table-cell office:value-type="float" office:value="1493">
            <text:p>1493</text:p>
          </table:table-cell>
          <table:table-cell office:value-type="float" office:value="1">
            <text:p>1</text:p>
          </table:table-cell>
          <table:table-cell table:formula="of:=IF([.C847]=[.C8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0">
            <text:p>2470</text:p>
          </table:table-cell>
          <table:table-cell office:value-type="string">
            <text:p>485B0032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table:formula="of:=IF([.C848]=[.C84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20">
            <text:p>2820</text:p>
          </table:table-cell>
          <table:table-cell office:value-type="string">
            <text:p>485B0032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table:formula="of:=IF([.C849]=[.C8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1">
            <text:p>2471</text:p>
          </table:table-cell>
          <table:table-cell office:value-type="string">
            <text:p>485B0033</text:p>
          </table:table-cell>
          <table:table-cell office:value-type="float" office:value="1554">
            <text:p>1554</text:p>
          </table:table-cell>
          <table:table-cell office:value-type="float" office:value="1">
            <text:p>1</text:p>
          </table:table-cell>
          <table:table-cell table:formula="of:=IF([.C850]=[.C8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93">
            <text:p>2793</text:p>
          </table:table-cell>
          <table:table-cell office:value-type="string">
            <text:p>485B0033</text:p>
          </table:table-cell>
          <table:table-cell office:value-type="float" office:value="1554">
            <text:p>1554</text:p>
          </table:table-cell>
          <table:table-cell office:value-type="float" office:value="3">
            <text:p>3</text:p>
          </table:table-cell>
          <table:table-cell table:formula="of:=IF([.C851]=[.C8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5">
            <text:p>2475</text:p>
          </table:table-cell>
          <table:table-cell office:value-type="string">
            <text:p>485B0034</text:p>
          </table:table-cell>
          <table:table-cell office:value-type="float" office:value="1584">
            <text:p>1584</text:p>
          </table:table-cell>
          <table:table-cell office:value-type="float" office:value="1">
            <text:p>1</text:p>
          </table:table-cell>
          <table:table-cell table:formula="of:=IF([.C852]=[.C85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51">
            <text:p>2851</text:p>
          </table:table-cell>
          <table:table-cell office:value-type="string">
            <text:p>485B0034</text:p>
          </table:table-cell>
          <table:table-cell office:value-type="float" office:value="1584">
            <text:p>1584</text:p>
          </table:table-cell>
          <table:table-cell office:value-type="float" office:value="2">
            <text:p>2</text:p>
          </table:table-cell>
          <table:table-cell table:formula="of:=IF([.C853]=[.C8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99">
            <text:p>2799</text:p>
          </table:table-cell>
          <table:table-cell office:value-type="string">
            <text:p>485B0034</text:p>
          </table:table-cell>
          <table:table-cell office:value-type="float" office:value="1584">
            <text:p>1584</text:p>
          </table:table-cell>
          <table:table-cell office:value-type="float" office:value="3">
            <text:p>3</text:p>
          </table:table-cell>
          <table:table-cell table:formula="of:=IF([.C854]=[.C8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95">
            <text:p>2495</text:p>
          </table:table-cell>
          <table:table-cell office:value-type="string">
            <text:p>485B0035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table:formula="of:=IF([.C855]=[.C85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04">
            <text:p>2804</text:p>
          </table:table-cell>
          <table:table-cell office:value-type="string">
            <text:p>485B0035</text:p>
          </table:table-cell>
          <table:table-cell office:value-type="float" office:value="1614">
            <text:p>1614</text:p>
          </table:table-cell>
          <table:table-cell office:value-type="float" office:value="3">
            <text:p>3</text:p>
          </table:table-cell>
          <table:table-cell table:formula="of:=IF([.C856]=[.C8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07">
            <text:p>2507</text:p>
          </table:table-cell>
          <table:table-cell office:value-type="string">
            <text:p>485B0036</text:p>
          </table:table-cell>
          <table:table-cell office:value-type="float" office:value="1644">
            <text:p>1644</text:p>
          </table:table-cell>
          <table:table-cell office:value-type="float" office:value="1">
            <text:p>1</text:p>
          </table:table-cell>
          <table:table-cell table:formula="of:=IF([.C857]=[.C8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81">
            <text:p>2881</text:p>
          </table:table-cell>
          <table:table-cell office:value-type="string">
            <text:p>485B0036</text:p>
          </table:table-cell>
          <table:table-cell office:value-type="float" office:value="1644">
            <text:p>1644</text:p>
          </table:table-cell>
          <table:table-cell office:value-type="float" office:value="2">
            <text:p>2</text:p>
          </table:table-cell>
          <table:table-cell table:formula="of:=IF([.C858]=[.C85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10">
            <text:p>2810</text:p>
          </table:table-cell>
          <table:table-cell office:value-type="string">
            <text:p>485B0036</text:p>
          </table:table-cell>
          <table:table-cell office:value-type="float" office:value="1644">
            <text:p>1644</text:p>
          </table:table-cell>
          <table:table-cell office:value-type="float" office:value="3">
            <text:p>3</text:p>
          </table:table-cell>
          <table:table-cell table:formula="of:=IF([.C859]=[.C8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99">
            <text:p>2799</text:p>
          </table:table-cell>
          <table:table-cell office:value-type="string">
            <text:p>485B0037</text:p>
          </table:table-cell>
          <table:table-cell office:value-type="float" office:value="1674">
            <text:p>1674</text:p>
          </table:table-cell>
          <table:table-cell office:value-type="float" office:value="2">
            <text:p>2</text:p>
          </table:table-cell>
          <table:table-cell table:formula="of:=IF([.C860]=[.C8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7">
            <text:p>4437</text:p>
          </table:table-cell>
          <table:table-cell office:value-type="string">
            <text:p>485B0038</text:p>
          </table:table-cell>
          <table:table-cell office:value-type="float" office:value="1705">
            <text:p>1705</text:p>
          </table:table-cell>
          <table:table-cell office:value-type="float" office:value="1">
            <text:p>1</text:p>
          </table:table-cell>
          <table:table-cell table:formula="of:=IF([.C861]=[.C8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11">
            <text:p>3111</text:p>
          </table:table-cell>
          <table:table-cell office:value-type="string">
            <text:p>485B0038</text:p>
          </table:table-cell>
          <table:table-cell office:value-type="float" office:value="1705">
            <text:p>1705</text:p>
          </table:table-cell>
          <table:table-cell office:value-type="float" office:value="2">
            <text:p>2</text:p>
          </table:table-cell>
          <table:table-cell table:formula="of:=IF([.C862]=[.C8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89">
            <text:p>4789</text:p>
          </table:table-cell>
          <table:table-cell office:value-type="string">
            <text:p>485B0039</text:p>
          </table:table-cell>
          <table:table-cell office:value-type="float" office:value="1735">
            <text:p>1735</text:p>
          </table:table-cell>
          <table:table-cell office:value-type="float" office:value="3">
            <text:p>3</text:p>
          </table:table-cell>
          <table:table-cell table:formula="of:=IF([.C863]=[.C8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6">
            <text:p>2836</text:p>
          </table:table-cell>
          <table:table-cell office:value-type="string">
            <text:p>485B003A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 table:formula="of:=IF([.C864]=[.C8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7">
            <text:p>2837</text:p>
          </table:table-cell>
          <table:table-cell office:value-type="string">
            <text:p>485B003B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formula="of:=IF([.C865]=[.C8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09">
            <text:p>2909</text:p>
          </table:table-cell>
          <table:table-cell office:value-type="string">
            <text:p>485B003B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formula="of:=IF([.C866]=[.C8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39">
            <text:p>2839</text:p>
          </table:table-cell>
          <table:table-cell office:value-type="string">
            <text:p>485B003C</text:p>
          </table:table-cell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table:formula="of:=IF([.C867]=[.C8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41">
            <text:p>2841</text:p>
          </table:table-cell>
          <table:table-cell office:value-type="string">
            <text:p>485B003E</text:p>
          </table:table-cell>
          <table:table-cell office:value-type="float" office:value="1887">
            <text:p>1887</text:p>
          </table:table-cell>
          <table:table-cell office:value-type="float" office:value="2">
            <text:p>2</text:p>
          </table:table-cell>
          <table:table-cell table:formula="of:=IF([.C868]=[.C8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43">
            <text:p>2843</text:p>
          </table:table-cell>
          <table:table-cell office:value-type="string">
            <text:p>485B003F</text:p>
          </table:table-cell>
          <table:table-cell office:value-type="float" office:value="1917">
            <text:p>1917</text:p>
          </table:table-cell>
          <table:table-cell office:value-type="float" office:value="2">
            <text:p>2</text:p>
          </table:table-cell>
          <table:table-cell table:formula="of:=IF([.C869]=[.C8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21">
            <text:p>4021</text:p>
          </table:table-cell>
          <table:table-cell office:value-type="string">
            <text:p>485B003F</text:p>
          </table:table-cell>
          <table:table-cell office:value-type="float" office:value="1917">
            <text:p>1917</text:p>
          </table:table-cell>
          <table:table-cell office:value-type="float" office:value="1">
            <text:p>1</text:p>
          </table:table-cell>
          <table:table-cell table:formula="of:=IF([.C870]=[.C87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43">
            <text:p>3143</text:p>
          </table:table-cell>
          <table:table-cell office:value-type="string">
            <text:p>485B003F</text:p>
          </table:table-cell>
          <table:table-cell office:value-type="float" office:value="1917">
            <text:p>1917</text:p>
          </table:table-cell>
          <table:table-cell office:value-type="float" office:value="2">
            <text:p>2</text:p>
          </table:table-cell>
          <table:table-cell table:formula="of:=IF([.C871]=[.C8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37">
            <text:p>2437</text:p>
          </table:table-cell>
          <table:table-cell office:value-type="string">
            <text:p>485B0040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table:formula="of:=IF([.C872]=[.C8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38">
            <text:p>2438</text:p>
          </table:table-cell>
          <table:table-cell office:value-type="string">
            <text:p>485B0041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table:formula="of:=IF([.C873]=[.C8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6">
            <text:p>2446</text:p>
          </table:table-cell>
          <table:table-cell office:value-type="string">
            <text:p>485B004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table:formula="of:=IF([.C874]=[.C8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8">
            <text:p>2448</text:p>
          </table:table-cell>
          <table:table-cell office:value-type="string">
            <text:p>485B0043</text:p>
          </table:table-cell>
          <table:table-cell office:value-type="float" office:value="2041">
            <text:p>2041</text:p>
          </table:table-cell>
          <table:table-cell office:value-type="float" office:value="1">
            <text:p>1</text:p>
          </table:table-cell>
          <table:table-cell table:formula="of:=IF([.C875]=[.C8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54">
            <text:p>2454</text:p>
          </table:table-cell>
          <table:table-cell office:value-type="string">
            <text:p>485B0044</text:p>
          </table:table-cell>
          <table:table-cell office:value-type="float" office:value="2072">
            <text:p>2072</text:p>
          </table:table-cell>
          <table:table-cell office:value-type="float" office:value="1">
            <text:p>1</text:p>
          </table:table-cell>
          <table:table-cell table:formula="of:=IF([.C876]=[.C8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67">
            <text:p>2467</text:p>
          </table:table-cell>
          <table:table-cell office:value-type="string">
            <text:p>485B0045</text:p>
          </table:table-cell>
          <table:table-cell office:value-type="float" office:value="2102">
            <text:p>2102</text:p>
          </table:table-cell>
          <table:table-cell office:value-type="float" office:value="1">
            <text:p>1</text:p>
          </table:table-cell>
          <table:table-cell table:formula="of:=IF([.C877]=[.C8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23">
            <text:p>2523</text:p>
          </table:table-cell>
          <table:table-cell office:value-type="string">
            <text:p>485B0046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table:formula="of:=IF([.C878]=[.C8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51">
            <text:p>2951</text:p>
          </table:table-cell>
          <table:table-cell office:value-type="string">
            <text:p>485B0047</text:p>
          </table:table-cell>
          <table:table-cell office:value-type="float" office:value="2162">
            <text:p>2162</text:p>
          </table:table-cell>
          <table:table-cell office:value-type="float" office:value="2">
            <text:p>2</text:p>
          </table:table-cell>
          <table:table-cell table:formula="of:=IF([.C879]=[.C8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42">
            <text:p>4142</text:p>
          </table:table-cell>
          <table:table-cell office:value-type="string">
            <text:p>485B0047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table:formula="of:=IF([.C880]=[.C8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33">
            <text:p>3733</text:p>
          </table:table-cell>
          <table:table-cell office:value-type="string">
            <text:p>485B0048</text:p>
          </table:table-cell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 table:formula="of:=IF([.C881]=[.C88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36">
            <text:p>3136</text:p>
          </table:table-cell>
          <table:table-cell office:value-type="string">
            <text:p>485B0048</text:p>
          </table:table-cell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 table:formula="of:=IF([.C882]=[.C8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98">
            <text:p>3498</text:p>
          </table:table-cell>
          <table:table-cell office:value-type="string">
            <text:p>485B0048</text:p>
          </table:table-cell>
          <table:table-cell office:value-type="float" office:value="2192">
            <text:p>2192</text:p>
          </table:table-cell>
          <table:table-cell office:value-type="float" office:value="3">
            <text:p>3</text:p>
          </table:table-cell>
          <table:table-cell table:formula="of:=IF([.C883]=[.C8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06">
            <text:p>4406</text:p>
          </table:table-cell>
          <table:table-cell office:value-type="string">
            <text:p>485B0049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table:formula="of:=IF([.C884]=[.C8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64">
            <text:p>4664</text:p>
          </table:table-cell>
          <table:table-cell office:value-type="string">
            <text:p>485B0049</text:p>
          </table:table-cell>
          <table:table-cell office:value-type="float" office:value="2223">
            <text:p>2223</text:p>
          </table:table-cell>
          <table:table-cell office:value-type="float" office:value="3">
            <text:p>3</text:p>
          </table:table-cell>
          <table:table-cell table:formula="of:=IF([.C885]=[.C8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22">
            <text:p>2822</text:p>
          </table:table-cell>
          <table:table-cell office:value-type="string">
            <text:p>485B004A</text:p>
          </table:table-cell>
          <table:table-cell office:value-type="float" office:value="2254">
            <text:p>2254</text:p>
          </table:table-cell>
          <table:table-cell office:value-type="float" office:value="1">
            <text:p>1</text:p>
          </table:table-cell>
          <table:table-cell table:formula="of:=IF([.C886]=[.C8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49">
            <text:p>3949</text:p>
          </table:table-cell>
          <table:table-cell office:value-type="string">
            <text:p>485B004B</text:p>
          </table:table-cell>
          <table:table-cell office:value-type="float" office:value="2284">
            <text:p>2284</text:p>
          </table:table-cell>
          <table:table-cell office:value-type="float" office:value="1">
            <text:p>1</text:p>
          </table:table-cell>
          <table:table-cell table:formula="of:=IF([.C887]=[.C8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68">
            <text:p>3468</text:p>
          </table:table-cell>
          <table:table-cell office:value-type="string">
            <text:p>485B004B</text:p>
          </table:table-cell>
          <table:table-cell office:value-type="float" office:value="2284">
            <text:p>2284</text:p>
          </table:table-cell>
          <table:table-cell office:value-type="float" office:value="2">
            <text:p>2</text:p>
          </table:table-cell>
          <table:table-cell table:formula="of:=IF([.C888]=[.C8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42">
            <text:p>4042</text:p>
          </table:table-cell>
          <table:table-cell office:value-type="string">
            <text:p>485B004E</text:p>
          </table:table-cell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table:formula="of:=IF([.C889]=[.C8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50">
            <text:p>3150</text:p>
          </table:table-cell>
          <table:table-cell office:value-type="string">
            <text:p>485B004E</text:p>
          </table:table-cell>
          <table:table-cell office:value-type="float" office:value="2375">
            <text:p>2375</text:p>
          </table:table-cell>
          <table:table-cell office:value-type="float" office:value="2">
            <text:p>2</text:p>
          </table:table-cell>
          <table:table-cell table:formula="of:=IF([.C890]=[.C8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20">
            <text:p>3920</text:p>
          </table:table-cell>
          <table:table-cell office:value-type="string">
            <text:p>485B004E</text:p>
          </table:table-cell>
          <table:table-cell office:value-type="float" office:value="2375">
            <text:p>2375</text:p>
          </table:table-cell>
          <table:table-cell office:value-type="float" office:value="2">
            <text:p>2</text:p>
          </table:table-cell>
          <table:table-cell table:formula="of:=IF([.C891]=[.C8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54">
            <text:p>3154</text:p>
          </table:table-cell>
          <table:table-cell office:value-type="string">
            <text:p>485B004F</text:p>
          </table:table-cell>
          <table:table-cell office:value-type="float" office:value="2406">
            <text:p>2406</text:p>
          </table:table-cell>
          <table:table-cell office:value-type="float" office:value="2">
            <text:p>2</text:p>
          </table:table-cell>
          <table:table-cell table:formula="of:=IF([.C892]=[.C8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46">
            <text:p>4046</text:p>
          </table:table-cell>
          <table:table-cell office:value-type="string">
            <text:p>485B0050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table:formula="of:=IF([.C893]=[.C8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65">
            <text:p>3165</text:p>
          </table:table-cell>
          <table:table-cell office:value-type="string">
            <text:p>485B0050</text:p>
          </table:table-cell>
          <table:table-cell office:value-type="float" office:value="2436">
            <text:p>2436</text:p>
          </table:table-cell>
          <table:table-cell office:value-type="float" office:value="2">
            <text:p>2</text:p>
          </table:table-cell>
          <table:table-cell table:formula="of:=IF([.C894]=[.C8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23">
            <text:p>3923</text:p>
          </table:table-cell>
          <table:table-cell office:value-type="string">
            <text:p>485B0050</text:p>
          </table:table-cell>
          <table:table-cell office:value-type="float" office:value="2436">
            <text:p>2436</text:p>
          </table:table-cell>
          <table:table-cell office:value-type="float" office:value="2">
            <text:p>2</text:p>
          </table:table-cell>
          <table:table-cell table:formula="of:=IF([.C895]=[.C8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00">
            <text:p>3800</text:p>
          </table:table-cell>
          <table:table-cell office:value-type="string">
            <text:p>485B0056</text:p>
          </table:table-cell>
          <table:table-cell office:value-type="float" office:value="2620">
            <text:p>2620</text:p>
          </table:table-cell>
          <table:table-cell office:value-type="float" office:value="2">
            <text:p>2</text:p>
          </table:table-cell>
          <table:table-cell table:formula="of:=IF([.C896]=[.C8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29">
            <text:p>5029</text:p>
          </table:table-cell>
          <table:table-cell office:value-type="string">
            <text:p>485B0056</text:p>
          </table:table-cell>
          <table:table-cell office:value-type="float" office:value="2620">
            <text:p>2620</text:p>
          </table:table-cell>
          <table:table-cell office:value-type="float" office:value="3">
            <text:p>3</text:p>
          </table:table-cell>
          <table:table-cell table:formula="of:=IF([.C897]=[.C89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3">
            <text:p>4623</text:p>
          </table:table-cell>
          <table:table-cell office:value-type="string">
            <text:p>485B0056</text:p>
          </table:table-cell>
          <table:table-cell office:value-type="float" office:value="2620">
            <text:p>2620</text:p>
          </table:table-cell>
          <table:table-cell office:value-type="float" office:value="2">
            <text:p>2</text:p>
          </table:table-cell>
          <table:table-cell table:formula="of:=IF([.C898]=[.C8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19">
            <text:p>4319</text:p>
          </table:table-cell>
          <table:table-cell office:value-type="string">
            <text:p>485B005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table:formula="of:=IF([.C899]=[.C9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78">
            <text:p>3678</text:p>
          </table:table-cell>
          <table:table-cell office:value-type="string">
            <text:p>485B0059</text:p>
          </table:table-cell>
          <table:table-cell office:value-type="float" office:value="2710">
            <text:p>2710</text:p>
          </table:table-cell>
          <table:table-cell office:value-type="float" office:value="2">
            <text:p>2</text:p>
          </table:table-cell>
          <table:table-cell table:formula="of:=IF([.C900]=[.C9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1">
            <text:p>3831</text:p>
          </table:table-cell>
          <table:table-cell office:value-type="string">
            <text:p>485B005E</text:p>
          </table:table-cell>
          <table:table-cell office:value-type="float" office:value="2862">
            <text:p>2862</text:p>
          </table:table-cell>
          <table:table-cell office:value-type="float" office:value="2">
            <text:p>2</text:p>
          </table:table-cell>
          <table:table-cell table:formula="of:=IF([.C901]=[.C9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58">
            <text:p>4558</text:p>
          </table:table-cell>
          <table:table-cell office:value-type="string">
            <text:p>485B0061</text:p>
          </table:table-cell>
          <table:table-cell office:value-type="float" office:value="2952">
            <text:p>2952</text:p>
          </table:table-cell>
          <table:table-cell office:value-type="float" office:value="1">
            <text:p>1</text:p>
          </table:table-cell>
          <table:table-cell table:formula="of:=IF([.C902]=[.C9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12">
            <text:p>3912</text:p>
          </table:table-cell>
          <table:table-cell office:value-type="string">
            <text:p>485B0061</text:p>
          </table:table-cell>
          <table:table-cell office:value-type="float" office:value="2952">
            <text:p>2952</text:p>
          </table:table-cell>
          <table:table-cell office:value-type="float" office:value="2">
            <text:p>2</text:p>
          </table:table-cell>
          <table:table-cell table:formula="of:=IF([.C903]=[.C9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0">
            <text:p>4560</text:p>
          </table:table-cell>
          <table:table-cell office:value-type="string">
            <text:p>485B0062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table:formula="of:=IF([.C904]=[.C9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52">
            <text:p>4052</text:p>
          </table:table-cell>
          <table:table-cell office:value-type="string">
            <text:p>485B0064</text:p>
          </table:table-cell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table:formula="of:=IF([.C905]=[.C9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91">
            <text:p>3691</text:p>
          </table:table-cell>
          <table:table-cell office:value-type="string">
            <text:p>485B006A</text:p>
          </table:table-cell>
          <table:table-cell office:value-type="float" office:value="3225">
            <text:p>3225</text:p>
          </table:table-cell>
          <table:table-cell office:value-type="float" office:value="1">
            <text:p>1</text:p>
          </table:table-cell>
          <table:table-cell table:formula="of:=IF([.C906]=[.C9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08">
            <text:p>3708</text:p>
          </table:table-cell>
          <table:table-cell office:value-type="string">
            <text:p>485B006D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table:formula="of:=IF([.C907]=[.C9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2">
            <text:p>4252</text:p>
          </table:table-cell>
          <table:table-cell office:value-type="string">
            <text:p>485B0070</text:p>
          </table:table-cell>
          <table:table-cell office:value-type="float" office:value="3407">
            <text:p>3407</text:p>
          </table:table-cell>
          <table:table-cell office:value-type="float" office:value="2">
            <text:p>2</text:p>
          </table:table-cell>
          <table:table-cell table:formula="of:=IF([.C908]=[.C9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34">
            <text:p>4834</text:p>
          </table:table-cell>
          <table:table-cell office:value-type="string">
            <text:p>485B0074</text:p>
          </table:table-cell>
          <table:table-cell office:value-type="float" office:value="3528">
            <text:p>3528</text:p>
          </table:table-cell>
          <table:table-cell office:value-type="float" office:value="2">
            <text:p>2</text:p>
          </table:table-cell>
          <table:table-cell table:formula="of:=IF([.C909]=[.C9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5">
            <text:p>4095</text:p>
          </table:table-cell>
          <table:table-cell office:value-type="string">
            <text:p>485B0075</text:p>
          </table:table-cell>
          <table:table-cell office:value-type="float" office:value="3558">
            <text:p>3558</text:p>
          </table:table-cell>
          <table:table-cell office:value-type="float" office:value="1">
            <text:p>1</text:p>
          </table:table-cell>
          <table:table-cell table:formula="of:=IF([.C910]=[.C9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46">
            <text:p>4146</text:p>
          </table:table-cell>
          <table:table-cell office:value-type="string">
            <text:p>485B0079</text:p>
          </table:table-cell>
          <table:table-cell office:value-type="float" office:value="3679">
            <text:p>3679</text:p>
          </table:table-cell>
          <table:table-cell office:value-type="float" office:value="1">
            <text:p>1</text:p>
          </table:table-cell>
          <table:table-cell table:formula="of:=IF([.C911]=[.C9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50">
            <text:p>4150</text:p>
          </table:table-cell>
          <table:table-cell office:value-type="string">
            <text:p>485B007A</text:p>
          </table:table-cell>
          <table:table-cell office:value-type="float" office:value="3709">
            <text:p>3709</text:p>
          </table:table-cell>
          <table:table-cell office:value-type="float" office:value="1">
            <text:p>1</text:p>
          </table:table-cell>
          <table:table-cell table:formula="of:=IF([.C912]=[.C9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1">
            <text:p>4211</text:p>
          </table:table-cell>
          <table:table-cell office:value-type="string">
            <text:p>485B007B</text:p>
          </table:table-cell>
          <table:table-cell office:value-type="float" office:value="3741">
            <text:p>3741</text:p>
          </table:table-cell>
          <table:table-cell office:value-type="float" office:value="1">
            <text:p>1</text:p>
          </table:table-cell>
          <table:table-cell table:formula="of:=IF([.C913]=[.C9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5">
            <text:p>4215</text:p>
          </table:table-cell>
          <table:table-cell office:value-type="string">
            <text:p>485B007C</text:p>
          </table:table-cell>
          <table:table-cell office:value-type="float" office:value="3772">
            <text:p>3772</text:p>
          </table:table-cell>
          <table:table-cell office:value-type="float" office:value="1">
            <text:p>1</text:p>
          </table:table-cell>
          <table:table-cell table:formula="of:=IF([.C914]=[.C9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0">
            <text:p>5080</text:p>
          </table:table-cell>
          <table:table-cell office:value-type="string">
            <text:p>485B007D</text:p>
          </table:table-cell>
          <table:table-cell office:value-type="float" office:value="3802">
            <text:p>3802</text:p>
          </table:table-cell>
          <table:table-cell office:value-type="float" office:value="3">
            <text:p>3</text:p>
          </table:table-cell>
          <table:table-cell table:formula="of:=IF([.C915]=[.C9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3">
            <text:p>5093</text:p>
          </table:table-cell>
          <table:table-cell office:value-type="string">
            <text:p>485B007D</text:p>
          </table:table-cell>
          <table:table-cell office:value-type="float" office:value="3802">
            <text:p>3802</text:p>
          </table:table-cell>
          <table:table-cell office:value-type="float" office:value="3">
            <text:p>3</text:p>
          </table:table-cell>
          <table:table-cell table:formula="of:=IF([.C916]=[.C9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0">
            <text:p>4300</text:p>
          </table:table-cell>
          <table:table-cell office:value-type="string">
            <text:p>485B007E</text:p>
          </table:table-cell>
          <table:table-cell office:value-type="float" office:value="3832">
            <text:p>3832</text:p>
          </table:table-cell>
          <table:table-cell office:value-type="float" office:value="1">
            <text:p>1</text:p>
          </table:table-cell>
          <table:table-cell table:formula="of:=IF([.C917]=[.C9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98">
            <text:p>4398</text:p>
          </table:table-cell>
          <table:table-cell office:value-type="string">
            <text:p>485B007F</text:p>
          </table:table-cell>
          <table:table-cell office:value-type="float" office:value="3862">
            <text:p>3862</text:p>
          </table:table-cell>
          <table:table-cell office:value-type="float" office:value="1">
            <text:p>1</text:p>
          </table:table-cell>
          <table:table-cell table:formula="of:=IF([.C918]=[.C9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4">
            <text:p>4434</text:p>
          </table:table-cell>
          <table:table-cell office:value-type="string">
            <text:p>485B0081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table:formula="of:=IF([.C919]=[.C9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5">
            <text:p>4435</text:p>
          </table:table-cell>
          <table:table-cell office:value-type="string">
            <text:p>485B0082</text:p>
          </table:table-cell>
          <table:table-cell office:value-type="float" office:value="3953">
            <text:p>3953</text:p>
          </table:table-cell>
          <table:table-cell office:value-type="float" office:value="1">
            <text:p>1</text:p>
          </table:table-cell>
          <table:table-cell table:formula="of:=IF([.C920]=[.C9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1">
            <text:p>4561</text:p>
          </table:table-cell>
          <table:table-cell office:value-type="string">
            <text:p>485B0084</text:p>
          </table:table-cell>
          <table:table-cell office:value-type="float" office:value="4014">
            <text:p>4014</text:p>
          </table:table-cell>
          <table:table-cell office:value-type="float" office:value="1">
            <text:p>1</text:p>
          </table:table-cell>
          <table:table-cell table:formula="of:=IF([.C921]=[.C9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9">
            <text:p>4569</text:p>
          </table:table-cell>
          <table:table-cell office:value-type="string">
            <text:p>485B0085</text:p>
          </table:table-cell>
          <table:table-cell office:value-type="float" office:value="4044">
            <text:p>4044</text:p>
          </table:table-cell>
          <table:table-cell office:value-type="float" office:value="1">
            <text:p>1</text:p>
          </table:table-cell>
          <table:table-cell table:formula="of:=IF([.C922]=[.C9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10">
            <text:p>4610</text:p>
          </table:table-cell>
          <table:table-cell office:value-type="string">
            <text:p>485B0086</text:p>
          </table:table-cell>
          <table:table-cell office:value-type="float" office:value="4075">
            <text:p>4075</text:p>
          </table:table-cell>
          <table:table-cell office:value-type="float" office:value="1">
            <text:p>1</text:p>
          </table:table-cell>
          <table:table-cell table:formula="of:=IF([.C923]=[.C9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93">
            <text:p>1093</text:p>
          </table:table-cell>
          <table:table-cell office:value-type="string">
            <text:p>51F700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IF([.C924]=[.C9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66">
            <text:p>666</text:p>
          </table:table-cell>
          <table:table-cell office:value-type="string">
            <text:p>51F7000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IF([.C925]=[.C9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36">
            <text:p>3936</text:p>
          </table:table-cell>
          <table:table-cell office:value-type="string">
            <text:p>51F700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IF([.C926]=[.C9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5">
            <text:p>2585</text:p>
          </table:table-cell>
          <table:table-cell office:value-type="string">
            <text:p>51F70002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formula="of:=IF([.C927]=[.C92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66">
            <text:p>4066</text:p>
          </table:table-cell>
          <table:table-cell office:value-type="string">
            <text:p>51F7000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formula="of:=IF([.C928]=[.C92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88">
            <text:p>1188</text:p>
          </table:table-cell>
          <table:table-cell office:value-type="string">
            <text:p>51F7000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IF([.C929]=[.C9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45">
            <text:p>2145</text:p>
          </table:table-cell>
          <table:table-cell office:value-type="string">
            <text:p>51F7000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IF([.C930]=[.C9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65">
            <text:p>1965</text:p>
          </table:table-cell>
          <table:table-cell office:value-type="string">
            <text:p>51F70003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IF([.C931]=[.C9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58">
            <text:p>2158</text:p>
          </table:table-cell>
          <table:table-cell office:value-type="string">
            <text:p>51F7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IF([.C932]=[.C9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09">
            <text:p>2209</text:p>
          </table:table-cell>
          <table:table-cell office:value-type="string">
            <text:p>51F70006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formula="of:=IF([.C933]=[.C9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64">
            <text:p>1964</text:p>
          </table:table-cell>
          <table:table-cell office:value-type="string">
            <text:p>51F7000A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table:formula="of:=IF([.C934]=[.C9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32">
            <text:p>1132</text:p>
          </table:table-cell>
          <table:table-cell office:value-type="string">
            <text:p>51F7000B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table:formula="of:=IF([.C935]=[.C9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15">
            <text:p>1915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table:formula="of:=IF([.C936]=[.C93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78">
            <text:p>3678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table:formula="of:=IF([.C937]=[.C93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07">
            <text:p>2407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table:formula="of:=IF([.C938]=[.C93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69">
            <text:p>2769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4">
            <text:p>4</text:p>
          </table:table-cell>
          <table:table-cell table:formula="of:=IF([.C939]=[.C9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71">
            <text:p>3171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table:formula="of:=IF([.C940]=[.C9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16">
            <text:p>1916</text:p>
          </table:table-cell>
          <table:table-cell office:value-type="string">
            <text:p>51F7000D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table:formula="of:=IF([.C941]=[.C9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48">
            <text:p>2848</text:p>
          </table:table-cell>
          <table:table-cell office:value-type="string">
            <text:p>51F7000E</text:p>
          </table:table-cell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 table:formula="of:=IF([.C942]=[.C9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87">
            <text:p>2187</text:p>
          </table:table-cell>
          <table:table-cell office:value-type="string">
            <text:p>51F7000E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table:formula="of:=IF([.C943]=[.C9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94">
            <text:p>2794</text:p>
          </table:table-cell>
          <table:table-cell office:value-type="string">
            <text:p>51F7000E</text:p>
          </table:table-cell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table:formula="of:=IF([.C944]=[.C9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53">
            <text:p>2853</text:p>
          </table:table-cell>
          <table:table-cell office:value-type="string">
            <text:p>51F7000F</text:p>
          </table:table-cell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 table:formula="of:=IF([.C945]=[.C94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24">
            <text:p>5024</text:p>
          </table:table-cell>
          <table:table-cell office:value-type="string">
            <text:p>51F7000F</text:p>
          </table:table-cell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table:formula="of:=IF([.C946]=[.C9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00">
            <text:p>2800</text:p>
          </table:table-cell>
          <table:table-cell office:value-type="string">
            <text:p>51F7000F</text:p>
          </table:table-cell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table:formula="of:=IF([.C947]=[.C94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9">
            <text:p>4859</text:p>
          </table:table-cell>
          <table:table-cell office:value-type="string">
            <text:p>51F7000F</text:p>
          </table:table-cell>
          <table:table-cell office:value-type="float" office:value="457">
            <text:p>457</text:p>
          </table:table-cell>
          <table:table-cell office:value-type="float" office:value="5">
            <text:p>5</text:p>
          </table:table-cell>
          <table:table-cell table:formula="of:=IF([.C948]=[.C9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92">
            <text:p>2392</text:p>
          </table:table-cell>
          <table:table-cell office:value-type="string">
            <text:p>51F70010</text:p>
          </table:table-cell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table:formula="of:=IF([.C949]=[.C95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72">
            <text:p>2272</text:p>
          </table:table-cell>
          <table:table-cell office:value-type="string">
            <text:p>51F70010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table:formula="of:=IF([.C950]=[.C9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78">
            <text:p>2278</text:p>
          </table:table-cell>
          <table:table-cell office:value-type="string">
            <text:p>51F70011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table:formula="of:=IF([.C951]=[.C9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05">
            <text:p>3905</text:p>
          </table:table-cell>
          <table:table-cell office:value-type="string">
            <text:p>51F70011</text:p>
          </table:table-cell>
          <table:table-cell office:value-type="float" office:value="518">
            <text:p>518</text:p>
          </table:table-cell>
          <table:table-cell office:value-type="float" office:value="3">
            <text:p>3</text:p>
          </table:table-cell>
          <table:table-cell table:formula="of:=IF([.C952]=[.C9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88">
            <text:p>2288</text:p>
          </table:table-cell>
          <table:table-cell office:value-type="string">
            <text:p>51F7001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table:formula="of:=IF([.C953]=[.C9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8">
            <text:p>3048</text:p>
          </table:table-cell>
          <table:table-cell office:value-type="string">
            <text:p>51F70012</text:p>
          </table:table-cell>
          <table:table-cell office:value-type="float" office:value="549">
            <text:p>549</text:p>
          </table:table-cell>
          <table:table-cell office:value-type="float" office:value="3">
            <text:p>3</text:p>
          </table:table-cell>
          <table:table-cell table:formula="of:=IF([.C954]=[.C9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03">
            <text:p>1503</text:p>
          </table:table-cell>
          <table:table-cell office:value-type="string">
            <text:p>51F70014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table:formula="of:=IF([.C955]=[.C9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39">
            <text:p>1539</text:p>
          </table:table-cell>
          <table:table-cell office:value-type="string">
            <text:p>51F70017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table:formula="of:=IF([.C956]=[.C9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41">
            <text:p>1541</text:p>
          </table:table-cell>
          <table:table-cell office:value-type="string">
            <text:p>51F70018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table:formula="of:=IF([.C957]=[.C9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53">
            <text:p>1553</text:p>
          </table:table-cell>
          <table:table-cell office:value-type="string">
            <text:p>51F7001A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table:formula="of:=IF([.C958]=[.C9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61">
            <text:p>1561</text:p>
          </table:table-cell>
          <table:table-cell office:value-type="string">
            <text:p>51F7001C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IF([.C959]=[.C9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78">
            <text:p>1578</text:p>
          </table:table-cell>
          <table:table-cell office:value-type="string">
            <text:p>51F7001D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table:formula="of:=IF([.C960]=[.C9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80">
            <text:p>1580</text:p>
          </table:table-cell>
          <table:table-cell office:value-type="string">
            <text:p>51F7001E</text:p>
          </table:table-cell>
          <table:table-cell office:value-type="float" office:value="918">
            <text:p>918</text:p>
          </table:table-cell>
          <table:table-cell office:value-type="float" office:value="1">
            <text:p>1</text:p>
          </table:table-cell>
          <table:table-cell table:formula="of:=IF([.C961]=[.C9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81">
            <text:p>1581</text:p>
          </table:table-cell>
          <table:table-cell office:value-type="string">
            <text:p>51F7001F</text:p>
          </table:table-cell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table:formula="of:=IF([.C962]=[.C9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09">
            <text:p>2409</text:p>
          </table:table-cell>
          <table:table-cell office:value-type="string">
            <text:p>51F70020</text:p>
          </table:table-cell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table:formula="of:=IF([.C963]=[.C9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48">
            <text:p>2148</text:p>
          </table:table-cell>
          <table:table-cell office:value-type="string">
            <text:p>51F70020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table:formula="of:=IF([.C964]=[.C9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72">
            <text:p>2772</text:p>
          </table:table-cell>
          <table:table-cell office:value-type="string">
            <text:p>51F70020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table:formula="of:=IF([.C965]=[.C9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63">
            <text:p>1963</text:p>
          </table:table-cell>
          <table:table-cell office:value-type="string">
            <text:p>51F70021</text:p>
          </table:table-cell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 table:formula="of:=IF([.C966]=[.C9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52">
            <text:p>2152</text:p>
          </table:table-cell>
          <table:table-cell office:value-type="string">
            <text:p>51F70021</text:p>
          </table:table-cell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table:formula="of:=IF([.C967]=[.C9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53">
            <text:p>2153</text:p>
          </table:table-cell>
          <table:table-cell office:value-type="string">
            <text:p>51F70022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table:formula="of:=IF([.C968]=[.C9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2">
            <text:p>2532</text:p>
          </table:table-cell>
          <table:table-cell office:value-type="string">
            <text:p>51F70022</text:p>
          </table:table-cell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table:formula="of:=IF([.C969]=[.C9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67">
            <text:p>1967</text:p>
          </table:table-cell>
          <table:table-cell office:value-type="string">
            <text:p>51F70023</text:p>
          </table:table-cell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table:formula="of:=IF([.C970]=[.C9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65">
            <text:p>2165</text:p>
          </table:table-cell>
          <table:table-cell office:value-type="string">
            <text:p>51F70024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IF([.C971]=[.C9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3">
            <text:p>2173</text:p>
          </table:table-cell>
          <table:table-cell office:value-type="string">
            <text:p>51F70025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table:formula="of:=IF([.C972]=[.C9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80">
            <text:p>2780</text:p>
          </table:table-cell>
          <table:table-cell office:value-type="string">
            <text:p>51F70025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table:formula="of:=IF([.C973]=[.C9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37">
            <text:p>1937</text:p>
          </table:table-cell>
          <table:table-cell office:value-type="string">
            <text:p>51F70026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f:=IF([.C974]=[.C9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81">
            <text:p>2181</text:p>
          </table:table-cell>
          <table:table-cell office:value-type="string">
            <text:p>51F70027</text:p>
          </table:table-cell>
          <table:table-cell office:value-type="float" office:value="1190">
            <text:p>1190</text:p>
          </table:table-cell>
          <table:table-cell office:value-type="float" office:value="1">
            <text:p>1</text:p>
          </table:table-cell>
          <table:table-cell table:formula="of:=IF([.C975]=[.C9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88">
            <text:p>2788</text:p>
          </table:table-cell>
          <table:table-cell office:value-type="string">
            <text:p>51F70027</text:p>
          </table:table-cell>
          <table:table-cell office:value-type="float" office:value="1190">
            <text:p>1190</text:p>
          </table:table-cell>
          <table:table-cell office:value-type="float" office:value="2">
            <text:p>2</text:p>
          </table:table-cell>
          <table:table-cell table:formula="of:=IF([.C976]=[.C9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20">
            <text:p>3020</text:p>
          </table:table-cell>
          <table:table-cell office:value-type="string">
            <text:p>51F70028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table:formula="of:=IF([.C977]=[.C9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28">
            <text:p>4628</text:p>
          </table:table-cell>
          <table:table-cell office:value-type="string">
            <text:p>51F70029</text:p>
          </table:table-cell>
          <table:table-cell office:value-type="float" office:value="1251">
            <text:p>1251</text:p>
          </table:table-cell>
          <table:table-cell office:value-type="float" office:value="3">
            <text:p>3</text:p>
          </table:table-cell>
          <table:table-cell table:formula="of:=IF([.C978]=[.C9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4">
            <text:p>3584</text:p>
          </table:table-cell>
          <table:table-cell office:value-type="string">
            <text:p>51F7002B</text:p>
          </table:table-cell>
          <table:table-cell office:value-type="float" office:value="1313">
            <text:p>1313</text:p>
          </table:table-cell>
          <table:table-cell office:value-type="float" office:value="3">
            <text:p>3</text:p>
          </table:table-cell>
          <table:table-cell table:formula="of:=IF([.C979]=[.C9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68">
            <text:p>2268</text:p>
          </table:table-cell>
          <table:table-cell office:value-type="string">
            <text:p>51F7002C</text:p>
          </table:table-cell>
          <table:table-cell office:value-type="float" office:value="1344">
            <text:p>1344</text:p>
          </table:table-cell>
          <table:table-cell office:value-type="float" office:value="1">
            <text:p>1</text:p>
          </table:table-cell>
          <table:table-cell table:formula="of:=IF([.C980]=[.C9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74">
            <text:p>2274</text:p>
          </table:table-cell>
          <table:table-cell office:value-type="string">
            <text:p>51F7002D</text:p>
          </table:table-cell>
          <table:table-cell office:value-type="float" office:value="1374">
            <text:p>1374</text:p>
          </table:table-cell>
          <table:table-cell office:value-type="float" office:value="1">
            <text:p>1</text:p>
          </table:table-cell>
          <table:table-cell table:formula="of:=IF([.C981]=[.C9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76">
            <text:p>2276</text:p>
          </table:table-cell>
          <table:table-cell office:value-type="string">
            <text:p>51F7002E</text:p>
          </table:table-cell>
          <table:table-cell office:value-type="float" office:value="1404">
            <text:p>1404</text:p>
          </table:table-cell>
          <table:table-cell office:value-type="float" office:value="1">
            <text:p>1</text:p>
          </table:table-cell>
          <table:table-cell table:formula="of:=IF([.C982]=[.C9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16">
            <text:p>2316</text:p>
          </table:table-cell>
          <table:table-cell office:value-type="string">
            <text:p>51F7002F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table:formula="of:=IF([.C983]=[.C9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5">
            <text:p>3595</text:p>
          </table:table-cell>
          <table:table-cell office:value-type="string">
            <text:p>51F7002F</text:p>
          </table:table-cell>
          <table:table-cell office:value-type="float" office:value="1435">
            <text:p>1435</text:p>
          </table:table-cell>
          <table:table-cell office:value-type="float" office:value="4">
            <text:p>4</text:p>
          </table:table-cell>
          <table:table-cell table:formula="of:=IF([.C984]=[.C9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75">
            <text:p>4175</text:p>
          </table:table-cell>
          <table:table-cell office:value-type="string">
            <text:p>51F7002F</text:p>
          </table:table-cell>
          <table:table-cell office:value-type="float" office:value="1435">
            <text:p>1435</text:p>
          </table:table-cell>
          <table:table-cell office:value-type="float" office:value="4">
            <text:p>4</text:p>
          </table:table-cell>
          <table:table-cell table:formula="of:=IF([.C985]=[.C9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902">
            <text:p>4902</text:p>
          </table:table-cell>
          <table:table-cell office:value-type="string">
            <text:p>51F7002F</text:p>
          </table:table-cell>
          <table:table-cell office:value-type="float" office:value="1435">
            <text:p>1435</text:p>
          </table:table-cell>
          <table:table-cell office:value-type="float" office:value="4">
            <text:p>4</text:p>
          </table:table-cell>
          <table:table-cell table:formula="of:=IF([.C986]=[.C9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4">
            <text:p>2324</text:p>
          </table:table-cell>
          <table:table-cell office:value-type="string">
            <text:p>51F70031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table:formula="of:=IF([.C987]=[.C9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6">
            <text:p>3416</text:p>
          </table:table-cell>
          <table:table-cell office:value-type="string">
            <text:p>51F70031</text:p>
          </table:table-cell>
          <table:table-cell office:value-type="float" office:value="1495">
            <text:p>1495</text:p>
          </table:table-cell>
          <table:table-cell office:value-type="float" office:value="2">
            <text:p>2</text:p>
          </table:table-cell>
          <table:table-cell table:formula="of:=IF([.C988]=[.C9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43">
            <text:p>2343</text:p>
          </table:table-cell>
          <table:table-cell office:value-type="string">
            <text:p>51F70032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table:formula="of:=IF([.C989]=[.C9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53">
            <text:p>3453</text:p>
          </table:table-cell>
          <table:table-cell office:value-type="string">
            <text:p>51F70032</text:p>
          </table:table-cell>
          <table:table-cell office:value-type="float" office:value="1526">
            <text:p>1526</text:p>
          </table:table-cell>
          <table:table-cell office:value-type="float" office:value="2">
            <text:p>2</text:p>
          </table:table-cell>
          <table:table-cell table:formula="of:=IF([.C990]=[.C9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47">
            <text:p>2347</text:p>
          </table:table-cell>
          <table:table-cell office:value-type="string">
            <text:p>51F70033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table:formula="of:=IF([.C991]=[.C9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4">
            <text:p>2354</text:p>
          </table:table-cell>
          <table:table-cell office:value-type="string">
            <text:p>51F70034</text:p>
          </table:table-cell>
          <table:table-cell office:value-type="float" office:value="1587">
            <text:p>1587</text:p>
          </table:table-cell>
          <table:table-cell office:value-type="float" office:value="1">
            <text:p>1</text:p>
          </table:table-cell>
          <table:table-cell table:formula="of:=IF([.C992]=[.C9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63">
            <text:p>3463</text:p>
          </table:table-cell>
          <table:table-cell office:value-type="string">
            <text:p>51F70036</text:p>
          </table:table-cell>
          <table:table-cell office:value-type="float" office:value="1647">
            <text:p>1647</text:p>
          </table:table-cell>
          <table:table-cell office:value-type="float" office:value="2">
            <text:p>2</text:p>
          </table:table-cell>
          <table:table-cell table:formula="of:=IF([.C993]=[.C9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20">
            <text:p>4720</text:p>
          </table:table-cell>
          <table:table-cell office:value-type="string">
            <text:p>51F70037</text:p>
          </table:table-cell>
          <table:table-cell office:value-type="float" office:value="1678">
            <text:p>1678</text:p>
          </table:table-cell>
          <table:table-cell office:value-type="float" office:value="4">
            <text:p>4</text:p>
          </table:table-cell>
          <table:table-cell table:formula="of:=IF([.C994]=[.C9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50">
            <text:p>3850</text:p>
          </table:table-cell>
          <table:table-cell office:value-type="string">
            <text:p>51F70037</text:p>
          </table:table-cell>
          <table:table-cell office:value-type="float" office:value="1678">
            <text:p>1678</text:p>
          </table:table-cell>
          <table:table-cell office:value-type="float" office:value="4">
            <text:p>4</text:p>
          </table:table-cell>
          <table:table-cell table:formula="of:=IF([.C995]=[.C9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41">
            <text:p>2141</text:p>
          </table:table-cell>
          <table:table-cell office:value-type="string">
            <text:p>51F70039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formula="of:=IF([.C996]=[.C9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42">
            <text:p>2142</text:p>
          </table:table-cell>
          <table:table-cell office:value-type="string">
            <text:p>51F7003A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formula="of:=IF([.C997]=[.C9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61">
            <text:p>2161</text:p>
          </table:table-cell>
          <table:table-cell office:value-type="string">
            <text:p>51F7003B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formula="of:=IF([.C998]=[.C9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62">
            <text:p>2162</text:p>
          </table:table-cell>
          <table:table-cell office:value-type="string">
            <text:p>51F7003C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table:formula="of:=IF([.C999]=[.C10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67">
            <text:p>2167</text:p>
          </table:table-cell>
          <table:table-cell office:value-type="string">
            <text:p>51F7003D</text:p>
          </table:table-cell>
          <table:table-cell office:value-type="float" office:value="1859">
            <text:p>1859</text:p>
          </table:table-cell>
          <table:table-cell office:value-type="float" office:value="1">
            <text:p>1</text:p>
          </table:table-cell>
          <table:table-cell table:formula="of:=IF([.C1000]=[.C10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0">
            <text:p>2170</text:p>
          </table:table-cell>
          <table:table-cell office:value-type="string">
            <text:p>51F7003E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table:formula="of:=IF([.C1001]=[.C10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9">
            <text:p>2179</text:p>
          </table:table-cell>
          <table:table-cell office:value-type="string">
            <text:p>51F7003F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table:formula="of:=IF([.C1002]=[.C10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6">
            <text:p>2356</text:p>
          </table:table-cell>
          <table:table-cell office:value-type="string">
            <text:p>51F70044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table:formula="of:=IF([.C1003]=[.C10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11">
            <text:p>4611</text:p>
          </table:table-cell>
          <table:table-cell office:value-type="string">
            <text:p>51F70045</text:p>
          </table:table-cell>
          <table:table-cell office:value-type="float" office:value="2104">
            <text:p>2104</text:p>
          </table:table-cell>
          <table:table-cell office:value-type="float" office:value="2">
            <text:p>2</text:p>
          </table:table-cell>
          <table:table-cell table:formula="of:=IF([.C1004]=[.C10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88">
            <text:p>2988</text:p>
          </table:table-cell>
          <table:table-cell office:value-type="string">
            <text:p>51F70046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table:formula="of:=IF([.C1005]=[.C10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91">
            <text:p>2991</text:p>
          </table:table-cell>
          <table:table-cell office:value-type="string">
            <text:p>51F70047</text:p>
          </table:table-cell>
          <table:table-cell office:value-type="float" office:value="2164">
            <text:p>2164</text:p>
          </table:table-cell>
          <table:table-cell office:value-type="float" office:value="1">
            <text:p>1</text:p>
          </table:table-cell>
          <table:table-cell table:formula="of:=IF([.C1006]=[.C10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92">
            <text:p>2992</text:p>
          </table:table-cell>
          <table:table-cell office:value-type="string">
            <text:p>51F70048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table:formula="of:=IF([.C1007]=[.C10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3">
            <text:p>5043</text:p>
          </table:table-cell>
          <table:table-cell office:value-type="string">
            <text:p>51F7004A</text:p>
          </table:table-cell>
          <table:table-cell office:value-type="float" office:value="2256">
            <text:p>2256</text:p>
          </table:table-cell>
          <table:table-cell office:value-type="float" office:value="2">
            <text:p>2</text:p>
          </table:table-cell>
          <table:table-cell table:formula="of:=IF([.C1008]=[.C10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89">
            <text:p>3789</text:p>
          </table:table-cell>
          <table:table-cell office:value-type="string">
            <text:p>51F7004B</text:p>
          </table:table-cell>
          <table:table-cell office:value-type="float" office:value="2287">
            <text:p>2287</text:p>
          </table:table-cell>
          <table:table-cell office:value-type="float" office:value="2">
            <text:p>2</text:p>
          </table:table-cell>
          <table:table-cell table:formula="of:=IF([.C1009]=[.C10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91">
            <text:p>3791</text:p>
          </table:table-cell>
          <table:table-cell office:value-type="string">
            <text:p>51F7004C</text:p>
          </table:table-cell>
          <table:table-cell office:value-type="float" office:value="2317">
            <text:p>2317</text:p>
          </table:table-cell>
          <table:table-cell office:value-type="float" office:value="2">
            <text:p>2</text:p>
          </table:table-cell>
          <table:table-cell table:formula="of:=IF([.C1010]=[.C10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7">
            <text:p>3837</text:p>
          </table:table-cell>
          <table:table-cell office:value-type="string">
            <text:p>51F7004F</text:p>
          </table:table-cell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  <table:table-cell table:formula="of:=IF([.C1011]=[.C10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8">
            <text:p>3838</text:p>
          </table:table-cell>
          <table:table-cell office:value-type="string">
            <text:p>51F70050</text:p>
          </table:table-cell>
          <table:table-cell office:value-type="float" office:value="2439">
            <text:p>2439</text:p>
          </table:table-cell>
          <table:table-cell office:value-type="float" office:value="1">
            <text:p>1</text:p>
          </table:table-cell>
          <table:table-cell table:formula="of:=IF([.C1012]=[.C10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40">
            <text:p>3840</text:p>
          </table:table-cell>
          <table:table-cell office:value-type="string">
            <text:p>51F70051</text:p>
          </table:table-cell>
          <table:table-cell office:value-type="float" office:value="2469">
            <text:p>2469</text:p>
          </table:table-cell>
          <table:table-cell office:value-type="float" office:value="1">
            <text:p>1</text:p>
          </table:table-cell>
          <table:table-cell table:formula="of:=IF([.C1013]=[.C10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85">
            <text:p>4585</text:p>
          </table:table-cell>
          <table:table-cell office:value-type="string">
            <text:p>51F70057</text:p>
          </table:table-cell>
          <table:table-cell office:value-type="float" office:value="2649">
            <text:p>2649</text:p>
          </table:table-cell>
          <table:table-cell office:value-type="float" office:value="2">
            <text:p>2</text:p>
          </table:table-cell>
          <table:table-cell table:formula="of:=IF([.C1014]=[.C10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04">
            <text:p>4604</text:p>
          </table:table-cell>
          <table:table-cell office:value-type="string">
            <text:p>51F70058</text:p>
          </table:table-cell>
          <table:table-cell office:value-type="float" office:value="2679">
            <text:p>2679</text:p>
          </table:table-cell>
          <table:table-cell office:value-type="float" office:value="2">
            <text:p>2</text:p>
          </table:table-cell>
          <table:table-cell table:formula="of:=IF([.C1015]=[.C10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5">
            <text:p>4895</text:p>
          </table:table-cell>
          <table:table-cell office:value-type="string">
            <text:p>51F7005A</text:p>
          </table:table-cell>
          <table:table-cell office:value-type="float" office:value="2739">
            <text:p>2739</text:p>
          </table:table-cell>
          <table:table-cell office:value-type="float" office:value="2">
            <text:p>2</text:p>
          </table:table-cell>
          <table:table-cell table:formula="of:=IF([.C1016]=[.C10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12">
            <text:p>4712</text:p>
          </table:table-cell>
          <table:table-cell office:value-type="string">
            <text:p>51F7006B</text:p>
          </table:table-cell>
          <table:table-cell office:value-type="float" office:value="3257">
            <text:p>3257</text:p>
          </table:table-cell>
          <table:table-cell office:value-type="float" office:value="1">
            <text:p>1</text:p>
          </table:table-cell>
          <table:table-cell table:formula="of:=IF([.C1017]=[.C10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1">
            <text:p>5031</text:p>
          </table:table-cell>
          <table:table-cell office:value-type="string">
            <text:p>51F70071</text:p>
          </table:table-cell>
          <table:table-cell office:value-type="float" office:value="3440">
            <text:p>3440</text:p>
          </table:table-cell>
          <table:table-cell office:value-type="float" office:value="2">
            <text:p>2</text:p>
          </table:table-cell>
          <table:table-cell table:formula="of:=IF([.C1018]=[.C10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3">
            <text:p>5033</text:p>
          </table:table-cell>
          <table:table-cell office:value-type="string">
            <text:p>51F70073</text:p>
          </table:table-cell>
          <table:table-cell office:value-type="float" office:value="3501">
            <text:p>3501</text:p>
          </table:table-cell>
          <table:table-cell office:value-type="float" office:value="2">
            <text:p>2</text:p>
          </table:table-cell>
          <table:table-cell table:formula="of:=IF([.C1019]=[.C10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9">
            <text:p>429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IF([.C1020]=[.C10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79">
            <text:p>2279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formula="of:=IF([.C1021]=[.C10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09">
            <text:p>2809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IF([.C1022]=[.C10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21">
            <text:p>2821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formula="of:=IF([.C1023]=[.C102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65">
            <text:p>4265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IF([.C1024]=[.C10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2">
            <text:p>92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1025]=[.C10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04">
            <text:p>1904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IF([.C1026]=[.C10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49">
            <text:p>3949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formula="of:=IF([.C1027]=[.C10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98">
            <text:p>2298</text:p>
          </table:table-cell>
          <table:table-cell office:value-type="string">
            <text:p>5F34000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formula="of:=IF([.C1028]=[.C102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2">
            <text:p>112</text:p>
          </table:table-cell>
          <table:table-cell office:value-type="string">
            <text:p>5F34000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IF([.C1029]=[.C10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86">
            <text:p>2486</text:p>
          </table:table-cell>
          <table:table-cell office:value-type="string">
            <text:p>5F34000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IF([.C1030]=[.C10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03">
            <text:p>103</text:p>
          </table:table-cell>
          <table:table-cell office:value-type="string">
            <text:p>5F3400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IF([.C1031]=[.C10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37">
            <text:p>2037</text:p>
          </table:table-cell>
          <table:table-cell office:value-type="string">
            <text:p>5F34000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table:formula="of:=IF([.C1032]=[.C10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74">
            <text:p>1474</text:p>
          </table:table-cell>
          <table:table-cell office:value-type="string">
            <text:p>5F34000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table:formula="of:=IF([.C1033]=[.C10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53">
            <text:p>3653</text:p>
          </table:table-cell>
          <table:table-cell office:value-type="string">
            <text:p>5F34000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table:formula="of:=IF([.C1034]=[.C103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51">
            <text:p>4751</text:p>
          </table:table-cell>
          <table:table-cell office:value-type="string">
            <text:p>5F340004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table:formula="of:=IF([.C1035]=[.C10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6">
            <text:p>296</text:p>
          </table:table-cell>
          <table:table-cell office:value-type="string">
            <text:p>5F340006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table:formula="of:=IF([.C1036]=[.C10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1">
            <text:p>321</text:p>
          </table:table-cell>
          <table:table-cell office:value-type="string">
            <text:p>5F340008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formula="of:=IF([.C1037]=[.C10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4">
            <text:p>3014</text:p>
          </table:table-cell>
          <table:table-cell office:value-type="string">
            <text:p>5F340009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IF([.C1038]=[.C103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18">
            <text:p>3818</text:p>
          </table:table-cell>
          <table:table-cell office:value-type="string">
            <text:p>5F340009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formula="of:=IF([.C1039]=[.C10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37">
            <text:p>437</text:p>
          </table:table-cell>
          <table:table-cell office:value-type="string">
            <text:p>5F34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IF([.C1040]=[.C10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45">
            <text:p>3445</text:p>
          </table:table-cell>
          <table:table-cell office:value-type="string">
            <text:p>5F34000A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IF([.C1041]=[.C104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90">
            <text:p>4290</text:p>
          </table:table-cell>
          <table:table-cell office:value-type="string">
            <text:p>5F34000A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IF([.C1042]=[.C10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33">
            <text:p>1633</text:p>
          </table:table-cell>
          <table:table-cell office:value-type="string">
            <text:p>5F34000A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table:formula="of:=IF([.C1043]=[.C10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91">
            <text:p>2291</text:p>
          </table:table-cell>
          <table:table-cell office:value-type="string">
            <text:p>5F34000B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IF([.C1044]=[.C10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88">
            <text:p>788</text:p>
          </table:table-cell>
          <table:table-cell office:value-type="string">
            <text:p>5F34000B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table:formula="of:=IF([.C1045]=[.C104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3">
            <text:p>2593</text:p>
          </table:table-cell>
          <table:table-cell office:value-type="string">
            <text:p>5F34000B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table:formula="of:=IF([.C1046]=[.C10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7">
            <text:p>2597</text:p>
          </table:table-cell>
          <table:table-cell office:value-type="string">
            <text:p>5F34000B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table:formula="of:=IF([.C1047]=[.C104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9">
            <text:p>3049</text:p>
          </table:table-cell>
          <table:table-cell office:value-type="string">
            <text:p>5F34000B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table:formula="of:=IF([.C1048]=[.C10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7">
            <text:p>447</text:p>
          </table:table-cell>
          <table:table-cell office:value-type="string">
            <text:p>5F34000C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table:formula="of:=IF([.C1049]=[.C10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75">
            <text:p>3875</text:p>
          </table:table-cell>
          <table:table-cell office:value-type="string">
            <text:p>5F34000D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table:formula="of:=IF([.C1050]=[.C10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39">
            <text:p>4639</text:p>
          </table:table-cell>
          <table:table-cell office:value-type="string">
            <text:p>5F34000D</text:p>
          </table:table-cell>
          <table:table-cell office:value-type="float" office:value="397">
            <text:p>397</text:p>
          </table:table-cell>
          <table:table-cell office:value-type="float" office:value="3">
            <text:p>3</text:p>
          </table:table-cell>
          <table:table-cell table:formula="of:=IF([.C1051]=[.C10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36">
            <text:p>1636</text:p>
          </table:table-cell>
          <table:table-cell office:value-type="string">
            <text:p>5F34000D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table:formula="of:=IF([.C1052]=[.C105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0">
            <text:p>4620</text:p>
          </table:table-cell>
          <table:table-cell office:value-type="string">
            <text:p>5F34000D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table:formula="of:=IF([.C1053]=[.C10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94">
            <text:p>2294</text:p>
          </table:table-cell>
          <table:table-cell office:value-type="string">
            <text:p>5F34000E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table:formula="of:=IF([.C1054]=[.C10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8">
            <text:p>3018</text:p>
          </table:table-cell>
          <table:table-cell office:value-type="string">
            <text:p>5F34000E</text:p>
          </table:table-cell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table:formula="of:=IF([.C1055]=[.C105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04">
            <text:p>5104</text:p>
          </table:table-cell>
          <table:table-cell office:value-type="string">
            <text:p>5F34000E</text:p>
          </table:table-cell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table:formula="of:=IF([.C1056]=[.C10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03">
            <text:p>2603</text:p>
          </table:table-cell>
          <table:table-cell office:value-type="string">
            <text:p>5F34000E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table:formula="of:=IF([.C1057]=[.C10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52">
            <text:p>3052</text:p>
          </table:table-cell>
          <table:table-cell office:value-type="string">
            <text:p>5F34000E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table:formula="of:=IF([.C1058]=[.C10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0">
            <text:p>2300</text:p>
          </table:table-cell>
          <table:table-cell office:value-type="string">
            <text:p>5F34000F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table:formula="of:=IF([.C1059]=[.C10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3">
            <text:p>3763</text:p>
          </table:table-cell>
          <table:table-cell office:value-type="string">
            <text:p>5F340010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table:formula="of:=IF([.C1060]=[.C106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4">
            <text:p>4254</text:p>
          </table:table-cell>
          <table:table-cell office:value-type="string">
            <text:p>5F340010</text:p>
          </table:table-cell>
          <table:table-cell office:value-type="float" office:value="488">
            <text:p>488</text:p>
          </table:table-cell>
          <table:table-cell office:value-type="float" office:value="3">
            <text:p>3</text:p>
          </table:table-cell>
          <table:table-cell table:formula="of:=IF([.C1061]=[.C10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38">
            <text:p>2138</text:p>
          </table:table-cell>
          <table:table-cell office:value-type="string">
            <text:p>5F340010</text:p>
          </table:table-cell>
          <table:table-cell office:value-type="float" office:value="488">
            <text:p>488</text:p>
          </table:table-cell>
          <table:table-cell office:value-type="float" office:value="3">
            <text:p>3</text:p>
          </table:table-cell>
          <table:table-cell table:formula="of:=IF([.C1062]=[.C10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5">
            <text:p>4885</text:p>
          </table:table-cell>
          <table:table-cell office:value-type="string">
            <text:p>5F340010</text:p>
          </table:table-cell>
          <table:table-cell office:value-type="float" office:value="488">
            <text:p>488</text:p>
          </table:table-cell>
          <table:table-cell office:value-type="float" office:value="3">
            <text:p>3</text:p>
          </table:table-cell>
          <table:table-cell table:formula="of:=IF([.C1063]=[.C10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14">
            <text:p>4714</text:p>
          </table:table-cell>
          <table:table-cell office:value-type="string">
            <text:p>5F340011</text:p>
          </table:table-cell>
          <table:table-cell office:value-type="float" office:value="518">
            <text:p>518</text:p>
          </table:table-cell>
          <table:table-cell office:value-type="float" office:value="4">
            <text:p>4</text:p>
          </table:table-cell>
          <table:table-cell table:formula="of:=IF([.C1064]=[.C10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5">
            <text:p>3415</text:p>
          </table:table-cell>
          <table:table-cell office:value-type="string">
            <text:p>5F340011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table:formula="of:=IF([.C1065]=[.C10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52">
            <text:p>4752</text:p>
          </table:table-cell>
          <table:table-cell office:value-type="string">
            <text:p>5F340011</text:p>
          </table:table-cell>
          <table:table-cell office:value-type="float" office:value="518">
            <text:p>518</text:p>
          </table:table-cell>
          <table:table-cell office:value-type="float" office:value="5">
            <text:p>5</text:p>
          </table:table-cell>
          <table:table-cell table:formula="of:=IF([.C1066]=[.C10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64">
            <text:p>2764</text:p>
          </table:table-cell>
          <table:table-cell office:value-type="string">
            <text:p>5F340012</text:p>
          </table:table-cell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table:formula="of:=IF([.C1067]=[.C106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17">
            <text:p>3517</text:p>
          </table:table-cell>
          <table:table-cell office:value-type="string">
            <text:p>5F340012</text:p>
          </table:table-cell>
          <table:table-cell office:value-type="float" office:value="548">
            <text:p>548</text:p>
          </table:table-cell>
          <table:table-cell office:value-type="float" office:value="3">
            <text:p>3</text:p>
          </table:table-cell>
          <table:table-cell table:formula="of:=IF([.C1068]=[.C10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92">
            <text:p>4692</text:p>
          </table:table-cell>
          <table:table-cell office:value-type="string">
            <text:p>5F340012</text:p>
          </table:table-cell>
          <table:table-cell office:value-type="float" office:value="548">
            <text:p>548</text:p>
          </table:table-cell>
          <table:table-cell office:value-type="float" office:value="5">
            <text:p>5</text:p>
          </table:table-cell>
          <table:table-cell table:formula="of:=IF([.C1069]=[.C10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87">
            <text:p>4687</text:p>
          </table:table-cell>
          <table:table-cell office:value-type="string">
            <text:p>5F340012</text:p>
          </table:table-cell>
          <table:table-cell office:value-type="float" office:value="548">
            <text:p>548</text:p>
          </table:table-cell>
          <table:table-cell office:value-type="float" office:value="5">
            <text:p>5</text:p>
          </table:table-cell>
          <table:table-cell table:formula="of:=IF([.C1070]=[.C10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7">
            <text:p>1897</text:p>
          </table:table-cell>
          <table:table-cell office:value-type="string">
            <text:p>5F340013</text:p>
          </table:table-cell>
          <table:table-cell office:value-type="float" office:value="579">
            <text:p>579</text:p>
          </table:table-cell>
          <table:table-cell office:value-type="float" office:value="3">
            <text:p>3</text:p>
          </table:table-cell>
          <table:table-cell table:formula="of:=IF([.C1071]=[.C10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42">
            <text:p>2142</text:p>
          </table:table-cell>
          <table:table-cell office:value-type="string">
            <text:p>5F340014</text:p>
          </table:table-cell>
          <table:table-cell office:value-type="float" office:value="609">
            <text:p>609</text:p>
          </table:table-cell>
          <table:table-cell office:value-type="float" office:value="2">
            <text:p>2</text:p>
          </table:table-cell>
          <table:table-cell table:formula="of:=IF([.C1072]=[.C10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3">
            <text:p>4813</text:p>
          </table:table-cell>
          <table:table-cell office:value-type="string">
            <text:p>5F340014</text:p>
          </table:table-cell>
          <table:table-cell office:value-type="float" office:value="609">
            <text:p>609</text:p>
          </table:table-cell>
          <table:table-cell office:value-type="float" office:value="2">
            <text:p>2</text:p>
          </table:table-cell>
          <table:table-cell table:formula="of:=IF([.C1073]=[.C10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35">
            <text:p>2135</text:p>
          </table:table-cell>
          <table:table-cell office:value-type="string">
            <text:p>5F340015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table:formula="of:=IF([.C1074]=[.C10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21">
            <text:p>3021</text:p>
          </table:table-cell>
          <table:table-cell office:value-type="string">
            <text:p>5F340016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table:formula="of:=IF([.C1075]=[.C10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04">
            <text:p>3604</text:p>
          </table:table-cell>
          <table:table-cell office:value-type="string">
            <text:p>5F340016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table:formula="of:=IF([.C1076]=[.C10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25">
            <text:p>3425</text:p>
          </table:table-cell>
          <table:table-cell office:value-type="string">
            <text:p>5F340016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table:formula="of:=IF([.C1077]=[.C10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28">
            <text:p>3628</text:p>
          </table:table-cell>
          <table:table-cell office:value-type="string">
            <text:p>5F340017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table:formula="of:=IF([.C1078]=[.C10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00">
            <text:p>3700</text:p>
          </table:table-cell>
          <table:table-cell office:value-type="string">
            <text:p>5F340017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table:formula="of:=IF([.C1079]=[.C10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3">
            <text:p>4253</text:p>
          </table:table-cell>
          <table:table-cell office:value-type="string">
            <text:p>5F340017</text:p>
          </table:table-cell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table:formula="of:=IF([.C1080]=[.C10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12">
            <text:p>2312</text:p>
          </table:table-cell>
          <table:table-cell office:value-type="string">
            <text:p>5F34001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table:formula="of:=IF([.C1081]=[.C10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95">
            <text:p>4395</text:p>
          </table:table-cell>
          <table:table-cell office:value-type="string">
            <text:p>5F34001A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table:formula="of:=IF([.C1082]=[.C10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01">
            <text:p>1901</text:p>
          </table:table-cell>
          <table:table-cell office:value-type="string">
            <text:p>5F34001A</text:p>
          </table:table-cell>
          <table:table-cell office:value-type="float" office:value="790">
            <text:p>790</text:p>
          </table:table-cell>
          <table:table-cell office:value-type="float" office:value="2">
            <text:p>2</text:p>
          </table:table-cell>
          <table:table-cell table:formula="of:=IF([.C1083]=[.C10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0">
            <text:p>4450</text:p>
          </table:table-cell>
          <table:table-cell office:value-type="string">
            <text:p>5F34001D</text:p>
          </table:table-cell>
          <table:table-cell office:value-type="float" office:value="885">
            <text:p>885</text:p>
          </table:table-cell>
          <table:table-cell office:value-type="float" office:value="4">
            <text:p>4</text:p>
          </table:table-cell>
          <table:table-cell table:formula="of:=IF([.C1084]=[.C10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5">
            <text:p>2545</text:p>
          </table:table-cell>
          <table:table-cell office:value-type="string">
            <text:p>5F34001D</text:p>
          </table:table-cell>
          <table:table-cell office:value-type="float" office:value="885">
            <text:p>885</text:p>
          </table:table-cell>
          <table:table-cell office:value-type="float" office:value="3">
            <text:p>3</text:p>
          </table:table-cell>
          <table:table-cell table:formula="of:=IF([.C1085]=[.C10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09">
            <text:p>4109</text:p>
          </table:table-cell>
          <table:table-cell office:value-type="string">
            <text:p>5F34001D</text:p>
          </table:table-cell>
          <table:table-cell office:value-type="float" office:value="885">
            <text:p>885</text:p>
          </table:table-cell>
          <table:table-cell office:value-type="float" office:value="5">
            <text:p>5</text:p>
          </table:table-cell>
          <table:table-cell table:formula="of:=IF([.C1086]=[.C10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57">
            <text:p>4557</text:p>
          </table:table-cell>
          <table:table-cell office:value-type="string">
            <text:p>5F34001E</text:p>
          </table:table-cell>
          <table:table-cell office:value-type="float" office:value="915">
            <text:p>915</text:p>
          </table:table-cell>
          <table:table-cell office:value-type="float" office:value="5">
            <text:p>5</text:p>
          </table:table-cell>
          <table:table-cell table:formula="of:=IF([.C1087]=[.C10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9">
            <text:p>4769</text:p>
          </table:table-cell>
          <table:table-cell office:value-type="string">
            <text:p>5F34001E</text:p>
          </table:table-cell>
          <table:table-cell office:value-type="float" office:value="915">
            <text:p>915</text:p>
          </table:table-cell>
          <table:table-cell office:value-type="float" office:value="3">
            <text:p>3</text:p>
          </table:table-cell>
          <table:table-cell table:formula="of:=IF([.C1088]=[.C108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8">
            <text:p>2548</text:p>
          </table:table-cell>
          <table:table-cell office:value-type="string">
            <text:p>5F34001E</text:p>
          </table:table-cell>
          <table:table-cell office:value-type="float" office:value="915">
            <text:p>915</text:p>
          </table:table-cell>
          <table:table-cell office:value-type="float" office:value="3">
            <text:p>3</text:p>
          </table:table-cell>
          <table:table-cell table:formula="of:=IF([.C1089]=[.C10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44">
            <text:p>3944</text:p>
          </table:table-cell>
          <table:table-cell office:value-type="string">
            <text:p>5F34001E</text:p>
          </table:table-cell>
          <table:table-cell office:value-type="float" office:value="915">
            <text:p>915</text:p>
          </table:table-cell>
          <table:table-cell office:value-type="float" office:value="3">
            <text:p>3</text:p>
          </table:table-cell>
          <table:table-cell table:formula="of:=IF([.C1090]=[.C10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61">
            <text:p>2361</text:p>
          </table:table-cell>
          <table:table-cell office:value-type="string">
            <text:p>5F340020</text:p>
          </table:table-cell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table:formula="of:=IF([.C1091]=[.C109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26">
            <text:p>2726</text:p>
          </table:table-cell>
          <table:table-cell office:value-type="string">
            <text:p>5F340020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table:formula="of:=IF([.C1092]=[.C10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62">
            <text:p>3362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2">
            <text:p>2</text:p>
          </table:table-cell>
          <table:table-cell table:formula="of:=IF([.C1093]=[.C10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54">
            <text:p>4054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table:formula="of:=IF([.C1094]=[.C10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28">
            <text:p>2628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3">
            <text:p>3</text:p>
          </table:table-cell>
          <table:table-cell table:formula="of:=IF([.C1095]=[.C10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32">
            <text:p>3132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table:formula="of:=IF([.C1096]=[.C10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72">
            <text:p>4772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table:formula="of:=IF([.C1097]=[.C10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69">
            <text:p>2269</text:p>
          </table:table-cell>
          <table:table-cell office:value-type="string">
            <text:p>5F340022</text:p>
          </table:table-cell>
          <table:table-cell office:value-type="float" office:value="1036">
            <text:p>1036</text:p>
          </table:table-cell>
          <table:table-cell office:value-type="float" office:value="2">
            <text:p>2</text:p>
          </table:table-cell>
          <table:table-cell table:formula="of:=IF([.C1098]=[.C10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80">
            <text:p>2180</text:p>
          </table:table-cell>
          <table:table-cell office:value-type="string">
            <text:p>5F340026</text:p>
          </table:table-cell>
          <table:table-cell office:value-type="float" office:value="1158">
            <text:p>1158</text:p>
          </table:table-cell>
          <table:table-cell office:value-type="float" office:value="2">
            <text:p>2</text:p>
          </table:table-cell>
          <table:table-cell table:formula="of:=IF([.C1099]=[.C11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1">
            <text:p>3011</text:p>
          </table:table-cell>
          <table:table-cell office:value-type="string">
            <text:p>5F340028</text:p>
          </table:table-cell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table:formula="of:=IF([.C1100]=[.C11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2">
            <text:p>3612</text:p>
          </table:table-cell>
          <table:table-cell office:value-type="string">
            <text:p>5F340029</text:p>
          </table:table-cell>
          <table:table-cell office:value-type="float" office:value="1248">
            <text:p>1248</text:p>
          </table:table-cell>
          <table:table-cell office:value-type="float" office:value="1">
            <text:p>1</text:p>
          </table:table-cell>
          <table:table-cell table:formula="of:=IF([.C1101]=[.C11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32">
            <text:p>3632</text:p>
          </table:table-cell>
          <table:table-cell office:value-type="string">
            <text:p>5F34002A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table:formula="of:=IF([.C1102]=[.C11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06">
            <text:p>3806</text:p>
          </table:table-cell>
          <table:table-cell office:value-type="string">
            <text:p>5F34002A</text:p>
          </table:table-cell>
          <table:table-cell office:value-type="float" office:value="1278">
            <text:p>1278</text:p>
          </table:table-cell>
          <table:table-cell office:value-type="float" office:value="3">
            <text:p>3</text:p>
          </table:table-cell>
          <table:table-cell table:formula="of:=IF([.C1103]=[.C11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5">
            <text:p>4305</text:p>
          </table:table-cell>
          <table:table-cell office:value-type="string">
            <text:p>5F34002A</text:p>
          </table:table-cell>
          <table:table-cell office:value-type="float" office:value="1278">
            <text:p>1278</text:p>
          </table:table-cell>
          <table:table-cell office:value-type="float" office:value="4">
            <text:p>4</text:p>
          </table:table-cell>
          <table:table-cell table:formula="of:=IF([.C1104]=[.C11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3">
            <text:p>5063</text:p>
          </table:table-cell>
          <table:table-cell office:value-type="string">
            <text:p>5F34002A</text:p>
          </table:table-cell>
          <table:table-cell office:value-type="float" office:value="1278">
            <text:p>1278</text:p>
          </table:table-cell>
          <table:table-cell office:value-type="float" office:value="4">
            <text:p>4</text:p>
          </table:table-cell>
          <table:table-cell table:formula="of:=IF([.C1105]=[.C11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93">
            <text:p>2293</text:p>
          </table:table-cell>
          <table:table-cell office:value-type="string">
            <text:p>5F34002B</text:p>
          </table:table-cell>
          <table:table-cell office:value-type="float" office:value="1309">
            <text:p>1309</text:p>
          </table:table-cell>
          <table:table-cell office:value-type="float" office:value="1">
            <text:p>1</text:p>
          </table:table-cell>
          <table:table-cell table:formula="of:=IF([.C1106]=[.C11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95">
            <text:p>2295</text:p>
          </table:table-cell>
          <table:table-cell office:value-type="string">
            <text:p>5F34002C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table:formula="of:=IF([.C1107]=[.C11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4">
            <text:p>2334</text:p>
          </table:table-cell>
          <table:table-cell office:value-type="string">
            <text:p>5F340032</text:p>
          </table:table-cell>
          <table:table-cell office:value-type="float" office:value="1521">
            <text:p>1521</text:p>
          </table:table-cell>
          <table:table-cell office:value-type="float" office:value="2">
            <text:p>2</text:p>
          </table:table-cell>
          <table:table-cell table:formula="of:=IF([.C1108]=[.C11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2">
            <text:p>4452</text:p>
          </table:table-cell>
          <table:table-cell office:value-type="string">
            <text:p>5F340032</text:p>
          </table:table-cell>
          <table:table-cell office:value-type="float" office:value="1521">
            <text:p>1521</text:p>
          </table:table-cell>
          <table:table-cell office:value-type="float" office:value="4">
            <text:p>4</text:p>
          </table:table-cell>
          <table:table-cell table:formula="of:=IF([.C1109]=[.C11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68">
            <text:p>2168</text:p>
          </table:table-cell>
          <table:table-cell office:value-type="string">
            <text:p>5F340035</text:p>
          </table:table-cell>
          <table:table-cell office:value-type="float" office:value="1611">
            <text:p>1611</text:p>
          </table:table-cell>
          <table:table-cell office:value-type="float" office:value="1">
            <text:p>1</text:p>
          </table:table-cell>
          <table:table-cell table:formula="of:=IF([.C1110]=[.C11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86">
            <text:p>2186</text:p>
          </table:table-cell>
          <table:table-cell office:value-type="string">
            <text:p>5F340036</text:p>
          </table:table-cell>
          <table:table-cell office:value-type="float" office:value="1642">
            <text:p>1642</text:p>
          </table:table-cell>
          <table:table-cell office:value-type="float" office:value="1">
            <text:p>1</text:p>
          </table:table-cell>
          <table:table-cell table:formula="of:=IF([.C1111]=[.C11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80">
            <text:p>3880</text:p>
          </table:table-cell>
          <table:table-cell office:value-type="string">
            <text:p>5F340037</text:p>
          </table:table-cell>
          <table:table-cell office:value-type="float" office:value="1672">
            <text:p>1672</text:p>
          </table:table-cell>
          <table:table-cell office:value-type="float" office:value="3">
            <text:p>3</text:p>
          </table:table-cell>
          <table:table-cell table:formula="of:=IF([.C1112]=[.C11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56">
            <text:p>4156</text:p>
          </table:table-cell>
          <table:table-cell office:value-type="string">
            <text:p>5F340038</text:p>
          </table:table-cell>
          <table:table-cell office:value-type="float" office:value="1702">
            <text:p>1702</text:p>
          </table:table-cell>
          <table:table-cell office:value-type="float" office:value="2">
            <text:p>2</text:p>
          </table:table-cell>
          <table:table-cell table:formula="of:=IF([.C1113]=[.C11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93">
            <text:p>3293</text:p>
          </table:table-cell>
          <table:table-cell office:value-type="string">
            <text:p>5F340038</text:p>
          </table:table-cell>
          <table:table-cell office:value-type="float" office:value="1702">
            <text:p>1702</text:p>
          </table:table-cell>
          <table:table-cell office:value-type="float" office:value="2">
            <text:p>2</text:p>
          </table:table-cell>
          <table:table-cell table:formula="of:=IF([.C1114]=[.C11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6">
            <text:p>2306</text:p>
          </table:table-cell>
          <table:table-cell office:value-type="string">
            <text:p>5F34003A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formula="of:=IF([.C1115]=[.C11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11">
            <text:p>2311</text:p>
          </table:table-cell>
          <table:table-cell office:value-type="string">
            <text:p>5F34003C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table:formula="of:=IF([.C1116]=[.C11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14">
            <text:p>2314</text:p>
          </table:table-cell>
          <table:table-cell office:value-type="string">
            <text:p>5F34003E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table:formula="of:=IF([.C1117]=[.C11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15">
            <text:p>2315</text:p>
          </table:table-cell>
          <table:table-cell office:value-type="string">
            <text:p>5F34003F</text:p>
          </table:table-cell>
          <table:table-cell office:value-type="float" office:value="1914">
            <text:p>1914</text:p>
          </table:table-cell>
          <table:table-cell office:value-type="float" office:value="1">
            <text:p>1</text:p>
          </table:table-cell>
          <table:table-cell table:formula="of:=IF([.C1118]=[.C11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8">
            <text:p>2328</text:p>
          </table:table-cell>
          <table:table-cell office:value-type="string">
            <text:p>5F340040</text:p>
          </table:table-cell>
          <table:table-cell office:value-type="float" office:value="1945">
            <text:p>1945</text:p>
          </table:table-cell>
          <table:table-cell office:value-type="float" office:value="1">
            <text:p>1</text:p>
          </table:table-cell>
          <table:table-cell table:formula="of:=IF([.C1119]=[.C11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8">
            <text:p>2338</text:p>
          </table:table-cell>
          <table:table-cell office:value-type="string">
            <text:p>5F340041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table:formula="of:=IF([.C1120]=[.C11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63">
            <text:p>2363</text:p>
          </table:table-cell>
          <table:table-cell office:value-type="string">
            <text:p>5F340042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table:formula="of:=IF([.C1121]=[.C11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41">
            <text:p>3841</text:p>
          </table:table-cell>
          <table:table-cell office:value-type="string">
            <text:p>5F340043</text:p>
          </table:table-cell>
          <table:table-cell office:value-type="float" office:value="2035">
            <text:p>2035</text:p>
          </table:table-cell>
          <table:table-cell office:value-type="float" office:value="2">
            <text:p>2</text:p>
          </table:table-cell>
          <table:table-cell table:formula="of:=IF([.C1122]=[.C11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53">
            <text:p>3753</text:p>
          </table:table-cell>
          <table:table-cell office:value-type="string">
            <text:p>5F340046</text:p>
          </table:table-cell>
          <table:table-cell office:value-type="float" office:value="2125">
            <text:p>2125</text:p>
          </table:table-cell>
          <table:table-cell office:value-type="float" office:value="2">
            <text:p>2</text:p>
          </table:table-cell>
          <table:table-cell table:formula="of:=IF([.C1123]=[.C112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99">
            <text:p>4599</text:p>
          </table:table-cell>
          <table:table-cell office:value-type="string">
            <text:p>5F340046</text:p>
          </table:table-cell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table:formula="of:=IF([.C1124]=[.C11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89">
            <text:p>3589</text:p>
          </table:table-cell>
          <table:table-cell office:value-type="string">
            <text:p>5F340048</text:p>
          </table:table-cell>
          <table:table-cell office:value-type="float" office:value="2185">
            <text:p>2185</text:p>
          </table:table-cell>
          <table:table-cell office:value-type="float" office:value="1">
            <text:p>1</text:p>
          </table:table-cell>
          <table:table-cell table:formula="of:=IF([.C1125]=[.C11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20">
            <text:p>3720</text:p>
          </table:table-cell>
          <table:table-cell office:value-type="string">
            <text:p>5F340048</text:p>
          </table:table-cell>
          <table:table-cell office:value-type="float" office:value="2185">
            <text:p>2185</text:p>
          </table:table-cell>
          <table:table-cell office:value-type="float" office:value="3">
            <text:p>3</text:p>
          </table:table-cell>
          <table:table-cell table:formula="of:=IF([.C1126]=[.C11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13">
            <text:p>3413</text:p>
          </table:table-cell>
          <table:table-cell office:value-type="string">
            <text:p>5F34004C</text:p>
          </table:table-cell>
          <table:table-cell office:value-type="float" office:value="2308">
            <text:p>2308</text:p>
          </table:table-cell>
          <table:table-cell office:value-type="float" office:value="2">
            <text:p>2</text:p>
          </table:table-cell>
          <table:table-cell table:formula="of:=IF([.C1127]=[.C112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83">
            <text:p>3883</text:p>
          </table:table-cell>
          <table:table-cell office:value-type="string">
            <text:p>5F34004C</text:p>
          </table:table-cell>
          <table:table-cell office:value-type="float" office:value="2308">
            <text:p>2308</text:p>
          </table:table-cell>
          <table:table-cell office:value-type="float" office:value="2">
            <text:p>2</text:p>
          </table:table-cell>
          <table:table-cell table:formula="of:=IF([.C1128]=[.C11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55">
            <text:p>3855</text:p>
          </table:table-cell>
          <table:table-cell office:value-type="string">
            <text:p>5F34004E</text:p>
          </table:table-cell>
          <table:table-cell office:value-type="float" office:value="2369">
            <text:p>2369</text:p>
          </table:table-cell>
          <table:table-cell office:value-type="float" office:value="1">
            <text:p>1</text:p>
          </table:table-cell>
          <table:table-cell table:formula="of:=IF([.C1129]=[.C11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5">
            <text:p>4165</text:p>
          </table:table-cell>
          <table:table-cell office:value-type="string">
            <text:p>5F34004E</text:p>
          </table:table-cell>
          <table:table-cell office:value-type="float" office:value="2369">
            <text:p>2369</text:p>
          </table:table-cell>
          <table:table-cell office:value-type="float" office:value="2">
            <text:p>2</text:p>
          </table:table-cell>
          <table:table-cell table:formula="of:=IF([.C1130]=[.C11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31">
            <text:p>3731</text:p>
          </table:table-cell>
          <table:table-cell office:value-type="string">
            <text:p>5F34004F</text:p>
          </table:table-cell>
          <table:table-cell office:value-type="float" office:value="2399">
            <text:p>2399</text:p>
          </table:table-cell>
          <table:table-cell office:value-type="float" office:value="2">
            <text:p>2</text:p>
          </table:table-cell>
          <table:table-cell table:formula="of:=IF([.C1131]=[.C11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36">
            <text:p>5136</text:p>
          </table:table-cell>
          <table:table-cell office:value-type="string">
            <text:p>5F34004F</text:p>
          </table:table-cell>
          <table:table-cell office:value-type="float" office:value="2399">
            <text:p>2399</text:p>
          </table:table-cell>
          <table:table-cell office:value-type="float" office:value="3">
            <text:p>3</text:p>
          </table:table-cell>
          <table:table-cell table:formula="of:=IF([.C1132]=[.C11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89">
            <text:p>3889</text:p>
          </table:table-cell>
          <table:table-cell office:value-type="string">
            <text:p>5F340054</text:p>
          </table:table-cell>
          <table:table-cell office:value-type="float" office:value="2552">
            <text:p>2552</text:p>
          </table:table-cell>
          <table:table-cell office:value-type="float" office:value="2">
            <text:p>2</text:p>
          </table:table-cell>
          <table:table-cell table:formula="of:=IF([.C1133]=[.C11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74">
            <text:p>4674</text:p>
          </table:table-cell>
          <table:table-cell office:value-type="string">
            <text:p>5F340056</text:p>
          </table:table-cell>
          <table:table-cell office:value-type="float" office:value="2614">
            <text:p>2614</text:p>
          </table:table-cell>
          <table:table-cell office:value-type="float" office:value="2">
            <text:p>2</text:p>
          </table:table-cell>
          <table:table-cell table:formula="of:=IF([.C1134]=[.C11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71">
            <text:p>4371</text:p>
          </table:table-cell>
          <table:table-cell office:value-type="string">
            <text:p>5F340057</text:p>
          </table:table-cell>
          <table:table-cell office:value-type="float" office:value="2644">
            <text:p>2644</text:p>
          </table:table-cell>
          <table:table-cell office:value-type="float" office:value="3">
            <text:p>3</text:p>
          </table:table-cell>
          <table:table-cell table:formula="of:=IF([.C1135]=[.C11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32">
            <text:p>3932</text:p>
          </table:table-cell>
          <table:table-cell office:value-type="string">
            <text:p>5F340057</text:p>
          </table:table-cell>
          <table:table-cell office:value-type="float" office:value="2644">
            <text:p>2644</text:p>
          </table:table-cell>
          <table:table-cell office:value-type="float" office:value="2">
            <text:p>2</text:p>
          </table:table-cell>
          <table:table-cell table:formula="of:=IF([.C1136]=[.C11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95">
            <text:p>3895</text:p>
          </table:table-cell>
          <table:table-cell office:value-type="string">
            <text:p>5F340061</text:p>
          </table:table-cell>
          <table:table-cell office:value-type="float" office:value="2944">
            <text:p>2944</text:p>
          </table:table-cell>
          <table:table-cell office:value-type="float" office:value="2">
            <text:p>2</text:p>
          </table:table-cell>
          <table:table-cell table:formula="of:=IF([.C1137]=[.C11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92">
            <text:p>4692</text:p>
          </table:table-cell>
          <table:table-cell office:value-type="string">
            <text:p>5F340063</text:p>
          </table:table-cell>
          <table:table-cell office:value-type="float" office:value="3004">
            <text:p>3004</text:p>
          </table:table-cell>
          <table:table-cell office:value-type="float" office:value="2">
            <text:p>2</text:p>
          </table:table-cell>
          <table:table-cell table:formula="of:=IF([.C1138]=[.C11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7">
            <text:p>3417</text:p>
          </table:table-cell>
          <table:table-cell office:value-type="string">
            <text:p>5F340064</text:p>
          </table:table-cell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  <table:table-cell table:formula="of:=IF([.C1139]=[.C11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46">
            <text:p>3446</text:p>
          </table:table-cell>
          <table:table-cell office:value-type="string">
            <text:p>5F340065</text:p>
          </table:table-cell>
          <table:table-cell office:value-type="float" office:value="3067">
            <text:p>3067</text:p>
          </table:table-cell>
          <table:table-cell office:value-type="float" office:value="1">
            <text:p>1</text:p>
          </table:table-cell>
          <table:table-cell table:formula="of:=IF([.C1140]=[.C11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66">
            <text:p>3466</text:p>
          </table:table-cell>
          <table:table-cell office:value-type="string">
            <text:p>5F340067</text:p>
          </table:table-cell>
          <table:table-cell office:value-type="float" office:value="3127">
            <text:p>3127</text:p>
          </table:table-cell>
          <table:table-cell office:value-type="float" office:value="1">
            <text:p>1</text:p>
          </table:table-cell>
          <table:table-cell table:formula="of:=IF([.C1141]=[.C11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05">
            <text:p>3605</text:p>
          </table:table-cell>
          <table:table-cell office:value-type="string">
            <text:p>5F34006B</text:p>
          </table:table-cell>
          <table:table-cell office:value-type="float" office:value="3249">
            <text:p>3249</text:p>
          </table:table-cell>
          <table:table-cell office:value-type="float" office:value="1">
            <text:p>1</text:p>
          </table:table-cell>
          <table:table-cell table:formula="of:=IF([.C1142]=[.C11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90">
            <text:p>4190</text:p>
          </table:table-cell>
          <table:table-cell office:value-type="string">
            <text:p>5F34006D</text:p>
          </table:table-cell>
          <table:table-cell office:value-type="float" office:value="3310">
            <text:p>3310</text:p>
          </table:table-cell>
          <table:table-cell office:value-type="float" office:value="2">
            <text:p>2</text:p>
          </table:table-cell>
          <table:table-cell table:formula="of:=IF([.C1143]=[.C11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0">
            <text:p>5120</text:p>
          </table:table-cell>
          <table:table-cell office:value-type="string">
            <text:p>5F34006D</text:p>
          </table:table-cell>
          <table:table-cell office:value-type="float" office:value="3310">
            <text:p>3310</text:p>
          </table:table-cell>
          <table:table-cell office:value-type="float" office:value="2">
            <text:p>2</text:p>
          </table:table-cell>
          <table:table-cell table:formula="of:=IF([.C1144]=[.C11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51">
            <text:p>5151</text:p>
          </table:table-cell>
          <table:table-cell office:value-type="string">
            <text:p>5F34006D</text:p>
          </table:table-cell>
          <table:table-cell office:value-type="float" office:value="3310">
            <text:p>3310</text:p>
          </table:table-cell>
          <table:table-cell office:value-type="float" office:value="2">
            <text:p>2</text:p>
          </table:table-cell>
          <table:table-cell table:formula="of:=IF([.C1145]=[.C11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28">
            <text:p>4828</text:p>
          </table:table-cell>
          <table:table-cell office:value-type="string">
            <text:p>5F340072</text:p>
          </table:table-cell>
          <table:table-cell office:value-type="float" office:value="3460">
            <text:p>3460</text:p>
          </table:table-cell>
          <table:table-cell office:value-type="float" office:value="1">
            <text:p>1</text:p>
          </table:table-cell>
          <table:table-cell table:formula="of:=IF([.C1146]=[.C11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05">
            <text:p>4605</text:p>
          </table:table-cell>
          <table:table-cell office:value-type="string">
            <text:p>5F340077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table:formula="of:=IF([.C1147]=[.C11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26">
            <text:p>4826</text:p>
          </table:table-cell>
          <table:table-cell office:value-type="string">
            <text:p>5F340088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  <table:table-cell table:formula="of:=IF([.C1148]=[.C11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08">
            <text:p>4808</text:p>
          </table:table-cell>
          <table:table-cell office:value-type="string">
            <text:p>5F340091</text:p>
          </table:table-cell>
          <table:table-cell office:value-type="float" office:value="4394">
            <text:p>4394</text:p>
          </table:table-cell>
          <table:table-cell office:value-type="float" office:value="1">
            <text:p>1</text:p>
          </table:table-cell>
          <table:table-cell table:formula="of:=IF([.C1149]=[.C11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38">
            <text:p>4838</text:p>
          </table:table-cell>
          <table:table-cell office:value-type="string">
            <text:p>5F340094</text:p>
          </table:table-cell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table:formula="of:=IF([.C1150]=[.C11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8">
            <text:p>4858</text:p>
          </table:table-cell>
          <table:table-cell office:value-type="string">
            <text:p>5F340096</text:p>
          </table:table-cell>
          <table:table-cell office:value-type="float" office:value="4544">
            <text:p>4544</text:p>
          </table:table-cell>
          <table:table-cell office:value-type="float" office:value="1">
            <text:p>1</text:p>
          </table:table-cell>
          <table:table-cell table:formula="of:=IF([.C1151]=[.C11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66">
            <text:p>4866</text:p>
          </table:table-cell>
          <table:table-cell office:value-type="string">
            <text:p>5F340097</text:p>
          </table:table-cell>
          <table:table-cell office:value-type="float" office:value="4574">
            <text:p>4574</text:p>
          </table:table-cell>
          <table:table-cell office:value-type="float" office:value="1">
            <text:p>1</text:p>
          </table:table-cell>
          <table:table-cell table:formula="of:=IF([.C1152]=[.C11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3">
            <text:p>4883</text:p>
          </table:table-cell>
          <table:table-cell office:value-type="string">
            <text:p>5F340098</text:p>
          </table:table-cell>
          <table:table-cell office:value-type="float" office:value="4604">
            <text:p>4604</text:p>
          </table:table-cell>
          <table:table-cell office:value-type="float" office:value="1">
            <text:p>1</text:p>
          </table:table-cell>
          <table:table-cell table:formula="of:=IF([.C1153]=[.C11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8">
            <text:p>4898</text:p>
          </table:table-cell>
          <table:table-cell office:value-type="string">
            <text:p>5F340099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table:formula="of:=IF([.C1154]=[.C11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60">
            <text:p>5260</text:p>
          </table:table-cell>
          <table:table-cell office:value-type="string">
            <text:p>5F34009A</text:p>
          </table:table-cell>
          <table:table-cell office:value-type="float" office:value="4666">
            <text:p>4666</text:p>
          </table:table-cell>
          <table:table-cell office:value-type="float" office:value="3">
            <text:p>3</text:p>
          </table:table-cell>
          <table:table-cell table:formula="of:=IF([.C1155]=[.C11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7">
            <text:p>207</text:p>
          </table:table-cell>
          <table:table-cell office:value-type="string">
            <text:p>6BF7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1156]=[.C11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8">
            <text:p>208</text:p>
          </table:table-cell>
          <table:table-cell office:value-type="string">
            <text:p>6BF7000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IF([.C1157]=[.C11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2">
            <text:p>262</text:p>
          </table:table-cell>
          <table:table-cell office:value-type="string">
            <text:p>6BF70003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IF([.C1158]=[.C11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7">
            <text:p>467</text:p>
          </table:table-cell>
          <table:table-cell office:value-type="string">
            <text:p>6BF70004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IF([.C1159]=[.C11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9">
            <text:p>469</text:p>
          </table:table-cell>
          <table:table-cell office:value-type="string">
            <text:p>6BF70005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table:formula="of:=IF([.C1160]=[.C11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896">
            <text:p>896</text:p>
          </table:table-cell>
          <table:table-cell office:value-type="string">
            <text:p>6BF70006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table:formula="of:=IF([.C1161]=[.C11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1">
            <text:p>461</text:p>
          </table:table-cell>
          <table:table-cell office:value-type="string">
            <text:p>6BF70006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formula="of:=IF([.C1162]=[.C11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54">
            <text:p>1054</text:p>
          </table:table-cell>
          <table:table-cell office:value-type="string">
            <text:p>6BF70007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table:formula="of:=IF([.C1163]=[.C11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3">
            <text:p>463</text:p>
          </table:table-cell>
          <table:table-cell office:value-type="string">
            <text:p>6BF70007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IF([.C1164]=[.C11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695">
            <text:p>1695</text:p>
          </table:table-cell>
          <table:table-cell office:value-type="string">
            <text:p>6BF70008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table:formula="of:=IF([.C1165]=[.C11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1">
            <text:p>471</text:p>
          </table:table-cell>
          <table:table-cell office:value-type="string">
            <text:p>6BF7000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formula="of:=IF([.C1166]=[.C11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220">
            <text:p>1220</text:p>
          </table:table-cell>
          <table:table-cell office:value-type="string">
            <text:p>6BF70009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table:formula="of:=IF([.C1167]=[.C116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91">
            <text:p>3191</text:p>
          </table:table-cell>
          <table:table-cell office:value-type="string">
            <text:p>6BF70009</text:p>
          </table:table-cell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table:formula="of:=IF([.C1168]=[.C11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2">
            <text:p>5082</text:p>
          </table:table-cell>
          <table:table-cell office:value-type="string">
            <text:p>6BF70009</text:p>
          </table:table-cell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table:formula="of:=IF([.C1169]=[.C11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99">
            <text:p>3599</text:p>
          </table:table-cell>
          <table:table-cell office:value-type="string">
            <text:p>6BF70009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table:formula="of:=IF([.C1170]=[.C11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88">
            <text:p>1488</text:p>
          </table:table-cell>
          <table:table-cell office:value-type="string">
            <text:p>6BF7000B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table:formula="of:=IF([.C1171]=[.C117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49">
            <text:p>3449</text:p>
          </table:table-cell>
          <table:table-cell office:value-type="string">
            <text:p>6BF7000B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table:formula="of:=IF([.C1172]=[.C11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25">
            <text:p>4725</text:p>
          </table:table-cell>
          <table:table-cell office:value-type="string">
            <text:p>6BF7000C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table:formula="of:=IF([.C1173]=[.C11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693">
            <text:p>1693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table:formula="of:=IF([.C1174]=[.C117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73">
            <text:p>2473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table:formula="of:=IF([.C1175]=[.C11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31">
            <text:p>3631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table:formula="of:=IF([.C1176]=[.C11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4">
            <text:p>4844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table:formula="of:=IF([.C1177]=[.C117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08">
            <text:p>3608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table:formula="of:=IF([.C1178]=[.C11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6">
            <text:p>2326</text:p>
          </table:table-cell>
          <table:table-cell office:value-type="string">
            <text:p>6BF7000F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table:formula="of:=IF([.C1179]=[.C11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84">
            <text:p>2684</text:p>
          </table:table-cell>
          <table:table-cell office:value-type="string">
            <text:p>6BF7000F</text:p>
          </table:table-cell>
          <table:table-cell office:value-type="float" office:value="461">
            <text:p>461</text:p>
          </table:table-cell>
          <table:table-cell office:value-type="float" office:value="2">
            <text:p>2</text:p>
          </table:table-cell>
          <table:table-cell table:formula="of:=IF([.C1180]=[.C118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70">
            <text:p>4770</text:p>
          </table:table-cell>
          <table:table-cell office:value-type="string">
            <text:p>6BF7000F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table:formula="of:=IF([.C1181]=[.C11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7">
            <text:p>4457</text:p>
          </table:table-cell>
          <table:table-cell office:value-type="string">
            <text:p>6BF70010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table:formula="of:=IF([.C1182]=[.C11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6">
            <text:p>3046</text:p>
          </table:table-cell>
          <table:table-cell office:value-type="string">
            <text:p>6BF70010</text:p>
          </table:table-cell>
          <table:table-cell office:value-type="float" office:value="491">
            <text:p>491</text:p>
          </table:table-cell>
          <table:table-cell office:value-type="float" office:value="3">
            <text:p>3</text:p>
          </table:table-cell>
          <table:table-cell table:formula="of:=IF([.C1183]=[.C11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48">
            <text:p>4748</text:p>
          </table:table-cell>
          <table:table-cell office:value-type="string">
            <text:p>6BF70010</text:p>
          </table:table-cell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table:formula="of:=IF([.C1184]=[.C11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73">
            <text:p>2773</text:p>
          </table:table-cell>
          <table:table-cell office:value-type="string">
            <text:p>6BF70011</text:p>
          </table:table-cell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table:formula="of:=IF([.C1185]=[.C11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11">
            <text:p>3411</text:p>
          </table:table-cell>
          <table:table-cell office:value-type="string">
            <text:p>6BF70011</text:p>
          </table:table-cell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table:formula="of:=IF([.C1186]=[.C11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55">
            <text:p>4355</text:p>
          </table:table-cell>
          <table:table-cell office:value-type="string">
            <text:p>6BF70011</text:p>
          </table:table-cell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table:formula="of:=IF([.C1187]=[.C11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83">
            <text:p>2383</text:p>
          </table:table-cell>
          <table:table-cell office:value-type="string">
            <text:p>6BF70012</text:p>
          </table:table-cell>
          <table:table-cell office:value-type="float" office:value="551">
            <text:p>551</text:p>
          </table:table-cell>
          <table:table-cell office:value-type="float" office:value="2">
            <text:p>2</text:p>
          </table:table-cell>
          <table:table-cell table:formula="of:=IF([.C1188]=[.C11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67">
            <text:p>1067</text:p>
          </table:table-cell>
          <table:table-cell office:value-type="string">
            <text:p>6BF7001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formula="of:=IF([.C1189]=[.C11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1">
            <text:p>3411</text:p>
          </table:table-cell>
          <table:table-cell office:value-type="string">
            <text:p>6BF70017</text:p>
          </table:table-cell>
          <table:table-cell office:value-type="float" office:value="704">
            <text:p>704</text:p>
          </table:table-cell>
          <table:table-cell office:value-type="float" office:value="3">
            <text:p>3</text:p>
          </table:table-cell>
          <table:table-cell table:formula="of:=IF([.C1190]=[.C11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87">
            <text:p>2287</text:p>
          </table:table-cell>
          <table:table-cell office:value-type="string">
            <text:p>6BF70018</text:p>
          </table:table-cell>
          <table:table-cell office:value-type="float" office:value="735">
            <text:p>735</text:p>
          </table:table-cell>
          <table:table-cell office:value-type="float" office:value="2">
            <text:p>2</text:p>
          </table:table-cell>
          <table:table-cell table:formula="of:=IF([.C1191]=[.C11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89">
            <text:p>2289</text:p>
          </table:table-cell>
          <table:table-cell office:value-type="string">
            <text:p>6BF70019</text:p>
          </table:table-cell>
          <table:table-cell office:value-type="float" office:value="766">
            <text:p>766</text:p>
          </table:table-cell>
          <table:table-cell office:value-type="float" office:value="2">
            <text:p>2</text:p>
          </table:table-cell>
          <table:table-cell table:formula="of:=IF([.C1192]=[.C11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72">
            <text:p>1972</text:p>
          </table:table-cell>
          <table:table-cell office:value-type="string">
            <text:p>6BF7001A</text:p>
          </table:table-cell>
          <table:table-cell office:value-type="float" office:value="796">
            <text:p>796</text:p>
          </table:table-cell>
          <table:table-cell office:value-type="float" office:value="3">
            <text:p>3</text:p>
          </table:table-cell>
          <table:table-cell table:formula="of:=IF([.C1193]=[.C11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6">
            <text:p>2536</text:p>
          </table:table-cell>
          <table:table-cell office:value-type="string">
            <text:p>6BF7001A</text:p>
          </table:table-cell>
          <table:table-cell office:value-type="float" office:value="796">
            <text:p>796</text:p>
          </table:table-cell>
          <table:table-cell office:value-type="float" office:value="2">
            <text:p>2</text:p>
          </table:table-cell>
          <table:table-cell table:formula="of:=IF([.C1194]=[.C11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4">
            <text:p>2304</text:p>
          </table:table-cell>
          <table:table-cell office:value-type="string">
            <text:p>6BF7001B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table:formula="of:=IF([.C1195]=[.C11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76">
            <text:p>1976</text:p>
          </table:table-cell>
          <table:table-cell office:value-type="string">
            <text:p>6BF7001B</text:p>
          </table:table-cell>
          <table:table-cell office:value-type="float" office:value="826">
            <text:p>826</text:p>
          </table:table-cell>
          <table:table-cell office:value-type="float" office:value="3">
            <text:p>3</text:p>
          </table:table-cell>
          <table:table-cell table:formula="of:=IF([.C1196]=[.C11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8">
            <text:p>2538</text:p>
          </table:table-cell>
          <table:table-cell office:value-type="string">
            <text:p>6BF7001B</text:p>
          </table:table-cell>
          <table:table-cell office:value-type="float" office:value="826">
            <text:p>826</text:p>
          </table:table-cell>
          <table:table-cell office:value-type="float" office:value="2">
            <text:p>2</text:p>
          </table:table-cell>
          <table:table-cell table:formula="of:=IF([.C1197]=[.C11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6">
            <text:p>2546</text:p>
          </table:table-cell>
          <table:table-cell office:value-type="string">
            <text:p>6BF7001C</text:p>
          </table:table-cell>
          <table:table-cell office:value-type="float" office:value="857">
            <text:p>857</text:p>
          </table:table-cell>
          <table:table-cell office:value-type="float" office:value="2">
            <text:p>2</text:p>
          </table:table-cell>
          <table:table-cell table:formula="of:=IF([.C1198]=[.C11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2">
            <text:p>2322</text:p>
          </table:table-cell>
          <table:table-cell office:value-type="string">
            <text:p>6BF7001D</text:p>
          </table:table-cell>
          <table:table-cell office:value-type="float" office:value="888">
            <text:p>888</text:p>
          </table:table-cell>
          <table:table-cell office:value-type="float" office:value="1">
            <text:p>1</text:p>
          </table:table-cell>
          <table:table-cell table:formula="of:=IF([.C1199]=[.C12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18">
            <text:p>2018</text:p>
          </table:table-cell>
          <table:table-cell office:value-type="string">
            <text:p>6BF7001E</text:p>
          </table:table-cell>
          <table:table-cell office:value-type="float" office:value="919">
            <text:p>919</text:p>
          </table:table-cell>
          <table:table-cell office:value-type="float" office:value="2">
            <text:p>2</text:p>
          </table:table-cell>
          <table:table-cell table:formula="of:=IF([.C1200]=[.C12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9">
            <text:p>4819</text:p>
          </table:table-cell>
          <table:table-cell office:value-type="string">
            <text:p>6BF7001E</text:p>
          </table:table-cell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 table:formula="of:=IF([.C1201]=[.C12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04">
            <text:p>3604</text:p>
          </table:table-cell>
          <table:table-cell office:value-type="string">
            <text:p>6BF7001F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table:formula="of:=IF([.C1202]=[.C12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16">
            <text:p>3716</text:p>
          </table:table-cell>
          <table:table-cell office:value-type="string">
            <text:p>6BF7001F</text:p>
          </table:table-cell>
          <table:table-cell office:value-type="float" office:value="950">
            <text:p>950</text:p>
          </table:table-cell>
          <table:table-cell office:value-type="float" office:value="3">
            <text:p>3</text:p>
          </table:table-cell>
          <table:table-cell table:formula="of:=IF([.C1203]=[.C12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4">
            <text:p>2574</text:p>
          </table:table-cell>
          <table:table-cell office:value-type="string">
            <text:p>6BF7001F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table:formula="of:=IF([.C1204]=[.C12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323">
            <text:p>1323</text:p>
          </table:table-cell>
          <table:table-cell office:value-type="string">
            <text:p>6BF70020</text:p>
          </table:table-cell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 table:formula="of:=IF([.C1205]=[.C12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05">
            <text:p>3005</text:p>
          </table:table-cell>
          <table:table-cell office:value-type="string">
            <text:p>6BF70022</text:p>
          </table:table-cell>
          <table:table-cell office:value-type="float" office:value="1043">
            <text:p>1043</text:p>
          </table:table-cell>
          <table:table-cell office:value-type="float" office:value="3">
            <text:p>3</text:p>
          </table:table-cell>
          <table:table-cell table:formula="of:=IF([.C1206]=[.C12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56">
            <text:p>4056</text:p>
          </table:table-cell>
          <table:table-cell office:value-type="string">
            <text:p>6BF70022</text:p>
          </table:table-cell>
          <table:table-cell office:value-type="float" office:value="1043">
            <text:p>1043</text:p>
          </table:table-cell>
          <table:table-cell office:value-type="float" office:value="3">
            <text:p>3</text:p>
          </table:table-cell>
          <table:table-cell table:formula="of:=IF([.C1207]=[.C120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59">
            <text:p>1459</text:p>
          </table:table-cell>
          <table:table-cell office:value-type="string">
            <text:p>6BF70022</text:p>
          </table:table-cell>
          <table:table-cell office:value-type="float" office:value="1043">
            <text:p>1043</text:p>
          </table:table-cell>
          <table:table-cell office:value-type="float" office:value="2">
            <text:p>2</text:p>
          </table:table-cell>
          <table:table-cell table:formula="of:=IF([.C1208]=[.C12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55">
            <text:p>3455</text:p>
          </table:table-cell>
          <table:table-cell office:value-type="string">
            <text:p>6BF70025</text:p>
          </table:table-cell>
          <table:table-cell office:value-type="float" office:value="1134">
            <text:p>1134</text:p>
          </table:table-cell>
          <table:table-cell office:value-type="float" office:value="2">
            <text:p>2</text:p>
          </table:table-cell>
          <table:table-cell table:formula="of:=IF([.C1209]=[.C12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37">
            <text:p>3737</text:p>
          </table:table-cell>
          <table:table-cell office:value-type="string">
            <text:p>6BF70026</text:p>
          </table:table-cell>
          <table:table-cell office:value-type="float" office:value="1164">
            <text:p>1164</text:p>
          </table:table-cell>
          <table:table-cell office:value-type="float" office:value="4">
            <text:p>4</text:p>
          </table:table-cell>
          <table:table-cell table:formula="of:=IF([.C1210]=[.C121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52">
            <text:p>4352</text:p>
          </table:table-cell>
          <table:table-cell office:value-type="string">
            <text:p>6BF70026</text:p>
          </table:table-cell>
          <table:table-cell office:value-type="float" office:value="1164">
            <text:p>1164</text:p>
          </table:table-cell>
          <table:table-cell office:value-type="float" office:value="4">
            <text:p>4</text:p>
          </table:table-cell>
          <table:table-cell table:formula="of:=IF([.C1211]=[.C12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81">
            <text:p>2381</text:p>
          </table:table-cell>
          <table:table-cell office:value-type="string">
            <text:p>6BF70027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table:formula="of:=IF([.C1212]=[.C121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65">
            <text:p>4365</text:p>
          </table:table-cell>
          <table:table-cell office:value-type="string">
            <text:p>6BF70027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table:formula="of:=IF([.C1213]=[.C12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4">
            <text:p>4444</text:p>
          </table:table-cell>
          <table:table-cell office:value-type="string">
            <text:p>6BF70027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table:formula="of:=IF([.C1214]=[.C12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7">
            <text:p>4767</text:p>
          </table:table-cell>
          <table:table-cell office:value-type="string">
            <text:p>6BF70027</text:p>
          </table:table-cell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table:formula="of:=IF([.C1215]=[.C12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19">
            <text:p>3719</text:p>
          </table:table-cell>
          <table:table-cell office:value-type="string">
            <text:p>6BF70027</text:p>
          </table:table-cell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  <table:table-cell table:formula="of:=IF([.C1216]=[.C12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37">
            <text:p>3337</text:p>
          </table:table-cell>
          <table:table-cell office:value-type="string">
            <text:p>6BF70029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table:formula="of:=IF([.C1217]=[.C12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3">
            <text:p>5083</text:p>
          </table:table-cell>
          <table:table-cell office:value-type="string">
            <text:p>6BF7002A</text:p>
          </table:table-cell>
          <table:table-cell office:value-type="float" office:value="1287">
            <text:p>1287</text:p>
          </table:table-cell>
          <table:table-cell office:value-type="float" office:value="6">
            <text:p>6</text:p>
          </table:table-cell>
          <table:table-cell table:formula="of:=IF([.C1218]=[.C12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02">
            <text:p>3702</text:p>
          </table:table-cell>
          <table:table-cell office:value-type="string">
            <text:p>6BF7002C</text:p>
          </table:table-cell>
          <table:table-cell office:value-type="float" office:value="1348">
            <text:p>1348</text:p>
          </table:table-cell>
          <table:table-cell office:value-type="float" office:value="3">
            <text:p>3</text:p>
          </table:table-cell>
          <table:table-cell table:formula="of:=IF([.C1219]=[.C12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9">
            <text:p>2359</text:p>
          </table:table-cell>
          <table:table-cell office:value-type="string">
            <text:p>6BF7002F</text:p>
          </table:table-cell>
          <table:table-cell office:value-type="float" office:value="1438">
            <text:p>1438</text:p>
          </table:table-cell>
          <table:table-cell office:value-type="float" office:value="2">
            <text:p>2</text:p>
          </table:table-cell>
          <table:table-cell table:formula="of:=IF([.C1220]=[.C12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74">
            <text:p>4774</text:p>
          </table:table-cell>
          <table:table-cell office:value-type="string">
            <text:p>6BF7002F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table:formula="of:=IF([.C1221]=[.C12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74">
            <text:p>4074</text:p>
          </table:table-cell>
          <table:table-cell office:value-type="string">
            <text:p>6BF7003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table:formula="of:=IF([.C1222]=[.C12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88">
            <text:p>4688</text:p>
          </table:table-cell>
          <table:table-cell office:value-type="string">
            <text:p>6BF70031</text:p>
          </table:table-cell>
          <table:table-cell office:value-type="float" office:value="1499">
            <text:p>1499</text:p>
          </table:table-cell>
          <table:table-cell office:value-type="float" office:value="3">
            <text:p>3</text:p>
          </table:table-cell>
          <table:table-cell table:formula="of:=IF([.C1223]=[.C12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5">
            <text:p>5115</text:p>
          </table:table-cell>
          <table:table-cell office:value-type="string">
            <text:p>6BF70032</text:p>
          </table:table-cell>
          <table:table-cell office:value-type="float" office:value="1530">
            <text:p>1530</text:p>
          </table:table-cell>
          <table:table-cell office:value-type="float" office:value="3">
            <text:p>3</text:p>
          </table:table-cell>
          <table:table-cell table:formula="of:=IF([.C1224]=[.C12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74">
            <text:p>4574</text:p>
          </table:table-cell>
          <table:table-cell office:value-type="string">
            <text:p>6BF70034</text:p>
          </table:table-cell>
          <table:table-cell office:value-type="float" office:value="1591">
            <text:p>1591</text:p>
          </table:table-cell>
          <table:table-cell office:value-type="float" office:value="3">
            <text:p>3</text:p>
          </table:table-cell>
          <table:table-cell table:formula="of:=IF([.C1225]=[.C12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0">
            <text:p>4810</text:p>
          </table:table-cell>
          <table:table-cell office:value-type="string">
            <text:p>6BF70034</text:p>
          </table:table-cell>
          <table:table-cell office:value-type="float" office:value="1591">
            <text:p>1591</text:p>
          </table:table-cell>
          <table:table-cell office:value-type="float" office:value="2">
            <text:p>2</text:p>
          </table:table-cell>
          <table:table-cell table:formula="of:=IF([.C1226]=[.C12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2">
            <text:p>5092</text:p>
          </table:table-cell>
          <table:table-cell office:value-type="string">
            <text:p>6BF70034</text:p>
          </table:table-cell>
          <table:table-cell office:value-type="float" office:value="1591">
            <text:p>1591</text:p>
          </table:table-cell>
          <table:table-cell office:value-type="float" office:value="2">
            <text:p>2</text:p>
          </table:table-cell>
          <table:table-cell table:formula="of:=IF([.C1227]=[.C12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3">
            <text:p>4093</text:p>
          </table:table-cell>
          <table:table-cell office:value-type="string">
            <text:p>6BF70035</text:p>
          </table:table-cell>
          <table:table-cell office:value-type="float" office:value="1621">
            <text:p>1621</text:p>
          </table:table-cell>
          <table:table-cell office:value-type="float" office:value="2">
            <text:p>2</text:p>
          </table:table-cell>
          <table:table-cell table:formula="of:=IF([.C1228]=[.C12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0">
            <text:p>2320</text:p>
          </table:table-cell>
          <table:table-cell office:value-type="string">
            <text:p>6BF70037</text:p>
          </table:table-cell>
          <table:table-cell office:value-type="float" office:value="1681">
            <text:p>1681</text:p>
          </table:table-cell>
          <table:table-cell office:value-type="float" office:value="1">
            <text:p>1</text:p>
          </table:table-cell>
          <table:table-cell table:formula="of:=IF([.C1229]=[.C12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75">
            <text:p>4075</text:p>
          </table:table-cell>
          <table:table-cell office:value-type="string">
            <text:p>6BF70042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table:formula="of:=IF([.C1230]=[.C123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19">
            <text:p>4719</text:p>
          </table:table-cell>
          <table:table-cell office:value-type="string">
            <text:p>6BF70042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table:formula="of:=IF([.C1231]=[.C12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1">
            <text:p>5081</text:p>
          </table:table-cell>
          <table:table-cell office:value-type="string">
            <text:p>6BF70046</text:p>
          </table:table-cell>
          <table:table-cell office:value-type="float" office:value="2135">
            <text:p>2135</text:p>
          </table:table-cell>
          <table:table-cell office:value-type="float" office:value="2">
            <text:p>2</text:p>
          </table:table-cell>
          <table:table-cell table:formula="of:=IF([.C1232]=[.C12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23">
            <text:p>3423</text:p>
          </table:table-cell>
          <table:table-cell office:value-type="string">
            <text:p>6BF70046</text:p>
          </table:table-cell>
          <table:table-cell office:value-type="float" office:value="2135">
            <text:p>2135</text:p>
          </table:table-cell>
          <table:table-cell office:value-type="float" office:value="2">
            <text:p>2</text:p>
          </table:table-cell>
          <table:table-cell table:formula="of:=IF([.C1233]=[.C12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30">
            <text:p>3730</text:p>
          </table:table-cell>
          <table:table-cell office:value-type="string">
            <text:p>6BF70048</text:p>
          </table:table-cell>
          <table:table-cell office:value-type="float" office:value="2195">
            <text:p>2195</text:p>
          </table:table-cell>
          <table:table-cell office:value-type="float" office:value="2">
            <text:p>2</text:p>
          </table:table-cell>
          <table:table-cell table:formula="of:=IF([.C1234]=[.C12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30">
            <text:p>4830</text:p>
          </table:table-cell>
          <table:table-cell office:value-type="string">
            <text:p>6BF70049</text:p>
          </table:table-cell>
          <table:table-cell office:value-type="float" office:value="2225">
            <text:p>2225</text:p>
          </table:table-cell>
          <table:table-cell office:value-type="float" office:value="2">
            <text:p>2</text:p>
          </table:table-cell>
          <table:table-cell table:formula="of:=IF([.C1235]=[.C12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81">
            <text:p>4781</text:p>
          </table:table-cell>
          <table:table-cell office:value-type="string">
            <text:p>6BF70051</text:p>
          </table:table-cell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table:formula="of:=IF([.C1236]=[.C12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6">
            <text:p>4856</text:p>
          </table:table-cell>
          <table:table-cell office:value-type="string">
            <text:p>6BF70053</text:p>
          </table:table-cell>
          <table:table-cell office:value-type="float" office:value="2527">
            <text:p>2527</text:p>
          </table:table-cell>
          <table:table-cell office:value-type="float" office:value="2">
            <text:p>2</text:p>
          </table:table-cell>
          <table:table-cell table:formula="of:=IF([.C1237]=[.C12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0">
            <text:p>4880</text:p>
          </table:table-cell>
          <table:table-cell office:value-type="string">
            <text:p>6BF70056</text:p>
          </table:table-cell>
          <table:table-cell office:value-type="float" office:value="2618">
            <text:p>2618</text:p>
          </table:table-cell>
          <table:table-cell office:value-type="float" office:value="2">
            <text:p>2</text:p>
          </table:table-cell>
          <table:table-cell table:formula="of:=IF([.C1238]=[.C12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74">
            <text:p>4374</text:p>
          </table:table-cell>
          <table:table-cell office:value-type="string">
            <text:p>6BF7005F</text:p>
          </table:table-cell>
          <table:table-cell office:value-type="float" office:value="2891">
            <text:p>2891</text:p>
          </table:table-cell>
          <table:table-cell office:value-type="float" office:value="2">
            <text:p>2</text:p>
          </table:table-cell>
          <table:table-cell table:formula="of:=IF([.C1239]=[.C12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92">
            <text:p>4392</text:p>
          </table:table-cell>
          <table:table-cell office:value-type="string">
            <text:p>6BF70064</text:p>
          </table:table-cell>
          <table:table-cell office:value-type="float" office:value="3043">
            <text:p>3043</text:p>
          </table:table-cell>
          <table:table-cell office:value-type="float" office:value="1">
            <text:p>1</text:p>
          </table:table-cell>
          <table:table-cell table:formula="of:=IF([.C1240]=[.C12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61">
            <text:p>4861</text:p>
          </table:table-cell>
          <table:table-cell office:value-type="string">
            <text:p>6BF70064</text:p>
          </table:table-cell>
          <table:table-cell office:value-type="float" office:value="3043">
            <text:p>3043</text:p>
          </table:table-cell>
          <table:table-cell office:value-type="float" office:value="2">
            <text:p>2</text:p>
          </table:table-cell>
          <table:table-cell table:formula="of:=IF([.C1241]=[.C12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00">
            <text:p>5000</text:p>
          </table:table-cell>
          <table:table-cell office:value-type="string">
            <text:p>6BF70065</text:p>
          </table:table-cell>
          <table:table-cell office:value-type="float" office:value="3073">
            <text:p>3073</text:p>
          </table:table-cell>
          <table:table-cell office:value-type="float" office:value="1">
            <text:p>1</text:p>
          </table:table-cell>
          <table:table-cell table:formula="of:=IF([.C1242]=[.C12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22">
            <text:p>5022</text:p>
          </table:table-cell>
          <table:table-cell office:value-type="string">
            <text:p>6BF70065</text:p>
          </table:table-cell>
          <table:table-cell office:value-type="float" office:value="3073">
            <text:p>3073</text:p>
          </table:table-cell>
          <table:table-cell office:value-type="float" office:value="2">
            <text:p>2</text:p>
          </table:table-cell>
          <table:table-cell table:formula="of:=IF([.C1243]=[.C12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13">
            <text:p>4613</text:p>
          </table:table-cell>
          <table:table-cell office:value-type="string">
            <text:p>6BF70065</text:p>
          </table:table-cell>
          <table:table-cell office:value-type="float" office:value="3073">
            <text:p>3073</text:p>
          </table:table-cell>
          <table:table-cell office:value-type="float" office:value="3">
            <text:p>3</text:p>
          </table:table-cell>
          <table:table-cell table:formula="of:=IF([.C1244]=[.C12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3">
            <text:p>4853</text:p>
          </table:table-cell>
          <table:table-cell office:value-type="string">
            <text:p>6BF70065</text:p>
          </table:table-cell>
          <table:table-cell office:value-type="float" office:value="3073">
            <text:p>3073</text:p>
          </table:table-cell>
          <table:table-cell office:value-type="float" office:value="2">
            <text:p>2</text:p>
          </table:table-cell>
          <table:table-cell table:formula="of:=IF([.C1245]=[.C12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03">
            <text:p>5003</text:p>
          </table:table-cell>
          <table:table-cell office:value-type="string">
            <text:p>6BF70066</text:p>
          </table:table-cell>
          <table:table-cell office:value-type="float" office:value="3103">
            <text:p>3103</text:p>
          </table:table-cell>
          <table:table-cell office:value-type="float" office:value="1">
            <text:p>1</text:p>
          </table:table-cell>
          <table:table-cell table:formula="of:=IF([.C1246]=[.C12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4">
            <text:p>4854</text:p>
          </table:table-cell>
          <table:table-cell office:value-type="string">
            <text:p>6BF70066</text:p>
          </table:table-cell>
          <table:table-cell office:value-type="float" office:value="3103">
            <text:p>3103</text:p>
          </table:table-cell>
          <table:table-cell office:value-type="float" office:value="2">
            <text:p>2</text:p>
          </table:table-cell>
          <table:table-cell table:formula="of:=IF([.C1247]=[.C12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9">
            <text:p>4899</text:p>
          </table:table-cell>
          <table:table-cell office:value-type="string">
            <text:p>6BF7006A</text:p>
          </table:table-cell>
          <table:table-cell office:value-type="float" office:value="3223">
            <text:p>3223</text:p>
          </table:table-cell>
          <table:table-cell office:value-type="float" office:value="2">
            <text:p>2</text:p>
          </table:table-cell>
          <table:table-cell table:formula="of:=IF([.C1248]=[.C12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56">
            <text:p>5156</text:p>
          </table:table-cell>
          <table:table-cell office:value-type="string">
            <text:p>6BF7006D</text:p>
          </table:table-cell>
          <table:table-cell office:value-type="float" office:value="3315">
            <text:p>3315</text:p>
          </table:table-cell>
          <table:table-cell office:value-type="float" office:value="2">
            <text:p>2</text:p>
          </table:table-cell>
          <table:table-cell table:formula="of:=IF([.C1249]=[.C12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76">
            <text:p>4076</text:p>
          </table:table-cell>
          <table:table-cell office:value-type="string">
            <text:p>6BF70076</text:p>
          </table:table-cell>
          <table:table-cell office:value-type="float" office:value="3589">
            <text:p>3589</text:p>
          </table:table-cell>
          <table:table-cell office:value-type="float" office:value="1">
            <text:p>1</text:p>
          </table:table-cell>
          <table:table-cell table:formula="of:=IF([.C1250]=[.C12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63">
            <text:p>4863</text:p>
          </table:table-cell>
          <table:table-cell office:value-type="string">
            <text:p>6BF70078</text:p>
          </table:table-cell>
          <table:table-cell office:value-type="float" office:value="3650">
            <text:p>3650</text:p>
          </table:table-cell>
          <table:table-cell office:value-type="float" office:value="2">
            <text:p>2</text:p>
          </table:table-cell>
          <table:table-cell table:formula="of:=IF([.C1251]=[.C12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46">
            <text:p>4746</text:p>
          </table:table-cell>
          <table:table-cell office:value-type="string">
            <text:p>6BF7007F</text:p>
          </table:table-cell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table:formula="of:=IF([.C1252]=[.C12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5">
            <text:p>4765</text:p>
          </table:table-cell>
          <table:table-cell office:value-type="string">
            <text:p>6BF70080</text:p>
          </table:table-cell>
          <table:table-cell office:value-type="float" office:value="3891">
            <text:p>3891</text:p>
          </table:table-cell>
          <table:table-cell office:value-type="float" office:value="1">
            <text:p>1</text:p>
          </table:table-cell>
          <table:table-cell table:formula="of:=IF([.C1253]=[.C12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8">
            <text:p>4768</text:p>
          </table:table-cell>
          <table:table-cell office:value-type="string">
            <text:p>6BF70082</text:p>
          </table:table-cell>
          <table:table-cell office:value-type="float" office:value="3951">
            <text:p>3951</text:p>
          </table:table-cell>
          <table:table-cell office:value-type="float" office:value="1">
            <text:p>1</text:p>
          </table:table-cell>
          <table:table-cell table:formula="of:=IF([.C1254]=[.C12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78">
            <text:p>4778</text:p>
          </table:table-cell>
          <table:table-cell office:value-type="string">
            <text:p>6BF70084</text:p>
          </table:table-cell>
          <table:table-cell office:value-type="float" office:value="4014">
            <text:p>4014</text:p>
          </table:table-cell>
          <table:table-cell office:value-type="float" office:value="1">
            <text:p>1</text:p>
          </table:table-cell>
          <table:table-cell table:formula="of:=IF([.C1255]=[.C12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16">
            <text:p>116</text:p>
          </table:table-cell>
          <table:table-cell office:value-type="string">
            <text:p>72C2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1256]=[.C12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0">
            <text:p>260</text:p>
          </table:table-cell>
          <table:table-cell office:value-type="string">
            <text:p>72C2000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formula="of:=IF([.C1257]=[.C12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60">
            <text:p>660</text:p>
          </table:table-cell>
          <table:table-cell office:value-type="string">
            <text:p>72C2000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IF([.C1258]=[.C12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7">
            <text:p>257</text:p>
          </table:table-cell>
          <table:table-cell office:value-type="string">
            <text:p>72C2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IF([.C1259]=[.C12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766">
            <text:p>766</text:p>
          </table:table-cell>
          <table:table-cell office:value-type="string">
            <text:p>72C2000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table:formula="of:=IF([.C1260]=[.C126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071">
            <text:p>2071</text:p>
          </table:table-cell>
          <table:table-cell office:value-type="string">
            <text:p>72C2000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table:formula="of:=IF([.C1261]=[.C12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79">
            <text:p>679</text:p>
          </table:table-cell>
          <table:table-cell office:value-type="string">
            <text:p>72C20005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f:=IF([.C1262]=[.C12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86">
            <text:p>686</text:p>
          </table:table-cell>
          <table:table-cell office:value-type="string">
            <text:p>72C20007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IF([.C1263]=[.C12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4">
            <text:p>524</text:p>
          </table:table-cell>
          <table:table-cell office:value-type="string">
            <text:p>72C2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IF([.C1264]=[.C12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0">
            <text:p>530</text:p>
          </table:table-cell>
          <table:table-cell office:value-type="string">
            <text:p>72C2000B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table:formula="of:=IF([.C1265]=[.C12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41">
            <text:p>541</text:p>
          </table:table-cell>
          <table:table-cell office:value-type="string">
            <text:p>72C2000C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table:formula="of:=IF([.C1266]=[.C12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57">
            <text:p>657</text:p>
          </table:table-cell>
          <table:table-cell office:value-type="string">
            <text:p>72C2000D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table:formula="of:=IF([.C1267]=[.C12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84">
            <text:p>684</text:p>
          </table:table-cell>
          <table:table-cell office:value-type="string">
            <text:p>72C2000E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table:formula="of:=IF([.C1268]=[.C12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85">
            <text:p>685</text:p>
          </table:table-cell>
          <table:table-cell office:value-type="string">
            <text:p>72C2000F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table:formula="of:=IF([.C1269]=[.C12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87">
            <text:p>687</text:p>
          </table:table-cell>
          <table:table-cell office:value-type="string">
            <text:p>72C20010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formula="of:=IF([.C1270]=[.C12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88">
            <text:p>2288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IF([.C1271]=[.C127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8">
            <text:p>5038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table:formula="of:=IF([.C1272]=[.C12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13">
            <text:p>5213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7">
            <text:p>7</text:p>
          </table:table-cell>
          <table:table-cell table:formula="of:=IF([.C1273]=[.C12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42">
            <text:p>5242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table:formula="of:=IF([.C1274]=[.C12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92">
            <text:p>692</text:p>
          </table:table-cell>
          <table:table-cell office:value-type="string">
            <text:p>72C20012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table:formula="of:=IF([.C1275]=[.C12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92">
            <text:p>692</text:p>
          </table:table-cell>
          <table:table-cell office:value-type="string">
            <text:p>72C20013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table:formula="of:=IF([.C1276]=[.C12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99">
            <text:p>2199</text:p>
          </table:table-cell>
          <table:table-cell office:value-type="string">
            <text:p>72C20014</text:p>
          </table:table-cell>
          <table:table-cell office:value-type="float" office:value="609">
            <text:p>609</text:p>
          </table:table-cell>
          <table:table-cell office:value-type="float" office:value="2">
            <text:p>2</text:p>
          </table:table-cell>
          <table:table-cell table:formula="of:=IF([.C1277]=[.C12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02">
            <text:p>2202</text:p>
          </table:table-cell>
          <table:table-cell office:value-type="string">
            <text:p>72C20015</text:p>
          </table:table-cell>
          <table:table-cell office:value-type="float" office:value="640">
            <text:p>640</text:p>
          </table:table-cell>
          <table:table-cell office:value-type="float" office:value="2">
            <text:p>2</text:p>
          </table:table-cell>
          <table:table-cell table:formula="of:=IF([.C1278]=[.C12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56">
            <text:p>3856</text:p>
          </table:table-cell>
          <table:table-cell office:value-type="string">
            <text:p>72C20015</text:p>
          </table:table-cell>
          <table:table-cell office:value-type="float" office:value="640">
            <text:p>640</text:p>
          </table:table-cell>
          <table:table-cell office:value-type="float" office:value="2">
            <text:p>2</text:p>
          </table:table-cell>
          <table:table-cell table:formula="of:=IF([.C1279]=[.C12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28">
            <text:p>4228</text:p>
          </table:table-cell>
          <table:table-cell office:value-type="string">
            <text:p>72C20018</text:p>
          </table:table-cell>
          <table:table-cell office:value-type="float" office:value="731">
            <text:p>731</text:p>
          </table:table-cell>
          <table:table-cell office:value-type="float" office:value="2">
            <text:p>2</text:p>
          </table:table-cell>
          <table:table-cell table:formula="of:=IF([.C1280]=[.C128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78">
            <text:p>3578</text:p>
          </table:table-cell>
          <table:table-cell office:value-type="string">
            <text:p>72C20018</text:p>
          </table:table-cell>
          <table:table-cell office:value-type="float" office:value="731">
            <text:p>731</text:p>
          </table:table-cell>
          <table:table-cell office:value-type="float" office:value="2">
            <text:p>2</text:p>
          </table:table-cell>
          <table:table-cell table:formula="of:=IF([.C1281]=[.C12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87">
            <text:p>2287</text:p>
          </table:table-cell>
          <table:table-cell office:value-type="string">
            <text:p>72C2001A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table:formula="of:=IF([.C1282]=[.C12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16">
            <text:p>2516</text:p>
          </table:table-cell>
          <table:table-cell office:value-type="string">
            <text:p>72C2001A</text:p>
          </table:table-cell>
          <table:table-cell office:value-type="float" office:value="791">
            <text:p>791</text:p>
          </table:table-cell>
          <table:table-cell office:value-type="float" office:value="2">
            <text:p>2</text:p>
          </table:table-cell>
          <table:table-cell table:formula="of:=IF([.C1283]=[.C12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61">
            <text:p>2461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3">
            <text:p>3</text:p>
          </table:table-cell>
          <table:table-cell table:formula="of:=IF([.C1284]=[.C12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8">
            <text:p>3598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2">
            <text:p>2</text:p>
          </table:table-cell>
          <table:table-cell table:formula="of:=IF([.C1285]=[.C12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4">
            <text:p>5064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5">
            <text:p>5</text:p>
          </table:table-cell>
          <table:table-cell table:formula="of:=IF([.C1286]=[.C12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29">
            <text:p>3429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3">
            <text:p>3</text:p>
          </table:table-cell>
          <table:table-cell table:formula="of:=IF([.C1287]=[.C12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91">
            <text:p>3391</text:p>
          </table:table-cell>
          <table:table-cell office:value-type="string">
            <text:p>72C2001C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table:formula="of:=IF([.C1288]=[.C12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06">
            <text:p>2806</text:p>
          </table:table-cell>
          <table:table-cell office:value-type="string">
            <text:p>72C2001D</text:p>
          </table:table-cell>
          <table:table-cell office:value-type="float" office:value="882">
            <text:p>882</text:p>
          </table:table-cell>
          <table:table-cell office:value-type="float" office:value="3">
            <text:p>3</text:p>
          </table:table-cell>
          <table:table-cell table:formula="of:=IF([.C1289]=[.C12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18">
            <text:p>2818</text:p>
          </table:table-cell>
          <table:table-cell office:value-type="string">
            <text:p>72C2001D</text:p>
          </table:table-cell>
          <table:table-cell office:value-type="float" office:value="882">
            <text:p>882</text:p>
          </table:table-cell>
          <table:table-cell office:value-type="float" office:value="2">
            <text:p>2</text:p>
          </table:table-cell>
          <table:table-cell table:formula="of:=IF([.C1290]=[.C12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1">
            <text:p>3401</text:p>
          </table:table-cell>
          <table:table-cell office:value-type="string">
            <text:p>72C2001E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table:formula="of:=IF([.C1291]=[.C12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9">
            <text:p>3409</text:p>
          </table:table-cell>
          <table:table-cell office:value-type="string">
            <text:p>72C2001F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table:formula="of:=IF([.C1292]=[.C12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09">
            <text:p>4109</text:p>
          </table:table-cell>
          <table:table-cell office:value-type="string">
            <text:p>72C20020</text:p>
          </table:table-cell>
          <table:table-cell office:value-type="float" office:value="972">
            <text:p>972</text:p>
          </table:table-cell>
          <table:table-cell office:value-type="float" office:value="3">
            <text:p>3</text:p>
          </table:table-cell>
          <table:table-cell table:formula="of:=IF([.C1293]=[.C12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3">
            <text:p>5123</text:p>
          </table:table-cell>
          <table:table-cell office:value-type="string">
            <text:p>72C20020</text:p>
          </table:table-cell>
          <table:table-cell office:value-type="float" office:value="972">
            <text:p>972</text:p>
          </table:table-cell>
          <table:table-cell office:value-type="float" office:value="3">
            <text:p>3</text:p>
          </table:table-cell>
          <table:table-cell table:formula="of:=IF([.C1294]=[.C12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79">
            <text:p>1779</text:p>
          </table:table-cell>
          <table:table-cell office:value-type="string">
            <text:p>72C20021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table:formula="of:=IF([.C1295]=[.C12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86">
            <text:p>1786</text:p>
          </table:table-cell>
          <table:table-cell office:value-type="string">
            <text:p>72C20022</text:p>
          </table:table-cell>
          <table:table-cell office:value-type="float" office:value="1032">
            <text:p>1032</text:p>
          </table:table-cell>
          <table:table-cell office:value-type="float" office:value="1">
            <text:p>1</text:p>
          </table:table-cell>
          <table:table-cell table:formula="of:=IF([.C1296]=[.C12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90">
            <text:p>1790</text:p>
          </table:table-cell>
          <table:table-cell office:value-type="string">
            <text:p>72C20023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table:formula="of:=IF([.C1297]=[.C12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93">
            <text:p>1793</text:p>
          </table:table-cell>
          <table:table-cell office:value-type="string">
            <text:p>72C20024</text:p>
          </table:table-cell>
          <table:table-cell office:value-type="float" office:value="1092">
            <text:p>1092</text:p>
          </table:table-cell>
          <table:table-cell office:value-type="float" office:value="1">
            <text:p>1</text:p>
          </table:table-cell>
          <table:table-cell table:formula="of:=IF([.C1298]=[.C12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99">
            <text:p>1799</text:p>
          </table:table-cell>
          <table:table-cell office:value-type="string">
            <text:p>72C20025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 table:formula="of:=IF([.C1299]=[.C13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03">
            <text:p>1803</text:p>
          </table:table-cell>
          <table:table-cell office:value-type="string">
            <text:p>72C20026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table:formula="of:=IF([.C1300]=[.C13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04">
            <text:p>1804</text:p>
          </table:table-cell>
          <table:table-cell office:value-type="string">
            <text:p>72C20027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table:formula="of:=IF([.C1301]=[.C13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06">
            <text:p>1806</text:p>
          </table:table-cell>
          <table:table-cell office:value-type="string">
            <text:p>72C20028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table:formula="of:=IF([.C1302]=[.C13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06">
            <text:p>1806</text:p>
          </table:table-cell>
          <table:table-cell office:value-type="string">
            <text:p>72C20029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 table:formula="of:=IF([.C1303]=[.C13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07">
            <text:p>1807</text:p>
          </table:table-cell>
          <table:table-cell office:value-type="string">
            <text:p>72C2002A</text:p>
          </table:table-cell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table:formula="of:=IF([.C1304]=[.C13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24">
            <text:p>2724</text:p>
          </table:table-cell>
          <table:table-cell office:value-type="string">
            <text:p>72C2002B</text:p>
          </table:table-cell>
          <table:table-cell office:value-type="float" office:value="1306">
            <text:p>1306</text:p>
          </table:table-cell>
          <table:table-cell office:value-type="float" office:value="2">
            <text:p>2</text:p>
          </table:table-cell>
          <table:table-cell table:formula="of:=IF([.C1305]=[.C130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74">
            <text:p>3474</text:p>
          </table:table-cell>
          <table:table-cell office:value-type="string">
            <text:p>72C2002B</text:p>
          </table:table-cell>
          <table:table-cell office:value-type="float" office:value="1306">
            <text:p>1306</text:p>
          </table:table-cell>
          <table:table-cell office:value-type="float" office:value="1">
            <text:p>1</text:p>
          </table:table-cell>
          <table:table-cell table:formula="of:=IF([.C1306]=[.C13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85">
            <text:p>4085</text:p>
          </table:table-cell>
          <table:table-cell office:value-type="string">
            <text:p>72C2002C</text:p>
          </table:table-cell>
          <table:table-cell office:value-type="float" office:value="1336">
            <text:p>1336</text:p>
          </table:table-cell>
          <table:table-cell office:value-type="float" office:value="3">
            <text:p>3</text:p>
          </table:table-cell>
          <table:table-cell table:formula="of:=IF([.C1307]=[.C13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38">
            <text:p>4738</text:p>
          </table:table-cell>
          <table:table-cell office:value-type="string">
            <text:p>72C2002E</text:p>
          </table:table-cell>
          <table:table-cell office:value-type="float" office:value="1397">
            <text:p>1397</text:p>
          </table:table-cell>
          <table:table-cell office:value-type="float" office:value="2">
            <text:p>2</text:p>
          </table:table-cell>
          <table:table-cell table:formula="of:=IF([.C1308]=[.C13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35">
            <text:p>3835</text:p>
          </table:table-cell>
          <table:table-cell office:value-type="string">
            <text:p>72C2002E</text:p>
          </table:table-cell>
          <table:table-cell office:value-type="float" office:value="1397">
            <text:p>1397</text:p>
          </table:table-cell>
          <table:table-cell office:value-type="float" office:value="2">
            <text:p>2</text:p>
          </table:table-cell>
          <table:table-cell table:formula="of:=IF([.C1309]=[.C13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0">
            <text:p>2330</text:p>
          </table:table-cell>
          <table:table-cell office:value-type="string">
            <text:p>72C2002F</text:p>
          </table:table-cell>
          <table:table-cell office:value-type="float" office:value="1428">
            <text:p>1428</text:p>
          </table:table-cell>
          <table:table-cell office:value-type="float" office:value="2">
            <text:p>2</text:p>
          </table:table-cell>
          <table:table-cell table:formula="of:=IF([.C1310]=[.C13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2">
            <text:p>2332</text:p>
          </table:table-cell>
          <table:table-cell office:value-type="string">
            <text:p>72C20030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table:formula="of:=IF([.C1311]=[.C13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8">
            <text:p>4808</text:p>
          </table:table-cell>
          <table:table-cell office:value-type="string">
            <text:p>72C20031</text:p>
          </table:table-cell>
          <table:table-cell office:value-type="float" office:value="1492">
            <text:p>1492</text:p>
          </table:table-cell>
          <table:table-cell office:value-type="float" office:value="4">
            <text:p>4</text:p>
          </table:table-cell>
          <table:table-cell table:formula="of:=IF([.C1312]=[.C131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58">
            <text:p>4858</text:p>
          </table:table-cell>
          <table:table-cell office:value-type="string">
            <text:p>72C20031</text:p>
          </table:table-cell>
          <table:table-cell office:value-type="float" office:value="1492">
            <text:p>1492</text:p>
          </table:table-cell>
          <table:table-cell office:value-type="float" office:value="4">
            <text:p>4</text:p>
          </table:table-cell>
          <table:table-cell table:formula="of:=IF([.C1313]=[.C13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5">
            <text:p>4565</text:p>
          </table:table-cell>
          <table:table-cell office:value-type="string">
            <text:p>72C20032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table:formula="of:=IF([.C1314]=[.C13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44">
            <text:p>4644</text:p>
          </table:table-cell>
          <table:table-cell office:value-type="string">
            <text:p>72C20032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table:formula="of:=IF([.C1315]=[.C13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61">
            <text:p>3461</text:p>
          </table:table-cell>
          <table:table-cell office:value-type="string">
            <text:p>72C20033</text:p>
          </table:table-cell>
          <table:table-cell office:value-type="float" office:value="1555">
            <text:p>1555</text:p>
          </table:table-cell>
          <table:table-cell office:value-type="float" office:value="2">
            <text:p>2</text:p>
          </table:table-cell>
          <table:table-cell table:formula="of:=IF([.C1316]=[.C13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4">
            <text:p>3614</text:p>
          </table:table-cell>
          <table:table-cell office:value-type="string">
            <text:p>72C20033</text:p>
          </table:table-cell>
          <table:table-cell office:value-type="float" office:value="1555">
            <text:p>1555</text:p>
          </table:table-cell>
          <table:table-cell office:value-type="float" office:value="3">
            <text:p>3</text:p>
          </table:table-cell>
          <table:table-cell table:formula="of:=IF([.C1317]=[.C13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15">
            <text:p>4615</text:p>
          </table:table-cell>
          <table:table-cell office:value-type="string">
            <text:p>72C20033</text:p>
          </table:table-cell>
          <table:table-cell office:value-type="float" office:value="1555">
            <text:p>1555</text:p>
          </table:table-cell>
          <table:table-cell office:value-type="float" office:value="3">
            <text:p>3</text:p>
          </table:table-cell>
          <table:table-cell table:formula="of:=IF([.C1318]=[.C131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0">
            <text:p>4890</text:p>
          </table:table-cell>
          <table:table-cell office:value-type="string">
            <text:p>72C20033</text:p>
          </table:table-cell>
          <table:table-cell office:value-type="float" office:value="1555">
            <text:p>1555</text:p>
          </table:table-cell>
          <table:table-cell office:value-type="float" office:value="2">
            <text:p>2</text:p>
          </table:table-cell>
          <table:table-cell table:formula="of:=IF([.C1319]=[.C13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20">
            <text:p>3620</text:p>
          </table:table-cell>
          <table:table-cell office:value-type="string">
            <text:p>72C20035</text:p>
          </table:table-cell>
          <table:table-cell office:value-type="float" office:value="1615">
            <text:p>1615</text:p>
          </table:table-cell>
          <table:table-cell office:value-type="float" office:value="3">
            <text:p>3</text:p>
          </table:table-cell>
          <table:table-cell table:formula="of:=IF([.C1320]=[.C13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92">
            <text:p>4192</text:p>
          </table:table-cell>
          <table:table-cell office:value-type="string">
            <text:p>72C20035</text:p>
          </table:table-cell>
          <table:table-cell office:value-type="float" office:value="1615">
            <text:p>1615</text:p>
          </table:table-cell>
          <table:table-cell office:value-type="float" office:value="3">
            <text:p>3</text:p>
          </table:table-cell>
          <table:table-cell table:formula="of:=IF([.C1321]=[.C13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34">
            <text:p>5234</text:p>
          </table:table-cell>
          <table:table-cell office:value-type="string">
            <text:p>72C20035</text:p>
          </table:table-cell>
          <table:table-cell office:value-type="float" office:value="1615">
            <text:p>1615</text:p>
          </table:table-cell>
          <table:table-cell office:value-type="float" office:value="3">
            <text:p>3</text:p>
          </table:table-cell>
          <table:table-cell table:formula="of:=IF([.C1322]=[.C13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0">
            <text:p>3400</text:p>
          </table:table-cell>
          <table:table-cell office:value-type="string">
            <text:p>72C20037</text:p>
          </table:table-cell>
          <table:table-cell office:value-type="float" office:value="1676">
            <text:p>1676</text:p>
          </table:table-cell>
          <table:table-cell office:value-type="float" office:value="1">
            <text:p>1</text:p>
          </table:table-cell>
          <table:table-cell table:formula="of:=IF([.C1323]=[.C132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40">
            <text:p>4740</text:p>
          </table:table-cell>
          <table:table-cell office:value-type="string">
            <text:p>72C20037</text:p>
          </table:table-cell>
          <table:table-cell office:value-type="float" office:value="1676">
            <text:p>1676</text:p>
          </table:table-cell>
          <table:table-cell office:value-type="float" office:value="2">
            <text:p>2</text:p>
          </table:table-cell>
          <table:table-cell table:formula="of:=IF([.C1324]=[.C13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1">
            <text:p>5141</text:p>
          </table:table-cell>
          <table:table-cell office:value-type="string">
            <text:p>72C2003A</text:p>
          </table:table-cell>
          <table:table-cell office:value-type="float" office:value="1768">
            <text:p>1768</text:p>
          </table:table-cell>
          <table:table-cell office:value-type="float" office:value="3">
            <text:p>3</text:p>
          </table:table-cell>
          <table:table-cell table:formula="of:=IF([.C1325]=[.C13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61">
            <text:p>4861</text:p>
          </table:table-cell>
          <table:table-cell office:value-type="string">
            <text:p>72C2003A</text:p>
          </table:table-cell>
          <table:table-cell office:value-type="float" office:value="1768">
            <text:p>1768</text:p>
          </table:table-cell>
          <table:table-cell office:value-type="float" office:value="4">
            <text:p>4</text:p>
          </table:table-cell>
          <table:table-cell table:formula="of:=IF([.C1326]=[.C13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65">
            <text:p>2365</text:p>
          </table:table-cell>
          <table:table-cell office:value-type="string">
            <text:p>72C2003B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formula="of:=IF([.C1327]=[.C13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68">
            <text:p>2368</text:p>
          </table:table-cell>
          <table:table-cell office:value-type="string">
            <text:p>72C2003C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table:formula="of:=IF([.C1328]=[.C13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70">
            <text:p>4370</text:p>
          </table:table-cell>
          <table:table-cell office:value-type="string">
            <text:p>72C2003D</text:p>
          </table:table-cell>
          <table:table-cell office:value-type="float" office:value="1858">
            <text:p>1858</text:p>
          </table:table-cell>
          <table:table-cell office:value-type="float" office:value="3">
            <text:p>3</text:p>
          </table:table-cell>
          <table:table-cell table:formula="of:=IF([.C1329]=[.C13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84">
            <text:p>4784</text:p>
          </table:table-cell>
          <table:table-cell office:value-type="string">
            <text:p>72C2003D</text:p>
          </table:table-cell>
          <table:table-cell office:value-type="float" office:value="1858">
            <text:p>1858</text:p>
          </table:table-cell>
          <table:table-cell office:value-type="float" office:value="2">
            <text:p>2</text:p>
          </table:table-cell>
          <table:table-cell table:formula="of:=IF([.C1330]=[.C13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90">
            <text:p>2390</text:p>
          </table:table-cell>
          <table:table-cell office:value-type="string">
            <text:p>72C2003E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table:formula="of:=IF([.C1331]=[.C13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53">
            <text:p>5153</text:p>
          </table:table-cell>
          <table:table-cell office:value-type="string">
            <text:p>72C2003F</text:p>
          </table:table-cell>
          <table:table-cell office:value-type="float" office:value="1921">
            <text:p>1921</text:p>
          </table:table-cell>
          <table:table-cell office:value-type="float" office:value="3">
            <text:p>3</text:p>
          </table:table-cell>
          <table:table-cell table:formula="of:=IF([.C1332]=[.C13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64">
            <text:p>3464</text:p>
          </table:table-cell>
          <table:table-cell office:value-type="string">
            <text:p>72C20040</text:p>
          </table:table-cell>
          <table:table-cell office:value-type="float" office:value="1953">
            <text:p>1953</text:p>
          </table:table-cell>
          <table:table-cell office:value-type="float" office:value="1">
            <text:p>1</text:p>
          </table:table-cell>
          <table:table-cell table:formula="of:=IF([.C1333]=[.C13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05">
            <text:p>4705</text:p>
          </table:table-cell>
          <table:table-cell office:value-type="string">
            <text:p>72C20040</text:p>
          </table:table-cell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table:formula="of:=IF([.C1334]=[.C13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8">
            <text:p>5098</text:p>
          </table:table-cell>
          <table:table-cell office:value-type="string">
            <text:p>72C20044</text:p>
          </table:table-cell>
          <table:table-cell office:value-type="float" office:value="2074">
            <text:p>2074</text:p>
          </table:table-cell>
          <table:table-cell office:value-type="float" office:value="3">
            <text:p>3</text:p>
          </table:table-cell>
          <table:table-cell table:formula="of:=IF([.C1335]=[.C13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7">
            <text:p>3017</text:p>
          </table:table-cell>
          <table:table-cell office:value-type="string">
            <text:p>72C20046</text:p>
          </table:table-cell>
          <table:table-cell office:value-type="float" office:value="2134">
            <text:p>2134</text:p>
          </table:table-cell>
          <table:table-cell office:value-type="float" office:value="2">
            <text:p>2</text:p>
          </table:table-cell>
          <table:table-cell table:formula="of:=IF([.C1336]=[.C133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3">
            <text:p>4453</text:p>
          </table:table-cell>
          <table:table-cell office:value-type="string">
            <text:p>72C20046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table:formula="of:=IF([.C1337]=[.C133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0">
            <text:p>4850</text:p>
          </table:table-cell>
          <table:table-cell office:value-type="string">
            <text:p>72C20046</text:p>
          </table:table-cell>
          <table:table-cell office:value-type="float" office:value="2134">
            <text:p>2134</text:p>
          </table:table-cell>
          <table:table-cell office:value-type="float" office:value="2">
            <text:p>2</text:p>
          </table:table-cell>
          <table:table-cell table:formula="of:=IF([.C1338]=[.C13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21">
            <text:p>3421</text:p>
          </table:table-cell>
          <table:table-cell office:value-type="string">
            <text:p>72C20047</text:p>
          </table:table-cell>
          <table:table-cell office:value-type="float" office:value="2164">
            <text:p>2164</text:p>
          </table:table-cell>
          <table:table-cell office:value-type="float" office:value="2">
            <text:p>2</text:p>
          </table:table-cell>
          <table:table-cell table:formula="of:=IF([.C1339]=[.C13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44">
            <text:p>3444</text:p>
          </table:table-cell>
          <table:table-cell office:value-type="string">
            <text:p>72C20048</text:p>
          </table:table-cell>
          <table:table-cell office:value-type="float" office:value="2195">
            <text:p>2195</text:p>
          </table:table-cell>
          <table:table-cell office:value-type="float" office:value="2">
            <text:p>2</text:p>
          </table:table-cell>
          <table:table-cell table:formula="of:=IF([.C1340]=[.C13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5">
            <text:p>4885</text:p>
          </table:table-cell>
          <table:table-cell office:value-type="string">
            <text:p>72C20048</text:p>
          </table:table-cell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table:formula="of:=IF([.C1341]=[.C13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58">
            <text:p>3458</text:p>
          </table:table-cell>
          <table:table-cell office:value-type="string">
            <text:p>72C2004A</text:p>
          </table:table-cell>
          <table:table-cell office:value-type="float" office:value="2255">
            <text:p>2255</text:p>
          </table:table-cell>
          <table:table-cell office:value-type="float" office:value="2">
            <text:p>2</text:p>
          </table:table-cell>
          <table:table-cell table:formula="of:=IF([.C1342]=[.C13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85">
            <text:p>4485</text:p>
          </table:table-cell>
          <table:table-cell office:value-type="string">
            <text:p>72C2004B</text:p>
          </table:table-cell>
          <table:table-cell office:value-type="float" office:value="2285">
            <text:p>2285</text:p>
          </table:table-cell>
          <table:table-cell office:value-type="float" office:value="3">
            <text:p>3</text:p>
          </table:table-cell>
          <table:table-cell table:formula="of:=IF([.C1343]=[.C13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19">
            <text:p>3419</text:p>
          </table:table-cell>
          <table:table-cell office:value-type="string">
            <text:p>72C2004D</text:p>
          </table:table-cell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table:formula="of:=IF([.C1344]=[.C13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6">
            <text:p>3836</text:p>
          </table:table-cell>
          <table:table-cell office:value-type="string">
            <text:p>72C2004F</text:p>
          </table:table-cell>
          <table:table-cell office:value-type="float" office:value="2406">
            <text:p>2406</text:p>
          </table:table-cell>
          <table:table-cell office:value-type="float" office:value="3">
            <text:p>3</text:p>
          </table:table-cell>
          <table:table-cell table:formula="of:=IF([.C1345]=[.C13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9">
            <text:p>5099</text:p>
          </table:table-cell>
          <table:table-cell office:value-type="string">
            <text:p>72C20053</text:p>
          </table:table-cell>
          <table:table-cell office:value-type="float" office:value="2527">
            <text:p>2527</text:p>
          </table:table-cell>
          <table:table-cell office:value-type="float" office:value="3">
            <text:p>3</text:p>
          </table:table-cell>
          <table:table-cell table:formula="of:=IF([.C1346]=[.C13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7">
            <text:p>4847</text:p>
          </table:table-cell>
          <table:table-cell office:value-type="string">
            <text:p>72C20058</text:p>
          </table:table-cell>
          <table:table-cell office:value-type="float" office:value="2679">
            <text:p>2679</text:p>
          </table:table-cell>
          <table:table-cell office:value-type="float" office:value="2">
            <text:p>2</text:p>
          </table:table-cell>
          <table:table-cell table:formula="of:=IF([.C1347]=[.C13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8">
            <text:p>4238</text:p>
          </table:table-cell>
          <table:table-cell office:value-type="string">
            <text:p>72C2005B</text:p>
          </table:table-cell>
          <table:table-cell office:value-type="float" office:value="2770">
            <text:p>2770</text:p>
          </table:table-cell>
          <table:table-cell office:value-type="float" office:value="2">
            <text:p>2</text:p>
          </table:table-cell>
          <table:table-cell table:formula="of:=IF([.C1348]=[.C13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08">
            <text:p>3408</text:p>
          </table:table-cell>
          <table:table-cell office:value-type="string">
            <text:p>72C2005D</text:p>
          </table:table-cell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  <table:table-cell table:formula="of:=IF([.C1349]=[.C13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24">
            <text:p>3424</text:p>
          </table:table-cell>
          <table:table-cell office:value-type="string">
            <text:p>72C2005E</text:p>
          </table:table-cell>
          <table:table-cell office:value-type="float" office:value="2861">
            <text:p>2861</text:p>
          </table:table-cell>
          <table:table-cell office:value-type="float" office:value="1">
            <text:p>1</text:p>
          </table:table-cell>
          <table:table-cell table:formula="of:=IF([.C1350]=[.C13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38">
            <text:p>3938</text:p>
          </table:table-cell>
          <table:table-cell office:value-type="string">
            <text:p>72C20060</text:p>
          </table:table-cell>
          <table:table-cell office:value-type="float" office:value="2921">
            <text:p>2921</text:p>
          </table:table-cell>
          <table:table-cell office:value-type="float" office:value="2">
            <text:p>2</text:p>
          </table:table-cell>
          <table:table-cell table:formula="of:=IF([.C1351]=[.C13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13">
            <text:p>4813</text:p>
          </table:table-cell>
          <table:table-cell office:value-type="string">
            <text:p>72C2006A</text:p>
          </table:table-cell>
          <table:table-cell office:value-type="float" office:value="3227">
            <text:p>3227</text:p>
          </table:table-cell>
          <table:table-cell office:value-type="float" office:value="3">
            <text:p>3</text:p>
          </table:table-cell>
          <table:table-cell table:formula="of:=IF([.C1352]=[.C13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4">
            <text:p>5074</text:p>
          </table:table-cell>
          <table:table-cell office:value-type="string">
            <text:p>72C20071</text:p>
          </table:table-cell>
          <table:table-cell office:value-type="float" office:value="3440">
            <text:p>3440</text:p>
          </table:table-cell>
          <table:table-cell office:value-type="float" office:value="2">
            <text:p>2</text:p>
          </table:table-cell>
          <table:table-cell table:formula="of:=IF([.C1353]=[.C13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18">
            <text:p>4818</text:p>
          </table:table-cell>
          <table:table-cell office:value-type="string">
            <text:p>72C20079</text:p>
          </table:table-cell>
          <table:table-cell office:value-type="float" office:value="3684">
            <text:p>3684</text:p>
          </table:table-cell>
          <table:table-cell office:value-type="float" office:value="3">
            <text:p>3</text:p>
          </table:table-cell>
          <table:table-cell table:formula="of:=IF([.C1354]=[.C13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3">
            <text:p>433</text:p>
          </table:table-cell>
          <table:table-cell office:value-type="string">
            <text:p>784A000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[.C1355]=[.C13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535">
            <text:p>535</text:p>
          </table:table-cell>
          <table:table-cell office:value-type="string">
            <text:p>784A0005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formula="of:=IF([.C1356]=[.C13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538">
            <text:p>538</text:p>
          </table:table-cell>
          <table:table-cell office:value-type="string">
            <text:p>784A0006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table:formula="of:=IF([.C1357]=[.C13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542">
            <text:p>542</text:p>
          </table:table-cell>
          <table:table-cell office:value-type="string">
            <text:p>784A0007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table:formula="of:=IF([.C1358]=[.C13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26">
            <text:p>626</text:p>
          </table:table-cell>
          <table:table-cell office:value-type="string">
            <text:p>784A000A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table:formula="of:=IF([.C1359]=[.C13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37">
            <text:p>637</text:p>
          </table:table-cell>
          <table:table-cell office:value-type="string">
            <text:p>784A000B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table:formula="of:=IF([.C1360]=[.C13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39">
            <text:p>639</text:p>
          </table:table-cell>
          <table:table-cell office:value-type="string">
            <text:p>784A000C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table:formula="of:=IF([.C1361]=[.C13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41">
            <text:p>641</text:p>
          </table:table-cell>
          <table:table-cell office:value-type="string">
            <text:p>784A000D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table:formula="of:=IF([.C1362]=[.C13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21">
            <text:p>2421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table:formula="of:=IF([.C1363]=[.C13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02">
            <text:p>3202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table:formula="of:=IF([.C1364]=[.C13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87">
            <text:p>3687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3">
            <text:p>3</text:p>
          </table:table-cell>
          <table:table-cell table:formula="of:=IF([.C1365]=[.C13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69">
            <text:p>3869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table:formula="of:=IF([.C1366]=[.C13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073">
            <text:p>2073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table:formula="of:=IF([.C1367]=[.C136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6">
            <text:p>4626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table:formula="of:=IF([.C1368]=[.C13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79">
            <text:p>1879</text:p>
          </table:table-cell>
          <table:table-cell office:value-type="string">
            <text:p>784A000F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table:formula="of:=IF([.C1369]=[.C13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3">
            <text:p>5043</text:p>
          </table:table-cell>
          <table:table-cell office:value-type="string">
            <text:p>784A000F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table:formula="of:=IF([.C1370]=[.C137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904">
            <text:p>4904</text:p>
          </table:table-cell>
          <table:table-cell office:value-type="string">
            <text:p>784A000F</text:p>
          </table:table-cell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table:formula="of:=IF([.C1371]=[.C13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11">
            <text:p>4411</text:p>
          </table:table-cell>
          <table:table-cell office:value-type="string">
            <text:p>784A0010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table:formula="of:=IF([.C1372]=[.C13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2">
            <text:p>3022</text:p>
          </table:table-cell>
          <table:table-cell office:value-type="string">
            <text:p>784A0010</text:p>
          </table:table-cell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table:formula="of:=IF([.C1373]=[.C13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43">
            <text:p>4743</text:p>
          </table:table-cell>
          <table:table-cell office:value-type="string">
            <text:p>784A0010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table:formula="of:=IF([.C1374]=[.C13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2">
            <text:p>2582</text:p>
          </table:table-cell>
          <table:table-cell office:value-type="string">
            <text:p>784A0011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table:formula="of:=IF([.C1375]=[.C13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9">
            <text:p>2589</text:p>
          </table:table-cell>
          <table:table-cell office:value-type="string">
            <text:p>784A0011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IF([.C1376]=[.C13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5">
            <text:p>3025</text:p>
          </table:table-cell>
          <table:table-cell office:value-type="string">
            <text:p>784A0011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table:formula="of:=IF([.C1377]=[.C13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9">
            <text:p>2739</text:p>
          </table:table-cell>
          <table:table-cell office:value-type="string">
            <text:p>784A0012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IF([.C1378]=[.C13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42">
            <text:p>3442</text:p>
          </table:table-cell>
          <table:table-cell office:value-type="string">
            <text:p>784A001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table:formula="of:=IF([.C1379]=[.C13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21">
            <text:p>3121</text:p>
          </table:table-cell>
          <table:table-cell office:value-type="string">
            <text:p>784A0013</text:p>
          </table:table-cell>
          <table:table-cell office:value-type="float" office:value="581">
            <text:p>581</text:p>
          </table:table-cell>
          <table:table-cell office:value-type="float" office:value="2">
            <text:p>2</text:p>
          </table:table-cell>
          <table:table-cell table:formula="of:=IF([.C1380]=[.C13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94">
            <text:p>3194</text:p>
          </table:table-cell>
          <table:table-cell office:value-type="string">
            <text:p>784A0014</text:p>
          </table:table-cell>
          <table:table-cell office:value-type="float" office:value="611">
            <text:p>611</text:p>
          </table:table-cell>
          <table:table-cell office:value-type="float" office:value="2">
            <text:p>2</text:p>
          </table:table-cell>
          <table:table-cell table:formula="of:=IF([.C1381]=[.C13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83">
            <text:p>3183</text:p>
          </table:table-cell>
          <table:table-cell office:value-type="string">
            <text:p>784A0015</text:p>
          </table:table-cell>
          <table:table-cell office:value-type="float" office:value="642">
            <text:p>642</text:p>
          </table:table-cell>
          <table:table-cell office:value-type="float" office:value="3">
            <text:p>3</text:p>
          </table:table-cell>
          <table:table-cell table:formula="of:=IF([.C1382]=[.C13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98">
            <text:p>3198</text:p>
          </table:table-cell>
          <table:table-cell office:value-type="string">
            <text:p>784A0015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table:formula="of:=IF([.C1383]=[.C13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84">
            <text:p>2184</text:p>
          </table:table-cell>
          <table:table-cell office:value-type="string">
            <text:p>784A0016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table:formula="of:=IF([.C1384]=[.C13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04">
            <text:p>2204</text:p>
          </table:table-cell>
          <table:table-cell office:value-type="string">
            <text:p>784A0016</text:p>
          </table:table-cell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table:formula="of:=IF([.C1385]=[.C13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17">
            <text:p>3017</text:p>
          </table:table-cell>
          <table:table-cell office:value-type="string">
            <text:p>784A0016</text:p>
          </table:table-cell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table:formula="of:=IF([.C1386]=[.C13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55">
            <text:p>3355</text:p>
          </table:table-cell>
          <table:table-cell office:value-type="string">
            <text:p>784A0018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table:formula="of:=IF([.C1387]=[.C13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98">
            <text:p>1698</text:p>
          </table:table-cell>
          <table:table-cell office:value-type="string">
            <text:p>784A0018</text:p>
          </table:table-cell>
          <table:table-cell office:value-type="float" office:value="733">
            <text:p>733</text:p>
          </table:table-cell>
          <table:table-cell office:value-type="float" office:value="2">
            <text:p>2</text:p>
          </table:table-cell>
          <table:table-cell table:formula="of:=IF([.C1388]=[.C138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64">
            <text:p>2564</text:p>
          </table:table-cell>
          <table:table-cell office:value-type="string">
            <text:p>784A0018</text:p>
          </table:table-cell>
          <table:table-cell office:value-type="float" office:value="733">
            <text:p>733</text:p>
          </table:table-cell>
          <table:table-cell office:value-type="float" office:value="2">
            <text:p>2</text:p>
          </table:table-cell>
          <table:table-cell table:formula="of:=IF([.C1389]=[.C13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7">
            <text:p>2337</text:p>
          </table:table-cell>
          <table:table-cell office:value-type="string">
            <text:p>784A0019</text:p>
          </table:table-cell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table:formula="of:=IF([.C1390]=[.C13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2">
            <text:p>2572</text:p>
          </table:table-cell>
          <table:table-cell office:value-type="string">
            <text:p>784A0019</text:p>
          </table:table-cell>
          <table:table-cell office:value-type="float" office:value="763">
            <text:p>763</text:p>
          </table:table-cell>
          <table:table-cell office:value-type="float" office:value="3">
            <text:p>3</text:p>
          </table:table-cell>
          <table:table-cell table:formula="of:=IF([.C1391]=[.C13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8">
            <text:p>4768</text:p>
          </table:table-cell>
          <table:table-cell office:value-type="string">
            <text:p>784A001A</text:p>
          </table:table-cell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table:formula="of:=IF([.C1392]=[.C13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75">
            <text:p>3175</text:p>
          </table:table-cell>
          <table:table-cell office:value-type="string">
            <text:p>784A001A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table:formula="of:=IF([.C1393]=[.C13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85">
            <text:p>4785</text:p>
          </table:table-cell>
          <table:table-cell office:value-type="string">
            <text:p>784A001A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table:formula="of:=IF([.C1394]=[.C13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11">
            <text:p>2711</text:p>
          </table:table-cell>
          <table:table-cell office:value-type="string">
            <text:p>784A001B</text:p>
          </table:table-cell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 table:formula="of:=IF([.C1395]=[.C13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00">
            <text:p>4600</text:p>
          </table:table-cell>
          <table:table-cell office:value-type="string">
            <text:p>784A001B</text:p>
          </table:table-cell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 table:formula="of:=IF([.C1396]=[.C13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17">
            <text:p>2017</text:p>
          </table:table-cell>
          <table:table-cell office:value-type="string">
            <text:p>784A001C</text:p>
          </table:table-cell>
          <table:table-cell office:value-type="float" office:value="854">
            <text:p>854</text:p>
          </table:table-cell>
          <table:table-cell office:value-type="float" office:value="2">
            <text:p>2</text:p>
          </table:table-cell>
          <table:table-cell table:formula="of:=IF([.C1397]=[.C13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8">
            <text:p>4098</text:p>
          </table:table-cell>
          <table:table-cell office:value-type="string">
            <text:p>784A001D</text:p>
          </table:table-cell>
          <table:table-cell office:value-type="float" office:value="884">
            <text:p>884</text:p>
          </table:table-cell>
          <table:table-cell office:value-type="float" office:value="3">
            <text:p>3</text:p>
          </table:table-cell>
          <table:table-cell table:formula="of:=IF([.C1398]=[.C139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41">
            <text:p>4341</text:p>
          </table:table-cell>
          <table:table-cell office:value-type="string">
            <text:p>784A001D</text:p>
          </table:table-cell>
          <table:table-cell office:value-type="float" office:value="884">
            <text:p>884</text:p>
          </table:table-cell>
          <table:table-cell office:value-type="float" office:value="3">
            <text:p>3</text:p>
          </table:table-cell>
          <table:table-cell table:formula="of:=IF([.C1399]=[.C14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25">
            <text:p>3825</text:p>
          </table:table-cell>
          <table:table-cell office:value-type="string">
            <text:p>784A001D</text:p>
          </table:table-cell>
          <table:table-cell office:value-type="float" office:value="884">
            <text:p>884</text:p>
          </table:table-cell>
          <table:table-cell office:value-type="float" office:value="4">
            <text:p>4</text:p>
          </table:table-cell>
          <table:table-cell table:formula="of:=IF([.C1400]=[.C14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59">
            <text:p>2759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table:formula="of:=IF([.C1401]=[.C14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27">
            <text:p>2927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3">
            <text:p>3</text:p>
          </table:table-cell>
          <table:table-cell table:formula="of:=IF([.C1402]=[.C14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06">
            <text:p>3606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6">
            <text:p>6</text:p>
          </table:table-cell>
          <table:table-cell table:formula="of:=IF([.C1403]=[.C14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8">
            <text:p>4448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5">
            <text:p>5</text:p>
          </table:table-cell>
          <table:table-cell table:formula="of:=IF([.C1404]=[.C14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3">
            <text:p>5143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7">
            <text:p>7</text:p>
          </table:table-cell>
          <table:table-cell table:formula="of:=IF([.C1405]=[.C14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30">
            <text:p>2930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3">
            <text:p>3</text:p>
          </table:table-cell>
          <table:table-cell table:formula="of:=IF([.C1406]=[.C14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0">
            <text:p>4090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table:formula="of:=IF([.C1407]=[.C140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4">
            <text:p>4454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5">
            <text:p>5</text:p>
          </table:table-cell>
          <table:table-cell table:formula="of:=IF([.C1408]=[.C14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78">
            <text:p>3178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2">
            <text:p>2</text:p>
          </table:table-cell>
          <table:table-cell table:formula="of:=IF([.C1409]=[.C141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49">
            <text:p>4749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6">
            <text:p>6</text:p>
          </table:table-cell>
          <table:table-cell table:formula="of:=IF([.C1410]=[.C14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7">
            <text:p>2327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table:formula="of:=IF([.C1411]=[.C141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66">
            <text:p>2866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table:formula="of:=IF([.C1412]=[.C141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96">
            <text:p>3796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table:formula="of:=IF([.C1413]=[.C14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32">
            <text:p>4632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table:formula="of:=IF([.C1414]=[.C14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92">
            <text:p>3192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table:formula="of:=IF([.C1415]=[.C14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00">
            <text:p>4600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table:formula="of:=IF([.C1416]=[.C14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86">
            <text:p>3186</text:p>
          </table:table-cell>
          <table:table-cell office:value-type="string">
            <text:p>784A0022</text:p>
          </table:table-cell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table:formula="of:=IF([.C1417]=[.C14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99">
            <text:p>3699</text:p>
          </table:table-cell>
          <table:table-cell office:value-type="string">
            <text:p>784A0022</text:p>
          </table:table-cell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table:formula="of:=IF([.C1418]=[.C14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86">
            <text:p>3186</text:p>
          </table:table-cell>
          <table:table-cell office:value-type="string">
            <text:p>784A0023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table:formula="of:=IF([.C1419]=[.C14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07">
            <text:p>3707</text:p>
          </table:table-cell>
          <table:table-cell office:value-type="string">
            <text:p>784A0023</text:p>
          </table:table-cell>
          <table:table-cell office:value-type="float" office:value="1065">
            <text:p>1065</text:p>
          </table:table-cell>
          <table:table-cell office:value-type="float" office:value="4">
            <text:p>4</text:p>
          </table:table-cell>
          <table:table-cell table:formula="of:=IF([.C1420]=[.C14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89">
            <text:p>3189</text:p>
          </table:table-cell>
          <table:table-cell office:value-type="string">
            <text:p>784A0024</text:p>
          </table:table-cell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table:formula="of:=IF([.C1421]=[.C14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90">
            <text:p>3890</text:p>
          </table:table-cell>
          <table:table-cell office:value-type="string">
            <text:p>784A0025</text:p>
          </table:table-cell>
          <table:table-cell office:value-type="float" office:value="1125">
            <text:p>1125</text:p>
          </table:table-cell>
          <table:table-cell office:value-type="float" office:value="2">
            <text:p>2</text:p>
          </table:table-cell>
          <table:table-cell table:formula="of:=IF([.C1422]=[.C14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075">
            <text:p>2075</text:p>
          </table:table-cell>
          <table:table-cell office:value-type="string">
            <text:p>784A0025</text:p>
          </table:table-cell>
          <table:table-cell office:value-type="float" office:value="1125">
            <text:p>1125</text:p>
          </table:table-cell>
          <table:table-cell office:value-type="float" office:value="2">
            <text:p>2</text:p>
          </table:table-cell>
          <table:table-cell table:formula="of:=IF([.C1423]=[.C14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46">
            <text:p>2146</text:p>
          </table:table-cell>
          <table:table-cell office:value-type="string">
            <text:p>784A0026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table:formula="of:=IF([.C1424]=[.C14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13">
            <text:p>3713</text:p>
          </table:table-cell>
          <table:table-cell office:value-type="string">
            <text:p>784A0026</text:p>
          </table:table-cell>
          <table:table-cell office:value-type="float" office:value="1156">
            <text:p>1156</text:p>
          </table:table-cell>
          <table:table-cell office:value-type="float" office:value="3">
            <text:p>3</text:p>
          </table:table-cell>
          <table:table-cell table:formula="of:=IF([.C1425]=[.C14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585">
            <text:p>4585</text:p>
          </table:table-cell>
          <table:table-cell office:value-type="string">
            <text:p>784A0026</text:p>
          </table:table-cell>
          <table:table-cell office:value-type="float" office:value="1156">
            <text:p>1156</text:p>
          </table:table-cell>
          <table:table-cell office:value-type="float" office:value="4">
            <text:p>4</text:p>
          </table:table-cell>
          <table:table-cell table:formula="of:=IF([.C1426]=[.C14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2">
            <text:p>2152</text:p>
          </table:table-cell>
          <table:table-cell office:value-type="string">
            <text:p>784A0027</text:p>
          </table:table-cell>
          <table:table-cell office:value-type="float" office:value="1187">
            <text:p>1187</text:p>
          </table:table-cell>
          <table:table-cell office:value-type="float" office:value="1">
            <text:p>1</text:p>
          </table:table-cell>
          <table:table-cell table:formula="of:=IF([.C1427]=[.C142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29">
            <text:p>2129</text:p>
          </table:table-cell>
          <table:table-cell office:value-type="string">
            <text:p>784A0027</text:p>
          </table:table-cell>
          <table:table-cell office:value-type="float" office:value="1187">
            <text:p>1187</text:p>
          </table:table-cell>
          <table:table-cell office:value-type="float" office:value="2">
            <text:p>2</text:p>
          </table:table-cell>
          <table:table-cell table:formula="of:=IF([.C1428]=[.C14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5">
            <text:p>2155</text:p>
          </table:table-cell>
          <table:table-cell office:value-type="string">
            <text:p>784A0028</text:p>
          </table:table-cell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  <table:table-cell table:formula="of:=IF([.C1429]=[.C14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31">
            <text:p>2131</text:p>
          </table:table-cell>
          <table:table-cell office:value-type="string">
            <text:p>784A0028</text:p>
          </table:table-cell>
          <table:table-cell office:value-type="float" office:value="1217">
            <text:p>1217</text:p>
          </table:table-cell>
          <table:table-cell office:value-type="float" office:value="2">
            <text:p>2</text:p>
          </table:table-cell>
          <table:table-cell table:formula="of:=IF([.C1430]=[.C14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8">
            <text:p>2158</text:p>
          </table:table-cell>
          <table:table-cell office:value-type="string">
            <text:p>784A002A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table:formula="of:=IF([.C1431]=[.C14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11">
            <text:p>4111</text:p>
          </table:table-cell>
          <table:table-cell office:value-type="string">
            <text:p>784A002A</text:p>
          </table:table-cell>
          <table:table-cell office:value-type="float" office:value="1277">
            <text:p>1277</text:p>
          </table:table-cell>
          <table:table-cell office:value-type="float" office:value="3">
            <text:p>3</text:p>
          </table:table-cell>
          <table:table-cell table:formula="of:=IF([.C1432]=[.C14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37">
            <text:p>2137</text:p>
          </table:table-cell>
          <table:table-cell office:value-type="string">
            <text:p>784A002A</text:p>
          </table:table-cell>
          <table:table-cell office:value-type="float" office:value="1277">
            <text:p>1277</text:p>
          </table:table-cell>
          <table:table-cell office:value-type="float" office:value="2">
            <text:p>2</text:p>
          </table:table-cell>
          <table:table-cell table:formula="of:=IF([.C1433]=[.C14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92">
            <text:p>3692</text:p>
          </table:table-cell>
          <table:table-cell office:value-type="string">
            <text:p>784A002A</text:p>
          </table:table-cell>
          <table:table-cell office:value-type="float" office:value="1277">
            <text:p>1277</text:p>
          </table:table-cell>
          <table:table-cell office:value-type="float" office:value="2">
            <text:p>2</text:p>
          </table:table-cell>
          <table:table-cell table:formula="of:=IF([.C1434]=[.C14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60">
            <text:p>2160</text:p>
          </table:table-cell>
          <table:table-cell office:value-type="string">
            <text:p>784A002D</text:p>
          </table:table-cell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  <table:table-cell table:formula="of:=IF([.C1435]=[.C14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39">
            <text:p>2139</text:p>
          </table:table-cell>
          <table:table-cell office:value-type="string">
            <text:p>784A002D</text:p>
          </table:table-cell>
          <table:table-cell office:value-type="float" office:value="1370">
            <text:p>1370</text:p>
          </table:table-cell>
          <table:table-cell office:value-type="float" office:value="2">
            <text:p>2</text:p>
          </table:table-cell>
          <table:table-cell table:formula="of:=IF([.C1436]=[.C14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72">
            <text:p>2172</text:p>
          </table:table-cell>
          <table:table-cell office:value-type="string">
            <text:p>784A002E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table:formula="of:=IF([.C1437]=[.C14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21">
            <text:p>2521</text:p>
          </table:table-cell>
          <table:table-cell office:value-type="string">
            <text:p>784A002F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table:formula="of:=IF([.C1438]=[.C143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36">
            <text:p>3436</text:p>
          </table:table-cell>
          <table:table-cell office:value-type="string">
            <text:p>784A002F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table:formula="of:=IF([.C1439]=[.C14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70">
            <text:p>3370</text:p>
          </table:table-cell>
          <table:table-cell office:value-type="string">
            <text:p>784A0030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table:formula="of:=IF([.C1440]=[.C14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42">
            <text:p>2642</text:p>
          </table:table-cell>
          <table:table-cell office:value-type="string">
            <text:p>784A0030</text:p>
          </table:table-cell>
          <table:table-cell office:value-type="float" office:value="1461">
            <text:p>1461</text:p>
          </table:table-cell>
          <table:table-cell office:value-type="float" office:value="2">
            <text:p>2</text:p>
          </table:table-cell>
          <table:table-cell table:formula="of:=IF([.C1441]=[.C144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35">
            <text:p>3135</text:p>
          </table:table-cell>
          <table:table-cell office:value-type="string">
            <text:p>784A0030</text:p>
          </table:table-cell>
          <table:table-cell office:value-type="float" office:value="1461">
            <text:p>1461</text:p>
          </table:table-cell>
          <table:table-cell office:value-type="float" office:value="3">
            <text:p>3</text:p>
          </table:table-cell>
          <table:table-cell table:formula="of:=IF([.C1442]=[.C14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84">
            <text:p>4784</text:p>
          </table:table-cell>
          <table:table-cell office:value-type="string">
            <text:p>784A0030</text:p>
          </table:table-cell>
          <table:table-cell office:value-type="float" office:value="1461">
            <text:p>1461</text:p>
          </table:table-cell>
          <table:table-cell office:value-type="float" office:value="3">
            <text:p>3</text:p>
          </table:table-cell>
          <table:table-cell table:formula="of:=IF([.C1443]=[.C14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1">
            <text:p>2731</text:p>
          </table:table-cell>
          <table:table-cell office:value-type="string">
            <text:p>784A0031</text:p>
          </table:table-cell>
          <table:table-cell office:value-type="float" office:value="1493">
            <text:p>1493</text:p>
          </table:table-cell>
          <table:table-cell office:value-type="float" office:value="1">
            <text:p>1</text:p>
          </table:table-cell>
          <table:table-cell table:formula="of:=IF([.C1444]=[.C14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32">
            <text:p>3432</text:p>
          </table:table-cell>
          <table:table-cell office:value-type="string">
            <text:p>784A0031</text:p>
          </table:table-cell>
          <table:table-cell office:value-type="float" office:value="1493">
            <text:p>1493</text:p>
          </table:table-cell>
          <table:table-cell office:value-type="float" office:value="3">
            <text:p>3</text:p>
          </table:table-cell>
          <table:table-cell table:formula="of:=IF([.C1445]=[.C14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50">
            <text:p>2450</text:p>
          </table:table-cell>
          <table:table-cell office:value-type="string">
            <text:p>784A0032</text:p>
          </table:table-cell>
          <table:table-cell office:value-type="float" office:value="1524">
            <text:p>1524</text:p>
          </table:table-cell>
          <table:table-cell office:value-type="float" office:value="2">
            <text:p>2</text:p>
          </table:table-cell>
          <table:table-cell table:formula="of:=IF([.C1446]=[.C14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21">
            <text:p>3521</text:p>
          </table:table-cell>
          <table:table-cell office:value-type="string">
            <text:p>784A0032</text:p>
          </table:table-cell>
          <table:table-cell office:value-type="float" office:value="1524">
            <text:p>1524</text:p>
          </table:table-cell>
          <table:table-cell office:value-type="float" office:value="2">
            <text:p>2</text:p>
          </table:table-cell>
          <table:table-cell table:formula="of:=IF([.C1447]=[.C14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7">
            <text:p>2157</text:p>
          </table:table-cell>
          <table:table-cell office:value-type="string">
            <text:p>784A0034</text:p>
          </table:table-cell>
          <table:table-cell office:value-type="float" office:value="1584">
            <text:p>1584</text:p>
          </table:table-cell>
          <table:table-cell office:value-type="float" office:value="1">
            <text:p>1</text:p>
          </table:table-cell>
          <table:table-cell table:formula="of:=IF([.C1448]=[.C14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0">
            <text:p>2540</text:p>
          </table:table-cell>
          <table:table-cell office:value-type="string">
            <text:p>784A0035</text:p>
          </table:table-cell>
          <table:table-cell office:value-type="float" office:value="1615">
            <text:p>1615</text:p>
          </table:table-cell>
          <table:table-cell office:value-type="float" office:value="2">
            <text:p>2</text:p>
          </table:table-cell>
          <table:table-cell table:formula="of:=IF([.C1449]=[.C14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52">
            <text:p>3352</text:p>
          </table:table-cell>
          <table:table-cell office:value-type="string">
            <text:p>784A0036</text:p>
          </table:table-cell>
          <table:table-cell office:value-type="float" office:value="1646">
            <text:p>1646</text:p>
          </table:table-cell>
          <table:table-cell office:value-type="float" office:value="1">
            <text:p>1</text:p>
          </table:table-cell>
          <table:table-cell table:formula="of:=IF([.C1450]=[.C14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23">
            <text:p>5223</text:p>
          </table:table-cell>
          <table:table-cell office:value-type="string">
            <text:p>784A0036</text:p>
          </table:table-cell>
          <table:table-cell office:value-type="float" office:value="1646">
            <text:p>1646</text:p>
          </table:table-cell>
          <table:table-cell office:value-type="float" office:value="3">
            <text:p>3</text:p>
          </table:table-cell>
          <table:table-cell table:formula="of:=IF([.C1451]=[.C14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6">
            <text:p>2556</text:p>
          </table:table-cell>
          <table:table-cell office:value-type="string">
            <text:p>784A0036</text:p>
          </table:table-cell>
          <table:table-cell office:value-type="float" office:value="1646">
            <text:p>1646</text:p>
          </table:table-cell>
          <table:table-cell office:value-type="float" office:value="2">
            <text:p>2</text:p>
          </table:table-cell>
          <table:table-cell table:formula="of:=IF([.C1452]=[.C145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37">
            <text:p>4737</text:p>
          </table:table-cell>
          <table:table-cell office:value-type="string">
            <text:p>784A0036</text:p>
          </table:table-cell>
          <table:table-cell office:value-type="float" office:value="1646">
            <text:p>1646</text:p>
          </table:table-cell>
          <table:table-cell office:value-type="float" office:value="3">
            <text:p>3</text:p>
          </table:table-cell>
          <table:table-cell table:formula="of:=IF([.C1453]=[.C14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6">
            <text:p>2586</text:p>
          </table:table-cell>
          <table:table-cell office:value-type="string">
            <text:p>784A0038</text:p>
          </table:table-cell>
          <table:table-cell office:value-type="float" office:value="1706">
            <text:p>1706</text:p>
          </table:table-cell>
          <table:table-cell office:value-type="float" office:value="2">
            <text:p>2</text:p>
          </table:table-cell>
          <table:table-cell table:formula="of:=IF([.C1454]=[.C14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2">
            <text:p>2592</text:p>
          </table:table-cell>
          <table:table-cell office:value-type="string">
            <text:p>784A0038</text:p>
          </table:table-cell>
          <table:table-cell office:value-type="float" office:value="1706">
            <text:p>1706</text:p>
          </table:table-cell>
          <table:table-cell office:value-type="float" office:value="1">
            <text:p>1</text:p>
          </table:table-cell>
          <table:table-cell table:formula="of:=IF([.C1455]=[.C14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65">
            <text:p>3365</text:p>
          </table:table-cell>
          <table:table-cell office:value-type="string">
            <text:p>784A003A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formula="of:=IF([.C1456]=[.C14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36">
            <text:p>4736</text:p>
          </table:table-cell>
          <table:table-cell office:value-type="string">
            <text:p>784A003A</text:p>
          </table:table-cell>
          <table:table-cell office:value-type="float" office:value="1766">
            <text:p>1766</text:p>
          </table:table-cell>
          <table:table-cell office:value-type="float" office:value="3">
            <text:p>3</text:p>
          </table:table-cell>
          <table:table-cell table:formula="of:=IF([.C1457]=[.C14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37">
            <text:p>2637</text:p>
          </table:table-cell>
          <table:table-cell office:value-type="string">
            <text:p>784A003A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 table:formula="of:=IF([.C1458]=[.C14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54">
            <text:p>4654</text:p>
          </table:table-cell>
          <table:table-cell office:value-type="string">
            <text:p>784A003C</text:p>
          </table:table-cell>
          <table:table-cell office:value-type="float" office:value="1826">
            <text:p>1826</text:p>
          </table:table-cell>
          <table:table-cell office:value-type="float" office:value="2">
            <text:p>2</text:p>
          </table:table-cell>
          <table:table-cell table:formula="of:=IF([.C1459]=[.C14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60">
            <text:p>3660</text:p>
          </table:table-cell>
          <table:table-cell office:value-type="string">
            <text:p>784A003C</text:p>
          </table:table-cell>
          <table:table-cell office:value-type="float" office:value="1826">
            <text:p>1826</text:p>
          </table:table-cell>
          <table:table-cell office:value-type="float" office:value="3">
            <text:p>3</text:p>
          </table:table-cell>
          <table:table-cell table:formula="of:=IF([.C1460]=[.C14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97">
            <text:p>2697</text:p>
          </table:table-cell>
          <table:table-cell office:value-type="string">
            <text:p>784A003D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table:formula="of:=IF([.C1461]=[.C14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98">
            <text:p>2698</text:p>
          </table:table-cell>
          <table:table-cell office:value-type="string">
            <text:p>784A003D</text:p>
          </table:table-cell>
          <table:table-cell office:value-type="float" office:value="1856">
            <text:p>1856</text:p>
          </table:table-cell>
          <table:table-cell office:value-type="float" office:value="2">
            <text:p>2</text:p>
          </table:table-cell>
          <table:table-cell table:formula="of:=IF([.C1462]=[.C14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06">
            <text:p>2706</text:p>
          </table:table-cell>
          <table:table-cell office:value-type="string">
            <text:p>784A003F</text:p>
          </table:table-cell>
          <table:table-cell office:value-type="float" office:value="1918">
            <text:p>1918</text:p>
          </table:table-cell>
          <table:table-cell office:value-type="float" office:value="1">
            <text:p>1</text:p>
          </table:table-cell>
          <table:table-cell table:formula="of:=IF([.C1463]=[.C14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09">
            <text:p>2709</text:p>
          </table:table-cell>
          <table:table-cell office:value-type="string">
            <text:p>784A003F</text:p>
          </table:table-cell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  <table:table-cell table:formula="of:=IF([.C1464]=[.C14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51">
            <text:p>3351</text:p>
          </table:table-cell>
          <table:table-cell office:value-type="string">
            <text:p>784A004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table:formula="of:=IF([.C1465]=[.C14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25">
            <text:p>4025</text:p>
          </table:table-cell>
          <table:table-cell office:value-type="string">
            <text:p>784A0048</text:p>
          </table:table-cell>
          <table:table-cell office:value-type="float" office:value="2189">
            <text:p>2189</text:p>
          </table:table-cell>
          <table:table-cell office:value-type="float" office:value="3">
            <text:p>3</text:p>
          </table:table-cell>
          <table:table-cell table:formula="of:=IF([.C1466]=[.C14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22">
            <text:p>5222</text:p>
          </table:table-cell>
          <table:table-cell office:value-type="string">
            <text:p>784A0048</text:p>
          </table:table-cell>
          <table:table-cell office:value-type="float" office:value="2189">
            <text:p>2189</text:p>
          </table:table-cell>
          <table:table-cell office:value-type="float" office:value="2">
            <text:p>2</text:p>
          </table:table-cell>
          <table:table-cell table:formula="of:=IF([.C1467]=[.C14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18">
            <text:p>2618</text:p>
          </table:table-cell>
          <table:table-cell office:value-type="string">
            <text:p>784A0049</text:p>
          </table:table-cell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table:formula="of:=IF([.C1468]=[.C14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40">
            <text:p>4340</text:p>
          </table:table-cell>
          <table:table-cell office:value-type="string">
            <text:p>784A004A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table:formula="of:=IF([.C1469]=[.C14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56">
            <text:p>4656</text:p>
          </table:table-cell>
          <table:table-cell office:value-type="string">
            <text:p>784A004A</text:p>
          </table:table-cell>
          <table:table-cell office:value-type="float" office:value="2250">
            <text:p>2250</text:p>
          </table:table-cell>
          <table:table-cell office:value-type="float" office:value="2">
            <text:p>2</text:p>
          </table:table-cell>
          <table:table-cell table:formula="of:=IF([.C1470]=[.C14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4">
            <text:p>2734</text:p>
          </table:table-cell>
          <table:table-cell office:value-type="string">
            <text:p>784A004B</text:p>
          </table:table-cell>
          <table:table-cell office:value-type="float" office:value="2280">
            <text:p>2280</text:p>
          </table:table-cell>
          <table:table-cell office:value-type="float" office:value="1">
            <text:p>1</text:p>
          </table:table-cell>
          <table:table-cell table:formula="of:=IF([.C1471]=[.C14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46">
            <text:p>2746</text:p>
          </table:table-cell>
          <table:table-cell office:value-type="string">
            <text:p>784A004C</text:p>
          </table:table-cell>
          <table:table-cell office:value-type="float" office:value="2311">
            <text:p>2311</text:p>
          </table:table-cell>
          <table:table-cell office:value-type="float" office:value="1">
            <text:p>1</text:p>
          </table:table-cell>
          <table:table-cell table:formula="of:=IF([.C1472]=[.C14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63">
            <text:p>2763</text:p>
          </table:table-cell>
          <table:table-cell office:value-type="string">
            <text:p>784A004D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  <table:table-cell table:formula="of:=IF([.C1473]=[.C14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47">
            <text:p>3347</text:p>
          </table:table-cell>
          <table:table-cell office:value-type="string">
            <text:p>784A0053</text:p>
          </table:table-cell>
          <table:table-cell office:value-type="float" office:value="2524">
            <text:p>2524</text:p>
          </table:table-cell>
          <table:table-cell office:value-type="float" office:value="1">
            <text:p>1</text:p>
          </table:table-cell>
          <table:table-cell table:formula="of:=IF([.C1474]=[.C14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54">
            <text:p>3354</text:p>
          </table:table-cell>
          <table:table-cell office:value-type="string">
            <text:p>784A0054</text:p>
          </table:table-cell>
          <table:table-cell office:value-type="float" office:value="2554">
            <text:p>2554</text:p>
          </table:table-cell>
          <table:table-cell office:value-type="float" office:value="1">
            <text:p>1</text:p>
          </table:table-cell>
          <table:table-cell table:formula="of:=IF([.C1475]=[.C14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59">
            <text:p>3359</text:p>
          </table:table-cell>
          <table:table-cell office:value-type="string">
            <text:p>784A0055</text:p>
          </table:table-cell>
          <table:table-cell office:value-type="float" office:value="2584">
            <text:p>2584</text:p>
          </table:table-cell>
          <table:table-cell office:value-type="float" office:value="1">
            <text:p>1</text:p>
          </table:table-cell>
          <table:table-cell table:formula="of:=IF([.C1476]=[.C14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61">
            <text:p>3361</text:p>
          </table:table-cell>
          <table:table-cell office:value-type="string">
            <text:p>784A0056</text:p>
          </table:table-cell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table:formula="of:=IF([.C1477]=[.C14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69">
            <text:p>3369</text:p>
          </table:table-cell>
          <table:table-cell office:value-type="string">
            <text:p>784A0057</text:p>
          </table:table-cell>
          <table:table-cell office:value-type="float" office:value="2644">
            <text:p>2644</text:p>
          </table:table-cell>
          <table:table-cell office:value-type="float" office:value="1">
            <text:p>1</text:p>
          </table:table-cell>
          <table:table-cell table:formula="of:=IF([.C1478]=[.C14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39">
            <text:p>4339</text:p>
          </table:table-cell>
          <table:table-cell office:value-type="string">
            <text:p>784A0058</text:p>
          </table:table-cell>
          <table:table-cell office:value-type="float" office:value="2674">
            <text:p>2674</text:p>
          </table:table-cell>
          <table:table-cell office:value-type="float" office:value="1">
            <text:p>1</text:p>
          </table:table-cell>
          <table:table-cell table:formula="of:=IF([.C1479]=[.C14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90">
            <text:p>4390</text:p>
          </table:table-cell>
          <table:table-cell office:value-type="string">
            <text:p>784A005B</text:p>
          </table:table-cell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  <table:table-cell table:formula="of:=IF([.C1480]=[.C14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7">
            <text:p>4817</text:p>
          </table:table-cell>
          <table:table-cell office:value-type="string">
            <text:p>784A005F</text:p>
          </table:table-cell>
          <table:table-cell office:value-type="float" office:value="2886">
            <text:p>2886</text:p>
          </table:table-cell>
          <table:table-cell office:value-type="float" office:value="2">
            <text:p>2</text:p>
          </table:table-cell>
          <table:table-cell table:formula="of:=IF([.C1481]=[.C14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5">
            <text:p>4245</text:p>
          </table:table-cell>
          <table:table-cell office:value-type="string">
            <text:p>784A0060</text:p>
          </table:table-cell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table:formula="of:=IF([.C1482]=[.C14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8">
            <text:p>4248</text:p>
          </table:table-cell>
          <table:table-cell office:value-type="string">
            <text:p>784A0061</text:p>
          </table:table-cell>
          <table:table-cell office:value-type="float" office:value="2947">
            <text:p>2947</text:p>
          </table:table-cell>
          <table:table-cell office:value-type="float" office:value="2">
            <text:p>2</text:p>
          </table:table-cell>
          <table:table-cell table:formula="of:=IF([.C1483]=[.C14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76">
            <text:p>4576</text:p>
          </table:table-cell>
          <table:table-cell office:value-type="string">
            <text:p>784A0061</text:p>
          </table:table-cell>
          <table:table-cell office:value-type="float" office:value="2947">
            <text:p>2947</text:p>
          </table:table-cell>
          <table:table-cell office:value-type="float" office:value="1">
            <text:p>1</text:p>
          </table:table-cell>
          <table:table-cell table:formula="of:=IF([.C1484]=[.C14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8">
            <text:p>5068</text:p>
          </table:table-cell>
          <table:table-cell office:value-type="string">
            <text:p>784A0064</text:p>
          </table:table-cell>
          <table:table-cell office:value-type="float" office:value="3038">
            <text:p>3038</text:p>
          </table:table-cell>
          <table:table-cell office:value-type="float" office:value="2">
            <text:p>2</text:p>
          </table:table-cell>
          <table:table-cell table:formula="of:=IF([.C1485]=[.C14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26">
            <text:p>4126</text:p>
          </table:table-cell>
          <table:table-cell office:value-type="string">
            <text:p>784A0064</text:p>
          </table:table-cell>
          <table:table-cell office:value-type="float" office:value="3038">
            <text:p>3038</text:p>
          </table:table-cell>
          <table:table-cell office:value-type="float" office:value="2">
            <text:p>2</text:p>
          </table:table-cell>
          <table:table-cell table:formula="of:=IF([.C1486]=[.C14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71">
            <text:p>4871</text:p>
          </table:table-cell>
          <table:table-cell office:value-type="string">
            <text:p>784A0064</text:p>
          </table:table-cell>
          <table:table-cell office:value-type="float" office:value="3038">
            <text:p>3038</text:p>
          </table:table-cell>
          <table:table-cell office:value-type="float" office:value="2">
            <text:p>2</text:p>
          </table:table-cell>
          <table:table-cell table:formula="of:=IF([.C1487]=[.C14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299">
            <text:p>4299</text:p>
          </table:table-cell>
          <table:table-cell office:value-type="string">
            <text:p>784A006D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table:formula="of:=IF([.C1488]=[.C14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37">
            <text:p>4337</text:p>
          </table:table-cell>
          <table:table-cell office:value-type="string">
            <text:p>784A006F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table:formula="of:=IF([.C1489]=[.C14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68">
            <text:p>4368</text:p>
          </table:table-cell>
          <table:table-cell office:value-type="string">
            <text:p>784A0071</text:p>
          </table:table-cell>
          <table:table-cell office:value-type="float" office:value="3436">
            <text:p>3436</text:p>
          </table:table-cell>
          <table:table-cell office:value-type="float" office:value="1">
            <text:p>1</text:p>
          </table:table-cell>
          <table:table-cell table:formula="of:=IF([.C1490]=[.C14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73">
            <text:p>4373</text:p>
          </table:table-cell>
          <table:table-cell office:value-type="string">
            <text:p>784A0072</text:p>
          </table:table-cell>
          <table:table-cell office:value-type="float" office:value="3466">
            <text:p>3466</text:p>
          </table:table-cell>
          <table:table-cell office:value-type="float" office:value="1">
            <text:p>1</text:p>
          </table:table-cell>
          <table:table-cell table:formula="of:=IF([.C1491]=[.C14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76">
            <text:p>4376</text:p>
          </table:table-cell>
          <table:table-cell office:value-type="string">
            <text:p>784A0074</text:p>
          </table:table-cell>
          <table:table-cell office:value-type="float" office:value="3527">
            <text:p>3527</text:p>
          </table:table-cell>
          <table:table-cell office:value-type="float" office:value="1">
            <text:p>1</text:p>
          </table:table-cell>
          <table:table-cell table:formula="of:=IF([.C1492]=[.C14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85">
            <text:p>4385</text:p>
          </table:table-cell>
          <table:table-cell office:value-type="string">
            <text:p>784A0075</text:p>
          </table:table-cell>
          <table:table-cell office:value-type="float" office:value="3557">
            <text:p>3557</text:p>
          </table:table-cell>
          <table:table-cell office:value-type="float" office:value="1">
            <text:p>1</text:p>
          </table:table-cell>
          <table:table-cell table:formula="of:=IF([.C1493]=[.C14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21">
            <text:p>4821</text:p>
          </table:table-cell>
          <table:table-cell office:value-type="string">
            <text:p>784A0077</text:p>
          </table:table-cell>
          <table:table-cell office:value-type="float" office:value="3617">
            <text:p>3617</text:p>
          </table:table-cell>
          <table:table-cell office:value-type="float" office:value="1">
            <text:p>1</text:p>
          </table:table-cell>
          <table:table-cell table:formula="of:=IF([.C1494]=[.C14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72">
            <text:p>4772</text:p>
          </table:table-cell>
          <table:table-cell office:value-type="string">
            <text:p>784A0078</text:p>
          </table:table-cell>
          <table:table-cell office:value-type="float" office:value="3647">
            <text:p>3647</text:p>
          </table:table-cell>
          <table:table-cell office:value-type="float" office:value="2">
            <text:p>2</text:p>
          </table:table-cell>
          <table:table-cell table:formula="of:=IF([.C1495]=[.C14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6">
            <text:p>4896</text:p>
          </table:table-cell>
          <table:table-cell office:value-type="string">
            <text:p>784A0078</text:p>
          </table:table-cell>
          <table:table-cell office:value-type="float" office:value="3647">
            <text:p>3647</text:p>
          </table:table-cell>
          <table:table-cell office:value-type="float" office:value="1">
            <text:p>1</text:p>
          </table:table-cell>
          <table:table-cell table:formula="of:=IF([.C1496]=[.C14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75">
            <text:p>4375</text:p>
          </table:table-cell>
          <table:table-cell office:value-type="string">
            <text:p>784A0081</text:p>
          </table:table-cell>
          <table:table-cell office:value-type="float" office:value="3920">
            <text:p>3920</text:p>
          </table:table-cell>
          <table:table-cell office:value-type="float" office:value="1">
            <text:p>1</text:p>
          </table:table-cell>
          <table:table-cell table:formula="of:=IF([.C1497]=[.C14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07">
            <text:p>4807</text:p>
          </table:table-cell>
          <table:table-cell office:value-type="string">
            <text:p>784A0082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table:formula="of:=IF([.C1498]=[.C14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7">
            <text:p>4887</text:p>
          </table:table-cell>
          <table:table-cell office:value-type="string">
            <text:p>784A0083</text:p>
          </table:table-cell>
          <table:table-cell office:value-type="float" office:value="3980">
            <text:p>3980</text:p>
          </table:table-cell>
          <table:table-cell office:value-type="float" office:value="1">
            <text:p>1</text:p>
          </table:table-cell>
          <table:table-cell table:formula="of:=IF([.C1499]=[.C15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72">
            <text:p>4872</text:p>
          </table:table-cell>
          <table:table-cell office:value-type="string">
            <text:p>784A0086</text:p>
          </table:table-cell>
          <table:table-cell office:value-type="float" office:value="4071">
            <text:p>4071</text:p>
          </table:table-cell>
          <table:table-cell office:value-type="float" office:value="2">
            <text:p>2</text:p>
          </table:table-cell>
          <table:table-cell table:formula="of:=IF([.C1500]=[.C15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03">
            <text:p>4803</text:p>
          </table:table-cell>
          <table:table-cell office:value-type="string">
            <text:p>784A0090</text:p>
          </table:table-cell>
          <table:table-cell office:value-type="float" office:value="4373">
            <text:p>4373</text:p>
          </table:table-cell>
          <table:table-cell office:value-type="float" office:value="1">
            <text:p>1</text:p>
          </table:table-cell>
          <table:table-cell table:formula="of:=IF([.C1501]=[.C15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51">
            <text:p>4851</text:p>
          </table:table-cell>
          <table:table-cell office:value-type="string">
            <text:p>784A0091</text:p>
          </table:table-cell>
          <table:table-cell office:value-type="float" office:value="4404">
            <text:p>4404</text:p>
          </table:table-cell>
          <table:table-cell office:value-type="float" office:value="1">
            <text:p>1</text:p>
          </table:table-cell>
          <table:table-cell table:formula="of:=IF([.C1502]=[.C15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67">
            <text:p>4867</text:p>
          </table:table-cell>
          <table:table-cell office:value-type="string">
            <text:p>784A0092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table:formula="of:=IF([.C1503]=[.C15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4">
            <text:p>4884</text:p>
          </table:table-cell>
          <table:table-cell office:value-type="string">
            <text:p>784A0093</text:p>
          </table:table-cell>
          <table:table-cell office:value-type="float" office:value="4464">
            <text:p>4464</text:p>
          </table:table-cell>
          <table:table-cell office:value-type="float" office:value="1">
            <text:p>1</text:p>
          </table:table-cell>
          <table:table-cell table:formula="of:=IF([.C1504]=[.C15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2">
            <text:p>4892</text:p>
          </table:table-cell>
          <table:table-cell office:value-type="string">
            <text:p>784A0094</text:p>
          </table:table-cell>
          <table:table-cell office:value-type="float" office:value="4494">
            <text:p>4494</text:p>
          </table:table-cell>
          <table:table-cell office:value-type="float" office:value="1">
            <text:p>1</text:p>
          </table:table-cell>
          <table:table-cell table:formula="of:=IF([.C1505]=[.C15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">
            <text:p>49</text:p>
          </table:table-cell>
          <table:table-cell office:value-type="string">
            <text:p>79CA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1506]=[.C15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6">
            <text:p>66</text:p>
          </table:table-cell>
          <table:table-cell office:value-type="string">
            <text:p>79CA000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IF([.C1507]=[.C15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02">
            <text:p>102</text:p>
          </table:table-cell>
          <table:table-cell office:value-type="string">
            <text:p>79CA000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IF([.C1508]=[.C15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656">
            <text:p>656</text:p>
          </table:table-cell>
          <table:table-cell office:value-type="string">
            <text:p>79CA0004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IF([.C1509]=[.C151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79">
            <text:p>3379</text:p>
          </table:table-cell>
          <table:table-cell office:value-type="string">
            <text:p>79CA0004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table:formula="of:=IF([.C1510]=[.C151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51">
            <text:p>4651</text:p>
          </table:table-cell>
          <table:table-cell office:value-type="string">
            <text:p>79CA0004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table:formula="of:=IF([.C1511]=[.C151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82">
            <text:p>3582</text:p>
          </table:table-cell>
          <table:table-cell office:value-type="string">
            <text:p>79CA0004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table:formula="of:=IF([.C1512]=[.C15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52">
            <text:p>1752</text:p>
          </table:table-cell>
          <table:table-cell office:value-type="string">
            <text:p>79CA0005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table:formula="of:=IF([.C1513]=[.C15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94">
            <text:p>2994</text:p>
          </table:table-cell>
          <table:table-cell office:value-type="string">
            <text:p>79CA0005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table:formula="of:=IF([.C1514]=[.C15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1">
            <text:p>3591</text:p>
          </table:table-cell>
          <table:table-cell office:value-type="string">
            <text:p>79CA0005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table:formula="of:=IF([.C1515]=[.C15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86">
            <text:p>4086</text:p>
          </table:table-cell>
          <table:table-cell office:value-type="string">
            <text:p>79CA0005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table:formula="of:=IF([.C1516]=[.C15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26">
            <text:p>1126</text:p>
          </table:table-cell>
          <table:table-cell office:value-type="string">
            <text:p>79CA0005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table:formula="of:=IF([.C1517]=[.C15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28">
            <text:p>2128</text:p>
          </table:table-cell>
          <table:table-cell office:value-type="string">
            <text:p>79CA0005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table:formula="of:=IF([.C1518]=[.C15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89">
            <text:p>2689</text:p>
          </table:table-cell>
          <table:table-cell office:value-type="string">
            <text:p>79CA0006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formula="of:=IF([.C1519]=[.C15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53">
            <text:p>3453</text:p>
          </table:table-cell>
          <table:table-cell office:value-type="string">
            <text:p>79CA0006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table:formula="of:=IF([.C1520]=[.C15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0">
            <text:p>2570</text:p>
          </table:table-cell>
          <table:table-cell office:value-type="string">
            <text:p>79CA0006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formula="of:=IF([.C1521]=[.C15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6">
            <text:p>2576</text:p>
          </table:table-cell>
          <table:table-cell office:value-type="string">
            <text:p>79CA000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table:formula="of:=IF([.C1522]=[.C15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473">
            <text:p>4473</text:p>
          </table:table-cell>
          <table:table-cell office:value-type="string">
            <text:p>79CA0006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table:formula="of:=IF([.C1523]=[.C15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25">
            <text:p>3525</text:p>
          </table:table-cell>
          <table:table-cell office:value-type="string">
            <text:p>79CA0007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table:formula="of:=IF([.C1524]=[.C15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52">
            <text:p>3952</text:p>
          </table:table-cell>
          <table:table-cell office:value-type="string">
            <text:p>79CA0007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table:formula="of:=IF([.C1525]=[.C15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3">
            <text:p>4233</text:p>
          </table:table-cell>
          <table:table-cell office:value-type="string">
            <text:p>79CA0007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table:formula="of:=IF([.C1526]=[.C15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4">
            <text:p>4234</text:p>
          </table:table-cell>
          <table:table-cell office:value-type="string">
            <text:p>79CA0007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table:formula="of:=IF([.C1527]=[.C15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82">
            <text:p>3682</text:p>
          </table:table-cell>
          <table:table-cell office:value-type="string">
            <text:p>79CA0008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table:formula="of:=IF([.C1528]=[.C152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13">
            <text:p>4113</text:p>
          </table:table-cell>
          <table:table-cell office:value-type="string">
            <text:p>79CA0008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table:formula="of:=IF([.C1529]=[.C15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069">
            <text:p>2069</text:p>
          </table:table-cell>
          <table:table-cell office:value-type="string">
            <text:p>79CA0008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table:formula="of:=IF([.C1530]=[.C153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361">
            <text:p>3361</text:p>
          </table:table-cell>
          <table:table-cell office:value-type="string">
            <text:p>79CA0008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table:formula="of:=IF([.C1531]=[.C15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05">
            <text:p>1905</text:p>
          </table:table-cell>
          <table:table-cell office:value-type="string">
            <text:p>79CA0009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table:formula="of:=IF([.C1532]=[.C15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33">
            <text:p>1433</text:p>
          </table:table-cell>
          <table:table-cell office:value-type="string">
            <text:p>79CA000A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table:formula="of:=IF([.C1533]=[.C15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23">
            <text:p>1923</text:p>
          </table:table-cell>
          <table:table-cell office:value-type="string">
            <text:p>79CA000A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table:formula="of:=IF([.C1534]=[.C15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3">
            <text:p>2303</text:p>
          </table:table-cell>
          <table:table-cell office:value-type="string">
            <text:p>79CA000B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table:formula="of:=IF([.C1535]=[.C15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64">
            <text:p>4364</text:p>
          </table:table-cell>
          <table:table-cell office:value-type="string">
            <text:p>79CA000B</text:p>
          </table:table-cell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table:formula="of:=IF([.C1536]=[.C153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638">
            <text:p>1638</text:p>
          </table:table-cell>
          <table:table-cell office:value-type="string">
            <text:p>79CA000B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table:formula="of:=IF([.C1537]=[.C153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09">
            <text:p>3509</text:p>
          </table:table-cell>
          <table:table-cell office:value-type="string">
            <text:p>79CA000B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table:formula="of:=IF([.C1538]=[.C15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19">
            <text:p>2919</text:p>
          </table:table-cell>
          <table:table-cell office:value-type="string">
            <text:p>79CA000C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table:formula="of:=IF([.C1539]=[.C15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63">
            <text:p>3263</text:p>
          </table:table-cell>
          <table:table-cell office:value-type="string">
            <text:p>79CA000C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table:formula="of:=IF([.C1540]=[.C15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37">
            <text:p>1137</text:p>
          </table:table-cell>
          <table:table-cell office:value-type="string">
            <text:p>79CA000D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table:formula="of:=IF([.C1541]=[.C15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24">
            <text:p>1924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table:formula="of:=IF([.C1542]=[.C15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80">
            <text:p>3680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table:formula="of:=IF([.C1543]=[.C15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41">
            <text:p>3741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table:formula="of:=IF([.C1544]=[.C15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60">
            <text:p>4260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table:formula="of:=IF([.C1545]=[.C154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068">
            <text:p>2068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table:formula="of:=IF([.C1546]=[.C15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26">
            <text:p>1926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IF([.C1547]=[.C154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43">
            <text:p>3243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table:formula="of:=IF([.C1548]=[.C154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27">
            <text:p>3627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table:formula="of:=IF([.C1549]=[.C155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5">
            <text:p>4275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table:formula="of:=IF([.C1550]=[.C15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358">
            <text:p>3358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table:formula="of:=IF([.C1551]=[.C15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113">
            <text:p>4113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table:formula="of:=IF([.C1552]=[.C15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73">
            <text:p>4773</text:p>
          </table:table-cell>
          <table:table-cell office:value-type="string">
            <text:p>79CA0011</text:p>
          </table:table-cell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table:formula="of:=IF([.C1553]=[.C15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82">
            <text:p>2182</text:p>
          </table:table-cell>
          <table:table-cell office:value-type="string">
            <text:p>79CA0012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table:formula="of:=IF([.C1554]=[.C15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89">
            <text:p>2789</text:p>
          </table:table-cell>
          <table:table-cell office:value-type="string">
            <text:p>79CA0012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table:formula="of:=IF([.C1555]=[.C15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3">
            <text:p>3593</text:p>
          </table:table-cell>
          <table:table-cell office:value-type="string">
            <text:p>79CA0013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table:formula="of:=IF([.C1556]=[.C15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27">
            <text:p>3827</text:p>
          </table:table-cell>
          <table:table-cell office:value-type="string">
            <text:p>79CA0013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table:formula="of:=IF([.C1557]=[.C155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62">
            <text:p>3662</text:p>
          </table:table-cell>
          <table:table-cell office:value-type="string">
            <text:p>79CA0013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table:formula="of:=IF([.C1558]=[.C155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61">
            <text:p>4661</text:p>
          </table:table-cell>
          <table:table-cell office:value-type="string">
            <text:p>79CA0013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table:formula="of:=IF([.C1559]=[.C15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3">
            <text:p>3833</text:p>
          </table:table-cell>
          <table:table-cell office:value-type="string">
            <text:p>79CA0014</text:p>
          </table:table-cell>
          <table:table-cell office:value-type="float" office:value="606">
            <text:p>606</text:p>
          </table:table-cell>
          <table:table-cell office:value-type="float" office:value="2">
            <text:p>2</text:p>
          </table:table-cell>
          <table:table-cell table:formula="of:=IF([.C1560]=[.C15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0">
            <text:p>5050</text:p>
          </table:table-cell>
          <table:table-cell office:value-type="string">
            <text:p>79CA0016</text:p>
          </table:table-cell>
          <table:table-cell office:value-type="float" office:value="667">
            <text:p>667</text:p>
          </table:table-cell>
          <table:table-cell office:value-type="float" office:value="4">
            <text:p>4</text:p>
          </table:table-cell>
          <table:table-cell table:formula="of:=IF([.C1561]=[.C15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83">
            <text:p>2283</text:p>
          </table:table-cell>
          <table:table-cell office:value-type="string">
            <text:p>79CA0016</text:p>
          </table:table-cell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table:formula="of:=IF([.C1562]=[.C15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31">
            <text:p>3431</text:p>
          </table:table-cell>
          <table:table-cell office:value-type="string">
            <text:p>79CA0016</text:p>
          </table:table-cell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table:formula="of:=IF([.C1563]=[.C15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92">
            <text:p>2692</text:p>
          </table:table-cell>
          <table:table-cell office:value-type="string">
            <text:p>79CA0017</text:p>
          </table:table-cell>
          <table:table-cell office:value-type="float" office:value="698">
            <text:p>698</text:p>
          </table:table-cell>
          <table:table-cell office:value-type="float" office:value="3">
            <text:p>3</text:p>
          </table:table-cell>
          <table:table-cell table:formula="of:=IF([.C1564]=[.C15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5">
            <text:p>2575</text:p>
          </table:table-cell>
          <table:table-cell office:value-type="string">
            <text:p>79CA0017</text:p>
          </table:table-cell>
          <table:table-cell office:value-type="float" office:value="698">
            <text:p>698</text:p>
          </table:table-cell>
          <table:table-cell office:value-type="float" office:value="3">
            <text:p>3</text:p>
          </table:table-cell>
          <table:table-cell table:formula="of:=IF([.C1565]=[.C15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09">
            <text:p>1809</text:p>
          </table:table-cell>
          <table:table-cell office:value-type="string">
            <text:p>79CA0018</text:p>
          </table:table-cell>
          <table:table-cell office:value-type="float" office:value="728">
            <text:p>728</text:p>
          </table:table-cell>
          <table:table-cell office:value-type="float" office:value="2">
            <text:p>2</text:p>
          </table:table-cell>
          <table:table-cell table:formula="of:=IF([.C1566]=[.C15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29">
            <text:p>3529</text:p>
          </table:table-cell>
          <table:table-cell office:value-type="string">
            <text:p>79CA001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table:formula="of:=IF([.C1567]=[.C15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21">
            <text:p>1821</text:p>
          </table:table-cell>
          <table:table-cell office:value-type="string">
            <text:p>79CA0019</text:p>
          </table:table-cell>
          <table:table-cell office:value-type="float" office:value="759">
            <text:p>759</text:p>
          </table:table-cell>
          <table:table-cell office:value-type="float" office:value="2">
            <text:p>2</text:p>
          </table:table-cell>
          <table:table-cell table:formula="of:=IF([.C1568]=[.C15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17">
            <text:p>3117</text:p>
          </table:table-cell>
          <table:table-cell office:value-type="string">
            <text:p>79CA001B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table:formula="of:=IF([.C1569]=[.C15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49">
            <text:p>2449</text:p>
          </table:table-cell>
          <table:table-cell office:value-type="string">
            <text:p>79CA001C</text:p>
          </table:table-cell>
          <table:table-cell office:value-type="float" office:value="851">
            <text:p>851</text:p>
          </table:table-cell>
          <table:table-cell office:value-type="float" office:value="2">
            <text:p>2</text:p>
          </table:table-cell>
          <table:table-cell table:formula="of:=IF([.C1570]=[.C15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1">
            <text:p>3121</text:p>
          </table:table-cell>
          <table:table-cell office:value-type="string">
            <text:p>79CA001D</text:p>
          </table:table-cell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table:formula="of:=IF([.C1571]=[.C15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4">
            <text:p>3124</text:p>
          </table:table-cell>
          <table:table-cell office:value-type="string">
            <text:p>79CA001E</text:p>
          </table:table-cell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  <table:table-cell table:formula="of:=IF([.C1572]=[.C15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05">
            <text:p>2905</text:p>
          </table:table-cell>
          <table:table-cell office:value-type="string">
            <text:p>79CA0020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table:formula="of:=IF([.C1573]=[.C15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29">
            <text:p>3629</text:p>
          </table:table-cell>
          <table:table-cell office:value-type="string">
            <text:p>79CA0020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table:formula="of:=IF([.C1574]=[.C15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11">
            <text:p>2911</text:p>
          </table:table-cell>
          <table:table-cell office:value-type="string">
            <text:p>79CA0022</text:p>
          </table:table-cell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 table:formula="of:=IF([.C1575]=[.C15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28">
            <text:p>3728</text:p>
          </table:table-cell>
          <table:table-cell office:value-type="string">
            <text:p>79CA0022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table:formula="of:=IF([.C1576]=[.C15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9">
            <text:p>4169</text:p>
          </table:table-cell>
          <table:table-cell office:value-type="string">
            <text:p>79CA0022</text:p>
          </table:table-cell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 table:formula="of:=IF([.C1577]=[.C157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4">
            <text:p>4894</text:p>
          </table:table-cell>
          <table:table-cell office:value-type="string">
            <text:p>79CA0022</text:p>
          </table:table-cell>
          <table:table-cell office:value-type="float" office:value="1038">
            <text:p>1038</text:p>
          </table:table-cell>
          <table:table-cell office:value-type="float" office:value="3">
            <text:p>3</text:p>
          </table:table-cell>
          <table:table-cell table:formula="of:=IF([.C1578]=[.C15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25">
            <text:p>2925</text:p>
          </table:table-cell>
          <table:table-cell office:value-type="string">
            <text:p>79CA0023</text:p>
          </table:table-cell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table:formula="of:=IF([.C1579]=[.C15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61">
            <text:p>2761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table:formula="of:=IF([.C1580]=[.C158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12">
            <text:p>3512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table:formula="of:=IF([.C1581]=[.C158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80">
            <text:p>4580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table:formula="of:=IF([.C1582]=[.C15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6">
            <text:p>4816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table:formula="of:=IF([.C1583]=[.C15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84">
            <text:p>3184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IF([.C1584]=[.C15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42">
            <text:p>3942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table:formula="of:=IF([.C1585]=[.C15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20">
            <text:p>2920</text:p>
          </table:table-cell>
          <table:table-cell office:value-type="string">
            <text:p>79CA0025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table:formula="of:=IF([.C1586]=[.C15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44">
            <text:p>3244</text:p>
          </table:table-cell>
          <table:table-cell office:value-type="string">
            <text:p>79CA0026</text:p>
          </table:table-cell>
          <table:table-cell office:value-type="float" office:value="1161">
            <text:p>1161</text:p>
          </table:table-cell>
          <table:table-cell office:value-type="float" office:value="4">
            <text:p>4</text:p>
          </table:table-cell>
          <table:table-cell table:formula="of:=IF([.C1587]=[.C15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0">
            <text:p>4280</text:p>
          </table:table-cell>
          <table:table-cell office:value-type="string">
            <text:p>79CA0026</text:p>
          </table:table-cell>
          <table:table-cell office:value-type="float" office:value="1161">
            <text:p>1161</text:p>
          </table:table-cell>
          <table:table-cell office:value-type="float" office:value="3">
            <text:p>3</text:p>
          </table:table-cell>
          <table:table-cell table:formula="of:=IF([.C1588]=[.C15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374">
            <text:p>3374</text:p>
          </table:table-cell>
          <table:table-cell office:value-type="string">
            <text:p>79CA0027</text:p>
          </table:table-cell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table:formula="of:=IF([.C1589]=[.C15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9">
            <text:p>2159</text:p>
          </table:table-cell>
          <table:table-cell office:value-type="string">
            <text:p>79CA0028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 table:formula="of:=IF([.C1590]=[.C15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0">
            <text:p>3830</text:p>
          </table:table-cell>
          <table:table-cell office:value-type="string">
            <text:p>79CA0028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 table:formula="of:=IF([.C1591]=[.C159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91">
            <text:p>4691</text:p>
          </table:table-cell>
          <table:table-cell office:value-type="string">
            <text:p>79CA0028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 table:formula="of:=IF([.C1592]=[.C15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68">
            <text:p>2168</text:p>
          </table:table-cell>
          <table:table-cell office:value-type="string">
            <text:p>79CA0029</text:p>
          </table:table-cell>
          <table:table-cell office:value-type="float" office:value="1254">
            <text:p>1254</text:p>
          </table:table-cell>
          <table:table-cell office:value-type="float" office:value="2">
            <text:p>2</text:p>
          </table:table-cell>
          <table:table-cell table:formula="of:=IF([.C1593]=[.C15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4">
            <text:p>3834</text:p>
          </table:table-cell>
          <table:table-cell office:value-type="string">
            <text:p>79CA0029</text:p>
          </table:table-cell>
          <table:table-cell office:value-type="float" office:value="1254">
            <text:p>1254</text:p>
          </table:table-cell>
          <table:table-cell office:value-type="float" office:value="2">
            <text:p>2</text:p>
          </table:table-cell>
          <table:table-cell table:formula="of:=IF([.C1594]=[.C15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33">
            <text:p>4733</text:p>
          </table:table-cell>
          <table:table-cell office:value-type="string">
            <text:p>79CA0029</text:p>
          </table:table-cell>
          <table:table-cell office:value-type="float" office:value="1254">
            <text:p>1254</text:p>
          </table:table-cell>
          <table:table-cell office:value-type="float" office:value="2">
            <text:p>2</text:p>
          </table:table-cell>
          <table:table-cell table:formula="of:=IF([.C1595]=[.C15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70">
            <text:p>2170</text:p>
          </table:table-cell>
          <table:table-cell office:value-type="string">
            <text:p>79CA002A</text:p>
          </table:table-cell>
          <table:table-cell office:value-type="float" office:value="1284">
            <text:p>1284</text:p>
          </table:table-cell>
          <table:table-cell office:value-type="float" office:value="2">
            <text:p>2</text:p>
          </table:table-cell>
          <table:table-cell table:formula="of:=IF([.C1596]=[.C15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8">
            <text:p>4428</text:p>
          </table:table-cell>
          <table:table-cell office:value-type="string">
            <text:p>79CA002B</text:p>
          </table:table-cell>
          <table:table-cell office:value-type="float" office:value="1314">
            <text:p>1314</text:p>
          </table:table-cell>
          <table:table-cell office:value-type="float" office:value="2">
            <text:p>2</text:p>
          </table:table-cell>
          <table:table-cell table:formula="of:=IF([.C1597]=[.C15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2">
            <text:p>4432</text:p>
          </table:table-cell>
          <table:table-cell office:value-type="string">
            <text:p>79CA002C</text:p>
          </table:table-cell>
          <table:table-cell office:value-type="float" office:value="1345">
            <text:p>1345</text:p>
          </table:table-cell>
          <table:table-cell office:value-type="float" office:value="2">
            <text:p>2</text:p>
          </table:table-cell>
          <table:table-cell table:formula="of:=IF([.C1598]=[.C159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8">
            <text:p>3038</text:p>
          </table:table-cell>
          <table:table-cell office:value-type="string">
            <text:p>79CA002C</text:p>
          </table:table-cell>
          <table:table-cell office:value-type="float" office:value="1345">
            <text:p>1345</text:p>
          </table:table-cell>
          <table:table-cell office:value-type="float" office:value="3">
            <text:p>3</text:p>
          </table:table-cell>
          <table:table-cell table:formula="of:=IF([.C1599]=[.C16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9">
            <text:p>4249</text:p>
          </table:table-cell>
          <table:table-cell office:value-type="string">
            <text:p>79CA002D</text:p>
          </table:table-cell>
          <table:table-cell office:value-type="float" office:value="1376">
            <text:p>1376</text:p>
          </table:table-cell>
          <table:table-cell office:value-type="float" office:value="3">
            <text:p>3</text:p>
          </table:table-cell>
          <table:table-cell table:formula="of:=IF([.C1600]=[.C16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3">
            <text:p>3043</text:p>
          </table:table-cell>
          <table:table-cell office:value-type="string">
            <text:p>79CA002D</text:p>
          </table:table-cell>
          <table:table-cell office:value-type="float" office:value="1376">
            <text:p>1376</text:p>
          </table:table-cell>
          <table:table-cell office:value-type="float" office:value="3">
            <text:p>3</text:p>
          </table:table-cell>
          <table:table-cell table:formula="of:=IF([.C1601]=[.C16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03">
            <text:p>4403</text:p>
          </table:table-cell>
          <table:table-cell office:value-type="string">
            <text:p>79CA002E</text:p>
          </table:table-cell>
          <table:table-cell office:value-type="float" office:value="1406">
            <text:p>1406</text:p>
          </table:table-cell>
          <table:table-cell office:value-type="float" office:value="2">
            <text:p>2</text:p>
          </table:table-cell>
          <table:table-cell table:formula="of:=IF([.C1602]=[.C16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38">
            <text:p>3438</text:p>
          </table:table-cell>
          <table:table-cell office:value-type="string">
            <text:p>79CA002E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table:formula="of:=IF([.C1603]=[.C16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59">
            <text:p>4659</text:p>
          </table:table-cell>
          <table:table-cell office:value-type="string">
            <text:p>79CA002E</text:p>
          </table:table-cell>
          <table:table-cell office:value-type="float" office:value="1406">
            <text:p>1406</text:p>
          </table:table-cell>
          <table:table-cell office:value-type="float" office:value="4">
            <text:p>4</text:p>
          </table:table-cell>
          <table:table-cell table:formula="of:=IF([.C1604]=[.C16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0">
            <text:p>2580</text:p>
          </table:table-cell>
          <table:table-cell office:value-type="string">
            <text:p>79CA002F</text:p>
          </table:table-cell>
          <table:table-cell office:value-type="float" office:value="1436">
            <text:p>1436</text:p>
          </table:table-cell>
          <table:table-cell office:value-type="float" office:value="3">
            <text:p>3</text:p>
          </table:table-cell>
          <table:table-cell table:formula="of:=IF([.C1605]=[.C16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88">
            <text:p>3688</text:p>
          </table:table-cell>
          <table:table-cell office:value-type="string">
            <text:p>79CA0033</text:p>
          </table:table-cell>
          <table:table-cell office:value-type="float" office:value="1556">
            <text:p>1556</text:p>
          </table:table-cell>
          <table:table-cell office:value-type="float" office:value="2">
            <text:p>2</text:p>
          </table:table-cell>
          <table:table-cell table:formula="of:=IF([.C1606]=[.C16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9">
            <text:p>4459</text:p>
          </table:table-cell>
          <table:table-cell office:value-type="string">
            <text:p>79CA0033</text:p>
          </table:table-cell>
          <table:table-cell office:value-type="float" office:value="1556">
            <text:p>1556</text:p>
          </table:table-cell>
          <table:table-cell office:value-type="float" office:value="5">
            <text:p>5</text:p>
          </table:table-cell>
          <table:table-cell table:formula="of:=IF([.C1607]=[.C16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6">
            <text:p>4456</text:p>
          </table:table-cell>
          <table:table-cell office:value-type="string">
            <text:p>79CA0036</text:p>
          </table:table-cell>
          <table:table-cell office:value-type="float" office:value="1646">
            <text:p>1646</text:p>
          </table:table-cell>
          <table:table-cell office:value-type="float" office:value="2">
            <text:p>2</text:p>
          </table:table-cell>
          <table:table-cell table:formula="of:=IF([.C1608]=[.C16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58">
            <text:p>3458</text:p>
          </table:table-cell>
          <table:table-cell office:value-type="string">
            <text:p>79CA0037</text:p>
          </table:table-cell>
          <table:table-cell office:value-type="float" office:value="1676">
            <text:p>1676</text:p>
          </table:table-cell>
          <table:table-cell office:value-type="float" office:value="1">
            <text:p>1</text:p>
          </table:table-cell>
          <table:table-cell table:formula="of:=IF([.C1609]=[.C16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08">
            <text:p>3508</text:p>
          </table:table-cell>
          <table:table-cell office:value-type="string">
            <text:p>79CA003B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formula="of:=IF([.C1610]=[.C16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94">
            <text:p>3194</text:p>
          </table:table-cell>
          <table:table-cell office:value-type="string">
            <text:p>79CA003F</text:p>
          </table:table-cell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  <table:table-cell table:formula="of:=IF([.C1611]=[.C161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28">
            <text:p>3528</text:p>
          </table:table-cell>
          <table:table-cell office:value-type="string">
            <text:p>79CA003F</text:p>
          </table:table-cell>
          <table:table-cell office:value-type="float" office:value="1918">
            <text:p>1918</text:p>
          </table:table-cell>
          <table:table-cell office:value-type="float" office:value="1">
            <text:p>1</text:p>
          </table:table-cell>
          <table:table-cell table:formula="of:=IF([.C1612]=[.C16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07">
            <text:p>3107</text:p>
          </table:table-cell>
          <table:table-cell office:value-type="string">
            <text:p>79CA004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table:formula="of:=IF([.C1613]=[.C16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0">
            <text:p>3120</text:p>
          </table:table-cell>
          <table:table-cell office:value-type="string">
            <text:p>79CA0044</text:p>
          </table:table-cell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table:formula="of:=IF([.C1614]=[.C16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85">
            <text:p>3285</text:p>
          </table:table-cell>
          <table:table-cell office:value-type="string">
            <text:p>79CA0046</text:p>
          </table:table-cell>
          <table:table-cell office:value-type="float" office:value="2129">
            <text:p>2129</text:p>
          </table:table-cell>
          <table:table-cell office:value-type="float" office:value="2">
            <text:p>2</text:p>
          </table:table-cell>
          <table:table-cell table:formula="of:=IF([.C1615]=[.C16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7">
            <text:p>3617</text:p>
          </table:table-cell>
          <table:table-cell office:value-type="string">
            <text:p>79CA0047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table:formula="of:=IF([.C1616]=[.C16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7">
            <text:p>3617</text:p>
          </table:table-cell>
          <table:table-cell office:value-type="string">
            <text:p>79CA0047</text:p>
          </table:table-cell>
          <table:table-cell office:value-type="float" office:value="2160">
            <text:p>2160</text:p>
          </table:table-cell>
          <table:table-cell office:value-type="float" office:value="2">
            <text:p>2</text:p>
          </table:table-cell>
          <table:table-cell table:formula="of:=IF([.C1617]=[.C16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18">
            <text:p>3218</text:p>
          </table:table-cell>
          <table:table-cell office:value-type="string">
            <text:p>79CA0049</text:p>
          </table:table-cell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table:formula="of:=IF([.C1618]=[.C16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19">
            <text:p>3219</text:p>
          </table:table-cell>
          <table:table-cell office:value-type="string">
            <text:p>79CA004B</text:p>
          </table:table-cell>
          <table:table-cell office:value-type="float" office:value="2281">
            <text:p>2281</text:p>
          </table:table-cell>
          <table:table-cell office:value-type="float" office:value="1">
            <text:p>1</text:p>
          </table:table-cell>
          <table:table-cell table:formula="of:=IF([.C1619]=[.C16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21">
            <text:p>3221</text:p>
          </table:table-cell>
          <table:table-cell office:value-type="string">
            <text:p>79CA004D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  <table:table-cell table:formula="of:=IF([.C1620]=[.C16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24">
            <text:p>3224</text:p>
          </table:table-cell>
          <table:table-cell office:value-type="string">
            <text:p>79CA004F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table:formula="of:=IF([.C1621]=[.C16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25">
            <text:p>3225</text:p>
          </table:table-cell>
          <table:table-cell office:value-type="string">
            <text:p>79CA0051</text:p>
          </table:table-cell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  <table:table-cell table:formula="of:=IF([.C1622]=[.C16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7">
            <text:p>4257</text:p>
          </table:table-cell>
          <table:table-cell office:value-type="string">
            <text:p>79CA0053</text:p>
          </table:table-cell>
          <table:table-cell office:value-type="float" office:value="2525">
            <text:p>2525</text:p>
          </table:table-cell>
          <table:table-cell office:value-type="float" office:value="2">
            <text:p>2</text:p>
          </table:table-cell>
          <table:table-cell table:formula="of:=IF([.C1623]=[.C16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43">
            <text:p>3643</text:p>
          </table:table-cell>
          <table:table-cell office:value-type="string">
            <text:p>79CA0055</text:p>
          </table:table-cell>
          <table:table-cell office:value-type="float" office:value="2585">
            <text:p>2585</text:p>
          </table:table-cell>
          <table:table-cell office:value-type="float" office:value="2">
            <text:p>2</text:p>
          </table:table-cell>
          <table:table-cell table:formula="of:=IF([.C1624]=[.C16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2">
            <text:p>4282</text:p>
          </table:table-cell>
          <table:table-cell office:value-type="string">
            <text:p>79CA0057</text:p>
          </table:table-cell>
          <table:table-cell office:value-type="float" office:value="2646">
            <text:p>2646</text:p>
          </table:table-cell>
          <table:table-cell office:value-type="float" office:value="2">
            <text:p>2</text:p>
          </table:table-cell>
          <table:table-cell table:formula="of:=IF([.C1625]=[.C16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3">
            <text:p>4433</text:p>
          </table:table-cell>
          <table:table-cell office:value-type="string">
            <text:p>79CA0059</text:p>
          </table:table-cell>
          <table:table-cell office:value-type="float" office:value="2706">
            <text:p>2706</text:p>
          </table:table-cell>
          <table:table-cell office:value-type="float" office:value="2">
            <text:p>2</text:p>
          </table:table-cell>
          <table:table-cell table:formula="of:=IF([.C1626]=[.C16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63">
            <text:p>3463</text:p>
          </table:table-cell>
          <table:table-cell office:value-type="string">
            <text:p>79CA005D</text:p>
          </table:table-cell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  <table:table-cell table:formula="of:=IF([.C1627]=[.C16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78">
            <text:p>4478</text:p>
          </table:table-cell>
          <table:table-cell office:value-type="string">
            <text:p>79CA005F</text:p>
          </table:table-cell>
          <table:table-cell office:value-type="float" office:value="2887">
            <text:p>2887</text:p>
          </table:table-cell>
          <table:table-cell office:value-type="float" office:value="2">
            <text:p>2</text:p>
          </table:table-cell>
          <table:table-cell table:formula="of:=IF([.C1628]=[.C16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68">
            <text:p>4768</text:p>
          </table:table-cell>
          <table:table-cell office:value-type="string">
            <text:p>79CA0061</text:p>
          </table:table-cell>
          <table:table-cell office:value-type="float" office:value="2949">
            <text:p>2949</text:p>
          </table:table-cell>
          <table:table-cell office:value-type="float" office:value="2">
            <text:p>2</text:p>
          </table:table-cell>
          <table:table-cell table:formula="of:=IF([.C1629]=[.C16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15">
            <text:p>3515</text:p>
          </table:table-cell>
          <table:table-cell office:value-type="string">
            <text:p>79CA0064</text:p>
          </table:table-cell>
          <table:table-cell office:value-type="float" office:value="3040">
            <text:p>3040</text:p>
          </table:table-cell>
          <table:table-cell office:value-type="float" office:value="1">
            <text:p>1</text:p>
          </table:table-cell>
          <table:table-cell table:formula="of:=IF([.C1630]=[.C16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54">
            <text:p>4154</text:p>
          </table:table-cell>
          <table:table-cell office:value-type="string">
            <text:p>79CA0067</text:p>
          </table:table-cell>
          <table:table-cell office:value-type="float" office:value="3131">
            <text:p>3131</text:p>
          </table:table-cell>
          <table:table-cell office:value-type="float" office:value="2">
            <text:p>2</text:p>
          </table:table-cell>
          <table:table-cell table:formula="of:=IF([.C1631]=[.C16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598">
            <text:p>4598</text:p>
          </table:table-cell>
          <table:table-cell office:value-type="string">
            <text:p>79CA0068</text:p>
          </table:table-cell>
          <table:table-cell office:value-type="float" office:value="3161">
            <text:p>3161</text:p>
          </table:table-cell>
          <table:table-cell office:value-type="float" office:value="2">
            <text:p>2</text:p>
          </table:table-cell>
          <table:table-cell table:formula="of:=IF([.C1632]=[.C16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47">
            <text:p>3747</text:p>
          </table:table-cell>
          <table:table-cell office:value-type="string">
            <text:p>79CA0069</text:p>
          </table:table-cell>
          <table:table-cell office:value-type="float" office:value="3192">
            <text:p>3192</text:p>
          </table:table-cell>
          <table:table-cell office:value-type="float" office:value="1">
            <text:p>1</text:p>
          </table:table-cell>
          <table:table-cell table:formula="of:=IF([.C1633]=[.C16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62">
            <text:p>4262</text:p>
          </table:table-cell>
          <table:table-cell office:value-type="string">
            <text:p>79CA006C</text:p>
          </table:table-cell>
          <table:table-cell office:value-type="float" office:value="3283">
            <text:p>3283</text:p>
          </table:table-cell>
          <table:table-cell office:value-type="float" office:value="2">
            <text:p>2</text:p>
          </table:table-cell>
          <table:table-cell table:formula="of:=IF([.C1634]=[.C16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81">
            <text:p>3881</text:p>
          </table:table-cell>
          <table:table-cell office:value-type="string">
            <text:p>79CA006D</text:p>
          </table:table-cell>
          <table:table-cell office:value-type="float" office:value="3313">
            <text:p>3313</text:p>
          </table:table-cell>
          <table:table-cell office:value-type="float" office:value="1">
            <text:p>1</text:p>
          </table:table-cell>
          <table:table-cell table:formula="of:=IF([.C1635]=[.C16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80">
            <text:p>4080</text:p>
          </table:table-cell>
          <table:table-cell office:value-type="string">
            <text:p>79CA006F</text:p>
          </table:table-cell>
          <table:table-cell office:value-type="float" office:value="3374">
            <text:p>3374</text:p>
          </table:table-cell>
          <table:table-cell office:value-type="float" office:value="1">
            <text:p>1</text:p>
          </table:table-cell>
          <table:table-cell table:formula="of:=IF([.C1636]=[.C16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73">
            <text:p>1773</text:p>
          </table:table-cell>
          <table:table-cell office:value-type="string">
            <text:p>9268000A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table:formula="of:=IF([.C1637]=[.C16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77">
            <text:p>1777</text:p>
          </table:table-cell>
          <table:table-cell office:value-type="string">
            <text:p>9268000B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table:formula="of:=IF([.C1638]=[.C16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213">
            <text:p>1213</text:p>
          </table:table-cell>
          <table:table-cell office:value-type="string">
            <text:p>9268000C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table:formula="of:=IF([.C1639]=[.C16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76">
            <text:p>2276</text:p>
          </table:table-cell>
          <table:table-cell office:value-type="string">
            <text:p>9268000D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table:formula="of:=IF([.C1640]=[.C16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92">
            <text:p>692</text:p>
          </table:table-cell>
          <table:table-cell office:value-type="string">
            <text:p>BAD3000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IF([.C1641]=[.C164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04">
            <text:p>3904</text:p>
          </table:table-cell>
          <table:table-cell office:value-type="string">
            <text:p>BAD3000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IF([.C1642]=[.C16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46">
            <text:p>2846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f:=IF([.C1643]=[.C16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05">
            <text:p>3705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f:=IF([.C1644]=[.C164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59">
            <text:p>4659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IF([.C1645]=[.C164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95">
            <text:p>695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IF([.C1646]=[.C16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84">
            <text:p>2184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formula="of:=IF([.C1647]=[.C164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90">
            <text:p>2790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formula="of:=IF([.C1648]=[.C16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01">
            <text:p>1801</text:p>
          </table:table-cell>
          <table:table-cell office:value-type="string">
            <text:p>BAD30003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formula="of:=IF([.C1649]=[.C165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41">
            <text:p>3441</text:p>
          </table:table-cell>
          <table:table-cell office:value-type="string">
            <text:p>BAD30003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formula="of:=IF([.C1650]=[.C16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00">
            <text:p>2700</text:p>
          </table:table-cell>
          <table:table-cell office:value-type="string">
            <text:p>BAD30005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table:formula="of:=IF([.C1651]=[.C16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27">
            <text:p>3927</text:p>
          </table:table-cell>
          <table:table-cell office:value-type="string">
            <text:p>BAD30005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formula="of:=IF([.C1652]=[.C16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6">
            <text:p>2586</text:p>
          </table:table-cell>
          <table:table-cell office:value-type="string">
            <text:p>BAD30006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table:formula="of:=IF([.C1653]=[.C16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94">
            <text:p>2794</text:p>
          </table:table-cell>
          <table:table-cell office:value-type="string">
            <text:p>BAD3000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formula="of:=IF([.C1654]=[.C16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18">
            <text:p>2718</text:p>
          </table:table-cell>
          <table:table-cell office:value-type="string">
            <text:p>BAD3000D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table:formula="of:=IF([.C1655]=[.C16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23">
            <text:p>2723</text:p>
          </table:table-cell>
          <table:table-cell office:value-type="string">
            <text:p>BAD3000F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table:formula="of:=IF([.C1656]=[.C16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27">
            <text:p>2727</text:p>
          </table:table-cell>
          <table:table-cell office:value-type="string">
            <text:p>BAD30010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table:formula="of:=IF([.C1657]=[.C16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33">
            <text:p>2733</text:p>
          </table:table-cell>
          <table:table-cell office:value-type="string">
            <text:p>BAD3001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table:formula="of:=IF([.C1658]=[.C16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54">
            <text:p>3654</text:p>
          </table:table-cell>
          <table:table-cell office:value-type="string">
            <text:p>BAD30016</text:p>
          </table:table-cell>
          <table:table-cell office:value-type="float" office:value="671">
            <text:p>671</text:p>
          </table:table-cell>
          <table:table-cell office:value-type="float" office:value="2">
            <text:p>2</text:p>
          </table:table-cell>
          <table:table-cell table:formula="of:=IF([.C1659]=[.C16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22">
            <text:p>3722</text:p>
          </table:table-cell>
          <table:table-cell office:value-type="string">
            <text:p>BAD30016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table:formula="of:=IF([.C1660]=[.C16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54">
            <text:p>2654</text:p>
          </table:table-cell>
          <table:table-cell office:value-type="string">
            <text:p>BAD30017</text:p>
          </table:table-cell>
          <table:table-cell office:value-type="float" office:value="701">
            <text:p>701</text:p>
          </table:table-cell>
          <table:table-cell office:value-type="float" office:value="2">
            <text:p>2</text:p>
          </table:table-cell>
          <table:table-cell table:formula="of:=IF([.C1661]=[.C16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66">
            <text:p>2166</text:p>
          </table:table-cell>
          <table:table-cell office:value-type="string">
            <text:p>BAD30018</text:p>
          </table:table-cell>
          <table:table-cell office:value-type="float" office:value="732">
            <text:p>732</text:p>
          </table:table-cell>
          <table:table-cell office:value-type="float" office:value="2">
            <text:p>2</text:p>
          </table:table-cell>
          <table:table-cell table:formula="of:=IF([.C1662]=[.C16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51">
            <text:p>4451</text:p>
          </table:table-cell>
          <table:table-cell office:value-type="string">
            <text:p>BAD30018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table:formula="of:=IF([.C1663]=[.C16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71">
            <text:p>3671</text:p>
          </table:table-cell>
          <table:table-cell office:value-type="string">
            <text:p>BAD30018</text:p>
          </table:table-cell>
          <table:table-cell office:value-type="float" office:value="732">
            <text:p>732</text:p>
          </table:table-cell>
          <table:table-cell office:value-type="float" office:value="2">
            <text:p>2</text:p>
          </table:table-cell>
          <table:table-cell table:formula="of:=IF([.C1664]=[.C16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34">
            <text:p>4834</text:p>
          </table:table-cell>
          <table:table-cell office:value-type="string">
            <text:p>BAD30018</text:p>
          </table:table-cell>
          <table:table-cell office:value-type="float" office:value="732">
            <text:p>732</text:p>
          </table:table-cell>
          <table:table-cell office:value-type="float" office:value="4">
            <text:p>4</text:p>
          </table:table-cell>
          <table:table-cell table:formula="of:=IF([.C1665]=[.C16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82">
            <text:p>3682</text:p>
          </table:table-cell>
          <table:table-cell office:value-type="string">
            <text:p>BAD30019</text:p>
          </table:table-cell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table:formula="of:=IF([.C1666]=[.C16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5">
            <text:p>2535</text:p>
          </table:table-cell>
          <table:table-cell office:value-type="string">
            <text:p>BAD3001A</text:p>
          </table:table-cell>
          <table:table-cell office:value-type="float" office:value="793">
            <text:p>793</text:p>
          </table:table-cell>
          <table:table-cell office:value-type="float" office:value="2">
            <text:p>2</text:p>
          </table:table-cell>
          <table:table-cell table:formula="of:=IF([.C1667]=[.C16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7">
            <text:p>2557</text:p>
          </table:table-cell>
          <table:table-cell office:value-type="string">
            <text:p>BAD3001B</text:p>
          </table:table-cell>
          <table:table-cell office:value-type="float" office:value="823">
            <text:p>823</text:p>
          </table:table-cell>
          <table:table-cell office:value-type="float" office:value="2">
            <text:p>2</text:p>
          </table:table-cell>
          <table:table-cell table:formula="of:=IF([.C1668]=[.C16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6">
            <text:p>2596</text:p>
          </table:table-cell>
          <table:table-cell office:value-type="string">
            <text:p>BAD3001C</text:p>
          </table:table-cell>
          <table:table-cell office:value-type="float" office:value="854">
            <text:p>854</text:p>
          </table:table-cell>
          <table:table-cell office:value-type="float" office:value="2">
            <text:p>2</text:p>
          </table:table-cell>
          <table:table-cell table:formula="of:=IF([.C1669]=[.C16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98">
            <text:p>2598</text:p>
          </table:table-cell>
          <table:table-cell office:value-type="string">
            <text:p>BAD3001C</text:p>
          </table:table-cell>
          <table:table-cell office:value-type="float" office:value="854">
            <text:p>854</text:p>
          </table:table-cell>
          <table:table-cell office:value-type="float" office:value="3">
            <text:p>3</text:p>
          </table:table-cell>
          <table:table-cell table:formula="of:=IF([.C1670]=[.C16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10">
            <text:p>2610</text:p>
          </table:table-cell>
          <table:table-cell office:value-type="string">
            <text:p>BAD3001D</text:p>
          </table:table-cell>
          <table:table-cell office:value-type="float" office:value="885">
            <text:p>885</text:p>
          </table:table-cell>
          <table:table-cell office:value-type="float" office:value="2">
            <text:p>2</text:p>
          </table:table-cell>
          <table:table-cell table:formula="of:=IF([.C1671]=[.C16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97">
            <text:p>4397</text:p>
          </table:table-cell>
          <table:table-cell office:value-type="string">
            <text:p>BAD3001E</text:p>
          </table:table-cell>
          <table:table-cell office:value-type="float" office:value="915">
            <text:p>915</text:p>
          </table:table-cell>
          <table:table-cell office:value-type="float" office:value="2">
            <text:p>2</text:p>
          </table:table-cell>
          <table:table-cell table:formula="of:=IF([.C1672]=[.C16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76">
            <text:p>4776</text:p>
          </table:table-cell>
          <table:table-cell office:value-type="string">
            <text:p>BAD3001E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table:formula="of:=IF([.C1673]=[.C16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26">
            <text:p>2626</text:p>
          </table:table-cell>
          <table:table-cell office:value-type="string">
            <text:p>BAD3001F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table:formula="of:=IF([.C1674]=[.C167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11">
            <text:p>3711</text:p>
          </table:table-cell>
          <table:table-cell office:value-type="string">
            <text:p>BAD3001F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table:formula="of:=IF([.C1675]=[.C16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85">
            <text:p>4785</text:p>
          </table:table-cell>
          <table:table-cell office:value-type="string">
            <text:p>BAD30020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table:formula="of:=IF([.C1676]=[.C16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38">
            <text:p>2238</text:p>
          </table:table-cell>
          <table:table-cell office:value-type="string">
            <text:p>BAD30023</text:p>
          </table:table-cell>
          <table:table-cell office:value-type="float" office:value="1066">
            <text:p>1066</text:p>
          </table:table-cell>
          <table:table-cell office:value-type="float" office:value="2">
            <text:p>2</text:p>
          </table:table-cell>
          <table:table-cell table:formula="of:=IF([.C1677]=[.C16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63">
            <text:p>3363</text:p>
          </table:table-cell>
          <table:table-cell office:value-type="string">
            <text:p>BAD30024</text:p>
          </table:table-cell>
          <table:table-cell office:value-type="float" office:value="1096">
            <text:p>1096</text:p>
          </table:table-cell>
          <table:table-cell office:value-type="float" office:value="3">
            <text:p>3</text:p>
          </table:table-cell>
          <table:table-cell table:formula="of:=IF([.C1678]=[.C16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33">
            <text:p>4733</text:p>
          </table:table-cell>
          <table:table-cell office:value-type="string">
            <text:p>BAD30024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table:formula="of:=IF([.C1679]=[.C16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90">
            <text:p>4790</text:p>
          </table:table-cell>
          <table:table-cell office:value-type="string">
            <text:p>BAD30024</text:p>
          </table:table-cell>
          <table:table-cell office:value-type="float" office:value="1096">
            <text:p>1096</text:p>
          </table:table-cell>
          <table:table-cell office:value-type="float" office:value="1">
            <text:p>1</text:p>
          </table:table-cell>
          <table:table-cell table:formula="of:=IF([.C1680]=[.C168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34">
            <text:p>2634</text:p>
          </table:table-cell>
          <table:table-cell office:value-type="string">
            <text:p>BAD30024</text:p>
          </table:table-cell>
          <table:table-cell office:value-type="float" office:value="1096">
            <text:p>1096</text:p>
          </table:table-cell>
          <table:table-cell office:value-type="float" office:value="2">
            <text:p>2</text:p>
          </table:table-cell>
          <table:table-cell table:formula="of:=IF([.C1681]=[.C16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74">
            <text:p>2674</text:p>
          </table:table-cell>
          <table:table-cell office:value-type="string">
            <text:p>BAD30025</text:p>
          </table:table-cell>
          <table:table-cell office:value-type="float" office:value="1126">
            <text:p>1126</text:p>
          </table:table-cell>
          <table:table-cell office:value-type="float" office:value="3">
            <text:p>3</text:p>
          </table:table-cell>
          <table:table-cell table:formula="of:=IF([.C1682]=[.C16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78">
            <text:p>3378</text:p>
          </table:table-cell>
          <table:table-cell office:value-type="string">
            <text:p>BAD30025</text:p>
          </table:table-cell>
          <table:table-cell office:value-type="float" office:value="1126">
            <text:p>1126</text:p>
          </table:table-cell>
          <table:table-cell office:value-type="float" office:value="3">
            <text:p>3</text:p>
          </table:table-cell>
          <table:table-cell table:formula="of:=IF([.C1683]=[.C16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80">
            <text:p>3480</text:p>
          </table:table-cell>
          <table:table-cell office:value-type="string">
            <text:p>BAD30025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table:formula="of:=IF([.C1684]=[.C16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50">
            <text:p>4650</text:p>
          </table:table-cell>
          <table:table-cell office:value-type="string">
            <text:p>BAD30025</text:p>
          </table:table-cell>
          <table:table-cell office:value-type="float" office:value="1126">
            <text:p>1126</text:p>
          </table:table-cell>
          <table:table-cell office:value-type="float" office:value="2">
            <text:p>2</text:p>
          </table:table-cell>
          <table:table-cell table:formula="of:=IF([.C1685]=[.C16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47">
            <text:p>3647</text:p>
          </table:table-cell>
          <table:table-cell office:value-type="string">
            <text:p>BAD30025</text:p>
          </table:table-cell>
          <table:table-cell office:value-type="float" office:value="1126">
            <text:p>1126</text:p>
          </table:table-cell>
          <table:table-cell office:value-type="float" office:value="3">
            <text:p>3</text:p>
          </table:table-cell>
          <table:table-cell table:formula="of:=IF([.C1686]=[.C16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54">
            <text:p>2754</text:p>
          </table:table-cell>
          <table:table-cell office:value-type="string">
            <text:p>BAD30027</text:p>
          </table:table-cell>
          <table:table-cell office:value-type="float" office:value="1186">
            <text:p>1186</text:p>
          </table:table-cell>
          <table:table-cell office:value-type="float" office:value="2">
            <text:p>2</text:p>
          </table:table-cell>
          <table:table-cell table:formula="of:=IF([.C1687]=[.C16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57">
            <text:p>2257</text:p>
          </table:table-cell>
          <table:table-cell office:value-type="string">
            <text:p>BAD30028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table:formula="of:=IF([.C1688]=[.C16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6">
            <text:p>4216</text:p>
          </table:table-cell>
          <table:table-cell office:value-type="string">
            <text:p>BAD30029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 table:formula="of:=IF([.C1689]=[.C16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7">
            <text:p>5117</text:p>
          </table:table-cell>
          <table:table-cell office:value-type="string">
            <text:p>BAD30029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 table:formula="of:=IF([.C1690]=[.C16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17">
            <text:p>4817</text:p>
          </table:table-cell>
          <table:table-cell office:value-type="string">
            <text:p>BAD30029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 table:formula="of:=IF([.C1691]=[.C16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35">
            <text:p>3735</text:p>
          </table:table-cell>
          <table:table-cell office:value-type="string">
            <text:p>BAD3002F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table:formula="of:=IF([.C1692]=[.C16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24">
            <text:p>3824</text:p>
          </table:table-cell>
          <table:table-cell office:value-type="string">
            <text:p>BAD30030</text:p>
          </table:table-cell>
          <table:table-cell office:value-type="float" office:value="1459">
            <text:p>1459</text:p>
          </table:table-cell>
          <table:table-cell office:value-type="float" office:value="2">
            <text:p>2</text:p>
          </table:table-cell>
          <table:table-cell table:formula="of:=IF([.C1693]=[.C16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55">
            <text:p>5155</text:p>
          </table:table-cell>
          <table:table-cell office:value-type="string">
            <text:p>BAD30030</text:p>
          </table:table-cell>
          <table:table-cell office:value-type="float" office:value="1459">
            <text:p>1459</text:p>
          </table:table-cell>
          <table:table-cell office:value-type="float" office:value="3">
            <text:p>3</text:p>
          </table:table-cell>
          <table:table-cell table:formula="of:=IF([.C1694]=[.C16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76">
            <text:p>4676</text:p>
          </table:table-cell>
          <table:table-cell office:value-type="string">
            <text:p>BAD30030</text:p>
          </table:table-cell>
          <table:table-cell office:value-type="float" office:value="1459">
            <text:p>1459</text:p>
          </table:table-cell>
          <table:table-cell office:value-type="float" office:value="2">
            <text:p>2</text:p>
          </table:table-cell>
          <table:table-cell table:formula="of:=IF([.C1695]=[.C16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80">
            <text:p>3680</text:p>
          </table:table-cell>
          <table:table-cell office:value-type="string">
            <text:p>BAD30038</text:p>
          </table:table-cell>
          <table:table-cell office:value-type="float" office:value="1702">
            <text:p>1702</text:p>
          </table:table-cell>
          <table:table-cell office:value-type="float" office:value="2">
            <text:p>2</text:p>
          </table:table-cell>
          <table:table-cell table:formula="of:=IF([.C1696]=[.C16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7">
            <text:p>4247</text:p>
          </table:table-cell>
          <table:table-cell office:value-type="string">
            <text:p>BAD30039</text:p>
          </table:table-cell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 table:formula="of:=IF([.C1697]=[.C169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56">
            <text:p>4756</text:p>
          </table:table-cell>
          <table:table-cell office:value-type="string">
            <text:p>BAD30039</text:p>
          </table:table-cell>
          <table:table-cell office:value-type="float" office:value="1732">
            <text:p>1732</text:p>
          </table:table-cell>
          <table:table-cell office:value-type="float" office:value="1">
            <text:p>1</text:p>
          </table:table-cell>
          <table:table-cell table:formula="of:=IF([.C1698]=[.C16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87">
            <text:p>4787</text:p>
          </table:table-cell>
          <table:table-cell office:value-type="string">
            <text:p>BAD3003A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formula="of:=IF([.C1699]=[.C17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2">
            <text:p>4302</text:p>
          </table:table-cell>
          <table:table-cell office:value-type="string">
            <text:p>BAD3003B</text:p>
          </table:table-cell>
          <table:table-cell office:value-type="float" office:value="1792">
            <text:p>1792</text:p>
          </table:table-cell>
          <table:table-cell office:value-type="float" office:value="3">
            <text:p>3</text:p>
          </table:table-cell>
          <table:table-cell table:formula="of:=IF([.C1700]=[.C17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5">
            <text:p>5035</text:p>
          </table:table-cell>
          <table:table-cell office:value-type="string">
            <text:p>BAD3003B</text:p>
          </table:table-cell>
          <table:table-cell office:value-type="float" office:value="1792">
            <text:p>1792</text:p>
          </table:table-cell>
          <table:table-cell office:value-type="float" office:value="3">
            <text:p>3</text:p>
          </table:table-cell>
          <table:table-cell table:formula="of:=IF([.C1701]=[.C17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34">
            <text:p>4934</text:p>
          </table:table-cell>
          <table:table-cell office:value-type="string">
            <text:p>BAD3003C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table:formula="of:=IF([.C1702]=[.C17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79">
            <text:p>3479</text:p>
          </table:table-cell>
          <table:table-cell office:value-type="string">
            <text:p>BAD3003D</text:p>
          </table:table-cell>
          <table:table-cell office:value-type="float" office:value="1852">
            <text:p>1852</text:p>
          </table:table-cell>
          <table:table-cell office:value-type="float" office:value="1">
            <text:p>1</text:p>
          </table:table-cell>
          <table:table-cell table:formula="of:=IF([.C1703]=[.C17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10">
            <text:p>3910</text:p>
          </table:table-cell>
          <table:table-cell office:value-type="string">
            <text:p>BAD3003F</text:p>
          </table:table-cell>
          <table:table-cell office:value-type="float" office:value="1913">
            <text:p>1913</text:p>
          </table:table-cell>
          <table:table-cell office:value-type="float" office:value="1">
            <text:p>1</text:p>
          </table:table-cell>
          <table:table-cell table:formula="of:=IF([.C1704]=[.C17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3">
            <text:p>4163</text:p>
          </table:table-cell>
          <table:table-cell office:value-type="string">
            <text:p>BAD30042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table:formula="of:=IF([.C1705]=[.C17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70">
            <text:p>4170</text:p>
          </table:table-cell>
          <table:table-cell office:value-type="string">
            <text:p>BAD30044</text:p>
          </table:table-cell>
          <table:table-cell office:value-type="float" office:value="2065">
            <text:p>2065</text:p>
          </table:table-cell>
          <table:table-cell office:value-type="float" office:value="2">
            <text:p>2</text:p>
          </table:table-cell>
          <table:table-cell table:formula="of:=IF([.C1706]=[.C17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0">
            <text:p>4180</text:p>
          </table:table-cell>
          <table:table-cell office:value-type="string">
            <text:p>BAD30045</text:p>
          </table:table-cell>
          <table:table-cell office:value-type="float" office:value="2095">
            <text:p>2095</text:p>
          </table:table-cell>
          <table:table-cell office:value-type="float" office:value="2">
            <text:p>2</text:p>
          </table:table-cell>
          <table:table-cell table:formula="of:=IF([.C1707]=[.C17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73">
            <text:p>5173</text:p>
          </table:table-cell>
          <table:table-cell office:value-type="string">
            <text:p>BAD30048</text:p>
          </table:table-cell>
          <table:table-cell office:value-type="float" office:value="2186">
            <text:p>2186</text:p>
          </table:table-cell>
          <table:table-cell office:value-type="float" office:value="3">
            <text:p>3</text:p>
          </table:table-cell>
          <table:table-cell table:formula="of:=IF([.C1708]=[.C17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83">
            <text:p>4783</text:p>
          </table:table-cell>
          <table:table-cell office:value-type="string">
            <text:p>BAD30048</text:p>
          </table:table-cell>
          <table:table-cell office:value-type="float" office:value="2186">
            <text:p>2186</text:p>
          </table:table-cell>
          <table:table-cell office:value-type="float" office:value="3">
            <text:p>3</text:p>
          </table:table-cell>
          <table:table-cell table:formula="of:=IF([.C1709]=[.C17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18">
            <text:p>4518</text:p>
          </table:table-cell>
          <table:table-cell office:value-type="string">
            <text:p>BAD30049</text:p>
          </table:table-cell>
          <table:table-cell office:value-type="float" office:value="2216">
            <text:p>2216</text:p>
          </table:table-cell>
          <table:table-cell office:value-type="float" office:value="2">
            <text:p>2</text:p>
          </table:table-cell>
          <table:table-cell table:formula="of:=IF([.C1710]=[.C17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12">
            <text:p>3712</text:p>
          </table:table-cell>
          <table:table-cell office:value-type="string">
            <text:p>BAD3004A</text:p>
          </table:table-cell>
          <table:table-cell office:value-type="float" office:value="2246">
            <text:p>2246</text:p>
          </table:table-cell>
          <table:table-cell office:value-type="float" office:value="2">
            <text:p>2</text:p>
          </table:table-cell>
          <table:table-cell table:formula="of:=IF([.C1711]=[.C171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9">
            <text:p>4809</text:p>
          </table:table-cell>
          <table:table-cell office:value-type="string">
            <text:p>BAD3004A</text:p>
          </table:table-cell>
          <table:table-cell office:value-type="float" office:value="2246">
            <text:p>2246</text:p>
          </table:table-cell>
          <table:table-cell office:value-type="float" office:value="3">
            <text:p>3</text:p>
          </table:table-cell>
          <table:table-cell table:formula="of:=IF([.C1712]=[.C17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36">
            <text:p>3636</text:p>
          </table:table-cell>
          <table:table-cell office:value-type="string">
            <text:p>BAD3004B</text:p>
          </table:table-cell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formula="of:=IF([.C1713]=[.C17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4">
            <text:p>4164</text:p>
          </table:table-cell>
          <table:table-cell office:value-type="string">
            <text:p>BAD3004C</text:p>
          </table:table-cell>
          <table:table-cell office:value-type="float" office:value="2306">
            <text:p>2306</text:p>
          </table:table-cell>
          <table:table-cell office:value-type="float" office:value="2">
            <text:p>2</text:p>
          </table:table-cell>
          <table:table-cell table:formula="of:=IF([.C1714]=[.C17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17">
            <text:p>4517</text:p>
          </table:table-cell>
          <table:table-cell office:value-type="string">
            <text:p>BAD3004C</text:p>
          </table:table-cell>
          <table:table-cell office:value-type="float" office:value="2306">
            <text:p>2306</text:p>
          </table:table-cell>
          <table:table-cell office:value-type="float" office:value="2">
            <text:p>2</text:p>
          </table:table-cell>
          <table:table-cell table:formula="of:=IF([.C1715]=[.C17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9">
            <text:p>4889</text:p>
          </table:table-cell>
          <table:table-cell office:value-type="string">
            <text:p>BAD3004C</text:p>
          </table:table-cell>
          <table:table-cell office:value-type="float" office:value="2306">
            <text:p>2306</text:p>
          </table:table-cell>
          <table:table-cell office:value-type="float" office:value="2">
            <text:p>2</text:p>
          </table:table-cell>
          <table:table-cell table:formula="of:=IF([.C1716]=[.C17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77">
            <text:p>4177</text:p>
          </table:table-cell>
          <table:table-cell office:value-type="string">
            <text:p>BAD3004F</text:p>
          </table:table-cell>
          <table:table-cell office:value-type="float" office:value="2396">
            <text:p>2396</text:p>
          </table:table-cell>
          <table:table-cell office:value-type="float" office:value="2">
            <text:p>2</text:p>
          </table:table-cell>
          <table:table-cell table:formula="of:=IF([.C1717]=[.C17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0">
            <text:p>4180</text:p>
          </table:table-cell>
          <table:table-cell office:value-type="string">
            <text:p>BAD30050</text:p>
          </table:table-cell>
          <table:table-cell office:value-type="float" office:value="2426">
            <text:p>2426</text:p>
          </table:table-cell>
          <table:table-cell office:value-type="float" office:value="2">
            <text:p>2</text:p>
          </table:table-cell>
          <table:table-cell table:formula="of:=IF([.C1718]=[.C17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5">
            <text:p>4185</text:p>
          </table:table-cell>
          <table:table-cell office:value-type="string">
            <text:p>BAD30052</text:p>
          </table:table-cell>
          <table:table-cell office:value-type="float" office:value="2486">
            <text:p>2486</text:p>
          </table:table-cell>
          <table:table-cell office:value-type="float" office:value="2">
            <text:p>2</text:p>
          </table:table-cell>
          <table:table-cell table:formula="of:=IF([.C1719]=[.C17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7">
            <text:p>4187</text:p>
          </table:table-cell>
          <table:table-cell office:value-type="string">
            <text:p>BAD30054</text:p>
          </table:table-cell>
          <table:table-cell office:value-type="float" office:value="2547">
            <text:p>2547</text:p>
          </table:table-cell>
          <table:table-cell office:value-type="float" office:value="2">
            <text:p>2</text:p>
          </table:table-cell>
          <table:table-cell table:formula="of:=IF([.C1720]=[.C17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6">
            <text:p>5086</text:p>
          </table:table-cell>
          <table:table-cell office:value-type="string">
            <text:p>BAD30054</text:p>
          </table:table-cell>
          <table:table-cell office:value-type="float" office:value="2547">
            <text:p>2547</text:p>
          </table:table-cell>
          <table:table-cell office:value-type="float" office:value="3">
            <text:p>3</text:p>
          </table:table-cell>
          <table:table-cell table:formula="of:=IF([.C1721]=[.C172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07">
            <text:p>5107</text:p>
          </table:table-cell>
          <table:table-cell office:value-type="string">
            <text:p>BAD30054</text:p>
          </table:table-cell>
          <table:table-cell office:value-type="float" office:value="2547">
            <text:p>2547</text:p>
          </table:table-cell>
          <table:table-cell office:value-type="float" office:value="3">
            <text:p>3</text:p>
          </table:table-cell>
          <table:table-cell table:formula="of:=IF([.C1722]=[.C17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9">
            <text:p>4189</text:p>
          </table:table-cell>
          <table:table-cell office:value-type="string">
            <text:p>BAD30058</text:p>
          </table:table-cell>
          <table:table-cell office:value-type="float" office:value="2669">
            <text:p>2669</text:p>
          </table:table-cell>
          <table:table-cell office:value-type="float" office:value="2">
            <text:p>2</text:p>
          </table:table-cell>
          <table:table-cell table:formula="of:=IF([.C1723]=[.C172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4">
            <text:p>5114</text:p>
          </table:table-cell>
          <table:table-cell office:value-type="string">
            <text:p>BAD30058</text:p>
          </table:table-cell>
          <table:table-cell office:value-type="float" office:value="2669">
            <text:p>2669</text:p>
          </table:table-cell>
          <table:table-cell office:value-type="float" office:value="3">
            <text:p>3</text:p>
          </table:table-cell>
          <table:table-cell table:formula="of:=IF([.C1724]=[.C17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8">
            <text:p>5148</text:p>
          </table:table-cell>
          <table:table-cell office:value-type="string">
            <text:p>BAD30058</text:p>
          </table:table-cell>
          <table:table-cell office:value-type="float" office:value="2669">
            <text:p>2669</text:p>
          </table:table-cell>
          <table:table-cell office:value-type="float" office:value="3">
            <text:p>3</text:p>
          </table:table-cell>
          <table:table-cell table:formula="of:=IF([.C1725]=[.C17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64">
            <text:p>3664</text:p>
          </table:table-cell>
          <table:table-cell office:value-type="string">
            <text:p>BAD3005A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table:formula="of:=IF([.C1726]=[.C17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0">
            <text:p>4210</text:p>
          </table:table-cell>
          <table:table-cell office:value-type="string">
            <text:p>BAD3005C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table:formula="of:=IF([.C1727]=[.C17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9">
            <text:p>4629</text:p>
          </table:table-cell>
          <table:table-cell office:value-type="string">
            <text:p>BAD3005D</text:p>
          </table:table-cell>
          <table:table-cell office:value-type="float" office:value="2819">
            <text:p>2819</text:p>
          </table:table-cell>
          <table:table-cell office:value-type="float" office:value="2">
            <text:p>2</text:p>
          </table:table-cell>
          <table:table-cell table:formula="of:=IF([.C1728]=[.C17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67">
            <text:p>4267</text:p>
          </table:table-cell>
          <table:table-cell office:value-type="string">
            <text:p>BAD3005E</text:p>
          </table:table-cell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  <table:table-cell table:formula="of:=IF([.C1729]=[.C17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1">
            <text:p>4271</text:p>
          </table:table-cell>
          <table:table-cell office:value-type="string">
            <text:p>BAD3005F</text:p>
          </table:table-cell>
          <table:table-cell office:value-type="float" office:value="2879">
            <text:p>2879</text:p>
          </table:table-cell>
          <table:table-cell office:value-type="float" office:value="1">
            <text:p>1</text:p>
          </table:table-cell>
          <table:table-cell table:formula="of:=IF([.C1730]=[.C17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71">
            <text:p>4271</text:p>
          </table:table-cell>
          <table:table-cell office:value-type="string">
            <text:p>BAD30060</text:p>
          </table:table-cell>
          <table:table-cell office:value-type="float" office:value="2910">
            <text:p>2910</text:p>
          </table:table-cell>
          <table:table-cell office:value-type="float" office:value="1">
            <text:p>1</text:p>
          </table:table-cell>
          <table:table-cell table:formula="of:=IF([.C1731]=[.C17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0">
            <text:p>4440</text:p>
          </table:table-cell>
          <table:table-cell office:value-type="string">
            <text:p>BAD30063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formula="of:=IF([.C1732]=[.C17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80">
            <text:p>4980</text:p>
          </table:table-cell>
          <table:table-cell office:value-type="string">
            <text:p>BAD30063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table:formula="of:=IF([.C1733]=[.C17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6">
            <text:p>4286</text:p>
          </table:table-cell>
          <table:table-cell office:value-type="string">
            <text:p>BAD30065</text:p>
          </table:table-cell>
          <table:table-cell office:value-type="float" office:value="3062">
            <text:p>3062</text:p>
          </table:table-cell>
          <table:table-cell office:value-type="float" office:value="1">
            <text:p>1</text:p>
          </table:table-cell>
          <table:table-cell table:formula="of:=IF([.C1734]=[.C17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87">
            <text:p>4287</text:p>
          </table:table-cell>
          <table:table-cell office:value-type="string">
            <text:p>BAD30069</text:p>
          </table:table-cell>
          <table:table-cell office:value-type="float" office:value="3183">
            <text:p>3183</text:p>
          </table:table-cell>
          <table:table-cell office:value-type="float" office:value="1">
            <text:p>1</text:p>
          </table:table-cell>
          <table:table-cell table:formula="of:=IF([.C1735]=[.C17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30">
            <text:p>4730</text:p>
          </table:table-cell>
          <table:table-cell office:value-type="string">
            <text:p>BAD30069</text:p>
          </table:table-cell>
          <table:table-cell office:value-type="float" office:value="3183">
            <text:p>3183</text:p>
          </table:table-cell>
          <table:table-cell office:value-type="float" office:value="3">
            <text:p>3</text:p>
          </table:table-cell>
          <table:table-cell table:formula="of:=IF([.C1736]=[.C17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38">
            <text:p>4638</text:p>
          </table:table-cell>
          <table:table-cell office:value-type="string">
            <text:p>BAD3006B</text:p>
          </table:table-cell>
          <table:table-cell office:value-type="float" office:value="3243">
            <text:p>3243</text:p>
          </table:table-cell>
          <table:table-cell office:value-type="float" office:value="2">
            <text:p>2</text:p>
          </table:table-cell>
          <table:table-cell table:formula="of:=IF([.C1737]=[.C17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60">
            <text:p>4660</text:p>
          </table:table-cell>
          <table:table-cell office:value-type="string">
            <text:p>BAD3006C</text:p>
          </table:table-cell>
          <table:table-cell office:value-type="float" office:value="3274">
            <text:p>3274</text:p>
          </table:table-cell>
          <table:table-cell office:value-type="float" office:value="2">
            <text:p>2</text:p>
          </table:table-cell>
          <table:table-cell table:formula="of:=IF([.C1738]=[.C17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48">
            <text:p>4748</text:p>
          </table:table-cell>
          <table:table-cell office:value-type="string">
            <text:p>BAD30071</text:p>
          </table:table-cell>
          <table:table-cell office:value-type="float" office:value="3427">
            <text:p>3427</text:p>
          </table:table-cell>
          <table:table-cell office:value-type="float" office:value="1">
            <text:p>1</text:p>
          </table:table-cell>
          <table:table-cell table:formula="of:=IF([.C1739]=[.C174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23">
            <text:p>5023</text:p>
          </table:table-cell>
          <table:table-cell office:value-type="string">
            <text:p>BAD30071</text:p>
          </table:table-cell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 table:formula="of:=IF([.C1740]=[.C174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0">
            <text:p>4620</text:p>
          </table:table-cell>
          <table:table-cell office:value-type="string">
            <text:p>BAD30071</text:p>
          </table:table-cell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 table:formula="of:=IF([.C1741]=[.C17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02">
            <text:p>3902</text:p>
          </table:table-cell>
          <table:table-cell office:value-type="string">
            <text:p>BAD30074</text:p>
          </table:table-cell>
          <table:table-cell office:value-type="float" office:value="3518">
            <text:p>3518</text:p>
          </table:table-cell>
          <table:table-cell office:value-type="float" office:value="1">
            <text:p>1</text:p>
          </table:table-cell>
          <table:table-cell table:formula="of:=IF([.C1742]=[.C17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11">
            <text:p>3911</text:p>
          </table:table-cell>
          <table:table-cell office:value-type="string">
            <text:p>BAD30075</text:p>
          </table:table-cell>
          <table:table-cell office:value-type="float" office:value="3548">
            <text:p>3548</text:p>
          </table:table-cell>
          <table:table-cell office:value-type="float" office:value="1">
            <text:p>1</text:p>
          </table:table-cell>
          <table:table-cell table:formula="of:=IF([.C1743]=[.C17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6">
            <text:p>4446</text:p>
          </table:table-cell>
          <table:table-cell office:value-type="string">
            <text:p>BAD30076</text:p>
          </table:table-cell>
          <table:table-cell office:value-type="float" office:value="3579">
            <text:p>3579</text:p>
          </table:table-cell>
          <table:table-cell office:value-type="float" office:value="2">
            <text:p>2</text:p>
          </table:table-cell>
          <table:table-cell table:formula="of:=IF([.C1744]=[.C17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16">
            <text:p>4516</text:p>
          </table:table-cell>
          <table:table-cell office:value-type="string">
            <text:p>BAD30078</text:p>
          </table:table-cell>
          <table:table-cell office:value-type="float" office:value="3640">
            <text:p>3640</text:p>
          </table:table-cell>
          <table:table-cell office:value-type="float" office:value="2">
            <text:p>2</text:p>
          </table:table-cell>
          <table:table-cell table:formula="of:=IF([.C1745]=[.C17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37">
            <text:p>4637</text:p>
          </table:table-cell>
          <table:table-cell office:value-type="string">
            <text:p>BAD3007A</text:p>
          </table:table-cell>
          <table:table-cell office:value-type="float" office:value="3701">
            <text:p>3701</text:p>
          </table:table-cell>
          <table:table-cell office:value-type="float" office:value="2">
            <text:p>2</text:p>
          </table:table-cell>
          <table:table-cell table:formula="of:=IF([.C1746]=[.C17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30">
            <text:p>4730</text:p>
          </table:table-cell>
          <table:table-cell office:value-type="string">
            <text:p>BAD3007D</text:p>
          </table:table-cell>
          <table:table-cell office:value-type="float" office:value="3791">
            <text:p>3791</text:p>
          </table:table-cell>
          <table:table-cell office:value-type="float" office:value="1">
            <text:p>1</text:p>
          </table:table-cell>
          <table:table-cell table:formula="of:=IF([.C1747]=[.C17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33">
            <text:p>4933</text:p>
          </table:table-cell>
          <table:table-cell office:value-type="string">
            <text:p>BAD30080</text:p>
          </table:table-cell>
          <table:table-cell office:value-type="float" office:value="3882">
            <text:p>3882</text:p>
          </table:table-cell>
          <table:table-cell office:value-type="float" office:value="1">
            <text:p>1</text:p>
          </table:table-cell>
          <table:table-cell table:formula="of:=IF([.C1748]=[.C17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24">
            <text:p>2024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IF([.C1749]=[.C175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64">
            <text:p>2464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IF([.C1750]=[.C17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68">
            <text:p>3868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IF([.C1751]=[.C175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76">
            <text:p>676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IF([.C1752]=[.C175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17">
            <text:p>3117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IF([.C1753]=[.C17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28">
            <text:p>1528</text:p>
          </table:table-cell>
          <table:table-cell office:value-type="string">
            <text:p>C31E000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formula="of:=IF([.C1754]=[.C17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41">
            <text:p>4841</text:p>
          </table:table-cell>
          <table:table-cell office:value-type="string">
            <text:p>C31E0002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table:formula="of:=IF([.C1755]=[.C17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42">
            <text:p>542</text:p>
          </table:table-cell>
          <table:table-cell office:value-type="string">
            <text:p>C31E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IF([.C1756]=[.C17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49">
            <text:p>3749</text:p>
          </table:table-cell>
          <table:table-cell office:value-type="string">
            <text:p>C31E0003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formula="of:=IF([.C1757]=[.C17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817">
            <text:p>2817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formula="of:=IF([.C1758]=[.C175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013">
            <text:p>3013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formula="of:=IF([.C1759]=[.C17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96">
            <text:p>3596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formula="of:=IF([.C1760]=[.C176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4">
            <text:p>4214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formula="of:=IF([.C1761]=[.C176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30">
            <text:p>4730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formula="of:=IF([.C1762]=[.C17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12">
            <text:p>1512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formula="of:=IF([.C1763]=[.C17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1">
            <text:p>3031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formula="of:=IF([.C1764]=[.C17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37">
            <text:p>1537</text:p>
          </table:table-cell>
          <table:table-cell office:value-type="string">
            <text:p>C31E0005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formula="of:=IF([.C1765]=[.C17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44">
            <text:p>2144</text:p>
          </table:table-cell>
          <table:table-cell office:value-type="string">
            <text:p>C31E0005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formula="of:=IF([.C1766]=[.C17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96">
            <text:p>2496</text:p>
          </table:table-cell>
          <table:table-cell office:value-type="string">
            <text:p>C31E0005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table:formula="of:=IF([.C1767]=[.C17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857">
            <text:p>857</text:p>
          </table:table-cell>
          <table:table-cell office:value-type="string">
            <text:p>C31E0006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formula="of:=IF([.C1768]=[.C17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6">
            <text:p>4766</text:p>
          </table:table-cell>
          <table:table-cell office:value-type="string">
            <text:p>C31E0006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formula="of:=IF([.C1769]=[.C177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69">
            <text:p>2169</text:p>
          </table:table-cell>
          <table:table-cell office:value-type="string">
            <text:p>C31E0006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formula="of:=IF([.C1770]=[.C177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05">
            <text:p>3705</text:p>
          </table:table-cell>
          <table:table-cell office:value-type="string">
            <text:p>C31E0006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IF([.C1771]=[.C17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26">
            <text:p>1126</text:p>
          </table:table-cell>
          <table:table-cell office:value-type="string">
            <text:p>C31E0008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table:formula="of:=IF([.C1772]=[.C17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41">
            <text:p>2141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table:formula="of:=IF([.C1773]=[.C17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04">
            <text:p>3704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table:formula="of:=IF([.C1774]=[.C177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27">
            <text:p>5027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table:formula="of:=IF([.C1775]=[.C17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499">
            <text:p>2499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formula="of:=IF([.C1776]=[.C177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95">
            <text:p>3495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table:formula="of:=IF([.C1777]=[.C17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9">
            <text:p>2539</text:p>
          </table:table-cell>
          <table:table-cell office:value-type="string">
            <text:p>C31E000B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IF([.C1778]=[.C17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37">
            <text:p>3637</text:p>
          </table:table-cell>
          <table:table-cell office:value-type="string">
            <text:p>C31E000C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table:formula="of:=IF([.C1779]=[.C17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3">
            <text:p>2543</text:p>
          </table:table-cell>
          <table:table-cell office:value-type="string">
            <text:p>C31E000C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table:formula="of:=IF([.C1780]=[.C178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27">
            <text:p>4627</text:p>
          </table:table-cell>
          <table:table-cell office:value-type="string">
            <text:p>C31E000C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table:formula="of:=IF([.C1781]=[.C17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10">
            <text:p>2310</text:p>
          </table:table-cell>
          <table:table-cell office:value-type="string">
            <text:p>C31E000D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table:formula="of:=IF([.C1782]=[.C17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78">
            <text:p>2378</text:p>
          </table:table-cell>
          <table:table-cell office:value-type="string">
            <text:p>C31E000D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table:formula="of:=IF([.C1783]=[.C178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9">
            <text:p>2549</text:p>
          </table:table-cell>
          <table:table-cell office:value-type="string">
            <text:p>C31E000D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table:formula="of:=IF([.C1784]=[.C17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5">
            <text:p>2335</text:p>
          </table:table-cell>
          <table:table-cell office:value-type="string">
            <text:p>C31E000E</text:p>
          </table:table-cell>
          <table:table-cell office:value-type="float" office:value="426">
            <text:p>426</text:p>
          </table:table-cell>
          <table:table-cell office:value-type="float" office:value="3">
            <text:p>3</text:p>
          </table:table-cell>
          <table:table-cell table:formula="of:=IF([.C1785]=[.C178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6">
            <text:p>2556</text:p>
          </table:table-cell>
          <table:table-cell office:value-type="string">
            <text:p>C31E000E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table:formula="of:=IF([.C1786]=[.C17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25">
            <text:p>2125</text:p>
          </table:table-cell>
          <table:table-cell office:value-type="string">
            <text:p>C31E000F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table:formula="of:=IF([.C1787]=[.C17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81">
            <text:p>1481</text:p>
          </table:table-cell>
          <table:table-cell office:value-type="string">
            <text:p>C31E0010</text:p>
          </table:table-cell>
          <table:table-cell office:value-type="float" office:value="487">
            <text:p>487</text:p>
          </table:table-cell>
          <table:table-cell office:value-type="float" office:value="3">
            <text:p>3</text:p>
          </table:table-cell>
          <table:table-cell table:formula="of:=IF([.C1788]=[.C178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82">
            <text:p>2382</text:p>
          </table:table-cell>
          <table:table-cell office:value-type="string">
            <text:p>C31E0010</text:p>
          </table:table-cell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table:formula="of:=IF([.C1789]=[.C179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67">
            <text:p>4167</text:p>
          </table:table-cell>
          <table:table-cell office:value-type="string">
            <text:p>C31E0010</text:p>
          </table:table-cell>
          <table:table-cell office:value-type="float" office:value="487">
            <text:p>487</text:p>
          </table:table-cell>
          <table:table-cell office:value-type="float" office:value="4">
            <text:p>4</text:p>
          </table:table-cell>
          <table:table-cell table:formula="of:=IF([.C1790]=[.C17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4">
            <text:p>4184</text:p>
          </table:table-cell>
          <table:table-cell office:value-type="string">
            <text:p>C31E0010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table:formula="of:=IF([.C1791]=[.C17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32">
            <text:p>2132</text:p>
          </table:table-cell>
          <table:table-cell office:value-type="string">
            <text:p>C31E001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IF([.C1792]=[.C17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252">
            <text:p>1252</text:p>
          </table:table-cell>
          <table:table-cell office:value-type="string">
            <text:p>C31E0012</text:p>
          </table:table-cell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table:formula="of:=IF([.C1793]=[.C17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22">
            <text:p>3822</text:p>
          </table:table-cell>
          <table:table-cell office:value-type="string">
            <text:p>C31E0013</text:p>
          </table:table-cell>
          <table:table-cell office:value-type="float" office:value="578">
            <text:p>578</text:p>
          </table:table-cell>
          <table:table-cell office:value-type="float" office:value="3">
            <text:p>3</text:p>
          </table:table-cell>
          <table:table-cell table:formula="of:=IF([.C1794]=[.C17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26">
            <text:p>3726</text:p>
          </table:table-cell>
          <table:table-cell office:value-type="string">
            <text:p>C31E0013</text:p>
          </table:table-cell>
          <table:table-cell office:value-type="float" office:value="578">
            <text:p>578</text:p>
          </table:table-cell>
          <table:table-cell office:value-type="float" office:value="2">
            <text:p>2</text:p>
          </table:table-cell>
          <table:table-cell table:formula="of:=IF([.C1795]=[.C17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39">
            <text:p>2339</text:p>
          </table:table-cell>
          <table:table-cell office:value-type="string">
            <text:p>C31E0015</text:p>
          </table:table-cell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 table:formula="of:=IF([.C1796]=[.C17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14">
            <text:p>3414</text:p>
          </table:table-cell>
          <table:table-cell office:value-type="string">
            <text:p>C31E0015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table:formula="of:=IF([.C1797]=[.C179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01">
            <text:p>3501</text:p>
          </table:table-cell>
          <table:table-cell office:value-type="string">
            <text:p>C31E0015</text:p>
          </table:table-cell>
          <table:table-cell office:value-type="float" office:value="638">
            <text:p>638</text:p>
          </table:table-cell>
          <table:table-cell office:value-type="float" office:value="2">
            <text:p>2</text:p>
          </table:table-cell>
          <table:table-cell table:formula="of:=IF([.C1798]=[.C179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91">
            <text:p>3691</text:p>
          </table:table-cell>
          <table:table-cell office:value-type="string">
            <text:p>C31E0015</text:p>
          </table:table-cell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 table:formula="of:=IF([.C1799]=[.C18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60">
            <text:p>2560</text:p>
          </table:table-cell>
          <table:table-cell office:value-type="string">
            <text:p>C31E0017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table:formula="of:=IF([.C1800]=[.C18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61">
            <text:p>2561</text:p>
          </table:table-cell>
          <table:table-cell office:value-type="string">
            <text:p>C31E001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table:formula="of:=IF([.C1801]=[.C18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25">
            <text:p>2325</text:p>
          </table:table-cell>
          <table:table-cell office:value-type="string">
            <text:p>C31E0019</text:p>
          </table:table-cell>
          <table:table-cell office:value-type="float" office:value="759">
            <text:p>759</text:p>
          </table:table-cell>
          <table:table-cell office:value-type="float" office:value="2">
            <text:p>2</text:p>
          </table:table-cell>
          <table:table-cell table:formula="of:=IF([.C1802]=[.C18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47">
            <text:p>2347</text:p>
          </table:table-cell>
          <table:table-cell office:value-type="string">
            <text:p>C31E001A</text:p>
          </table:table-cell>
          <table:table-cell office:value-type="float" office:value="789">
            <text:p>789</text:p>
          </table:table-cell>
          <table:table-cell office:value-type="float" office:value="2">
            <text:p>2</text:p>
          </table:table-cell>
          <table:table-cell table:formula="of:=IF([.C1803]=[.C180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64">
            <text:p>2364</text:p>
          </table:table-cell>
          <table:table-cell office:value-type="string">
            <text:p>C31E001A</text:p>
          </table:table-cell>
          <table:table-cell office:value-type="float" office:value="789">
            <text:p>789</text:p>
          </table:table-cell>
          <table:table-cell office:value-type="float" office:value="2">
            <text:p>2</text:p>
          </table:table-cell>
          <table:table-cell table:formula="of:=IF([.C1804]=[.C18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7">
            <text:p>2577</text:p>
          </table:table-cell>
          <table:table-cell office:value-type="string">
            <text:p>C31E001A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table:formula="of:=IF([.C1805]=[.C180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49">
            <text:p>3849</text:p>
          </table:table-cell>
          <table:table-cell office:value-type="string">
            <text:p>C31E001A</text:p>
          </table:table-cell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table:formula="of:=IF([.C1806]=[.C18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30">
            <text:p>3930</text:p>
          </table:table-cell>
          <table:table-cell office:value-type="string">
            <text:p>C31E001A</text:p>
          </table:table-cell>
          <table:table-cell office:value-type="float" office:value="789">
            <text:p>789</text:p>
          </table:table-cell>
          <table:table-cell office:value-type="float" office:value="4">
            <text:p>4</text:p>
          </table:table-cell>
          <table:table-cell table:formula="of:=IF([.C1807]=[.C18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3">
            <text:p>2583</text:p>
          </table:table-cell>
          <table:table-cell office:value-type="string">
            <text:p>C31E001B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table:formula="of:=IF([.C1808]=[.C18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01">
            <text:p>2601</text:p>
          </table:table-cell>
          <table:table-cell office:value-type="string">
            <text:p>C31E001C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IF([.C1809]=[.C18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19">
            <text:p>3719</text:p>
          </table:table-cell>
          <table:table-cell office:value-type="string">
            <text:p>C31E001E</text:p>
          </table:table-cell>
          <table:table-cell office:value-type="float" office:value="910">
            <text:p>910</text:p>
          </table:table-cell>
          <table:table-cell office:value-type="float" office:value="4">
            <text:p>4</text:p>
          </table:table-cell>
          <table:table-cell table:formula="of:=IF([.C1810]=[.C18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25">
            <text:p>2625</text:p>
          </table:table-cell>
          <table:table-cell office:value-type="string">
            <text:p>C31E001F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table:formula="of:=IF([.C1811]=[.C18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65">
            <text:p>2765</text:p>
          </table:table-cell>
          <table:table-cell office:value-type="string">
            <text:p>C31E002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IF([.C1812]=[.C18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02">
            <text:p>2702</text:p>
          </table:table-cell>
          <table:table-cell office:value-type="string">
            <text:p>C31E0023</text:p>
          </table:table-cell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table:formula="of:=IF([.C1813]=[.C18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14">
            <text:p>3714</text:p>
          </table:table-cell>
          <table:table-cell office:value-type="string">
            <text:p>C31E0023</text:p>
          </table:table-cell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table:formula="of:=IF([.C1814]=[.C18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97">
            <text:p>4297</text:p>
          </table:table-cell>
          <table:table-cell office:value-type="string">
            <text:p>C31E0024</text:p>
          </table:table-cell>
          <table:table-cell office:value-type="float" office:value="1090">
            <text:p>1090</text:p>
          </table:table-cell>
          <table:table-cell office:value-type="float" office:value="3">
            <text:p>3</text:p>
          </table:table-cell>
          <table:table-cell table:formula="of:=IF([.C1815]=[.C18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04">
            <text:p>2404</text:p>
          </table:table-cell>
          <table:table-cell office:value-type="string">
            <text:p>C31E0025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table:formula="of:=IF([.C1816]=[.C18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766">
            <text:p>2766</text:p>
          </table:table-cell>
          <table:table-cell office:value-type="string">
            <text:p>C31E0025</text:p>
          </table:table-cell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table:formula="of:=IF([.C1817]=[.C18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9">
            <text:p>2559</text:p>
          </table:table-cell>
          <table:table-cell office:value-type="string">
            <text:p>C31E0026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table:formula="of:=IF([.C1818]=[.C18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4">
            <text:p>2584</text:p>
          </table:table-cell>
          <table:table-cell office:value-type="string">
            <text:p>C31E0027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table:formula="of:=IF([.C1819]=[.C18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81">
            <text:p>4481</text:p>
          </table:table-cell>
          <table:table-cell office:value-type="string">
            <text:p>C31E0028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table:formula="of:=IF([.C1820]=[.C18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74">
            <text:p>4774</text:p>
          </table:table-cell>
          <table:table-cell office:value-type="string">
            <text:p>C31E0028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table:formula="of:=IF([.C1821]=[.C18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06">
            <text:p>2606</text:p>
          </table:table-cell>
          <table:table-cell office:value-type="string">
            <text:p>C31E0029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table:formula="of:=IF([.C1822]=[.C18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68">
            <text:p>5168</text:p>
          </table:table-cell>
          <table:table-cell office:value-type="string">
            <text:p>C31E002B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IF([.C1823]=[.C18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26">
            <text:p>2126</text:p>
          </table:table-cell>
          <table:table-cell office:value-type="string">
            <text:p>C31E002D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table:formula="of:=IF([.C1824]=[.C18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81">
            <text:p>2681</text:p>
          </table:table-cell>
          <table:table-cell office:value-type="string">
            <text:p>C31E002E</text:p>
          </table:table-cell>
          <table:table-cell office:value-type="float" office:value="1391">
            <text:p>1391</text:p>
          </table:table-cell>
          <table:table-cell office:value-type="float" office:value="1">
            <text:p>1</text:p>
          </table:table-cell>
          <table:table-cell table:formula="of:=IF([.C1825]=[.C18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83">
            <text:p>3683</text:p>
          </table:table-cell>
          <table:table-cell office:value-type="string">
            <text:p>C31E002F</text:p>
          </table:table-cell>
          <table:table-cell office:value-type="float" office:value="1422">
            <text:p>1422</text:p>
          </table:table-cell>
          <table:table-cell office:value-type="float" office:value="3">
            <text:p>3</text:p>
          </table:table-cell>
          <table:table-cell table:formula="of:=IF([.C1826]=[.C18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60">
            <text:p>4360</text:p>
          </table:table-cell>
          <table:table-cell office:value-type="string">
            <text:p>C31E002F</text:p>
          </table:table-cell>
          <table:table-cell office:value-type="float" office:value="1422">
            <text:p>1422</text:p>
          </table:table-cell>
          <table:table-cell office:value-type="float" office:value="2">
            <text:p>2</text:p>
          </table:table-cell>
          <table:table-cell table:formula="of:=IF([.C1827]=[.C182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54">
            <text:p>4854</text:p>
          </table:table-cell>
          <table:table-cell office:value-type="string">
            <text:p>C31E002F</text:p>
          </table:table-cell>
          <table:table-cell office:value-type="float" office:value="1422">
            <text:p>1422</text:p>
          </table:table-cell>
          <table:table-cell office:value-type="float" office:value="5">
            <text:p>5</text:p>
          </table:table-cell>
          <table:table-cell table:formula="of:=IF([.C1828]=[.C18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67">
            <text:p>2767</text:p>
          </table:table-cell>
          <table:table-cell office:value-type="string">
            <text:p>C31E0031</text:p>
          </table:table-cell>
          <table:table-cell office:value-type="float" office:value="1482">
            <text:p>1482</text:p>
          </table:table-cell>
          <table:table-cell office:value-type="float" office:value="1">
            <text:p>1</text:p>
          </table:table-cell>
          <table:table-cell table:formula="of:=IF([.C1829]=[.C18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71">
            <text:p>2771</text:p>
          </table:table-cell>
          <table:table-cell office:value-type="string">
            <text:p>C31E0032</text:p>
          </table:table-cell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table:formula="of:=IF([.C1830]=[.C18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76">
            <text:p>2776</text:p>
          </table:table-cell>
          <table:table-cell office:value-type="string">
            <text:p>C31E0033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table:formula="of:=IF([.C1831]=[.C18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11">
            <text:p>4811</text:p>
          </table:table-cell>
          <table:table-cell office:value-type="string">
            <text:p>C31E0033</text:p>
          </table:table-cell>
          <table:table-cell office:value-type="float" office:value="1542">
            <text:p>1542</text:p>
          </table:table-cell>
          <table:table-cell office:value-type="float" office:value="2">
            <text:p>2</text:p>
          </table:table-cell>
          <table:table-cell table:formula="of:=IF([.C1832]=[.C18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25">
            <text:p>4225</text:p>
          </table:table-cell>
          <table:table-cell office:value-type="string">
            <text:p>C31E0034</text:p>
          </table:table-cell>
          <table:table-cell office:value-type="float" office:value="1573">
            <text:p>1573</text:p>
          </table:table-cell>
          <table:table-cell office:value-type="float" office:value="3">
            <text:p>3</text:p>
          </table:table-cell>
          <table:table-cell table:formula="of:=IF([.C1833]=[.C18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901">
            <text:p>4901</text:p>
          </table:table-cell>
          <table:table-cell office:value-type="string">
            <text:p>C31E0034</text:p>
          </table:table-cell>
          <table:table-cell office:value-type="float" office:value="1573">
            <text:p>1573</text:p>
          </table:table-cell>
          <table:table-cell office:value-type="float" office:value="2">
            <text:p>2</text:p>
          </table:table-cell>
          <table:table-cell table:formula="of:=IF([.C1834]=[.C18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4">
            <text:p>3764</text:p>
          </table:table-cell>
          <table:table-cell office:value-type="string">
            <text:p>C31E0037</text:p>
          </table:table-cell>
          <table:table-cell office:value-type="float" office:value="1665">
            <text:p>1665</text:p>
          </table:table-cell>
          <table:table-cell office:value-type="float" office:value="2">
            <text:p>2</text:p>
          </table:table-cell>
          <table:table-cell table:formula="of:=IF([.C1835]=[.C18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48">
            <text:p>3948</text:p>
          </table:table-cell>
          <table:table-cell office:value-type="string">
            <text:p>C31E003A</text:p>
          </table:table-cell>
          <table:table-cell office:value-type="float" office:value="1755">
            <text:p>1755</text:p>
          </table:table-cell>
          <table:table-cell office:value-type="float" office:value="2">
            <text:p>2</text:p>
          </table:table-cell>
          <table:table-cell table:formula="of:=IF([.C1836]=[.C18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0">
            <text:p>2540</text:p>
          </table:table-cell>
          <table:table-cell office:value-type="string">
            <text:p>C31E003B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formula="of:=IF([.C1837]=[.C18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43">
            <text:p>2543</text:p>
          </table:table-cell>
          <table:table-cell office:value-type="string">
            <text:p>C31E003C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table:formula="of:=IF([.C1838]=[.C18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2">
            <text:p>2552</text:p>
          </table:table-cell>
          <table:table-cell office:value-type="string">
            <text:p>C31E003D</text:p>
          </table:table-cell>
          <table:table-cell office:value-type="float" office:value="1847">
            <text:p>1847</text:p>
          </table:table-cell>
          <table:table-cell office:value-type="float" office:value="1">
            <text:p>1</text:p>
          </table:table-cell>
          <table:table-cell table:formula="of:=IF([.C1839]=[.C18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4">
            <text:p>2554</text:p>
          </table:table-cell>
          <table:table-cell office:value-type="string">
            <text:p>C31E003E</text:p>
          </table:table-cell>
          <table:table-cell office:value-type="float" office:value="1878">
            <text:p>1878</text:p>
          </table:table-cell>
          <table:table-cell office:value-type="float" office:value="1">
            <text:p>1</text:p>
          </table:table-cell>
          <table:table-cell table:formula="of:=IF([.C1840]=[.C18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56">
            <text:p>2556</text:p>
          </table:table-cell>
          <table:table-cell office:value-type="string">
            <text:p>C31E003F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table:formula="of:=IF([.C1841]=[.C18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8">
            <text:p>2588</text:p>
          </table:table-cell>
          <table:table-cell office:value-type="string">
            <text:p>C31E0041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table:formula="of:=IF([.C1842]=[.C18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10">
            <text:p>2610</text:p>
          </table:table-cell>
          <table:table-cell office:value-type="string">
            <text:p>C31E0042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IF([.C1843]=[.C18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33">
            <text:p>2633</text:p>
          </table:table-cell>
          <table:table-cell office:value-type="string">
            <text:p>C31E0044</text:p>
          </table:table-cell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table:formula="of:=IF([.C1844]=[.C18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51">
            <text:p>3651</text:p>
          </table:table-cell>
          <table:table-cell office:value-type="string">
            <text:p>C31E0047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table:formula="of:=IF([.C1845]=[.C18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69">
            <text:p>2769</text:p>
          </table:table-cell>
          <table:table-cell office:value-type="string">
            <text:p>C31E004A</text:p>
          </table:table-cell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table:formula="of:=IF([.C1846]=[.C18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9">
            <text:p>3769</text:p>
          </table:table-cell>
          <table:table-cell office:value-type="string">
            <text:p>C31E004D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table:formula="of:=IF([.C1847]=[.C18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73">
            <text:p>3773</text:p>
          </table:table-cell>
          <table:table-cell office:value-type="string">
            <text:p>C31E004E</text:p>
          </table:table-cell>
          <table:table-cell office:value-type="float" office:value="2360">
            <text:p>2360</text:p>
          </table:table-cell>
          <table:table-cell office:value-type="float" office:value="2">
            <text:p>2</text:p>
          </table:table-cell>
          <table:table-cell table:formula="of:=IF([.C1848]=[.C184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42">
            <text:p>4242</text:p>
          </table:table-cell>
          <table:table-cell office:value-type="string">
            <text:p>C31E004E</text:p>
          </table:table-cell>
          <table:table-cell office:value-type="float" office:value="2360">
            <text:p>2360</text:p>
          </table:table-cell>
          <table:table-cell office:value-type="float" office:value="3">
            <text:p>3</text:p>
          </table:table-cell>
          <table:table-cell table:formula="of:=IF([.C1849]=[.C18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7">
            <text:p>5097</text:p>
          </table:table-cell>
          <table:table-cell office:value-type="string">
            <text:p>C31E0052</text:p>
          </table:table-cell>
          <table:table-cell office:value-type="float" office:value="2480">
            <text:p>2480</text:p>
          </table:table-cell>
          <table:table-cell office:value-type="float" office:value="4">
            <text:p>4</text:p>
          </table:table-cell>
          <table:table-cell table:formula="of:=IF([.C1850]=[.C18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15">
            <text:p>3915</text:p>
          </table:table-cell>
          <table:table-cell office:value-type="string">
            <text:p>C31E0052</text:p>
          </table:table-cell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  <table:table-cell table:formula="of:=IF([.C1851]=[.C18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26">
            <text:p>4026</text:p>
          </table:table-cell>
          <table:table-cell office:value-type="string">
            <text:p>C31E0053</text:p>
          </table:table-cell>
          <table:table-cell office:value-type="float" office:value="2510">
            <text:p>2510</text:p>
          </table:table-cell>
          <table:table-cell office:value-type="float" office:value="2">
            <text:p>2</text:p>
          </table:table-cell>
          <table:table-cell table:formula="of:=IF([.C1852]=[.C18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3">
            <text:p>4563</text:p>
          </table:table-cell>
          <table:table-cell office:value-type="string">
            <text:p>C31E0054</text:p>
          </table:table-cell>
          <table:table-cell office:value-type="float" office:value="2540">
            <text:p>2540</text:p>
          </table:table-cell>
          <table:table-cell office:value-type="float" office:value="3">
            <text:p>3</text:p>
          </table:table-cell>
          <table:table-cell table:formula="of:=IF([.C1853]=[.C185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68">
            <text:p>4868</text:p>
          </table:table-cell>
          <table:table-cell office:value-type="string">
            <text:p>C31E0054</text:p>
          </table:table-cell>
          <table:table-cell office:value-type="float" office:value="2540">
            <text:p>2540</text:p>
          </table:table-cell>
          <table:table-cell office:value-type="float" office:value="3">
            <text:p>3</text:p>
          </table:table-cell>
          <table:table-cell table:formula="of:=IF([.C1854]=[.C18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37">
            <text:p>4037</text:p>
          </table:table-cell>
          <table:table-cell office:value-type="string">
            <text:p>C31E0055</text:p>
          </table:table-cell>
          <table:table-cell office:value-type="float" office:value="2570">
            <text:p>2570</text:p>
          </table:table-cell>
          <table:table-cell office:value-type="float" office:value="2">
            <text:p>2</text:p>
          </table:table-cell>
          <table:table-cell table:formula="of:=IF([.C1855]=[.C18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0">
            <text:p>5110</text:p>
          </table:table-cell>
          <table:table-cell office:value-type="string">
            <text:p>C31E0056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table:formula="of:=IF([.C1856]=[.C18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8">
            <text:p>5148</text:p>
          </table:table-cell>
          <table:table-cell office:value-type="string">
            <text:p>C31E0056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table:formula="of:=IF([.C1857]=[.C18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74">
            <text:p>4874</text:p>
          </table:table-cell>
          <table:table-cell office:value-type="string">
            <text:p>C31E0057</text:p>
          </table:table-cell>
          <table:table-cell office:value-type="float" office:value="2630">
            <text:p>2630</text:p>
          </table:table-cell>
          <table:table-cell office:value-type="float" office:value="3">
            <text:p>3</text:p>
          </table:table-cell>
          <table:table-cell table:formula="of:=IF([.C1858]=[.C185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2">
            <text:p>4882</text:p>
          </table:table-cell>
          <table:table-cell office:value-type="string">
            <text:p>C31E0057</text:p>
          </table:table-cell>
          <table:table-cell office:value-type="float" office:value="2630">
            <text:p>2630</text:p>
          </table:table-cell>
          <table:table-cell office:value-type="float" office:value="4">
            <text:p>4</text:p>
          </table:table-cell>
          <table:table-cell table:formula="of:=IF([.C1859]=[.C18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64">
            <text:p>3664</text:p>
          </table:table-cell>
          <table:table-cell office:value-type="string">
            <text:p>C31E0058</text:p>
          </table:table-cell>
          <table:table-cell office:value-type="float" office:value="2660">
            <text:p>2660</text:p>
          </table:table-cell>
          <table:table-cell office:value-type="float" office:value="1">
            <text:p>1</text:p>
          </table:table-cell>
          <table:table-cell table:formula="of:=IF([.C1860]=[.C18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76">
            <text:p>3676</text:p>
          </table:table-cell>
          <table:table-cell office:value-type="string">
            <text:p>C31E0059</text:p>
          </table:table-cell>
          <table:table-cell office:value-type="float" office:value="2690">
            <text:p>2690</text:p>
          </table:table-cell>
          <table:table-cell office:value-type="float" office:value="1">
            <text:p>1</text:p>
          </table:table-cell>
          <table:table-cell table:formula="of:=IF([.C1861]=[.C18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84">
            <text:p>3684</text:p>
          </table:table-cell>
          <table:table-cell office:value-type="string">
            <text:p>C31E005B</text:p>
          </table:table-cell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table:formula="of:=IF([.C1862]=[.C18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88">
            <text:p>3688</text:p>
          </table:table-cell>
          <table:table-cell office:value-type="string">
            <text:p>C31E005C</text:p>
          </table:table-cell>
          <table:table-cell office:value-type="float" office:value="2781">
            <text:p>2781</text:p>
          </table:table-cell>
          <table:table-cell office:value-type="float" office:value="1">
            <text:p>1</text:p>
          </table:table-cell>
          <table:table-cell table:formula="of:=IF([.C1863]=[.C18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10">
            <text:p>3710</text:p>
          </table:table-cell>
          <table:table-cell office:value-type="string">
            <text:p>C31E005E</text:p>
          </table:table-cell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  <table:table-cell table:formula="of:=IF([.C1864]=[.C18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2">
            <text:p>3832</text:p>
          </table:table-cell>
          <table:table-cell office:value-type="string">
            <text:p>C31E0061</text:p>
          </table:table-cell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 table:formula="of:=IF([.C1865]=[.C18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57">
            <text:p>4557</text:p>
          </table:table-cell>
          <table:table-cell office:value-type="string">
            <text:p>C31E0064</text:p>
          </table:table-cell>
          <table:table-cell office:value-type="float" office:value="3024">
            <text:p>3024</text:p>
          </table:table-cell>
          <table:table-cell office:value-type="float" office:value="2">
            <text:p>2</text:p>
          </table:table-cell>
          <table:table-cell table:formula="of:=IF([.C1866]=[.C18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03">
            <text:p>3903</text:p>
          </table:table-cell>
          <table:table-cell office:value-type="string">
            <text:p>C31E0064</text:p>
          </table:table-cell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table:formula="of:=IF([.C1867]=[.C18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34">
            <text:p>4034</text:p>
          </table:table-cell>
          <table:table-cell office:value-type="string">
            <text:p>C31E0065</text:p>
          </table:table-cell>
          <table:table-cell office:value-type="float" office:value="3054">
            <text:p>3054</text:p>
          </table:table-cell>
          <table:table-cell office:value-type="float" office:value="2">
            <text:p>2</text:p>
          </table:table-cell>
          <table:table-cell table:formula="of:=IF([.C1868]=[.C18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19">
            <text:p>3919</text:p>
          </table:table-cell>
          <table:table-cell office:value-type="string">
            <text:p>C31E0065</text:p>
          </table:table-cell>
          <table:table-cell office:value-type="float" office:value="3054">
            <text:p>3054</text:p>
          </table:table-cell>
          <table:table-cell office:value-type="float" office:value="1">
            <text:p>1</text:p>
          </table:table-cell>
          <table:table-cell table:formula="of:=IF([.C1869]=[.C18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22">
            <text:p>3922</text:p>
          </table:table-cell>
          <table:table-cell office:value-type="string">
            <text:p>C31E0066</text:p>
          </table:table-cell>
          <table:table-cell office:value-type="float" office:value="3084">
            <text:p>3084</text:p>
          </table:table-cell>
          <table:table-cell office:value-type="float" office:value="1">
            <text:p>1</text:p>
          </table:table-cell>
          <table:table-cell table:formula="of:=IF([.C1870]=[.C18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27">
            <text:p>4727</text:p>
          </table:table-cell>
          <table:table-cell office:value-type="string">
            <text:p>C31E0068</text:p>
          </table:table-cell>
          <table:table-cell office:value-type="float" office:value="3144">
            <text:p>3144</text:p>
          </table:table-cell>
          <table:table-cell office:value-type="float" office:value="2">
            <text:p>2</text:p>
          </table:table-cell>
          <table:table-cell table:formula="of:=IF([.C1871]=[.C18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9">
            <text:p>4099</text:p>
          </table:table-cell>
          <table:table-cell office:value-type="string">
            <text:p>C31E0069</text:p>
          </table:table-cell>
          <table:table-cell office:value-type="float" office:value="3174">
            <text:p>3174</text:p>
          </table:table-cell>
          <table:table-cell office:value-type="float" office:value="2">
            <text:p>2</text:p>
          </table:table-cell>
          <table:table-cell table:formula="of:=IF([.C1872]=[.C187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65">
            <text:p>4765</text:p>
          </table:table-cell>
          <table:table-cell office:value-type="string">
            <text:p>C31E0069</text:p>
          </table:table-cell>
          <table:table-cell office:value-type="float" office:value="3174">
            <text:p>3174</text:p>
          </table:table-cell>
          <table:table-cell office:value-type="float" office:value="2">
            <text:p>2</text:p>
          </table:table-cell>
          <table:table-cell table:formula="of:=IF([.C1873]=[.C18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28">
            <text:p>4028</text:p>
          </table:table-cell>
          <table:table-cell office:value-type="string">
            <text:p>C31E006A</text:p>
          </table:table-cell>
          <table:table-cell office:value-type="float" office:value="3204">
            <text:p>3204</text:p>
          </table:table-cell>
          <table:table-cell office:value-type="float" office:value="2">
            <text:p>2</text:p>
          </table:table-cell>
          <table:table-cell table:formula="of:=IF([.C1874]=[.C18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42">
            <text:p>3642</text:p>
          </table:table-cell>
          <table:table-cell office:value-type="string">
            <text:p>C31E006B</text:p>
          </table:table-cell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table:formula="of:=IF([.C1875]=[.C18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44">
            <text:p>3644</text:p>
          </table:table-cell>
          <table:table-cell office:value-type="string">
            <text:p>C31E006C</text:p>
          </table:table-cell>
          <table:table-cell office:value-type="float" office:value="3264">
            <text:p>3264</text:p>
          </table:table-cell>
          <table:table-cell office:value-type="float" office:value="1">
            <text:p>1</text:p>
          </table:table-cell>
          <table:table-cell table:formula="of:=IF([.C1876]=[.C18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58">
            <text:p>3658</text:p>
          </table:table-cell>
          <table:table-cell office:value-type="string">
            <text:p>C31E006D</text:p>
          </table:table-cell>
          <table:table-cell office:value-type="float" office:value="3294">
            <text:p>3294</text:p>
          </table:table-cell>
          <table:table-cell office:value-type="float" office:value="1">
            <text:p>1</text:p>
          </table:table-cell>
          <table:table-cell table:formula="of:=IF([.C1877]=[.C18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67">
            <text:p>3667</text:p>
          </table:table-cell>
          <table:table-cell office:value-type="string">
            <text:p>C31E006E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table:formula="of:=IF([.C1878]=[.C18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70">
            <text:p>3670</text:p>
          </table:table-cell>
          <table:table-cell office:value-type="string">
            <text:p>C31E006F</text:p>
          </table:table-cell>
          <table:table-cell office:value-type="float" office:value="3355">
            <text:p>3355</text:p>
          </table:table-cell>
          <table:table-cell office:value-type="float" office:value="1">
            <text:p>1</text:p>
          </table:table-cell>
          <table:table-cell table:formula="of:=IF([.C1879]=[.C18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00">
            <text:p>4200</text:p>
          </table:table-cell>
          <table:table-cell office:value-type="string">
            <text:p>C31E007A</text:p>
          </table:table-cell>
          <table:table-cell office:value-type="float" office:value="3689">
            <text:p>3689</text:p>
          </table:table-cell>
          <table:table-cell office:value-type="float" office:value="1">
            <text:p>1</text:p>
          </table:table-cell>
          <table:table-cell table:formula="of:=IF([.C1880]=[.C18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02">
            <text:p>4202</text:p>
          </table:table-cell>
          <table:table-cell office:value-type="string">
            <text:p>C31E007B</text:p>
          </table:table-cell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 table:formula="of:=IF([.C1881]=[.C18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09">
            <text:p>4209</text:p>
          </table:table-cell>
          <table:table-cell office:value-type="string">
            <text:p>C31E007C</text:p>
          </table:table-cell>
          <table:table-cell office:value-type="float" office:value="3749">
            <text:p>3749</text:p>
          </table:table-cell>
          <table:table-cell office:value-type="float" office:value="1">
            <text:p>1</text:p>
          </table:table-cell>
          <table:table-cell table:formula="of:=IF([.C1882]=[.C18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18">
            <text:p>4218</text:p>
          </table:table-cell>
          <table:table-cell office:value-type="string">
            <text:p>C31E007D</text:p>
          </table:table-cell>
          <table:table-cell office:value-type="float" office:value="3779">
            <text:p>3779</text:p>
          </table:table-cell>
          <table:table-cell office:value-type="float" office:value="1">
            <text:p>1</text:p>
          </table:table-cell>
          <table:table-cell table:formula="of:=IF([.C1883]=[.C18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9">
            <text:p>5209</text:p>
          </table:table-cell>
          <table:table-cell office:value-type="string">
            <text:p>C31E007E</text:p>
          </table:table-cell>
          <table:table-cell office:value-type="float" office:value="3809">
            <text:p>3809</text:p>
          </table:table-cell>
          <table:table-cell office:value-type="float" office:value="2">
            <text:p>2</text:p>
          </table:table-cell>
          <table:table-cell table:formula="of:=IF([.C1884]=[.C18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39">
            <text:p>5239</text:p>
          </table:table-cell>
          <table:table-cell office:value-type="string">
            <text:p>C31E007E</text:p>
          </table:table-cell>
          <table:table-cell office:value-type="float" office:value="3809">
            <text:p>3809</text:p>
          </table:table-cell>
          <table:table-cell office:value-type="float" office:value="3">
            <text:p>3</text:p>
          </table:table-cell>
          <table:table-cell table:formula="of:=IF([.C1885]=[.C18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56">
            <text:p>4656</text:p>
          </table:table-cell>
          <table:table-cell office:value-type="string">
            <text:p>C31E007F</text:p>
          </table:table-cell>
          <table:table-cell office:value-type="float" office:value="3839">
            <text:p>3839</text:p>
          </table:table-cell>
          <table:table-cell office:value-type="float" office:value="2">
            <text:p>2</text:p>
          </table:table-cell>
          <table:table-cell table:formula="of:=IF([.C1886]=[.C18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1">
            <text:p>4801</text:p>
          </table:table-cell>
          <table:table-cell office:value-type="string">
            <text:p>C31E0089</text:p>
          </table:table-cell>
          <table:table-cell office:value-type="float" office:value="4143">
            <text:p>4143</text:p>
          </table:table-cell>
          <table:table-cell office:value-type="float" office:value="2">
            <text:p>2</text:p>
          </table:table-cell>
          <table:table-cell table:formula="of:=IF([.C1887]=[.C188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83">
            <text:p>5183</text:p>
          </table:table-cell>
          <table:table-cell office:value-type="string">
            <text:p>C31E0089</text:p>
          </table:table-cell>
          <table:table-cell office:value-type="float" office:value="4143">
            <text:p>4143</text:p>
          </table:table-cell>
          <table:table-cell office:value-type="float" office:value="2">
            <text:p>2</text:p>
          </table:table-cell>
          <table:table-cell table:formula="of:=IF([.C1888]=[.C18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42">
            <text:p>4642</text:p>
          </table:table-cell>
          <table:table-cell office:value-type="string">
            <text:p>C31E008B</text:p>
          </table:table-cell>
          <table:table-cell office:value-type="float" office:value="4203">
            <text:p>4203</text:p>
          </table:table-cell>
          <table:table-cell office:value-type="float" office:value="1">
            <text:p>1</text:p>
          </table:table-cell>
          <table:table-cell table:formula="of:=IF([.C1889]=[.C18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1">
            <text:p>261</text:p>
          </table:table-cell>
          <table:table-cell office:value-type="string">
            <text:p>D758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1890]=[.C18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58">
            <text:p>1958</text:p>
          </table:table-cell>
          <table:table-cell office:value-type="string">
            <text:p>D758000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IF([.C1891]=[.C18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00">
            <text:p>700</text:p>
          </table:table-cell>
          <table:table-cell office:value-type="string">
            <text:p>D75800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IF([.C1892]=[.C18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079">
            <text:p>1079</text:p>
          </table:table-cell>
          <table:table-cell office:value-type="string">
            <text:p>D7580004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formula="of:=IF([.C1893]=[.C18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707">
            <text:p>707</text:p>
          </table:table-cell>
          <table:table-cell office:value-type="string">
            <text:p>D758000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[.C1894]=[.C18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31">
            <text:p>2131</text:p>
          </table:table-cell>
          <table:table-cell office:value-type="string">
            <text:p>D758000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table:formula="of:=IF([.C1895]=[.C18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49">
            <text:p>2749</text:p>
          </table:table-cell>
          <table:table-cell office:value-type="string">
            <text:p>D7580006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table:formula="of:=IF([.C1896]=[.C18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898">
            <text:p>898</text:p>
          </table:table-cell>
          <table:table-cell office:value-type="string">
            <text:p>D7580008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formula="of:=IF([.C1897]=[.C18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37">
            <text:p>1737</text:p>
          </table:table-cell>
          <table:table-cell office:value-type="string">
            <text:p>D7580009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table:formula="of:=IF([.C1898]=[.C18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55">
            <text:p>1755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table:formula="of:=IF([.C1899]=[.C19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24">
            <text:p>2424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table:formula="of:=IF([.C1900]=[.C19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04">
            <text:p>3204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table:formula="of:=IF([.C1901]=[.C19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06">
            <text:p>4106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table:formula="of:=IF([.C1902]=[.C19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074">
            <text:p>2074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table:formula="of:=IF([.C1903]=[.C19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56">
            <text:p>1756</text:p>
          </table:table-cell>
          <table:table-cell office:value-type="string">
            <text:p>D758000B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table:formula="of:=IF([.C1904]=[.C19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959">
            <text:p>1959</text:p>
          </table:table-cell>
          <table:table-cell office:value-type="string">
            <text:p>D758000E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table:formula="of:=IF([.C1905]=[.C19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5">
            <text:p>5045</text:p>
          </table:table-cell>
          <table:table-cell office:value-type="string">
            <text:p>D758000F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table:formula="of:=IF([.C1906]=[.C190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89">
            <text:p>4889</text:p>
          </table:table-cell>
          <table:table-cell office:value-type="string">
            <text:p>D758000F</text:p>
          </table:table-cell>
          <table:table-cell office:value-type="float" office:value="460">
            <text:p>460</text:p>
          </table:table-cell>
          <table:table-cell office:value-type="float" office:value="3">
            <text:p>3</text:p>
          </table:table-cell>
          <table:table-cell table:formula="of:=IF([.C1907]=[.C19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39">
            <text:p>2139</text:p>
          </table:table-cell>
          <table:table-cell office:value-type="string">
            <text:p>D758001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table:formula="of:=IF([.C1908]=[.C19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694">
            <text:p>1694</text:p>
          </table:table-cell>
          <table:table-cell office:value-type="string">
            <text:p>D7580011</text:p>
          </table:table-cell>
          <table:table-cell office:value-type="float" office:value="522">
            <text:p>522</text:p>
          </table:table-cell>
          <table:table-cell office:value-type="float" office:value="1">
            <text:p>1</text:p>
          </table:table-cell>
          <table:table-cell table:formula="of:=IF([.C1909]=[.C19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00">
            <text:p>1700</text:p>
          </table:table-cell>
          <table:table-cell office:value-type="string">
            <text:p>D7580012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table:formula="of:=IF([.C1910]=[.C19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02">
            <text:p>1702</text:p>
          </table:table-cell>
          <table:table-cell office:value-type="string">
            <text:p>D7580013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table:formula="of:=IF([.C1911]=[.C19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05">
            <text:p>1705</text:p>
          </table:table-cell>
          <table:table-cell office:value-type="string">
            <text:p>D7580014</text:p>
          </table:table-cell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 table:formula="of:=IF([.C1912]=[.C19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08">
            <text:p>1708</text:p>
          </table:table-cell>
          <table:table-cell office:value-type="string">
            <text:p>D7580015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table:formula="of:=IF([.C1913]=[.C19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09">
            <text:p>1709</text:p>
          </table:table-cell>
          <table:table-cell office:value-type="string">
            <text:p>D7580016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table:formula="of:=IF([.C1914]=[.C19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10">
            <text:p>1710</text:p>
          </table:table-cell>
          <table:table-cell office:value-type="string">
            <text:p>D7580017</text:p>
          </table:table-cell>
          <table:table-cell office:value-type="float" office:value="704">
            <text:p>704</text:p>
          </table:table-cell>
          <table:table-cell office:value-type="float" office:value="1">
            <text:p>1</text:p>
          </table:table-cell>
          <table:table-cell table:formula="of:=IF([.C1915]=[.C19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78">
            <text:p>2178</text:p>
          </table:table-cell>
          <table:table-cell office:value-type="string">
            <text:p>D7580018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formula="of:=IF([.C1916]=[.C19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16">
            <text:p>1716</text:p>
          </table:table-cell>
          <table:table-cell office:value-type="string">
            <text:p>D7580019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table:formula="of:=IF([.C1917]=[.C19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17">
            <text:p>1717</text:p>
          </table:table-cell>
          <table:table-cell office:value-type="string">
            <text:p>D758001A</text:p>
          </table:table-cell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 table:formula="of:=IF([.C1918]=[.C19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96">
            <text:p>2696</text:p>
          </table:table-cell>
          <table:table-cell office:value-type="string">
            <text:p>D758001B</text:p>
          </table:table-cell>
          <table:table-cell office:value-type="float" office:value="826">
            <text:p>826</text:p>
          </table:table-cell>
          <table:table-cell office:value-type="float" office:value="2">
            <text:p>2</text:p>
          </table:table-cell>
          <table:table-cell table:formula="of:=IF([.C1919]=[.C192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77">
            <text:p>2577</text:p>
          </table:table-cell>
          <table:table-cell office:value-type="string">
            <text:p>D758001B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table:formula="of:=IF([.C1920]=[.C19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84">
            <text:p>2584</text:p>
          </table:table-cell>
          <table:table-cell office:value-type="string">
            <text:p>D758001B</text:p>
          </table:table-cell>
          <table:table-cell office:value-type="float" office:value="826">
            <text:p>826</text:p>
          </table:table-cell>
          <table:table-cell office:value-type="float" office:value="2">
            <text:p>2</text:p>
          </table:table-cell>
          <table:table-cell table:formula="of:=IF([.C1921]=[.C19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21">
            <text:p>2621</text:p>
          </table:table-cell>
          <table:table-cell office:value-type="string">
            <text:p>D758001E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table:formula="of:=IF([.C1922]=[.C19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58">
            <text:p>3158</text:p>
          </table:table-cell>
          <table:table-cell office:value-type="string">
            <text:p>D758001F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table:formula="of:=IF([.C1923]=[.C19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14">
            <text:p>2714</text:p>
          </table:table-cell>
          <table:table-cell office:value-type="string">
            <text:p>D7580020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table:formula="of:=IF([.C1924]=[.C19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489">
            <text:p>2489</text:p>
          </table:table-cell>
          <table:table-cell office:value-type="string">
            <text:p>D7580021</text:p>
          </table:table-cell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  <table:table-cell table:formula="of:=IF([.C1925]=[.C19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02">
            <text:p>2802</text:p>
          </table:table-cell>
          <table:table-cell office:value-type="string">
            <text:p>D7580021</text:p>
          </table:table-cell>
          <table:table-cell office:value-type="float" office:value="1010">
            <text:p>1010</text:p>
          </table:table-cell>
          <table:table-cell office:value-type="float" office:value="3">
            <text:p>3</text:p>
          </table:table-cell>
          <table:table-cell table:formula="of:=IF([.C1926]=[.C192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09">
            <text:p>3109</text:p>
          </table:table-cell>
          <table:table-cell office:value-type="string">
            <text:p>D7580021</text:p>
          </table:table-cell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 table:formula="of:=IF([.C1927]=[.C19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02">
            <text:p>2502</text:p>
          </table:table-cell>
          <table:table-cell office:value-type="string">
            <text:p>D7580022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table:formula="of:=IF([.C1928]=[.C192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09">
            <text:p>2809</text:p>
          </table:table-cell>
          <table:table-cell office:value-type="string">
            <text:p>D7580022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table:formula="of:=IF([.C1929]=[.C19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16">
            <text:p>3116</text:p>
          </table:table-cell>
          <table:table-cell office:value-type="string">
            <text:p>D7580022</text:p>
          </table:table-cell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table:formula="of:=IF([.C1930]=[.C19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21">
            <text:p>2721</text:p>
          </table:table-cell>
          <table:table-cell office:value-type="string">
            <text:p>D7580023</text:p>
          </table:table-cell>
          <table:table-cell office:value-type="float" office:value="1071">
            <text:p>1071</text:p>
          </table:table-cell>
          <table:table-cell office:value-type="float" office:value="1">
            <text:p>1</text:p>
          </table:table-cell>
          <table:table-cell table:formula="of:=IF([.C1931]=[.C19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13">
            <text:p>2813</text:p>
          </table:table-cell>
          <table:table-cell office:value-type="string">
            <text:p>D7580023</text:p>
          </table:table-cell>
          <table:table-cell office:value-type="float" office:value="1071">
            <text:p>1071</text:p>
          </table:table-cell>
          <table:table-cell office:value-type="float" office:value="3">
            <text:p>3</text:p>
          </table:table-cell>
          <table:table-cell table:formula="of:=IF([.C1932]=[.C19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125">
            <text:p>3125</text:p>
          </table:table-cell>
          <table:table-cell office:value-type="string">
            <text:p>D7580023</text:p>
          </table:table-cell>
          <table:table-cell office:value-type="float" office:value="1071">
            <text:p>1071</text:p>
          </table:table-cell>
          <table:table-cell office:value-type="float" office:value="2">
            <text:p>2</text:p>
          </table:table-cell>
          <table:table-cell table:formula="of:=IF([.C1933]=[.C193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897">
            <text:p>3897</text:p>
          </table:table-cell>
          <table:table-cell office:value-type="string">
            <text:p>D7580023</text:p>
          </table:table-cell>
          <table:table-cell office:value-type="float" office:value="1071">
            <text:p>1071</text:p>
          </table:table-cell>
          <table:table-cell office:value-type="float" office:value="4">
            <text:p>4</text:p>
          </table:table-cell>
          <table:table-cell table:formula="of:=IF([.C1934]=[.C19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23">
            <text:p>2723</text:p>
          </table:table-cell>
          <table:table-cell office:value-type="string">
            <text:p>D7580024</text:p>
          </table:table-cell>
          <table:table-cell office:value-type="float" office:value="1102">
            <text:p>1102</text:p>
          </table:table-cell>
          <table:table-cell office:value-type="float" office:value="1">
            <text:p>1</text:p>
          </table:table-cell>
          <table:table-cell table:formula="of:=IF([.C1935]=[.C19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44">
            <text:p>2744</text:p>
          </table:table-cell>
          <table:table-cell office:value-type="string">
            <text:p>D7580025</text:p>
          </table:table-cell>
          <table:table-cell office:value-type="float" office:value="1132">
            <text:p>1132</text:p>
          </table:table-cell>
          <table:table-cell office:value-type="float" office:value="1">
            <text:p>1</text:p>
          </table:table-cell>
          <table:table-cell table:formula="of:=IF([.C1936]=[.C19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40">
            <text:p>2740</text:p>
          </table:table-cell>
          <table:table-cell office:value-type="string">
            <text:p>D7580026</text:p>
          </table:table-cell>
          <table:table-cell office:value-type="float" office:value="1163">
            <text:p>1163</text:p>
          </table:table-cell>
          <table:table-cell office:value-type="float" office:value="2">
            <text:p>2</text:p>
          </table:table-cell>
          <table:table-cell table:formula="of:=IF([.C1937]=[.C193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47">
            <text:p>2747</text:p>
          </table:table-cell>
          <table:table-cell office:value-type="string">
            <text:p>D7580026</text:p>
          </table:table-cell>
          <table:table-cell office:value-type="float" office:value="1163">
            <text:p>1163</text:p>
          </table:table-cell>
          <table:table-cell office:value-type="float" office:value="1">
            <text:p>1</text:p>
          </table:table-cell>
          <table:table-cell table:formula="of:=IF([.C1938]=[.C19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53">
            <text:p>2753</text:p>
          </table:table-cell>
          <table:table-cell office:value-type="string">
            <text:p>D7580027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table:formula="of:=IF([.C1939]=[.C19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17">
            <text:p>4417</text:p>
          </table:table-cell>
          <table:table-cell office:value-type="string">
            <text:p>D7580028</text:p>
          </table:table-cell>
          <table:table-cell office:value-type="float" office:value="1223">
            <text:p>1223</text:p>
          </table:table-cell>
          <table:table-cell office:value-type="float" office:value="3">
            <text:p>3</text:p>
          </table:table-cell>
          <table:table-cell table:formula="of:=IF([.C1940]=[.C19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36">
            <text:p>2136</text:p>
          </table:table-cell>
          <table:table-cell office:value-type="string">
            <text:p>D7580029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table:formula="of:=IF([.C1941]=[.C19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27">
            <text:p>4127</text:p>
          </table:table-cell>
          <table:table-cell office:value-type="string">
            <text:p>D758002A</text:p>
          </table:table-cell>
          <table:table-cell office:value-type="float" office:value="1283">
            <text:p>1283</text:p>
          </table:table-cell>
          <table:table-cell office:value-type="float" office:value="3">
            <text:p>3</text:p>
          </table:table-cell>
          <table:table-cell table:formula="of:=IF([.C1942]=[.C19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71">
            <text:p>4571</text:p>
          </table:table-cell>
          <table:table-cell office:value-type="string">
            <text:p>D758002A</text:p>
          </table:table-cell>
          <table:table-cell office:value-type="float" office:value="1283">
            <text:p>1283</text:p>
          </table:table-cell>
          <table:table-cell office:value-type="float" office:value="4">
            <text:p>4</text:p>
          </table:table-cell>
          <table:table-cell table:formula="of:=IF([.C1943]=[.C19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46">
            <text:p>3646</text:p>
          </table:table-cell>
          <table:table-cell office:value-type="string">
            <text:p>D758002A</text:p>
          </table:table-cell>
          <table:table-cell office:value-type="float" office:value="1283">
            <text:p>1283</text:p>
          </table:table-cell>
          <table:table-cell office:value-type="float" office:value="2">
            <text:p>2</text:p>
          </table:table-cell>
          <table:table-cell table:formula="of:=IF([.C1944]=[.C19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0">
            <text:p>2150</text:p>
          </table:table-cell>
          <table:table-cell office:value-type="string">
            <text:p>D758002B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table:formula="of:=IF([.C1945]=[.C19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55">
            <text:p>2155</text:p>
          </table:table-cell>
          <table:table-cell office:value-type="string">
            <text:p>D758002C</text:p>
          </table:table-cell>
          <table:table-cell office:value-type="float" office:value="1343">
            <text:p>1343</text:p>
          </table:table-cell>
          <table:table-cell office:value-type="float" office:value="1">
            <text:p>1</text:p>
          </table:table-cell>
          <table:table-cell table:formula="of:=IF([.C1946]=[.C19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63">
            <text:p>2163</text:p>
          </table:table-cell>
          <table:table-cell office:value-type="string">
            <text:p>D758002D</text:p>
          </table:table-cell>
          <table:table-cell office:value-type="float" office:value="1374">
            <text:p>1374</text:p>
          </table:table-cell>
          <table:table-cell office:value-type="float" office:value="1">
            <text:p>1</text:p>
          </table:table-cell>
          <table:table-cell table:formula="of:=IF([.C1947]=[.C19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22">
            <text:p>2522</text:p>
          </table:table-cell>
          <table:table-cell office:value-type="string">
            <text:p>D758002E</text:p>
          </table:table-cell>
          <table:table-cell office:value-type="float" office:value="1404">
            <text:p>1404</text:p>
          </table:table-cell>
          <table:table-cell office:value-type="float" office:value="1">
            <text:p>1</text:p>
          </table:table-cell>
          <table:table-cell table:formula="of:=IF([.C1948]=[.C19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165">
            <text:p>2165</text:p>
          </table:table-cell>
          <table:table-cell office:value-type="string">
            <text:p>D758002F</text:p>
          </table:table-cell>
          <table:table-cell office:value-type="float" office:value="1434">
            <text:p>1434</text:p>
          </table:table-cell>
          <table:table-cell office:value-type="float" office:value="1">
            <text:p>1</text:p>
          </table:table-cell>
          <table:table-cell table:formula="of:=IF([.C1949]=[.C19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45">
            <text:p>3345</text:p>
          </table:table-cell>
          <table:table-cell office:value-type="string">
            <text:p>D7580030</text:p>
          </table:table-cell>
          <table:table-cell office:value-type="float" office:value="1465">
            <text:p>1465</text:p>
          </table:table-cell>
          <table:table-cell office:value-type="float" office:value="2">
            <text:p>2</text:p>
          </table:table-cell>
          <table:table-cell table:formula="of:=IF([.C1950]=[.C195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8">
            <text:p>5118</text:p>
          </table:table-cell>
          <table:table-cell office:value-type="string">
            <text:p>D7580030</text:p>
          </table:table-cell>
          <table:table-cell office:value-type="float" office:value="1465">
            <text:p>1465</text:p>
          </table:table-cell>
          <table:table-cell office:value-type="float" office:value="3">
            <text:p>3</text:p>
          </table:table-cell>
          <table:table-cell table:formula="of:=IF([.C1951]=[.C19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7">
            <text:p>2537</text:p>
          </table:table-cell>
          <table:table-cell office:value-type="string">
            <text:p>D7580031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table:formula="of:=IF([.C1952]=[.C19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15">
            <text:p>2615</text:p>
          </table:table-cell>
          <table:table-cell office:value-type="string">
            <text:p>D7580032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table:formula="of:=IF([.C1953]=[.C19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82">
            <text:p>4182</text:p>
          </table:table-cell>
          <table:table-cell office:value-type="string">
            <text:p>D7580033</text:p>
          </table:table-cell>
          <table:table-cell office:value-type="float" office:value="1556">
            <text:p>1556</text:p>
          </table:table-cell>
          <table:table-cell office:value-type="float" office:value="2">
            <text:p>2</text:p>
          </table:table-cell>
          <table:table-cell table:formula="of:=IF([.C1954]=[.C19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56">
            <text:p>2656</text:p>
          </table:table-cell>
          <table:table-cell office:value-type="string">
            <text:p>D7580033</text:p>
          </table:table-cell>
          <table:table-cell office:value-type="float" office:value="1556">
            <text:p>1556</text:p>
          </table:table-cell>
          <table:table-cell office:value-type="float" office:value="2">
            <text:p>2</text:p>
          </table:table-cell>
          <table:table-cell table:formula="of:=IF([.C1955]=[.C19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73">
            <text:p>3373</text:p>
          </table:table-cell>
          <table:table-cell office:value-type="string">
            <text:p>D7580034</text:p>
          </table:table-cell>
          <table:table-cell office:value-type="float" office:value="1587">
            <text:p>1587</text:p>
          </table:table-cell>
          <table:table-cell office:value-type="float" office:value="2">
            <text:p>2</text:p>
          </table:table-cell>
          <table:table-cell table:formula="of:=IF([.C1956]=[.C19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43">
            <text:p>2643</text:p>
          </table:table-cell>
          <table:table-cell office:value-type="string">
            <text:p>D7580034</text:p>
          </table:table-cell>
          <table:table-cell office:value-type="float" office:value="1587">
            <text:p>1587</text:p>
          </table:table-cell>
          <table:table-cell office:value-type="float" office:value="1">
            <text:p>1</text:p>
          </table:table-cell>
          <table:table-cell table:formula="of:=IF([.C1957]=[.C19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67">
            <text:p>3367</text:p>
          </table:table-cell>
          <table:table-cell office:value-type="string">
            <text:p>D7580035</text:p>
          </table:table-cell>
          <table:table-cell office:value-type="float" office:value="1617">
            <text:p>1617</text:p>
          </table:table-cell>
          <table:table-cell office:value-type="float" office:value="2">
            <text:p>2</text:p>
          </table:table-cell>
          <table:table-cell table:formula="of:=IF([.C1958]=[.C19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99">
            <text:p>2699</text:p>
          </table:table-cell>
          <table:table-cell office:value-type="string">
            <text:p>D7580038</text:p>
          </table:table-cell>
          <table:table-cell office:value-type="float" office:value="1708">
            <text:p>1708</text:p>
          </table:table-cell>
          <table:table-cell office:value-type="float" office:value="1">
            <text:p>1</text:p>
          </table:table-cell>
          <table:table-cell table:formula="of:=IF([.C1959]=[.C19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02">
            <text:p>2702</text:p>
          </table:table-cell>
          <table:table-cell office:value-type="string">
            <text:p>D7580038</text:p>
          </table:table-cell>
          <table:table-cell office:value-type="float" office:value="1708">
            <text:p>1708</text:p>
          </table:table-cell>
          <table:table-cell office:value-type="float" office:value="2">
            <text:p>2</text:p>
          </table:table-cell>
          <table:table-cell table:formula="of:=IF([.C1960]=[.C19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11">
            <text:p>2711</text:p>
          </table:table-cell>
          <table:table-cell office:value-type="string">
            <text:p>D758003A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formula="of:=IF([.C1961]=[.C19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5">
            <text:p>2735</text:p>
          </table:table-cell>
          <table:table-cell office:value-type="string">
            <text:p>D758003B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table:formula="of:=IF([.C1962]=[.C19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05">
            <text:p>3505</text:p>
          </table:table-cell>
          <table:table-cell office:value-type="string">
            <text:p>D758003B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formula="of:=IF([.C1963]=[.C19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15">
            <text:p>3515</text:p>
          </table:table-cell>
          <table:table-cell office:value-type="string">
            <text:p>D758003C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table:formula="of:=IF([.C1964]=[.C19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81">
            <text:p>3181</text:p>
          </table:table-cell>
          <table:table-cell office:value-type="string">
            <text:p>D758003D</text:p>
          </table:table-cell>
          <table:table-cell office:value-type="float" office:value="1858">
            <text:p>1858</text:p>
          </table:table-cell>
          <table:table-cell office:value-type="float" office:value="1">
            <text:p>1</text:p>
          </table:table-cell>
          <table:table-cell table:formula="of:=IF([.C1965]=[.C19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02">
            <text:p>4402</text:p>
          </table:table-cell>
          <table:table-cell office:value-type="string">
            <text:p>D758003D</text:p>
          </table:table-cell>
          <table:table-cell office:value-type="float" office:value="1858">
            <text:p>1858</text:p>
          </table:table-cell>
          <table:table-cell office:value-type="float" office:value="4">
            <text:p>4</text:p>
          </table:table-cell>
          <table:table-cell table:formula="of:=IF([.C1966]=[.C19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17">
            <text:p>5017</text:p>
          </table:table-cell>
          <table:table-cell office:value-type="string">
            <text:p>D758003D</text:p>
          </table:table-cell>
          <table:table-cell office:value-type="float" office:value="1858">
            <text:p>1858</text:p>
          </table:table-cell>
          <table:table-cell office:value-type="float" office:value="3">
            <text:p>3</text:p>
          </table:table-cell>
          <table:table-cell table:formula="of:=IF([.C1967]=[.C196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91">
            <text:p>3691</text:p>
          </table:table-cell>
          <table:table-cell office:value-type="string">
            <text:p>D758003D</text:p>
          </table:table-cell>
          <table:table-cell office:value-type="float" office:value="1858">
            <text:p>1858</text:p>
          </table:table-cell>
          <table:table-cell office:value-type="float" office:value="3">
            <text:p>3</text:p>
          </table:table-cell>
          <table:table-cell table:formula="of:=IF([.C1968]=[.C19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05">
            <text:p>4605</text:p>
          </table:table-cell>
          <table:table-cell office:value-type="string">
            <text:p>D758003D</text:p>
          </table:table-cell>
          <table:table-cell office:value-type="float" office:value="1858">
            <text:p>1858</text:p>
          </table:table-cell>
          <table:table-cell office:value-type="float" office:value="4">
            <text:p>4</text:p>
          </table:table-cell>
          <table:table-cell table:formula="of:=IF([.C1969]=[.C19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195">
            <text:p>3195</text:p>
          </table:table-cell>
          <table:table-cell office:value-type="string">
            <text:p>D758003E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table:formula="of:=IF([.C1970]=[.C19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29">
            <text:p>2529</text:p>
          </table:table-cell>
          <table:table-cell office:value-type="string">
            <text:p>D7580040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table:formula="of:=IF([.C1971]=[.C19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12">
            <text:p>2612</text:p>
          </table:table-cell>
          <table:table-cell office:value-type="string">
            <text:p>D758004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table:formula="of:=IF([.C1972]=[.C19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80">
            <text:p>2680</text:p>
          </table:table-cell>
          <table:table-cell office:value-type="string">
            <text:p>D7580043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table:formula="of:=IF([.C1973]=[.C19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32">
            <text:p>2732</text:p>
          </table:table-cell>
          <table:table-cell office:value-type="string">
            <text:p>D7580044</text:p>
          </table:table-cell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table:formula="of:=IF([.C1974]=[.C19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52">
            <text:p>2752</text:p>
          </table:table-cell>
          <table:table-cell office:value-type="string">
            <text:p>D7580045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table:formula="of:=IF([.C1975]=[.C19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63">
            <text:p>4263</text:p>
          </table:table-cell>
          <table:table-cell office:value-type="string">
            <text:p>D758004A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table:formula="of:=IF([.C1976]=[.C19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8">
            <text:p>5088</text:p>
          </table:table-cell>
          <table:table-cell office:value-type="string">
            <text:p>D758004B</text:p>
          </table:table-cell>
          <table:table-cell office:value-type="float" office:value="2280">
            <text:p>2280</text:p>
          </table:table-cell>
          <table:table-cell office:value-type="float" office:value="1">
            <text:p>1</text:p>
          </table:table-cell>
          <table:table-cell table:formula="of:=IF([.C1977]=[.C19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7">
            <text:p>4097</text:p>
          </table:table-cell>
          <table:table-cell office:value-type="string">
            <text:p>D758004C</text:p>
          </table:table-cell>
          <table:table-cell office:value-type="float" office:value="2310">
            <text:p>2310</text:p>
          </table:table-cell>
          <table:table-cell office:value-type="float" office:value="2">
            <text:p>2</text:p>
          </table:table-cell>
          <table:table-cell table:formula="of:=IF([.C1978]=[.C197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2">
            <text:p>5112</text:p>
          </table:table-cell>
          <table:table-cell office:value-type="string">
            <text:p>D758004C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table:formula="of:=IF([.C1979]=[.C19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38">
            <text:p>5138</text:p>
          </table:table-cell>
          <table:table-cell office:value-type="string">
            <text:p>D758004D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table:formula="of:=IF([.C1980]=[.C19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60">
            <text:p>5160</text:p>
          </table:table-cell>
          <table:table-cell office:value-type="string">
            <text:p>D758004E</text:p>
          </table:table-cell>
          <table:table-cell office:value-type="float" office:value="2370">
            <text:p>2370</text:p>
          </table:table-cell>
          <table:table-cell office:value-type="float" office:value="1">
            <text:p>1</text:p>
          </table:table-cell>
          <table:table-cell table:formula="of:=IF([.C1981]=[.C19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64">
            <text:p>4664</text:p>
          </table:table-cell>
          <table:table-cell office:value-type="string">
            <text:p>D7580051</text:p>
          </table:table-cell>
          <table:table-cell office:value-type="float" office:value="2460">
            <text:p>2460</text:p>
          </table:table-cell>
          <table:table-cell office:value-type="float" office:value="3">
            <text:p>3</text:p>
          </table:table-cell>
          <table:table-cell table:formula="of:=IF([.C1982]=[.C198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62">
            <text:p>4762</text:p>
          </table:table-cell>
          <table:table-cell office:value-type="string">
            <text:p>D7580051</text:p>
          </table:table-cell>
          <table:table-cell office:value-type="float" office:value="2460">
            <text:p>2460</text:p>
          </table:table-cell>
          <table:table-cell office:value-type="float" office:value="2">
            <text:p>2</text:p>
          </table:table-cell>
          <table:table-cell table:formula="of:=IF([.C1983]=[.C19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02">
            <text:p>3502</text:p>
          </table:table-cell>
          <table:table-cell office:value-type="string">
            <text:p>D7580053</text:p>
          </table:table-cell>
          <table:table-cell office:value-type="float" office:value="2521">
            <text:p>2521</text:p>
          </table:table-cell>
          <table:table-cell office:value-type="float" office:value="1">
            <text:p>1</text:p>
          </table:table-cell>
          <table:table-cell table:formula="of:=IF([.C1984]=[.C19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10">
            <text:p>3510</text:p>
          </table:table-cell>
          <table:table-cell office:value-type="string">
            <text:p>D7580054</text:p>
          </table:table-cell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table:formula="of:=IF([.C1985]=[.C19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19">
            <text:p>3519</text:p>
          </table:table-cell>
          <table:table-cell office:value-type="string">
            <text:p>D7580055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table:formula="of:=IF([.C1986]=[.C19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20">
            <text:p>3520</text:p>
          </table:table-cell>
          <table:table-cell office:value-type="string">
            <text:p>D7580056</text:p>
          </table:table-cell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  <table:table-cell table:formula="of:=IF([.C1987]=[.C19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24">
            <text:p>3524</text:p>
          </table:table-cell>
          <table:table-cell office:value-type="string">
            <text:p>D7580057</text:p>
          </table:table-cell>
          <table:table-cell office:value-type="float" office:value="2641">
            <text:p>2641</text:p>
          </table:table-cell>
          <table:table-cell office:value-type="float" office:value="1">
            <text:p>1</text:p>
          </table:table-cell>
          <table:table-cell table:formula="of:=IF([.C1988]=[.C19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27">
            <text:p>3527</text:p>
          </table:table-cell>
          <table:table-cell office:value-type="string">
            <text:p>D7580058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table:formula="of:=IF([.C1989]=[.C19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32">
            <text:p>3532</text:p>
          </table:table-cell>
          <table:table-cell office:value-type="string">
            <text:p>D7580059</text:p>
          </table:table-cell>
          <table:table-cell office:value-type="float" office:value="2701">
            <text:p>2701</text:p>
          </table:table-cell>
          <table:table-cell office:value-type="float" office:value="1">
            <text:p>1</text:p>
          </table:table-cell>
          <table:table-cell table:formula="of:=IF([.C1990]=[.C19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33">
            <text:p>3533</text:p>
          </table:table-cell>
          <table:table-cell office:value-type="string">
            <text:p>D758005A</text:p>
          </table:table-cell>
          <table:table-cell office:value-type="float" office:value="2731">
            <text:p>2731</text:p>
          </table:table-cell>
          <table:table-cell office:value-type="float" office:value="1">
            <text:p>1</text:p>
          </table:table-cell>
          <table:table-cell table:formula="of:=IF([.C1991]=[.C19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35">
            <text:p>3535</text:p>
          </table:table-cell>
          <table:table-cell office:value-type="string">
            <text:p>D758005B</text:p>
          </table:table-cell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  <table:table-cell table:formula="of:=IF([.C1992]=[.C19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536">
            <text:p>3536</text:p>
          </table:table-cell>
          <table:table-cell office:value-type="string">
            <text:p>D758005C</text:p>
          </table:table-cell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  <table:table-cell table:formula="of:=IF([.C1993]=[.C19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69">
            <text:p>4669</text:p>
          </table:table-cell>
          <table:table-cell office:value-type="string">
            <text:p>D758005D</text:p>
          </table:table-cell>
          <table:table-cell office:value-type="float" office:value="2822">
            <text:p>2822</text:p>
          </table:table-cell>
          <table:table-cell office:value-type="float" office:value="1">
            <text:p>1</text:p>
          </table:table-cell>
          <table:table-cell table:formula="of:=IF([.C1994]=[.C19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78">
            <text:p>4078</text:p>
          </table:table-cell>
          <table:table-cell office:value-type="string">
            <text:p>D758005E</text:p>
          </table:table-cell>
          <table:table-cell office:value-type="float" office:value="2853">
            <text:p>2853</text:p>
          </table:table-cell>
          <table:table-cell office:value-type="float" office:value="2">
            <text:p>2</text:p>
          </table:table-cell>
          <table:table-cell table:formula="of:=IF([.C1995]=[.C19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78">
            <text:p>4678</text:p>
          </table:table-cell>
          <table:table-cell office:value-type="string">
            <text:p>D758005E</text:p>
          </table:table-cell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table:formula="of:=IF([.C1996]=[.C199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83">
            <text:p>4683</text:p>
          </table:table-cell>
          <table:table-cell office:value-type="string">
            <text:p>D7580060</text:p>
          </table:table-cell>
          <table:table-cell office:value-type="float" office:value="2914">
            <text:p>2914</text:p>
          </table:table-cell>
          <table:table-cell office:value-type="float" office:value="1">
            <text:p>1</text:p>
          </table:table-cell>
          <table:table-cell table:formula="of:=IF([.C1997]=[.C19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85">
            <text:p>4685</text:p>
          </table:table-cell>
          <table:table-cell office:value-type="string">
            <text:p>D7580061</text:p>
          </table:table-cell>
          <table:table-cell office:value-type="float" office:value="2944">
            <text:p>2944</text:p>
          </table:table-cell>
          <table:table-cell office:value-type="float" office:value="1">
            <text:p>1</text:p>
          </table:table-cell>
          <table:table-cell table:formula="of:=IF([.C1998]=[.C19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68">
            <text:p>4868</text:p>
          </table:table-cell>
          <table:table-cell office:value-type="string">
            <text:p>D7580062</text:p>
          </table:table-cell>
          <table:table-cell office:value-type="float" office:value="2974">
            <text:p>2974</text:p>
          </table:table-cell>
          <table:table-cell office:value-type="float" office:value="2">
            <text:p>2</text:p>
          </table:table-cell>
          <table:table-cell table:formula="of:=IF([.C1999]=[.C20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92">
            <text:p>4992</text:p>
          </table:table-cell>
          <table:table-cell office:value-type="string">
            <text:p>D7580063</text:p>
          </table:table-cell>
          <table:table-cell office:value-type="float" office:value="3004">
            <text:p>3004</text:p>
          </table:table-cell>
          <table:table-cell office:value-type="float" office:value="3">
            <text:p>3</text:p>
          </table:table-cell>
          <table:table-cell table:formula="of:=IF([.C2000]=[.C200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5">
            <text:p>5045</text:p>
          </table:table-cell>
          <table:table-cell office:value-type="string">
            <text:p>D7580063</text:p>
          </table:table-cell>
          <table:table-cell office:value-type="float" office:value="3004">
            <text:p>3004</text:p>
          </table:table-cell>
          <table:table-cell office:value-type="float" office:value="1">
            <text:p>1</text:p>
          </table:table-cell>
          <table:table-cell table:formula="of:=IF([.C2001]=[.C200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1">
            <text:p>5071</text:p>
          </table:table-cell>
          <table:table-cell office:value-type="string">
            <text:p>D7580063</text:p>
          </table:table-cell>
          <table:table-cell office:value-type="float" office:value="3004">
            <text:p>3004</text:p>
          </table:table-cell>
          <table:table-cell office:value-type="float" office:value="3">
            <text:p>3</text:p>
          </table:table-cell>
          <table:table-cell table:formula="of:=IF([.C2002]=[.C200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31">
            <text:p>4631</text:p>
          </table:table-cell>
          <table:table-cell office:value-type="string">
            <text:p>D7580063</text:p>
          </table:table-cell>
          <table:table-cell office:value-type="float" office:value="3004">
            <text:p>3004</text:p>
          </table:table-cell>
          <table:table-cell office:value-type="float" office:value="2">
            <text:p>2</text:p>
          </table:table-cell>
          <table:table-cell table:formula="of:=IF([.C2003]=[.C20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7">
            <text:p>5127</text:p>
          </table:table-cell>
          <table:table-cell office:value-type="string">
            <text:p>D7580065</text:p>
          </table:table-cell>
          <table:table-cell office:value-type="float" office:value="3064">
            <text:p>3064</text:p>
          </table:table-cell>
          <table:table-cell office:value-type="float" office:value="1">
            <text:p>1</text:p>
          </table:table-cell>
          <table:table-cell table:formula="of:=IF([.C2004]=[.C20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83">
            <text:p>4483</text:p>
          </table:table-cell>
          <table:table-cell office:value-type="string">
            <text:p>D7580067</text:p>
          </table:table-cell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table:formula="of:=IF([.C2005]=[.C20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03">
            <text:p>4503</text:p>
          </table:table-cell>
          <table:table-cell office:value-type="string">
            <text:p>D7580068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table:formula="of:=IF([.C2006]=[.C20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67">
            <text:p>4667</text:p>
          </table:table-cell>
          <table:table-cell office:value-type="string">
            <text:p>D758006D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table:formula="of:=IF([.C2007]=[.C20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68">
            <text:p>4668</text:p>
          </table:table-cell>
          <table:table-cell office:value-type="string">
            <text:p>D758006E</text:p>
          </table:table-cell>
          <table:table-cell office:value-type="float" office:value="3336">
            <text:p>3336</text:p>
          </table:table-cell>
          <table:table-cell office:value-type="float" office:value="1">
            <text:p>1</text:p>
          </table:table-cell>
          <table:table-cell table:formula="of:=IF([.C2008]=[.C200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73">
            <text:p>4673</text:p>
          </table:table-cell>
          <table:table-cell office:value-type="string">
            <text:p>D758006F</text:p>
          </table:table-cell>
          <table:table-cell office:value-type="float" office:value="3366">
            <text:p>3366</text:p>
          </table:table-cell>
          <table:table-cell office:value-type="float" office:value="1">
            <text:p>1</text:p>
          </table:table-cell>
          <table:table-cell table:formula="of:=IF([.C2009]=[.C20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86">
            <text:p>4386</text:p>
          </table:table-cell>
          <table:table-cell office:value-type="string">
            <text:p>D7580070</text:p>
          </table:table-cell>
          <table:table-cell office:value-type="float" office:value="3396">
            <text:p>3396</text:p>
          </table:table-cell>
          <table:table-cell office:value-type="float" office:value="2">
            <text:p>2</text:p>
          </table:table-cell>
          <table:table-cell table:formula="of:=IF([.C2010]=[.C201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76">
            <text:p>4676</text:p>
          </table:table-cell>
          <table:table-cell office:value-type="string">
            <text:p>D7580070</text:p>
          </table:table-cell>
          <table:table-cell office:value-type="float" office:value="3396">
            <text:p>3396</text:p>
          </table:table-cell>
          <table:table-cell office:value-type="float" office:value="1">
            <text:p>1</text:p>
          </table:table-cell>
          <table:table-cell table:formula="of:=IF([.C2011]=[.C20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12">
            <text:p>5012</text:p>
          </table:table-cell>
          <table:table-cell office:value-type="string">
            <text:p>D7580071</text:p>
          </table:table-cell>
          <table:table-cell office:value-type="float" office:value="3427">
            <text:p>3427</text:p>
          </table:table-cell>
          <table:table-cell office:value-type="float" office:value="1">
            <text:p>1</text:p>
          </table:table-cell>
          <table:table-cell table:formula="of:=IF([.C2012]=[.C20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5">
            <text:p>4235</text:p>
          </table:table-cell>
          <table:table-cell office:value-type="string">
            <text:p>D7580072</text:p>
          </table:table-cell>
          <table:table-cell office:value-type="float" office:value="3457">
            <text:p>3457</text:p>
          </table:table-cell>
          <table:table-cell office:value-type="float" office:value="1">
            <text:p>1</text:p>
          </table:table-cell>
          <table:table-cell table:formula="of:=IF([.C2013]=[.C20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2">
            <text:p>5122</text:p>
          </table:table-cell>
          <table:table-cell office:value-type="string">
            <text:p>D7580075</text:p>
          </table:table-cell>
          <table:table-cell office:value-type="float" office:value="3547">
            <text:p>3547</text:p>
          </table:table-cell>
          <table:table-cell office:value-type="float" office:value="1">
            <text:p>1</text:p>
          </table:table-cell>
          <table:table-cell table:formula="of:=IF([.C2014]=[.C20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09">
            <text:p>4509</text:p>
          </table:table-cell>
          <table:table-cell office:value-type="string">
            <text:p>D7580078</text:p>
          </table:table-cell>
          <table:table-cell office:value-type="float" office:value="3637">
            <text:p>3637</text:p>
          </table:table-cell>
          <table:table-cell office:value-type="float" office:value="1">
            <text:p>1</text:p>
          </table:table-cell>
          <table:table-cell table:formula="of:=IF([.C2015]=[.C20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65">
            <text:p>4665</text:p>
          </table:table-cell>
          <table:table-cell office:value-type="string">
            <text:p>D758007A</text:p>
          </table:table-cell>
          <table:table-cell office:value-type="float" office:value="3697">
            <text:p>3697</text:p>
          </table:table-cell>
          <table:table-cell office:value-type="float" office:value="1">
            <text:p>1</text:p>
          </table:table-cell>
          <table:table-cell table:formula="of:=IF([.C2016]=[.C20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81">
            <text:p>4681</text:p>
          </table:table-cell>
          <table:table-cell office:value-type="string">
            <text:p>D758007B</text:p>
          </table:table-cell>
          <table:table-cell office:value-type="float" office:value="3727">
            <text:p>3727</text:p>
          </table:table-cell>
          <table:table-cell office:value-type="float" office:value="1">
            <text:p>1</text:p>
          </table:table-cell>
          <table:table-cell table:formula="of:=IF([.C2017]=[.C201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690">
            <text:p>4690</text:p>
          </table:table-cell>
          <table:table-cell office:value-type="string">
            <text:p>D758007C</text:p>
          </table:table-cell>
          <table:table-cell office:value-type="float" office:value="3758">
            <text:p>3758</text:p>
          </table:table-cell>
          <table:table-cell office:value-type="float" office:value="1">
            <text:p>1</text:p>
          </table:table-cell>
          <table:table-cell table:formula="of:=IF([.C2018]=[.C20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6">
            <text:p>5206</text:p>
          </table:table-cell>
          <table:table-cell office:value-type="string">
            <text:p>D7580080</text:p>
          </table:table-cell>
          <table:table-cell office:value-type="float" office:value="3878">
            <text:p>3878</text:p>
          </table:table-cell>
          <table:table-cell office:value-type="float" office:value="1">
            <text:p>1</text:p>
          </table:table-cell>
          <table:table-cell table:formula="of:=IF([.C2019]=[.C20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08">
            <text:p>5008</text:p>
          </table:table-cell>
          <table:table-cell office:value-type="string">
            <text:p>D7580082</text:p>
          </table:table-cell>
          <table:table-cell office:value-type="float" office:value="3938">
            <text:p>3938</text:p>
          </table:table-cell>
          <table:table-cell office:value-type="float" office:value="1">
            <text:p>1</text:p>
          </table:table-cell>
          <table:table-cell table:formula="of:=IF([.C2020]=[.C20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10">
            <text:p>5010</text:p>
          </table:table-cell>
          <table:table-cell office:value-type="string">
            <text:p>D7580083</text:p>
          </table:table-cell>
          <table:table-cell office:value-type="float" office:value="3968">
            <text:p>3968</text:p>
          </table:table-cell>
          <table:table-cell office:value-type="float" office:value="1">
            <text:p>1</text:p>
          </table:table-cell>
          <table:table-cell table:formula="of:=IF([.C2021]=[.C20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19">
            <text:p>5019</text:p>
          </table:table-cell>
          <table:table-cell office:value-type="string">
            <text:p>D7580084</text:p>
          </table:table-cell>
          <table:table-cell office:value-type="float" office:value="3998">
            <text:p>3998</text:p>
          </table:table-cell>
          <table:table-cell office:value-type="float" office:value="1">
            <text:p>1</text:p>
          </table:table-cell>
          <table:table-cell table:formula="of:=IF([.C2022]=[.C20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1">
            <text:p>5041</text:p>
          </table:table-cell>
          <table:table-cell office:value-type="string">
            <text:p>D7580085</text:p>
          </table:table-cell>
          <table:table-cell office:value-type="float" office:value="4028">
            <text:p>4028</text:p>
          </table:table-cell>
          <table:table-cell office:value-type="float" office:value="1">
            <text:p>1</text:p>
          </table:table-cell>
          <table:table-cell table:formula="of:=IF([.C2023]=[.C20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5">
            <text:p>5055</text:p>
          </table:table-cell>
          <table:table-cell office:value-type="string">
            <text:p>D7580086</text:p>
          </table:table-cell>
          <table:table-cell office:value-type="float" office:value="4058">
            <text:p>4058</text:p>
          </table:table-cell>
          <table:table-cell office:value-type="float" office:value="1">
            <text:p>1</text:p>
          </table:table-cell>
          <table:table-cell table:formula="of:=IF([.C2024]=[.C20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60">
            <text:p>5060</text:p>
          </table:table-cell>
          <table:table-cell office:value-type="string">
            <text:p>D7580087</text:p>
          </table:table-cell>
          <table:table-cell office:value-type="float" office:value="4088">
            <text:p>4088</text:p>
          </table:table-cell>
          <table:table-cell office:value-type="float" office:value="1">
            <text:p>1</text:p>
          </table:table-cell>
          <table:table-cell table:formula="of:=IF([.C2025]=[.C20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2">
            <text:p>5072</text:p>
          </table:table-cell>
          <table:table-cell office:value-type="string">
            <text:p>D7580088</text:p>
          </table:table-cell>
          <table:table-cell office:value-type="float" office:value="4118">
            <text:p>4118</text:p>
          </table:table-cell>
          <table:table-cell office:value-type="float" office:value="1">
            <text:p>1</text:p>
          </table:table-cell>
          <table:table-cell table:formula="of:=IF([.C2026]=[.C20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34">
            <text:p>5134</text:p>
          </table:table-cell>
          <table:table-cell office:value-type="string">
            <text:p>D758008A</text:p>
          </table:table-cell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formula="of:=IF([.C2027]=[.C20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61">
            <text:p>5161</text:p>
          </table:table-cell>
          <table:table-cell office:value-type="string">
            <text:p>D758008D</text:p>
          </table:table-cell>
          <table:table-cell office:value-type="float" office:value="4269">
            <text:p>4269</text:p>
          </table:table-cell>
          <table:table-cell office:value-type="float" office:value="1">
            <text:p>1</text:p>
          </table:table-cell>
          <table:table-cell table:formula="of:=IF([.C2028]=[.C20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83">
            <text:p>5183</text:p>
          </table:table-cell>
          <table:table-cell office:value-type="string">
            <text:p>D758008E</text:p>
          </table:table-cell>
          <table:table-cell office:value-type="float" office:value="4299">
            <text:p>4299</text:p>
          </table:table-cell>
          <table:table-cell office:value-type="float" office:value="1">
            <text:p>1</text:p>
          </table:table-cell>
          <table:table-cell table:formula="of:=IF([.C2029]=[.C20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87">
            <text:p>5187</text:p>
          </table:table-cell>
          <table:table-cell office:value-type="string">
            <text:p>D758008F</text:p>
          </table:table-cell>
          <table:table-cell office:value-type="float" office:value="4331">
            <text:p>4331</text:p>
          </table:table-cell>
          <table:table-cell office:value-type="float" office:value="1">
            <text:p>1</text:p>
          </table:table-cell>
          <table:table-cell table:formula="of:=IF([.C2030]=[.C20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89">
            <text:p>5189</text:p>
          </table:table-cell>
          <table:table-cell office:value-type="string">
            <text:p>D7580091</text:p>
          </table:table-cell>
          <table:table-cell office:value-type="float" office:value="4393">
            <text:p>4393</text:p>
          </table:table-cell>
          <table:table-cell office:value-type="float" office:value="1">
            <text:p>1</text:p>
          </table:table-cell>
          <table:table-cell table:formula="of:=IF([.C2031]=[.C20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1">
            <text:p>5191</text:p>
          </table:table-cell>
          <table:table-cell office:value-type="string">
            <text:p>D7580093</text:p>
          </table:table-cell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 table:formula="of:=IF([.C2032]=[.C20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2">
            <text:p>5192</text:p>
          </table:table-cell>
          <table:table-cell office:value-type="string">
            <text:p>D7580094</text:p>
          </table:table-cell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table:formula="of:=IF([.C2033]=[.C20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3">
            <text:p>5193</text:p>
          </table:table-cell>
          <table:table-cell office:value-type="string">
            <text:p>D7580095</text:p>
          </table:table-cell>
          <table:table-cell office:value-type="float" office:value="4515">
            <text:p>4515</text:p>
          </table:table-cell>
          <table:table-cell office:value-type="float" office:value="1">
            <text:p>1</text:p>
          </table:table-cell>
          <table:table-cell table:formula="of:=IF([.C2034]=[.C20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5">
            <text:p>5195</text:p>
          </table:table-cell>
          <table:table-cell office:value-type="string">
            <text:p>D7580096</text:p>
          </table:table-cell>
          <table:table-cell office:value-type="float" office:value="4546">
            <text:p>4546</text:p>
          </table:table-cell>
          <table:table-cell office:value-type="float" office:value="1">
            <text:p>1</text:p>
          </table:table-cell>
          <table:table-cell table:formula="of:=IF([.C2035]=[.C20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6">
            <text:p>5196</text:p>
          </table:table-cell>
          <table:table-cell office:value-type="string">
            <text:p>D7580097</text:p>
          </table:table-cell>
          <table:table-cell office:value-type="float" office:value="4576">
            <text:p>4576</text:p>
          </table:table-cell>
          <table:table-cell office:value-type="float" office:value="1">
            <text:p>1</text:p>
          </table:table-cell>
          <table:table-cell table:formula="of:=IF([.C2036]=[.C20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7">
            <text:p>5197</text:p>
          </table:table-cell>
          <table:table-cell office:value-type="string">
            <text:p>D7580098</text:p>
          </table:table-cell>
          <table:table-cell office:value-type="float" office:value="4606">
            <text:p>4606</text:p>
          </table:table-cell>
          <table:table-cell office:value-type="float" office:value="1">
            <text:p>1</text:p>
          </table:table-cell>
          <table:table-cell table:formula="of:=IF([.C2037]=[.C20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98">
            <text:p>5198</text:p>
          </table:table-cell>
          <table:table-cell office:value-type="string">
            <text:p>D7580099</text:p>
          </table:table-cell>
          <table:table-cell office:value-type="float" office:value="4636">
            <text:p>4636</text:p>
          </table:table-cell>
          <table:table-cell office:value-type="float" office:value="1">
            <text:p>1</text:p>
          </table:table-cell>
          <table:table-cell table:formula="of:=IF([.C2038]=[.C20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0">
            <text:p>5200</text:p>
          </table:table-cell>
          <table:table-cell office:value-type="string">
            <text:p>D758009A</text:p>
          </table:table-cell>
          <table:table-cell office:value-type="float" office:value="4666">
            <text:p>4666</text:p>
          </table:table-cell>
          <table:table-cell office:value-type="float" office:value="1">
            <text:p>1</text:p>
          </table:table-cell>
          <table:table-cell table:formula="of:=IF([.C2039]=[.C20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2">
            <text:p>5202</text:p>
          </table:table-cell>
          <table:table-cell office:value-type="string">
            <text:p>D758009B</text:p>
          </table:table-cell>
          <table:table-cell office:value-type="float" office:value="4696">
            <text:p>4696</text:p>
          </table:table-cell>
          <table:table-cell office:value-type="float" office:value="1">
            <text:p>1</text:p>
          </table:table-cell>
          <table:table-cell table:formula="of:=IF([.C2040]=[.C20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4">
            <text:p>5204</text:p>
          </table:table-cell>
          <table:table-cell office:value-type="string">
            <text:p>D758009C</text:p>
          </table:table-cell>
          <table:table-cell office:value-type="float" office:value="4727">
            <text:p>4727</text:p>
          </table:table-cell>
          <table:table-cell office:value-type="float" office:value="1">
            <text:p>1</text:p>
          </table:table-cell>
          <table:table-cell table:formula="of:=IF([.C2041]=[.C20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5">
            <text:p>5205</text:p>
          </table:table-cell>
          <table:table-cell office:value-type="string">
            <text:p>D758009D</text:p>
          </table:table-cell>
          <table:table-cell office:value-type="float" office:value="4758">
            <text:p>4758</text:p>
          </table:table-cell>
          <table:table-cell office:value-type="float" office:value="1">
            <text:p>1</text:p>
          </table:table-cell>
          <table:table-cell table:formula="of:=IF([.C2042]=[.C20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07">
            <text:p>5207</text:p>
          </table:table-cell>
          <table:table-cell office:value-type="string">
            <text:p>D758009E</text:p>
          </table:table-cell>
          <table:table-cell office:value-type="float" office:value="4788">
            <text:p>4788</text:p>
          </table:table-cell>
          <table:table-cell office:value-type="float" office:value="1">
            <text:p>1</text:p>
          </table:table-cell>
          <table:table-cell table:formula="of:=IF([.C2043]=[.C20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11">
            <text:p>5211</text:p>
          </table:table-cell>
          <table:table-cell office:value-type="string">
            <text:p>D758009F</text:p>
          </table:table-cell>
          <table:table-cell office:value-type="float" office:value="4819">
            <text:p>4819</text:p>
          </table:table-cell>
          <table:table-cell office:value-type="float" office:value="1">
            <text:p>1</text:p>
          </table:table-cell>
          <table:table-cell table:formula="of:=IF([.C2044]=[.C20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14">
            <text:p>5214</text:p>
          </table:table-cell>
          <table:table-cell office:value-type="string">
            <text:p>D75800A0</text:p>
          </table:table-cell>
          <table:table-cell office:value-type="float" office:value="4849">
            <text:p>4849</text:p>
          </table:table-cell>
          <table:table-cell office:value-type="float" office:value="1">
            <text:p>1</text:p>
          </table:table-cell>
          <table:table-cell table:formula="of:=IF([.C2045]=[.C20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19">
            <text:p>5219</text:p>
          </table:table-cell>
          <table:table-cell office:value-type="string">
            <text:p>D75800A1</text:p>
          </table:table-cell>
          <table:table-cell office:value-type="float" office:value="4879">
            <text:p>4879</text:p>
          </table:table-cell>
          <table:table-cell office:value-type="float" office:value="1">
            <text:p>1</text:p>
          </table:table-cell>
          <table:table-cell table:formula="of:=IF([.C2046]=[.C204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21">
            <text:p>5221</text:p>
          </table:table-cell>
          <table:table-cell office:value-type="string">
            <text:p>D75800A2</text:p>
          </table:table-cell>
          <table:table-cell office:value-type="float" office:value="4909">
            <text:p>4909</text:p>
          </table:table-cell>
          <table:table-cell office:value-type="float" office:value="1">
            <text:p>1</text:p>
          </table:table-cell>
          <table:table-cell table:formula="of:=IF([.C2047]=[.C20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25">
            <text:p>5225</text:p>
          </table:table-cell>
          <table:table-cell office:value-type="string">
            <text:p>D75800A3</text:p>
          </table:table-cell>
          <table:table-cell office:value-type="float" office:value="4941">
            <text:p>4941</text:p>
          </table:table-cell>
          <table:table-cell office:value-type="float" office:value="1">
            <text:p>1</text:p>
          </table:table-cell>
          <table:table-cell table:formula="of:=IF([.C2048]=[.C20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26">
            <text:p>5226</text:p>
          </table:table-cell>
          <table:table-cell office:value-type="string">
            <text:p>D75800A4</text:p>
          </table:table-cell>
          <table:table-cell office:value-type="float" office:value="4972">
            <text:p>4972</text:p>
          </table:table-cell>
          <table:table-cell office:value-type="float" office:value="1">
            <text:p>1</text:p>
          </table:table-cell>
          <table:table-cell table:formula="of:=IF([.C2049]=[.C20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28">
            <text:p>5228</text:p>
          </table:table-cell>
          <table:table-cell office:value-type="string">
            <text:p>D75800A5</text:p>
          </table:table-cell>
          <table:table-cell office:value-type="float" office:value="5003">
            <text:p>5003</text:p>
          </table:table-cell>
          <table:table-cell office:value-type="float" office:value="1">
            <text:p>1</text:p>
          </table:table-cell>
          <table:table-cell table:formula="of:=IF([.C2050]=[.C20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54">
            <text:p>5254</text:p>
          </table:table-cell>
          <table:table-cell office:value-type="string">
            <text:p>D75800A6</text:p>
          </table:table-cell>
          <table:table-cell office:value-type="float" office:value="5033">
            <text:p>5033</text:p>
          </table:table-cell>
          <table:table-cell office:value-type="float" office:value="1">
            <text:p>1</text:p>
          </table:table-cell>
          <table:table-cell table:formula="of:=IF([.C2051]=[.C20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81">
            <text:p>5281</text:p>
          </table:table-cell>
          <table:table-cell office:value-type="string">
            <text:p>D75800A7</text:p>
          </table:table-cell>
          <table:table-cell office:value-type="float" office:value="5063">
            <text:p>5063</text:p>
          </table:table-cell>
          <table:table-cell office:value-type="float" office:value="1">
            <text:p>1</text:p>
          </table:table-cell>
          <table:table-cell table:formula="of:=IF([.C2052]=[.C20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12">
            <text:p>5312</text:p>
          </table:table-cell>
          <table:table-cell office:value-type="string">
            <text:p>D75800A8</text:p>
          </table:table-cell>
          <table:table-cell office:value-type="float" office:value="5093">
            <text:p>5093</text:p>
          </table:table-cell>
          <table:table-cell office:value-type="float" office:value="1">
            <text:p>1</text:p>
          </table:table-cell>
          <table:table-cell table:formula="of:=IF([.C2053]=[.C20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42">
            <text:p>5342</text:p>
          </table:table-cell>
          <table:table-cell office:value-type="string">
            <text:p>D75800A9</text:p>
          </table:table-cell>
          <table:table-cell office:value-type="float" office:value="5123">
            <text:p>5123</text:p>
          </table:table-cell>
          <table:table-cell office:value-type="float" office:value="1">
            <text:p>1</text:p>
          </table:table-cell>
          <table:table-cell table:formula="of:=IF([.C2054]=[.C20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374">
            <text:p>5374</text:p>
          </table:table-cell>
          <table:table-cell office:value-type="string">
            <text:p>D75800AA</text:p>
          </table:table-cell>
          <table:table-cell office:value-type="float" office:value="5154">
            <text:p>5154</text:p>
          </table:table-cell>
          <table:table-cell office:value-type="float" office:value="1">
            <text:p>1</text:p>
          </table:table-cell>
          <table:table-cell table:formula="of:=IF([.C2055]=[.C20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83">
            <text:p>683</text:p>
          </table:table-cell>
          <table:table-cell office:value-type="string">
            <text:p>ED09000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IF([.C2056]=[.C20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88">
            <text:p>688</text:p>
          </table:table-cell>
          <table:table-cell office:value-type="string">
            <text:p>ED0900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IF([.C2057]=[.C20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7">
            <text:p>377</text:p>
          </table:table-cell>
          <table:table-cell office:value-type="string">
            <text:p>ED09000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IF([.C2058]=[.C20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795">
            <text:p>1795</text:p>
          </table:table-cell>
          <table:table-cell office:value-type="string">
            <text:p>ED09000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table:formula="of:=IF([.C2059]=[.C20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38">
            <text:p>1438</text:p>
          </table:table-cell>
          <table:table-cell office:value-type="string">
            <text:p>ED090007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table:formula="of:=IF([.C2060]=[.C206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80">
            <text:p>1480</text:p>
          </table:table-cell>
          <table:table-cell office:value-type="string">
            <text:p>ED090007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table:formula="of:=IF([.C2061]=[.C20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78">
            <text:p>2578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table:formula="of:=IF([.C2062]=[.C206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13">
            <text:p>2913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table:formula="of:=IF([.C2063]=[.C206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30">
            <text:p>3730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table:formula="of:=IF([.C2064]=[.C206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973">
            <text:p>1973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table:formula="of:=IF([.C2065]=[.C206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36">
            <text:p>2536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table:formula="of:=IF([.C2066]=[.C206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302">
            <text:p>4302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table:formula="of:=IF([.C2067]=[.C20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93">
            <text:p>1493</text:p>
          </table:table-cell>
          <table:table-cell office:value-type="string">
            <text:p>ED090009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table:formula="of:=IF([.C2068]=[.C206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174">
            <text:p>2174</text:p>
          </table:table-cell>
          <table:table-cell office:value-type="string">
            <text:p>ED090009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table:formula="of:=IF([.C2069]=[.C20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69">
            <text:p>669</text:p>
          </table:table-cell>
          <table:table-cell office:value-type="string">
            <text:p>ED09000B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table:formula="of:=IF([.C2070]=[.C20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90">
            <text:p>690</text:p>
          </table:table-cell>
          <table:table-cell office:value-type="string">
            <text:p>ED09000D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IF([.C2071]=[.C20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697">
            <text:p>697</text:p>
          </table:table-cell>
          <table:table-cell office:value-type="string">
            <text:p>ED09000E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table:formula="of:=IF([.C2072]=[.C20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358">
            <text:p>3358</text:p>
          </table:table-cell>
          <table:table-cell office:value-type="string">
            <text:p>ED09000F</text:p>
          </table:table-cell>
          <table:table-cell office:value-type="float" office:value="461">
            <text:p>461</text:p>
          </table:table-cell>
          <table:table-cell office:value-type="float" office:value="3">
            <text:p>3</text:p>
          </table:table-cell>
          <table:table-cell table:formula="of:=IF([.C2073]=[.C207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71">
            <text:p>3871</text:p>
          </table:table-cell>
          <table:table-cell office:value-type="string">
            <text:p>ED09000F</text:p>
          </table:table-cell>
          <table:table-cell office:value-type="float" office:value="461">
            <text:p>461</text:p>
          </table:table-cell>
          <table:table-cell office:value-type="float" office:value="5">
            <text:p>5</text:p>
          </table:table-cell>
          <table:table-cell table:formula="of:=IF([.C2074]=[.C207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50">
            <text:p>5150</text:p>
          </table:table-cell>
          <table:table-cell office:value-type="string">
            <text:p>ED09000F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table:formula="of:=IF([.C2075]=[.C207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565">
            <text:p>2565</text:p>
          </table:table-cell>
          <table:table-cell office:value-type="string">
            <text:p>ED09000F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table:formula="of:=IF([.C2076]=[.C20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12">
            <text:p>3712</text:p>
          </table:table-cell>
          <table:table-cell office:value-type="string">
            <text:p>ED090010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table:formula="of:=IF([.C2077]=[.C20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79">
            <text:p>1479</text:p>
          </table:table-cell>
          <table:table-cell office:value-type="string">
            <text:p>ED090012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table:formula="of:=IF([.C2078]=[.C20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989">
            <text:p>2989</text:p>
          </table:table-cell>
          <table:table-cell office:value-type="string">
            <text:p>ED090013</text:p>
          </table:table-cell>
          <table:table-cell office:value-type="float" office:value="582">
            <text:p>582</text:p>
          </table:table-cell>
          <table:table-cell office:value-type="float" office:value="3">
            <text:p>3</text:p>
          </table:table-cell>
          <table:table-cell table:formula="of:=IF([.C2079]=[.C208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81">
            <text:p>1481</text:p>
          </table:table-cell>
          <table:table-cell office:value-type="string">
            <text:p>ED090013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table:formula="of:=IF([.C2080]=[.C20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82">
            <text:p>1482</text:p>
          </table:table-cell>
          <table:table-cell office:value-type="string">
            <text:p>ED090014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table:formula="of:=IF([.C2081]=[.C20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88">
            <text:p>1488</text:p>
          </table:table-cell>
          <table:table-cell office:value-type="string">
            <text:p>ED090015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table:formula="of:=IF([.C2082]=[.C20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514">
            <text:p>1514</text:p>
          </table:table-cell>
          <table:table-cell office:value-type="string">
            <text:p>ED090016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table:formula="of:=IF([.C2083]=[.C20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40">
            <text:p>4040</text:p>
          </table:table-cell>
          <table:table-cell office:value-type="string">
            <text:p>ED090017</text:p>
          </table:table-cell>
          <table:table-cell office:value-type="float" office:value="704">
            <text:p>704</text:p>
          </table:table-cell>
          <table:table-cell office:value-type="float" office:value="3">
            <text:p>3</text:p>
          </table:table-cell>
          <table:table-cell table:formula="of:=IF([.C2084]=[.C208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62">
            <text:p>3062</text:p>
          </table:table-cell>
          <table:table-cell office:value-type="string">
            <text:p>ED090017</text:p>
          </table:table-cell>
          <table:table-cell office:value-type="float" office:value="704">
            <text:p>704</text:p>
          </table:table-cell>
          <table:table-cell office:value-type="float" office:value="2">
            <text:p>2</text:p>
          </table:table-cell>
          <table:table-cell table:formula="of:=IF([.C2085]=[.C20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96">
            <text:p>4996</text:p>
          </table:table-cell>
          <table:table-cell office:value-type="string">
            <text:p>ED090018</text:p>
          </table:table-cell>
          <table:table-cell office:value-type="float" office:value="734">
            <text:p>734</text:p>
          </table:table-cell>
          <table:table-cell office:value-type="float" office:value="4">
            <text:p>4</text:p>
          </table:table-cell>
          <table:table-cell table:formula="of:=IF([.C2086]=[.C208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611">
            <text:p>4611</text:p>
          </table:table-cell>
          <table:table-cell office:value-type="string">
            <text:p>ED090018</text:p>
          </table:table-cell>
          <table:table-cell office:value-type="float" office:value="734">
            <text:p>734</text:p>
          </table:table-cell>
          <table:table-cell office:value-type="float" office:value="6">
            <text:p>6</text:p>
          </table:table-cell>
          <table:table-cell table:formula="of:=IF([.C2087]=[.C20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30">
            <text:p>4230</text:p>
          </table:table-cell>
          <table:table-cell office:value-type="string">
            <text:p>ED090019</text:p>
          </table:table-cell>
          <table:table-cell office:value-type="float" office:value="764">
            <text:p>764</text:p>
          </table:table-cell>
          <table:table-cell office:value-type="float" office:value="5">
            <text:p>5</text:p>
          </table:table-cell>
          <table:table-cell table:formula="of:=IF([.C2088]=[.C20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895">
            <text:p>1895</text:p>
          </table:table-cell>
          <table:table-cell office:value-type="string">
            <text:p>ED09001A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table:formula="of:=IF([.C2089]=[.C20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5">
            <text:p>2305</text:p>
          </table:table-cell>
          <table:table-cell office:value-type="string">
            <text:p>ED09001B</text:p>
          </table:table-cell>
          <table:table-cell office:value-type="float" office:value="825">
            <text:p>825</text:p>
          </table:table-cell>
          <table:table-cell office:value-type="float" office:value="2">
            <text:p>2</text:p>
          </table:table-cell>
          <table:table-cell table:formula="of:=IF([.C2090]=[.C209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56">
            <text:p>3256</text:p>
          </table:table-cell>
          <table:table-cell office:value-type="string">
            <text:p>ED09001B</text:p>
          </table:table-cell>
          <table:table-cell office:value-type="float" office:value="825">
            <text:p>825</text:p>
          </table:table-cell>
          <table:table-cell office:value-type="float" office:value="2">
            <text:p>2</text:p>
          </table:table-cell>
          <table:table-cell table:formula="of:=IF([.C2091]=[.C20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09">
            <text:p>2309</text:p>
          </table:table-cell>
          <table:table-cell office:value-type="string">
            <text:p>ED09001C</text:p>
          </table:table-cell>
          <table:table-cell office:value-type="float" office:value="855">
            <text:p>855</text:p>
          </table:table-cell>
          <table:table-cell office:value-type="float" office:value="2">
            <text:p>2</text:p>
          </table:table-cell>
          <table:table-cell table:formula="of:=IF([.C2092]=[.C209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66">
            <text:p>3666</text:p>
          </table:table-cell>
          <table:table-cell office:value-type="string">
            <text:p>ED09001C</text:p>
          </table:table-cell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table:formula="of:=IF([.C2093]=[.C209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56">
            <text:p>3656</text:p>
          </table:table-cell>
          <table:table-cell office:value-type="string">
            <text:p>ED09001C</text:p>
          </table:table-cell>
          <table:table-cell office:value-type="float" office:value="855">
            <text:p>855</text:p>
          </table:table-cell>
          <table:table-cell office:value-type="float" office:value="4">
            <text:p>4</text:p>
          </table:table-cell>
          <table:table-cell table:formula="of:=IF([.C2094]=[.C209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30">
            <text:p>4030</text:p>
          </table:table-cell>
          <table:table-cell office:value-type="string">
            <text:p>ED09001D</text:p>
          </table:table-cell>
          <table:table-cell office:value-type="float" office:value="886">
            <text:p>886</text:p>
          </table:table-cell>
          <table:table-cell office:value-type="float" office:value="3">
            <text:p>3</text:p>
          </table:table-cell>
          <table:table-cell table:formula="of:=IF([.C2095]=[.C209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3">
            <text:p>3413</text:p>
          </table:table-cell>
          <table:table-cell office:value-type="string">
            <text:p>ED09001D</text:p>
          </table:table-cell>
          <table:table-cell office:value-type="float" office:value="886">
            <text:p>886</text:p>
          </table:table-cell>
          <table:table-cell office:value-type="float" office:value="4">
            <text:p>4</text:p>
          </table:table-cell>
          <table:table-cell table:formula="of:=IF([.C2096]=[.C20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732">
            <text:p>4732</text:p>
          </table:table-cell>
          <table:table-cell office:value-type="string">
            <text:p>ED09001D</text:p>
          </table:table-cell>
          <table:table-cell office:value-type="float" office:value="886">
            <text:p>886</text:p>
          </table:table-cell>
          <table:table-cell office:value-type="float" office:value="5">
            <text:p>5</text:p>
          </table:table-cell>
          <table:table-cell table:formula="of:=IF([.C2097]=[.C20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723">
            <text:p>3723</text:p>
          </table:table-cell>
          <table:table-cell office:value-type="string">
            <text:p>ED09001E</text:p>
          </table:table-cell>
          <table:table-cell office:value-type="float" office:value="916">
            <text:p>916</text:p>
          </table:table-cell>
          <table:table-cell office:value-type="float" office:value="4">
            <text:p>4</text:p>
          </table:table-cell>
          <table:table-cell table:formula="of:=IF([.C2098]=[.C209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03">
            <text:p>4703</text:p>
          </table:table-cell>
          <table:table-cell office:value-type="string">
            <text:p>ED09001F</text:p>
          </table:table-cell>
          <table:table-cell office:value-type="float" office:value="947">
            <text:p>947</text:p>
          </table:table-cell>
          <table:table-cell office:value-type="float" office:value="2">
            <text:p>2</text:p>
          </table:table-cell>
          <table:table-cell table:formula="of:=IF([.C2099]=[.C210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74">
            <text:p>4874</text:p>
          </table:table-cell>
          <table:table-cell office:value-type="string">
            <text:p>ED09001F</text:p>
          </table:table-cell>
          <table:table-cell office:value-type="float" office:value="947">
            <text:p>947</text:p>
          </table:table-cell>
          <table:table-cell office:value-type="float" office:value="2">
            <text:p>2</text:p>
          </table:table-cell>
          <table:table-cell table:formula="of:=IF([.C2100]=[.C21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79">
            <text:p>2279</text:p>
          </table:table-cell>
          <table:table-cell office:value-type="string">
            <text:p>ED090020</text:p>
          </table:table-cell>
          <table:table-cell office:value-type="float" office:value="977">
            <text:p>977</text:p>
          </table:table-cell>
          <table:table-cell office:value-type="float" office:value="1">
            <text:p>1</text:p>
          </table:table-cell>
          <table:table-cell table:formula="of:=IF([.C2101]=[.C21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46">
            <text:p>2346</text:p>
          </table:table-cell>
          <table:table-cell office:value-type="string">
            <text:p>ED090021</text:p>
          </table:table-cell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 table:formula="of:=IF([.C2102]=[.C21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16">
            <text:p>2016</text:p>
          </table:table-cell>
          <table:table-cell office:value-type="string">
            <text:p>ED090022</text:p>
          </table:table-cell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 table:formula="of:=IF([.C2103]=[.C21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687">
            <text:p>2687</text:p>
          </table:table-cell>
          <table:table-cell office:value-type="string">
            <text:p>ED090023</text:p>
          </table:table-cell>
          <table:table-cell office:value-type="float" office:value="1068">
            <text:p>1068</text:p>
          </table:table-cell>
          <table:table-cell office:value-type="float" office:value="4">
            <text:p>4</text:p>
          </table:table-cell>
          <table:table-cell table:formula="of:=IF([.C2104]=[.C210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54">
            <text:p>4354</text:p>
          </table:table-cell>
          <table:table-cell office:value-type="string">
            <text:p>ED090023</text:p>
          </table:table-cell>
          <table:table-cell office:value-type="float" office:value="1068">
            <text:p>1068</text:p>
          </table:table-cell>
          <table:table-cell office:value-type="float" office:value="6">
            <text:p>6</text:p>
          </table:table-cell>
          <table:table-cell table:formula="of:=IF([.C2105]=[.C210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5">
            <text:p>3035</text:p>
          </table:table-cell>
          <table:table-cell office:value-type="string">
            <text:p>ED090023</text:p>
          </table:table-cell>
          <table:table-cell office:value-type="float" office:value="1068">
            <text:p>1068</text:p>
          </table:table-cell>
          <table:table-cell office:value-type="float" office:value="3">
            <text:p>3</text:p>
          </table:table-cell>
          <table:table-cell table:formula="of:=IF([.C2106]=[.C21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46">
            <text:p>3746</text:p>
          </table:table-cell>
          <table:table-cell office:value-type="string">
            <text:p>ED090024</text:p>
          </table:table-cell>
          <table:table-cell office:value-type="float" office:value="1098">
            <text:p>1098</text:p>
          </table:table-cell>
          <table:table-cell office:value-type="float" office:value="3">
            <text:p>3</text:p>
          </table:table-cell>
          <table:table-cell table:formula="of:=IF([.C2107]=[.C210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30">
            <text:p>4430</text:p>
          </table:table-cell>
          <table:table-cell office:value-type="string">
            <text:p>ED090024</text:p>
          </table:table-cell>
          <table:table-cell office:value-type="float" office:value="1098">
            <text:p>1098</text:p>
          </table:table-cell>
          <table:table-cell office:value-type="float" office:value="4">
            <text:p>4</text:p>
          </table:table-cell>
          <table:table-cell table:formula="of:=IF([.C2108]=[.C21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76">
            <text:p>5176</text:p>
          </table:table-cell>
          <table:table-cell office:value-type="string">
            <text:p>ED090024</text:p>
          </table:table-cell>
          <table:table-cell office:value-type="float" office:value="1098">
            <text:p>1098</text:p>
          </table:table-cell>
          <table:table-cell office:value-type="float" office:value="4">
            <text:p>4</text:p>
          </table:table-cell>
          <table:table-cell table:formula="of:=IF([.C2109]=[.C21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478">
            <text:p>3478</text:p>
          </table:table-cell>
          <table:table-cell office:value-type="string">
            <text:p>ED090025</text:p>
          </table:table-cell>
          <table:table-cell office:value-type="float" office:value="1129">
            <text:p>1129</text:p>
          </table:table-cell>
          <table:table-cell office:value-type="float" office:value="2">
            <text:p>2</text:p>
          </table:table-cell>
          <table:table-cell table:formula="of:=IF([.C2110]=[.C21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85">
            <text:p>1485</text:p>
          </table:table-cell>
          <table:table-cell office:value-type="string">
            <text:p>ED090026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f:=IF([.C2111]=[.C21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489">
            <text:p>1489</text:p>
          </table:table-cell>
          <table:table-cell office:value-type="string">
            <text:p>ED090027</text:p>
          </table:table-cell>
          <table:table-cell office:value-type="float" office:value="1190">
            <text:p>1190</text:p>
          </table:table-cell>
          <table:table-cell office:value-type="float" office:value="1">
            <text:p>1</text:p>
          </table:table-cell>
          <table:table-cell table:formula="of:=IF([.C2112]=[.C21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057">
            <text:p>2057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formula="of:=IF([.C2113]=[.C211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4">
            <text:p>2354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formula="of:=IF([.C2114]=[.C211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67">
            <text:p>3867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3">
            <text:p>3</text:p>
          </table:table-cell>
          <table:table-cell table:formula="of:=IF([.C2115]=[.C211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67">
            <text:p>4067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3">
            <text:p>3</text:p>
          </table:table-cell>
          <table:table-cell table:formula="of:=IF([.C2116]=[.C211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83">
            <text:p>4083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formula="of:=IF([.C2117]=[.C21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94">
            <text:p>4894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4">
            <text:p>4</text:p>
          </table:table-cell>
          <table:table-cell table:formula="of:=IF([.C2118]=[.C21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24">
            <text:p>2724</text:p>
          </table:table-cell>
          <table:table-cell office:value-type="string">
            <text:p>ED090029</text:p>
          </table:table-cell>
          <table:table-cell office:value-type="float" office:value="1251">
            <text:p>1251</text:p>
          </table:table-cell>
          <table:table-cell office:value-type="float" office:value="3">
            <text:p>3</text:p>
          </table:table-cell>
          <table:table-cell table:formula="of:=IF([.C2119]=[.C21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14">
            <text:p>3414</text:p>
          </table:table-cell>
          <table:table-cell office:value-type="string">
            <text:p>ED09002A</text:p>
          </table:table-cell>
          <table:table-cell office:value-type="float" office:value="1281">
            <text:p>1281</text:p>
          </table:table-cell>
          <table:table-cell office:value-type="float" office:value="2">
            <text:p>2</text:p>
          </table:table-cell>
          <table:table-cell table:formula="of:=IF([.C2120]=[.C212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41">
            <text:p>2341</text:p>
          </table:table-cell>
          <table:table-cell office:value-type="string">
            <text:p>ED09002B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table:formula="of:=IF([.C2121]=[.C21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47">
            <text:p>4347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6">
            <text:p>6</text:p>
          </table:table-cell>
          <table:table-cell table:formula="of:=IF([.C2122]=[.C212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85">
            <text:p>5185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5">
            <text:p>5</text:p>
          </table:table-cell>
          <table:table-cell table:formula="of:=IF([.C2123]=[.C212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38">
            <text:p>5238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4">
            <text:p>4</text:p>
          </table:table-cell>
          <table:table-cell table:formula="of:=IF([.C2124]=[.C212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563">
            <text:p>3563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3">
            <text:p>3</text:p>
          </table:table-cell>
          <table:table-cell table:formula="of:=IF([.C2125]=[.C212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583">
            <text:p>4583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7">
            <text:p>7</text:p>
          </table:table-cell>
          <table:table-cell table:formula="of:=IF([.C2126]=[.C21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83">
            <text:p>2283</text:p>
          </table:table-cell>
          <table:table-cell office:value-type="string">
            <text:p>ED09002E</text:p>
          </table:table-cell>
          <table:table-cell office:value-type="float" office:value="1403">
            <text:p>1403</text:p>
          </table:table-cell>
          <table:table-cell office:value-type="float" office:value="1">
            <text:p>1</text:p>
          </table:table-cell>
          <table:table-cell table:formula="of:=IF([.C2127]=[.C21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89">
            <text:p>2389</text:p>
          </table:table-cell>
          <table:table-cell office:value-type="string">
            <text:p>ED09002F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table:formula="of:=IF([.C2128]=[.C212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83">
            <text:p>2583</text:p>
          </table:table-cell>
          <table:table-cell office:value-type="string">
            <text:p>ED090031</text:p>
          </table:table-cell>
          <table:table-cell office:value-type="float" office:value="1493">
            <text:p>1493</text:p>
          </table:table-cell>
          <table:table-cell office:value-type="float" office:value="3">
            <text:p>3</text:p>
          </table:table-cell>
          <table:table-cell table:formula="of:=IF([.C2129]=[.C213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88">
            <text:p>2788</text:p>
          </table:table-cell>
          <table:table-cell office:value-type="string">
            <text:p>ED090031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table:formula="of:=IF([.C2130]=[.C213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35">
            <text:p>3835</text:p>
          </table:table-cell>
          <table:table-cell office:value-type="string">
            <text:p>ED090031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table:formula="of:=IF([.C2131]=[.C213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355">
            <text:p>2355</text:p>
          </table:table-cell>
          <table:table-cell office:value-type="string">
            <text:p>ED090032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table:formula="of:=IF([.C2132]=[.C213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259">
            <text:p>3259</text:p>
          </table:table-cell>
          <table:table-cell office:value-type="string">
            <text:p>ED090032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table:formula="of:=IF([.C2133]=[.C21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281">
            <text:p>2281</text:p>
          </table:table-cell>
          <table:table-cell office:value-type="string">
            <text:p>ED090035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table:formula="of:=IF([.C2134]=[.C21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09">
            <text:p>4409</text:p>
          </table:table-cell>
          <table:table-cell office:value-type="string">
            <text:p>ED09003E</text:p>
          </table:table-cell>
          <table:table-cell office:value-type="float" office:value="1886">
            <text:p>1886</text:p>
          </table:table-cell>
          <table:table-cell office:value-type="float" office:value="3">
            <text:p>3</text:p>
          </table:table-cell>
          <table:table-cell table:formula="of:=IF([.C2135]=[.C213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283">
            <text:p>3283</text:p>
          </table:table-cell>
          <table:table-cell office:value-type="string">
            <text:p>ED09003E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table:formula="of:=IF([.C2136]=[.C21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88">
            <text:p>4588</text:p>
          </table:table-cell>
          <table:table-cell office:value-type="string">
            <text:p>ED090043</text:p>
          </table:table-cell>
          <table:table-cell office:value-type="float" office:value="2036">
            <text:p>2036</text:p>
          </table:table-cell>
          <table:table-cell office:value-type="float" office:value="4">
            <text:p>4</text:p>
          </table:table-cell>
          <table:table-cell table:formula="of:=IF([.C2137]=[.C21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46">
            <text:p>4446</text:p>
          </table:table-cell>
          <table:table-cell office:value-type="string">
            <text:p>ED090047</text:p>
          </table:table-cell>
          <table:table-cell office:value-type="float" office:value="2157">
            <text:p>2157</text:p>
          </table:table-cell>
          <table:table-cell office:value-type="float" office:value="3">
            <text:p>3</text:p>
          </table:table-cell>
          <table:table-cell table:formula="of:=IF([.C2138]=[.C213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32">
            <text:p>5132</text:p>
          </table:table-cell>
          <table:table-cell office:value-type="string">
            <text:p>ED090047</text:p>
          </table:table-cell>
          <table:table-cell office:value-type="float" office:value="2157">
            <text:p>2157</text:p>
          </table:table-cell>
          <table:table-cell office:value-type="float" office:value="5">
            <text:p>5</text:p>
          </table:table-cell>
          <table:table-cell table:formula="of:=IF([.C2139]=[.C21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10">
            <text:p>4110</text:p>
          </table:table-cell>
          <table:table-cell office:value-type="string">
            <text:p>ED090048</text:p>
          </table:table-cell>
          <table:table-cell office:value-type="float" office:value="2188">
            <text:p>2188</text:p>
          </table:table-cell>
          <table:table-cell office:value-type="float" office:value="3">
            <text:p>3</text:p>
          </table:table-cell>
          <table:table-cell table:formula="of:=IF([.C2140]=[.C21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15">
            <text:p>3615</text:p>
          </table:table-cell>
          <table:table-cell office:value-type="string">
            <text:p>ED09004F</text:p>
          </table:table-cell>
          <table:table-cell office:value-type="float" office:value="2399">
            <text:p>2399</text:p>
          </table:table-cell>
          <table:table-cell office:value-type="float" office:value="2">
            <text:p>2</text:p>
          </table:table-cell>
          <table:table-cell table:formula="of:=IF([.C2141]=[.C214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50">
            <text:p>4350</text:p>
          </table:table-cell>
          <table:table-cell office:value-type="string">
            <text:p>ED09004F</text:p>
          </table:table-cell>
          <table:table-cell office:value-type="float" office:value="2399">
            <text:p>2399</text:p>
          </table:table-cell>
          <table:table-cell office:value-type="float" office:value="3">
            <text:p>3</text:p>
          </table:table-cell>
          <table:table-cell table:formula="of:=IF([.C2142]=[.C2143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43">
            <text:p>4743</text:p>
          </table:table-cell>
          <table:table-cell office:value-type="string">
            <text:p>ED09004F</text:p>
          </table:table-cell>
          <table:table-cell office:value-type="float" office:value="2399">
            <text:p>2399</text:p>
          </table:table-cell>
          <table:table-cell office:value-type="float" office:value="2">
            <text:p>2</text:p>
          </table:table-cell>
          <table:table-cell table:formula="of:=IF([.C2143]=[.C2144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457">
            <text:p>3457</text:p>
          </table:table-cell>
          <table:table-cell office:value-type="string">
            <text:p>ED09004F</text:p>
          </table:table-cell>
          <table:table-cell office:value-type="float" office:value="2399">
            <text:p>2399</text:p>
          </table:table-cell>
          <table:table-cell office:value-type="float" office:value="3">
            <text:p>3</text:p>
          </table:table-cell>
          <table:table-cell table:formula="of:=IF([.C2144]=[.C21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38">
            <text:p>3638</text:p>
          </table:table-cell>
          <table:table-cell office:value-type="string">
            <text:p>ED090053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 table:formula="of:=IF([.C2145]=[.C214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55">
            <text:p>4255</text:p>
          </table:table-cell>
          <table:table-cell office:value-type="string">
            <text:p>ED090053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 table:formula="of:=IF([.C2146]=[.C21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00">
            <text:p>5100</text:p>
          </table:table-cell>
          <table:table-cell office:value-type="string">
            <text:p>ED090053</text:p>
          </table:table-cell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table:formula="of:=IF([.C2147]=[.C21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44">
            <text:p>4844</text:p>
          </table:table-cell>
          <table:table-cell office:value-type="string">
            <text:p>ED090062</text:p>
          </table:table-cell>
          <table:table-cell office:value-type="float" office:value="2972">
            <text:p>2972</text:p>
          </table:table-cell>
          <table:table-cell office:value-type="float" office:value="3">
            <text:p>3</text:p>
          </table:table-cell>
          <table:table-cell table:formula="of:=IF([.C2148]=[.C21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62">
            <text:p>4562</text:p>
          </table:table-cell>
          <table:table-cell office:value-type="string">
            <text:p>ED090063</text:p>
          </table:table-cell>
          <table:table-cell office:value-type="float" office:value="3002">
            <text:p>3002</text:p>
          </table:table-cell>
          <table:table-cell office:value-type="float" office:value="3">
            <text:p>3</text:p>
          </table:table-cell>
          <table:table-cell table:formula="of:=IF([.C2149]=[.C215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926">
            <text:p>3926</text:p>
          </table:table-cell>
          <table:table-cell office:value-type="string">
            <text:p>ED090063</text:p>
          </table:table-cell>
          <table:table-cell office:value-type="float" office:value="3002">
            <text:p>3002</text:p>
          </table:table-cell>
          <table:table-cell office:value-type="float" office:value="1">
            <text:p>1</text:p>
          </table:table-cell>
          <table:table-cell table:formula="of:=IF([.C2150]=[.C21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24">
            <text:p>3724</text:p>
          </table:table-cell>
          <table:table-cell office:value-type="string">
            <text:p>ED090069</text:p>
          </table:table-cell>
          <table:table-cell office:value-type="float" office:value="3182">
            <text:p>3182</text:p>
          </table:table-cell>
          <table:table-cell office:value-type="float" office:value="2">
            <text:p>2</text:p>
          </table:table-cell>
          <table:table-cell table:formula="of:=IF([.C2151]=[.C21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724">
            <text:p>4724</text:p>
          </table:table-cell>
          <table:table-cell office:value-type="string">
            <text:p>ED09006D</text:p>
          </table:table-cell>
          <table:table-cell office:value-type="float" office:value="3302">
            <text:p>3302</text:p>
          </table:table-cell>
          <table:table-cell office:value-type="float" office:value="3">
            <text:p>3</text:p>
          </table:table-cell>
          <table:table-cell table:formula="of:=IF([.C2152]=[.C21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4832">
            <text:p>4832</text:p>
          </table:table-cell>
          <table:table-cell office:value-type="string">
            <text:p>ED09007B</text:p>
          </table:table-cell>
          <table:table-cell office:value-type="float" office:value="3726">
            <text:p>3726</text:p>
          </table:table-cell>
          <table:table-cell office:value-type="float" office:value="2">
            <text:p>2</text:p>
          </table:table-cell>
          <table:table-cell table:formula="of:=IF([.C2153]=[.C21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97">
            <text:p>4597</text:p>
          </table:table-cell>
          <table:table-cell office:value-type="string">
            <text:p>ED090081</text:p>
          </table:table-cell>
          <table:table-cell office:value-type="float" office:value="3907">
            <text:p>3907</text:p>
          </table:table-cell>
          <table:table-cell office:value-type="float" office:value="1">
            <text:p>1</text:p>
          </table:table-cell>
          <table:table-cell table:formula="of:=IF([.C2154]=[.C215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89">
            <text:p>5089</text:p>
          </table:table-cell>
          <table:table-cell office:value-type="string">
            <text:p>ED090086</text:p>
          </table:table-cell>
          <table:table-cell office:value-type="float" office:value="4058">
            <text:p>4058</text:p>
          </table:table-cell>
          <table:table-cell office:value-type="float" office:value="3">
            <text:p>3</text:p>
          </table:table-cell>
          <table:table-cell table:formula="of:=IF([.C2155]=[.C2156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29">
            <text:p>5129</text:p>
          </table:table-cell>
          <table:table-cell office:value-type="string">
            <text:p>ED090086</text:p>
          </table:table-cell>
          <table:table-cell office:value-type="float" office:value="4058">
            <text:p>4058</text:p>
          </table:table-cell>
          <table:table-cell office:value-type="float" office:value="2">
            <text:p>2</text:p>
          </table:table-cell>
          <table:table-cell table:formula="of:=IF([.C2156]=[.C215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1">
            <text:p>911</text:p>
          </table:table-cell>
          <table:table-cell office:value-type="string">
            <text:p>EDB1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IF([.C2157]=[.C21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2">
            <text:p>912</text:p>
          </table:table-cell>
          <table:table-cell office:value-type="string">
            <text:p>EDB1000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IF([.C2158]=[.C21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7">
            <text:p>917</text:p>
          </table:table-cell>
          <table:table-cell office:value-type="string">
            <text:p>EDB1000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formula="of:=IF([.C2159]=[.C216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95">
            <text:p>895</text:p>
          </table:table-cell>
          <table:table-cell office:value-type="string">
            <text:p>EDB10006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formula="of:=IF([.C2160]=[.C21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96">
            <text:p>896</text:p>
          </table:table-cell>
          <table:table-cell office:value-type="string">
            <text:p>EDB10007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IF([.C2161]=[.C21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97">
            <text:p>897</text:p>
          </table:table-cell>
          <table:table-cell office:value-type="string">
            <text:p>EDB1000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table:formula="of:=IF([.C2162]=[.C21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898">
            <text:p>898</text:p>
          </table:table-cell>
          <table:table-cell office:value-type="string">
            <text:p>EDB10009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table:formula="of:=IF([.C2163]=[.C21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00">
            <text:p>900</text:p>
          </table:table-cell>
          <table:table-cell office:value-type="string">
            <text:p>EDB1000A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table:formula="of:=IF([.C2164]=[.C21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02">
            <text:p>902</text:p>
          </table:table-cell>
          <table:table-cell office:value-type="string">
            <text:p>EDB1000B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table:formula="of:=IF([.C2165]=[.C21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08">
            <text:p>908</text:p>
          </table:table-cell>
          <table:table-cell office:value-type="string">
            <text:p>EDB1000C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table:formula="of:=IF([.C2166]=[.C21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09">
            <text:p>909</text:p>
          </table:table-cell>
          <table:table-cell office:value-type="string">
            <text:p>EDB1000D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IF([.C2167]=[.C21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5">
            <text:p>915</text:p>
          </table:table-cell>
          <table:table-cell office:value-type="string">
            <text:p>EDB1000E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table:formula="of:=IF([.C2168]=[.C21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19">
            <text:p>919</text:p>
          </table:table-cell>
          <table:table-cell office:value-type="string">
            <text:p>EDB1000F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formula="of:=IF([.C2169]=[.C21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22">
            <text:p>922</text:p>
          </table:table-cell>
          <table:table-cell office:value-type="string">
            <text:p>EDB10011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table:formula="of:=IF([.C2170]=[.C21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22">
            <text:p>922</text:p>
          </table:table-cell>
          <table:table-cell office:value-type="string">
            <text:p>EDB10012</text:p>
          </table:table-cell>
          <table:table-cell office:value-type="float" office:value="553">
            <text:p>553</text:p>
          </table:table-cell>
          <table:table-cell office:value-type="float" office:value="1">
            <text:p>1</text:p>
          </table:table-cell>
          <table:table-cell table:formula="of:=IF([.C2171]=[.C21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26">
            <text:p>926</text:p>
          </table:table-cell>
          <table:table-cell office:value-type="string">
            <text:p>EDB10014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table:formula="of:=IF([.C2172]=[.C21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58">
            <text:p>958</text:p>
          </table:table-cell>
          <table:table-cell office:value-type="string">
            <text:p>EDB100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table:formula="of:=IF([.C2173]=[.C21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62">
            <text:p>962</text:p>
          </table:table-cell>
          <table:table-cell office:value-type="string">
            <text:p>EDB1001A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table:formula="of:=IF([.C2174]=[.C21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64">
            <text:p>964</text:p>
          </table:table-cell>
          <table:table-cell office:value-type="string">
            <text:p>EDB1001B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table:formula="of:=IF([.C2175]=[.C217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66">
            <text:p>966</text:p>
          </table:table-cell>
          <table:table-cell office:value-type="string">
            <text:p>EDB1001C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table:formula="of:=IF([.C2176]=[.C217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68">
            <text:p>968</text:p>
          </table:table-cell>
          <table:table-cell office:value-type="string">
            <text:p>EDB1001D</text:p>
          </table:table-cell>
          <table:table-cell office:value-type="float" office:value="888">
            <text:p>888</text:p>
          </table:table-cell>
          <table:table-cell office:value-type="float" office:value="1">
            <text:p>1</text:p>
          </table:table-cell>
          <table:table-cell table:formula="of:=IF([.C2177]=[.C217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71">
            <text:p>971</text:p>
          </table:table-cell>
          <table:table-cell office:value-type="string">
            <text:p>EDB1001E</text:p>
          </table:table-cell>
          <table:table-cell office:value-type="float" office:value="918">
            <text:p>918</text:p>
          </table:table-cell>
          <table:table-cell office:value-type="float" office:value="1">
            <text:p>1</text:p>
          </table:table-cell>
          <table:table-cell table:formula="of:=IF([.C2178]=[.C217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73">
            <text:p>973</text:p>
          </table:table-cell>
          <table:table-cell office:value-type="string">
            <text:p>EDB1001F</text:p>
          </table:table-cell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 table:formula="of:=IF([.C2179]=[.C218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996">
            <text:p>996</text:p>
          </table:table-cell>
          <table:table-cell office:value-type="string">
            <text:p>EDB10020</text:p>
          </table:table-cell>
          <table:table-cell office:value-type="float" office:value="978">
            <text:p>978</text:p>
          </table:table-cell>
          <table:table-cell office:value-type="float" office:value="1">
            <text:p>1</text:p>
          </table:table-cell>
          <table:table-cell table:formula="of:=IF([.C2180]=[.C218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36">
            <text:p>1136</text:p>
          </table:table-cell>
          <table:table-cell office:value-type="string">
            <text:p>EDB10021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table:formula="of:=IF([.C2181]=[.C218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1138">
            <text:p>1138</text:p>
          </table:table-cell>
          <table:table-cell office:value-type="string">
            <text:p>EDB10022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table:formula="of:=IF([.C2182]=[.C218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78">
            <text:p>1478</text:p>
          </table:table-cell>
          <table:table-cell office:value-type="string">
            <text:p>EDB10026</text:p>
          </table:table-cell>
          <table:table-cell office:value-type="float" office:value="1161">
            <text:p>1161</text:p>
          </table:table-cell>
          <table:table-cell office:value-type="float" office:value="1">
            <text:p>1</text:p>
          </table:table-cell>
          <table:table-cell table:formula="of:=IF([.C2183]=[.C218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490">
            <text:p>1490</text:p>
          </table:table-cell>
          <table:table-cell office:value-type="string">
            <text:p>EDB10028</text:p>
          </table:table-cell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 table:formula="of:=IF([.C2184]=[.C218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14">
            <text:p>1514</text:p>
          </table:table-cell>
          <table:table-cell office:value-type="string">
            <text:p>EDB1002B</text:p>
          </table:table-cell>
          <table:table-cell office:value-type="float" office:value="1314">
            <text:p>1314</text:p>
          </table:table-cell>
          <table:table-cell office:value-type="float" office:value="1">
            <text:p>1</text:p>
          </table:table-cell>
          <table:table-cell table:formula="of:=IF([.C2185]=[.C218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26">
            <text:p>1526</text:p>
          </table:table-cell>
          <table:table-cell office:value-type="string">
            <text:p>EDB1002C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table:formula="of:=IF([.C2186]=[.C218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28">
            <text:p>1528</text:p>
          </table:table-cell>
          <table:table-cell office:value-type="string">
            <text:p>EDB1002D</text:p>
          </table:table-cell>
          <table:table-cell office:value-type="float" office:value="1376">
            <text:p>1376</text:p>
          </table:table-cell>
          <table:table-cell office:value-type="float" office:value="1">
            <text:p>1</text:p>
          </table:table-cell>
          <table:table-cell table:formula="of:=IF([.C2187]=[.C218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29">
            <text:p>1529</text:p>
          </table:table-cell>
          <table:table-cell office:value-type="string">
            <text:p>EDB1002E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table:formula="of:=IF([.C2188]=[.C218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31">
            <text:p>1531</text:p>
          </table:table-cell>
          <table:table-cell office:value-type="string">
            <text:p>EDB1002F</text:p>
          </table:table-cell>
          <table:table-cell office:value-type="float" office:value="1437">
            <text:p>1437</text:p>
          </table:table-cell>
          <table:table-cell office:value-type="float" office:value="1">
            <text:p>1</text:p>
          </table:table-cell>
          <table:table-cell table:formula="of:=IF([.C2189]=[.C219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33">
            <text:p>1533</text:p>
          </table:table-cell>
          <table:table-cell office:value-type="string">
            <text:p>EDB10030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table:formula="of:=IF([.C2190]=[.C219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33">
            <text:p>1533</text:p>
          </table:table-cell>
          <table:table-cell office:value-type="string">
            <text:p>EDB10031</text:p>
          </table:table-cell>
          <table:table-cell office:value-type="float" office:value="1497">
            <text:p>1497</text:p>
          </table:table-cell>
          <table:table-cell office:value-type="float" office:value="1">
            <text:p>1</text:p>
          </table:table-cell>
          <table:table-cell table:formula="of:=IF([.C2191]=[.C219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43">
            <text:p>1543</text:p>
          </table:table-cell>
          <table:table-cell office:value-type="string">
            <text:p>EDB10032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table:formula="of:=IF([.C2192]=[.C219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575">
            <text:p>1575</text:p>
          </table:table-cell>
          <table:table-cell office:value-type="string">
            <text:p>EDB10033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table:formula="of:=IF([.C2193]=[.C219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28">
            <text:p>1828</text:p>
          </table:table-cell>
          <table:table-cell office:value-type="string">
            <text:p>EDB10034</text:p>
          </table:table-cell>
          <table:table-cell office:value-type="float" office:value="1587">
            <text:p>1587</text:p>
          </table:table-cell>
          <table:table-cell office:value-type="float" office:value="1">
            <text:p>1</text:p>
          </table:table-cell>
          <table:table-cell table:formula="of:=IF([.C2194]=[.C219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687">
            <text:p>2687</text:p>
          </table:table-cell>
          <table:table-cell office:value-type="string">
            <text:p>EDB10034</text:p>
          </table:table-cell>
          <table:table-cell office:value-type="float" office:value="1587">
            <text:p>1587</text:p>
          </table:table-cell>
          <table:table-cell office:value-type="float" office:value="2">
            <text:p>2</text:p>
          </table:table-cell>
          <table:table-cell table:formula="of:=IF([.C2195]=[.C219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93">
            <text:p>2593</text:p>
          </table:table-cell>
          <table:table-cell office:value-type="string">
            <text:p>EDB10035</text:p>
          </table:table-cell>
          <table:table-cell office:value-type="float" office:value="1617">
            <text:p>1617</text:p>
          </table:table-cell>
          <table:table-cell office:value-type="float" office:value="3">
            <text:p>3</text:p>
          </table:table-cell>
          <table:table-cell table:formula="of:=IF([.C2196]=[.C219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2833">
            <text:p>2833</text:p>
          </table:table-cell>
          <table:table-cell office:value-type="string">
            <text:p>EDB10035</text:p>
          </table:table-cell>
          <table:table-cell office:value-type="float" office:value="1617">
            <text:p>1617</text:p>
          </table:table-cell>
          <table:table-cell office:value-type="float" office:value="2">
            <text:p>2</text:p>
          </table:table-cell>
          <table:table-cell table:formula="of:=IF([.C2197]=[.C219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27">
            <text:p>1827</text:p>
          </table:table-cell>
          <table:table-cell office:value-type="string">
            <text:p>EDB10036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table:formula="of:=IF([.C2198]=[.C219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592">
            <text:p>2592</text:p>
          </table:table-cell>
          <table:table-cell office:value-type="string">
            <text:p>EDB10036</text:p>
          </table:table-cell>
          <table:table-cell office:value-type="float" office:value="1647">
            <text:p>1647</text:p>
          </table:table-cell>
          <table:table-cell office:value-type="float" office:value="2">
            <text:p>2</text:p>
          </table:table-cell>
          <table:table-cell table:formula="of:=IF([.C2199]=[.C220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42">
            <text:p>1842</text:p>
          </table:table-cell>
          <table:table-cell office:value-type="string">
            <text:p>EDB10037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table:formula="of:=IF([.C2200]=[.C220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34">
            <text:p>1834</text:p>
          </table:table-cell>
          <table:table-cell office:value-type="string">
            <text:p>EDB10038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table:formula="of:=IF([.C2201]=[.C220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38">
            <text:p>1838</text:p>
          </table:table-cell>
          <table:table-cell office:value-type="string">
            <text:p>EDB10039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formula="of:=IF([.C2202]=[.C220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42">
            <text:p>1842</text:p>
          </table:table-cell>
          <table:table-cell office:value-type="string">
            <text:p>EDB1003A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formula="of:=IF([.C2203]=[.C220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45">
            <text:p>1845</text:p>
          </table:table-cell>
          <table:table-cell office:value-type="string">
            <text:p>EDB1003B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formula="of:=IF([.C2204]=[.C220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50">
            <text:p>1850</text:p>
          </table:table-cell>
          <table:table-cell office:value-type="string">
            <text:p>EDB1003C</text:p>
          </table:table-cell>
          <table:table-cell office:value-type="float" office:value="1830">
            <text:p>1830</text:p>
          </table:table-cell>
          <table:table-cell office:value-type="float" office:value="1">
            <text:p>1</text:p>
          </table:table-cell>
          <table:table-cell table:formula="of:=IF([.C2205]=[.C220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1889">
            <text:p>1889</text:p>
          </table:table-cell>
          <table:table-cell office:value-type="string">
            <text:p>EDB1003D</text:p>
          </table:table-cell>
          <table:table-cell office:value-type="float" office:value="1861">
            <text:p>1861</text:p>
          </table:table-cell>
          <table:table-cell office:value-type="float" office:value="1">
            <text:p>1</text:p>
          </table:table-cell>
          <table:table-cell table:formula="of:=IF([.C2206]=[.C220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08">
            <text:p>2208</text:p>
          </table:table-cell>
          <table:table-cell office:value-type="string">
            <text:p>EDB1003F</text:p>
          </table:table-cell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table:formula="of:=IF([.C2207]=[.C220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757">
            <text:p>2757</text:p>
          </table:table-cell>
          <table:table-cell office:value-type="string">
            <text:p>EDB10040</text:p>
          </table:table-cell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table:formula="of:=IF([.C2208]=[.C220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60">
            <text:p>3860</text:p>
          </table:table-cell>
          <table:table-cell office:value-type="string">
            <text:p>EDB10040</text:p>
          </table:table-cell>
          <table:table-cell office:value-type="float" office:value="1953">
            <text:p>1953</text:p>
          </table:table-cell>
          <table:table-cell office:value-type="float" office:value="1">
            <text:p>1</text:p>
          </table:table-cell>
          <table:table-cell table:formula="of:=IF([.C2209]=[.C221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62">
            <text:p>3662</text:p>
          </table:table-cell>
          <table:table-cell office:value-type="string">
            <text:p>EDB10041</text:p>
          </table:table-cell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 table:formula="of:=IF([.C2210]=[.C221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15">
            <text:p>2215</text:p>
          </table:table-cell>
          <table:table-cell office:value-type="string">
            <text:p>EDB10042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formula="of:=IF([.C2211]=[.C221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2218">
            <text:p>2218</text:p>
          </table:table-cell>
          <table:table-cell office:value-type="string">
            <text:p>EDB10044</text:p>
          </table:table-cell>
          <table:table-cell office:value-type="float" office:value="2073">
            <text:p>2073</text:p>
          </table:table-cell>
          <table:table-cell office:value-type="float" office:value="1">
            <text:p>1</text:p>
          </table:table-cell>
          <table:table-cell table:formula="of:=IF([.C2212]=[.C221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67">
            <text:p>3667</text:p>
          </table:table-cell>
          <table:table-cell office:value-type="string">
            <text:p>EDB10046</text:p>
          </table:table-cell>
          <table:table-cell office:value-type="float" office:value="2133">
            <text:p>2133</text:p>
          </table:table-cell>
          <table:table-cell office:value-type="float" office:value="1">
            <text:p>1</text:p>
          </table:table-cell>
          <table:table-cell table:formula="of:=IF([.C2213]=[.C221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28">
            <text:p>3028</text:p>
          </table:table-cell>
          <table:table-cell office:value-type="string">
            <text:p>EDB10047</text:p>
          </table:table-cell>
          <table:table-cell office:value-type="float" office:value="2163">
            <text:p>2163</text:p>
          </table:table-cell>
          <table:table-cell office:value-type="float" office:value="2">
            <text:p>2</text:p>
          </table:table-cell>
          <table:table-cell table:formula="of:=IF([.C2214]=[.C221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6">
            <text:p>3046</text:p>
          </table:table-cell>
          <table:table-cell office:value-type="string">
            <text:p>EDB10048</text:p>
          </table:table-cell>
          <table:table-cell office:value-type="float" office:value="2193">
            <text:p>2193</text:p>
          </table:table-cell>
          <table:table-cell office:value-type="float" office:value="1">
            <text:p>1</text:p>
          </table:table-cell>
          <table:table-cell table:formula="of:=IF([.C2215]=[.C221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9">
            <text:p>3049</text:p>
          </table:table-cell>
          <table:table-cell office:value-type="string">
            <text:p>EDB10049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table:formula="of:=IF([.C2216]=[.C221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50">
            <text:p>4050</text:p>
          </table:table-cell>
          <table:table-cell office:value-type="string">
            <text:p>EDB1004B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table:formula="of:=IF([.C2217]=[.C2218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64">
            <text:p>5164</text:p>
          </table:table-cell>
          <table:table-cell office:value-type="string">
            <text:p>EDB1004B</text:p>
          </table:table-cell>
          <table:table-cell office:value-type="float" office:value="2285">
            <text:p>2285</text:p>
          </table:table-cell>
          <table:table-cell office:value-type="float" office:value="3">
            <text:p>3</text:p>
          </table:table-cell>
          <table:table-cell table:formula="of:=IF([.C2218]=[.C221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63">
            <text:p>3663</text:p>
          </table:table-cell>
          <table:table-cell office:value-type="string">
            <text:p>EDB1004D</text:p>
          </table:table-cell>
          <table:table-cell office:value-type="float" office:value="2345">
            <text:p>2345</text:p>
          </table:table-cell>
          <table:table-cell office:value-type="float" office:value="1">
            <text:p>1</text:p>
          </table:table-cell>
          <table:table-cell table:formula="of:=IF([.C2219]=[.C222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668">
            <text:p>3668</text:p>
          </table:table-cell>
          <table:table-cell office:value-type="string">
            <text:p>EDB1004E</text:p>
          </table:table-cell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table:formula="of:=IF([.C2220]=[.C2221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665">
            <text:p>3665</text:p>
          </table:table-cell>
          <table:table-cell office:value-type="string">
            <text:p>EDB1004E</text:p>
          </table:table-cell>
          <table:table-cell office:value-type="float" office:value="2375">
            <text:p>2375</text:p>
          </table:table-cell>
          <table:table-cell office:value-type="float" office:value="2">
            <text:p>2</text:p>
          </table:table-cell>
          <table:table-cell table:formula="of:=IF([.C2221]=[.C222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50">
            <text:p>3750</text:p>
          </table:table-cell>
          <table:table-cell office:value-type="string">
            <text:p>EDB1004F</text:p>
          </table:table-cell>
          <table:table-cell office:value-type="float" office:value="2406">
            <text:p>2406</text:p>
          </table:table-cell>
          <table:table-cell office:value-type="float" office:value="1">
            <text:p>1</text:p>
          </table:table-cell>
          <table:table-cell table:formula="of:=IF([.C2222]=[.C222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4">
            <text:p>3034</text:p>
          </table:table-cell>
          <table:table-cell office:value-type="string">
            <text:p>EDB10050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table:formula="of:=IF([.C2223]=[.C222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58">
            <text:p>3858</text:p>
          </table:table-cell>
          <table:table-cell office:value-type="string">
            <text:p>EDB10051</text:p>
          </table:table-cell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table:formula="of:=IF([.C2224]=[.C222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38">
            <text:p>3038</text:p>
          </table:table-cell>
          <table:table-cell office:value-type="string">
            <text:p>EDB10052</text:p>
          </table:table-cell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  <table:table-cell table:formula="of:=IF([.C2225]=[.C222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41">
            <text:p>3041</text:p>
          </table:table-cell>
          <table:table-cell office:value-type="string">
            <text:p>EDB10053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table:formula="of:=IF([.C2226]=[.C222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1FBF</text:p>
          </table:table-cell>
          <table:table-cell office:value-type="float" office:value="3073">
            <text:p>3073</text:p>
          </table:table-cell>
          <table:table-cell office:value-type="string">
            <text:p>EDB10054</text:p>
          </table:table-cell>
          <table:table-cell office:value-type="float" office:value="2557">
            <text:p>2557</text:p>
          </table:table-cell>
          <table:table-cell office:value-type="float" office:value="1">
            <text:p>1</text:p>
          </table:table-cell>
          <table:table-cell table:formula="of:=IF([.C2227]=[.C222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11">
            <text:p>3911</text:p>
          </table:table-cell>
          <table:table-cell office:value-type="string">
            <text:p>EDB10055</text:p>
          </table:table-cell>
          <table:table-cell office:value-type="float" office:value="2587">
            <text:p>2587</text:p>
          </table:table-cell>
          <table:table-cell office:value-type="float" office:value="1">
            <text:p>1</text:p>
          </table:table-cell>
          <table:table-cell table:formula="of:=IF([.C2228]=[.C2229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02">
            <text:p>5102</text:p>
          </table:table-cell>
          <table:table-cell office:value-type="string">
            <text:p>EDB10055</text:p>
          </table:table-cell>
          <table:table-cell office:value-type="float" office:value="2587">
            <text:p>2587</text:p>
          </table:table-cell>
          <table:table-cell office:value-type="float" office:value="5">
            <text:p>5</text:p>
          </table:table-cell>
          <table:table-cell table:formula="of:=IF([.C2229]=[.C223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04">
            <text:p>4104</text:p>
          </table:table-cell>
          <table:table-cell office:value-type="string">
            <text:p>EDB10056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table:formula="of:=IF([.C2230]=[.C223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10">
            <text:p>3810</text:p>
          </table:table-cell>
          <table:table-cell office:value-type="string">
            <text:p>EDB10059</text:p>
          </table:table-cell>
          <table:table-cell office:value-type="float" office:value="2707">
            <text:p>2707</text:p>
          </table:table-cell>
          <table:table-cell office:value-type="float" office:value="2">
            <text:p>2</text:p>
          </table:table-cell>
          <table:table-cell table:formula="of:=IF([.C2231]=[.C2232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6">
            <text:p>4306</text:p>
          </table:table-cell>
          <table:table-cell office:value-type="string">
            <text:p>EDB10059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table:formula="of:=IF([.C2232]=[.C223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59">
            <text:p>3759</text:p>
          </table:table-cell>
          <table:table-cell office:value-type="string">
            <text:p>EDB1005A</text:p>
          </table:table-cell>
          <table:table-cell office:value-type="float" office:value="2737">
            <text:p>2737</text:p>
          </table:table-cell>
          <table:table-cell office:value-type="float" office:value="1">
            <text:p>1</text:p>
          </table:table-cell>
          <table:table-cell table:formula="of:=IF([.C2233]=[.C223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0">
            <text:p>3760</text:p>
          </table:table-cell>
          <table:table-cell office:value-type="string">
            <text:p>EDB1005B</text:p>
          </table:table-cell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table:formula="of:=IF([.C2234]=[.C223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1">
            <text:p>3761</text:p>
          </table:table-cell>
          <table:table-cell office:value-type="string">
            <text:p>EDB1005C</text:p>
          </table:table-cell>
          <table:table-cell office:value-type="float" office:value="2797">
            <text:p>2797</text:p>
          </table:table-cell>
          <table:table-cell office:value-type="float" office:value="1">
            <text:p>1</text:p>
          </table:table-cell>
          <table:table-cell table:formula="of:=IF([.C2235]=[.C223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66">
            <text:p>3766</text:p>
          </table:table-cell>
          <table:table-cell office:value-type="string">
            <text:p>EDB1005D</text:p>
          </table:table-cell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  <table:table-cell table:formula="of:=IF([.C2236]=[.C223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71">
            <text:p>3771</text:p>
          </table:table-cell>
          <table:table-cell office:value-type="string">
            <text:p>EDB1005E</text:p>
          </table:table-cell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  <table:table-cell table:formula="of:=IF([.C2237]=[.C223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775">
            <text:p>3775</text:p>
          </table:table-cell>
          <table:table-cell office:value-type="string">
            <text:p>EDB1005F</text:p>
          </table:table-cell>
          <table:table-cell office:value-type="float" office:value="2887">
            <text:p>2887</text:p>
          </table:table-cell>
          <table:table-cell office:value-type="float" office:value="1">
            <text:p>1</text:p>
          </table:table-cell>
          <table:table-cell table:formula="of:=IF([.C2238]=[.C223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15">
            <text:p>4315</text:p>
          </table:table-cell>
          <table:table-cell office:value-type="string">
            <text:p>EDB10060</text:p>
          </table:table-cell>
          <table:table-cell office:value-type="float" office:value="2917">
            <text:p>2917</text:p>
          </table:table-cell>
          <table:table-cell office:value-type="float" office:value="1">
            <text:p>1</text:p>
          </table:table-cell>
          <table:table-cell table:formula="of:=IF([.C2239]=[.C224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44">
            <text:p>3844</text:p>
          </table:table-cell>
          <table:table-cell office:value-type="string">
            <text:p>EDB10061</text:p>
          </table:table-cell>
          <table:table-cell office:value-type="float" office:value="2947">
            <text:p>2947</text:p>
          </table:table-cell>
          <table:table-cell office:value-type="float" office:value="1">
            <text:p>1</text:p>
          </table:table-cell>
          <table:table-cell table:formula="of:=IF([.C2240]=[.C224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48">
            <text:p>3848</text:p>
          </table:table-cell>
          <table:table-cell office:value-type="string">
            <text:p>EDB10062</text:p>
          </table:table-cell>
          <table:table-cell office:value-type="float" office:value="2977">
            <text:p>2977</text:p>
          </table:table-cell>
          <table:table-cell office:value-type="float" office:value="1">
            <text:p>1</text:p>
          </table:table-cell>
          <table:table-cell table:formula="of:=IF([.C2241]=[.C224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855">
            <text:p>3855</text:p>
          </table:table-cell>
          <table:table-cell office:value-type="string">
            <text:p>EDB10063</text:p>
          </table:table-cell>
          <table:table-cell office:value-type="float" office:value="3008">
            <text:p>3008</text:p>
          </table:table-cell>
          <table:table-cell office:value-type="float" office:value="1">
            <text:p>1</text:p>
          </table:table-cell>
          <table:table-cell table:formula="of:=IF([.C2242]=[.C224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12">
            <text:p>3912</text:p>
          </table:table-cell>
          <table:table-cell office:value-type="string">
            <text:p>EDB10065</text:p>
          </table:table-cell>
          <table:table-cell office:value-type="float" office:value="3069">
            <text:p>3069</text:p>
          </table:table-cell>
          <table:table-cell office:value-type="float" office:value="1">
            <text:p>1</text:p>
          </table:table-cell>
          <table:table-cell table:formula="of:=IF([.C2243]=[.C224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3915">
            <text:p>3915</text:p>
          </table:table-cell>
          <table:table-cell office:value-type="string">
            <text:p>EDB10066</text:p>
          </table:table-cell>
          <table:table-cell office:value-type="float" office:value="3099">
            <text:p>3099</text:p>
          </table:table-cell>
          <table:table-cell office:value-type="float" office:value="1">
            <text:p>1</text:p>
          </table:table-cell>
          <table:table-cell table:formula="of:=IF([.C2244]=[.C224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46">
            <text:p>4046</text:p>
          </table:table-cell>
          <table:table-cell office:value-type="string">
            <text:p>EDB10069</text:p>
          </table:table-cell>
          <table:table-cell office:value-type="float" office:value="3189">
            <text:p>3189</text:p>
          </table:table-cell>
          <table:table-cell office:value-type="float" office:value="1">
            <text:p>1</text:p>
          </table:table-cell>
          <table:table-cell table:formula="of:=IF([.C2245]=[.C224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570">
            <text:p>4570</text:p>
          </table:table-cell>
          <table:table-cell office:value-type="string">
            <text:p>EDB1006A</text:p>
          </table:table-cell>
          <table:table-cell office:value-type="float" office:value="3219">
            <text:p>3219</text:p>
          </table:table-cell>
          <table:table-cell office:value-type="float" office:value="2">
            <text:p>2</text:p>
          </table:table-cell>
          <table:table-cell table:formula="of:=IF([.C2246]=[.C224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7">
            <text:p>4807</text:p>
          </table:table-cell>
          <table:table-cell office:value-type="string">
            <text:p>EDB1006A</text:p>
          </table:table-cell>
          <table:table-cell office:value-type="float" office:value="3219">
            <text:p>3219</text:p>
          </table:table-cell>
          <table:table-cell office:value-type="float" office:value="1">
            <text:p>1</text:p>
          </table:table-cell>
          <table:table-cell table:formula="of:=IF([.C2247]=[.C224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092">
            <text:p>4092</text:p>
          </table:table-cell>
          <table:table-cell office:value-type="string">
            <text:p>EDB1006B</text:p>
          </table:table-cell>
          <table:table-cell office:value-type="float" office:value="3249">
            <text:p>3249</text:p>
          </table:table-cell>
          <table:table-cell office:value-type="float" office:value="1">
            <text:p>1</text:p>
          </table:table-cell>
          <table:table-cell table:formula="of:=IF([.C2248]=[.C224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19">
            <text:p>4119</text:p>
          </table:table-cell>
          <table:table-cell office:value-type="string">
            <text:p>EDB1006C</text:p>
          </table:table-cell>
          <table:table-cell office:value-type="float" office:value="3279">
            <text:p>3279</text:p>
          </table:table-cell>
          <table:table-cell office:value-type="float" office:value="1">
            <text:p>1</text:p>
          </table:table-cell>
          <table:table-cell table:formula="of:=IF([.C2249]=[.C225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23">
            <text:p>4123</text:p>
          </table:table-cell>
          <table:table-cell office:value-type="string">
            <text:p>EDB1006D</text:p>
          </table:table-cell>
          <table:table-cell office:value-type="float" office:value="3310">
            <text:p>3310</text:p>
          </table:table-cell>
          <table:table-cell office:value-type="float" office:value="1">
            <text:p>1</text:p>
          </table:table-cell>
          <table:table-cell table:formula="of:=IF([.C2250]=[.C225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26">
            <text:p>4126</text:p>
          </table:table-cell>
          <table:table-cell office:value-type="string">
            <text:p>EDB1006E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table:formula="of:=IF([.C2251]=[.C225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28">
            <text:p>4128</text:p>
          </table:table-cell>
          <table:table-cell office:value-type="string">
            <text:p>EDB1006F</text:p>
          </table:table-cell>
          <table:table-cell office:value-type="float" office:value="3371">
            <text:p>3371</text:p>
          </table:table-cell>
          <table:table-cell office:value-type="float" office:value="1">
            <text:p>1</text:p>
          </table:table-cell>
          <table:table-cell table:formula="of:=IF([.C2252]=[.C225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129">
            <text:p>4129</text:p>
          </table:table-cell>
          <table:table-cell office:value-type="string">
            <text:p>EDB10070</text:p>
          </table:table-cell>
          <table:table-cell office:value-type="float" office:value="3401">
            <text:p>3401</text:p>
          </table:table-cell>
          <table:table-cell office:value-type="float" office:value="1">
            <text:p>1</text:p>
          </table:table-cell>
          <table:table-cell table:formula="of:=IF([.C2253]=[.C225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48">
            <text:p>5048</text:p>
          </table:table-cell>
          <table:table-cell office:value-type="string">
            <text:p>EDB10073</text:p>
          </table:table-cell>
          <table:table-cell office:value-type="float" office:value="3491">
            <text:p>3491</text:p>
          </table:table-cell>
          <table:table-cell office:value-type="float" office:value="2">
            <text:p>2</text:p>
          </table:table-cell>
          <table:table-cell table:formula="of:=IF([.C2254]=[.C2255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54">
            <text:p>5054</text:p>
          </table:table-cell>
          <table:table-cell office:value-type="string">
            <text:p>EDB10073</text:p>
          </table:table-cell>
          <table:table-cell office:value-type="float" office:value="3491">
            <text:p>3491</text:p>
          </table:table-cell>
          <table:table-cell office:value-type="float" office:value="2">
            <text:p>2</text:p>
          </table:table-cell>
          <table:table-cell table:formula="of:=IF([.C2255]=[.C225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16">
            <text:p>5116</text:p>
          </table:table-cell>
          <table:table-cell office:value-type="string">
            <text:p>EDB10075</text:p>
          </table:table-cell>
          <table:table-cell office:value-type="float" office:value="3551">
            <text:p>3551</text:p>
          </table:table-cell>
          <table:table-cell office:value-type="float" office:value="2">
            <text:p>2</text:p>
          </table:table-cell>
          <table:table-cell table:formula="of:=IF([.C2256]=[.C2257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17">
            <text:p>5217</text:p>
          </table:table-cell>
          <table:table-cell office:value-type="string">
            <text:p>EDB10075</text:p>
          </table:table-cell>
          <table:table-cell office:value-type="float" office:value="3551">
            <text:p>3551</text:p>
          </table:table-cell>
          <table:table-cell office:value-type="float" office:value="3">
            <text:p>3</text:p>
          </table:table-cell>
          <table:table-cell table:formula="of:=IF([.C2257]=[.C225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0">
            <text:p>5090</text:p>
          </table:table-cell>
          <table:table-cell office:value-type="string">
            <text:p>EDB10076</text:p>
          </table:table-cell>
          <table:table-cell office:value-type="float" office:value="3581">
            <text:p>3581</text:p>
          </table:table-cell>
          <table:table-cell office:value-type="float" office:value="2">
            <text:p>2</text:p>
          </table:table-cell>
          <table:table-cell table:formula="of:=IF([.C2258]=[.C225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94">
            <text:p>5094</text:p>
          </table:table-cell>
          <table:table-cell office:value-type="string">
            <text:p>EDB10078</text:p>
          </table:table-cell>
          <table:table-cell office:value-type="float" office:value="3642">
            <text:p>3642</text:p>
          </table:table-cell>
          <table:table-cell office:value-type="float" office:value="2">
            <text:p>2</text:p>
          </table:table-cell>
          <table:table-cell table:formula="of:=IF([.C2259]=[.C2260]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143">
            <text:p>5143</text:p>
          </table:table-cell>
          <table:table-cell office:value-type="string">
            <text:p>EDB10078</text:p>
          </table:table-cell>
          <table:table-cell office:value-type="float" office:value="3642">
            <text:p>3642</text:p>
          </table:table-cell>
          <table:table-cell office:value-type="float" office:value="2">
            <text:p>2</text:p>
          </table:table-cell>
          <table:table-cell table:formula="of:=IF([.C2260]=[.C226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989">
            <text:p>4989</text:p>
          </table:table-cell>
          <table:table-cell office:value-type="string">
            <text:p>EDB10079</text:p>
          </table:table-cell>
          <table:table-cell office:value-type="float" office:value="3673">
            <text:p>3673</text:p>
          </table:table-cell>
          <table:table-cell office:value-type="float" office:value="2">
            <text:p>2</text:p>
          </table:table-cell>
          <table:table-cell table:formula="of:=IF([.C2261]=[.C226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251">
            <text:p>5251</text:p>
          </table:table-cell>
          <table:table-cell office:value-type="string">
            <text:p>EDB1007A</text:p>
          </table:table-cell>
          <table:table-cell office:value-type="float" office:value="3703">
            <text:p>3703</text:p>
          </table:table-cell>
          <table:table-cell office:value-type="float" office:value="2">
            <text:p>2</text:p>
          </table:table-cell>
          <table:table-cell table:formula="of:=IF([.C2262]=[.C226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298">
            <text:p>4298</text:p>
          </table:table-cell>
          <table:table-cell office:value-type="string">
            <text:p>EDB1007B</text:p>
          </table:table-cell>
          <table:table-cell office:value-type="float" office:value="3733">
            <text:p>3733</text:p>
          </table:table-cell>
          <table:table-cell office:value-type="float" office:value="1">
            <text:p>1</text:p>
          </table:table-cell>
          <table:table-cell table:formula="of:=IF([.C2263]=[.C226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07">
            <text:p>4307</text:p>
          </table:table-cell>
          <table:table-cell office:value-type="string">
            <text:p>EDB1007C</text:p>
          </table:table-cell>
          <table:table-cell office:value-type="float" office:value="3764">
            <text:p>3764</text:p>
          </table:table-cell>
          <table:table-cell office:value-type="float" office:value="1">
            <text:p>1</text:p>
          </table:table-cell>
          <table:table-cell table:formula="of:=IF([.C2264]=[.C226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12">
            <text:p>4312</text:p>
          </table:table-cell>
          <table:table-cell office:value-type="string">
            <text:p>EDB1007D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table:formula="of:=IF([.C2265]=[.C2266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319">
            <text:p>4319</text:p>
          </table:table-cell>
          <table:table-cell office:value-type="string">
            <text:p>EDB1007E</text:p>
          </table:table-cell>
          <table:table-cell office:value-type="float" office:value="3825">
            <text:p>3825</text:p>
          </table:table-cell>
          <table:table-cell office:value-type="float" office:value="1">
            <text:p>1</text:p>
          </table:table-cell>
          <table:table-cell table:formula="of:=IF([.C2266]=[.C2267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19">
            <text:p>4419</text:p>
          </table:table-cell>
          <table:table-cell office:value-type="string">
            <text:p>EDB1007F</text:p>
          </table:table-cell>
          <table:table-cell office:value-type="float" office:value="3855">
            <text:p>3855</text:p>
          </table:table-cell>
          <table:table-cell office:value-type="float" office:value="1">
            <text:p>1</text:p>
          </table:table-cell>
          <table:table-cell table:formula="of:=IF([.C2267]=[.C2268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1">
            <text:p>4421</text:p>
          </table:table-cell>
          <table:table-cell office:value-type="string">
            <text:p>EDB10080</text:p>
          </table:table-cell>
          <table:table-cell office:value-type="float" office:value="3885">
            <text:p>3885</text:p>
          </table:table-cell>
          <table:table-cell office:value-type="float" office:value="1">
            <text:p>1</text:p>
          </table:table-cell>
          <table:table-cell table:formula="of:=IF([.C2268]=[.C2269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3">
            <text:p>4423</text:p>
          </table:table-cell>
          <table:table-cell office:value-type="string">
            <text:p>EDB10081</text:p>
          </table:table-cell>
          <table:table-cell office:value-type="float" office:value="3915">
            <text:p>3915</text:p>
          </table:table-cell>
          <table:table-cell office:value-type="float" office:value="1">
            <text:p>1</text:p>
          </table:table-cell>
          <table:table-cell table:formula="of:=IF([.C2269]=[.C2270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425">
            <text:p>4425</text:p>
          </table:table-cell>
          <table:table-cell office:value-type="string">
            <text:p>EDB10082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table:formula="of:=IF([.C2270]=[.C2271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04">
            <text:p>4804</text:p>
          </table:table-cell>
          <table:table-cell office:value-type="string">
            <text:p>EDB10085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table:formula="of:=IF([.C2271]=[.C2272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78">
            <text:p>4878</text:p>
          </table:table-cell>
          <table:table-cell office:value-type="string">
            <text:p>EDB10086</text:p>
          </table:table-cell>
          <table:table-cell office:value-type="float" office:value="4065">
            <text:p>4065</text:p>
          </table:table-cell>
          <table:table-cell office:value-type="float" office:value="2">
            <text:p>2</text:p>
          </table:table-cell>
          <table:table-cell table:formula="of:=IF([.C2272]=[.C2273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4849">
            <text:p>4849</text:p>
          </table:table-cell>
          <table:table-cell office:value-type="string">
            <text:p>EDB10087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table:formula="of:=IF([.C2273]=[.C2274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36">
            <text:p>5036</text:p>
          </table:table-cell>
          <table:table-cell office:value-type="string">
            <text:p>EDB10089</text:p>
          </table:table-cell>
          <table:table-cell office:value-type="float" office:value="4157">
            <text:p>4157</text:p>
          </table:table-cell>
          <table:table-cell office:value-type="float" office:value="2">
            <text:p>2</text:p>
          </table:table-cell>
          <table:table-cell table:formula="of:=IF([.C2274]=[.C2275]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89B0</text:p>
          </table:table-cell>
          <table:table-cell office:value-type="float" office:value="5079">
            <text:p>5079</text:p>
          </table:table-cell>
          <table:table-cell office:value-type="string">
            <text:p>EDB1008B</text:p>
          </table:table-cell>
          <table:table-cell office:value-type="float" office:value="4218">
            <text:p>4218</text:p>
          </table:table-cell>
          <table:table-cell office:value-type="float" office:value="2">
            <text:p>2</text:p>
          </table:table-cell>
          <table:table-cell table:formula="of:=IF([.C2275]=[.C2276];0;1)" office:value-type="float" office:value="1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3T15:54:25</dc:date>
    <dc:creator>Massri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3654" meta:object-count="0"/>
  </office:meta>
</office:document-meta>
</file>